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8645833333333333in"/>
    </style:style>
    <style:style style:name="co3" style:family="table-column">
      <style:table-column-properties fo:break-before="auto" style:column-width="1.2604166269302368in"/>
    </style:style>
    <style:style style:name="co4" style:family="table-column">
      <style:table-column-properties fo:break-before="auto" style:column-width="0.3229166666666667in"/>
    </style:style>
    <style:style style:name="co5" style:family="table-column">
      <style:table-column-properties fo:break-before="auto" style:column-width="0.7916666666666666in"/>
    </style:style>
    <style:style style:name="co6" style:family="table-column">
      <style:table-column-properties fo:break-before="auto" style:column-width="0.6354166666666666in"/>
    </style:style>
    <style:style style:name="co7" style:family="table-column">
      <style:table-column-properties fo:break-before="auto" style:column-width="0.8958333333333334in"/>
    </style:style>
    <style:style style:name="co8" style:family="table-column">
      <style:table-column-properties fo:break-before="auto" style:column-width="7.927083333333333in"/>
    </style:style>
    <style:style style:name="co9" style:family="table-column">
      <style:table-column-properties fo:break-before="auto" style:column-width="1.3645833333333333in"/>
    </style:style>
    <style:style style:name="co10" style:family="table-column">
      <style:table-column-properties fo:break-before="auto" style:column-width="0.3854166666666667in"/>
    </style:style>
    <style:style style:name="co11" style:family="table-column">
      <style:table-column-properties fo:break-before="auto" style:column-width="0.3333333333333333in"/>
    </style:style>
    <style:style style:name="co12" style:family="table-column">
      <style:table-column-properties fo:break-before="auto" style:column-width="1.2604166666666667in"/>
    </style:style>
    <style:style style:name="co13" style:family="table-column">
      <style:table-column-properties fo:break-before="auto" style:column-width="1.2604166269302368in"/>
    </style:style>
    <style:style style:name="co14" style:family="table-column">
      <style:table-column-properties fo:break-before="auto" style:column-width="1.2604166269302368in"/>
    </style:style>
    <style:style style:name="co15" style:family="table-column">
      <style:table-column-properties fo:break-before="auto" style:column-width="1.2604166269302368in"/>
    </style:style>
    <style:style style:name="co16" style:family="table-column">
      <style:table-column-properties fo:break-before="auto" style:column-width="0.6875in"/>
    </style:style>
    <style:style style:name="co17" style:family="table-column">
      <style:table-column-properties fo:break-before="auto" style:column-width="1.2604166269302368in"/>
    </style:style>
    <style:style style:name="co18" style:family="table-column">
      <style:table-column-properties fo:break-before="auto" style:column-width="0.7291666666666666in"/>
    </style:style>
    <style:style style:name="co19" style:family="table-column">
      <style:table-column-properties fo:break-before="auto" style:column-width="1.2604166269302368in"/>
    </style:style>
    <style:style style:name="co20" style:family="table-column">
      <style:table-column-properties fo:break-before="auto" style:column-width="1.2604166269302368in"/>
    </style:style>
    <style:style style:name="co21" style:family="table-column">
      <style:table-column-properties fo:break-before="auto" style:column-width="1.2604166269302368in"/>
    </style:style>
    <style:style style:name="co22" style:family="table-column">
      <style:table-column-properties fo:break-before="auto" style:column-width="1.2604166269302368in"/>
    </style:style>
    <style:style style:name="co23" style:family="table-column">
      <style:table-column-properties fo:break-before="auto" style:column-width="1.2604166269302368in"/>
    </style:style>
    <style:style style:name="co24" style:family="table-column">
      <style:table-column-properties fo:break-before="auto" style:column-width="1.2604166269302368in"/>
    </style:style>
    <style:style style:name="co25" style:family="table-column">
      <style:table-column-properties fo:break-before="auto" style:column-width="1.2604166269302368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ro3" style:family="table-row">
      <style:table-row-properties style:row-height="0.20833333333333334in" fo:break-before="auto" style:use-optimal-row-height="false"/>
    </style:style>
    <style:style style:name="ro4" style:family="table-row">
      <style:table-row-properties style:row-height="0.17708333333333334in" fo:break-before="auto" style:use-optimal-row-height="false"/>
    </style:style>
    <style:style style:name="ro5" style:family="table-row">
      <style:table-row-properties style:row-height="0.20833333333333334in" fo:break-before="auto" style:use-optimal-row-height="false"/>
    </style:style>
    <style:style style:name="ro6" style:family="table-row">
      <style:table-row-properties style:row-height="0.20833333333333334in" fo:break-before="auto" style:use-optimal-row-height="false"/>
    </style:style>
    <style:style style:name="ro7" style:family="table-row">
      <style:table-row-properties style:row-height="0.20833333333333334in" fo:break-before="auto" style:use-optimal-row-height="false"/>
    </style:style>
    <style:style style:name="ro8" style:family="table-row">
      <style:table-row-properties style:row-height="0.20833333333333334in" fo:break-before="auto" style:use-optimal-row-height="false"/>
    </style:style>
    <style:style style:name="ro9" style:family="table-row">
      <style:table-row-properties style:row-height="0.20833333333333334in" fo:break-before="auto" style:use-optimal-row-height="false"/>
    </style:style>
    <style:style style:name="ro10" style:family="table-row">
      <style:table-row-properties style:row-height="0.20833333333333334in" fo:break-before="auto" style:use-optimal-row-height="false"/>
    </style:style>
    <style:style style:name="ro11" style:family="table-row">
      <style:table-row-properties style:row-height="0.20833333333333334in" fo:break-before="auto" style:use-optimal-row-height="false"/>
    </style:style>
    <style:style style:name="ro12" style:family="table-row">
      <style:table-row-properties style:row-height="0.20833333333333334in" fo:break-before="auto" style:use-optimal-row-height="false"/>
    </style:style>
    <style:style style:name="ro13" style:family="table-row">
      <style:table-row-properties style:row-height="0.20833333333333334in" fo:break-before="auto" style:use-optimal-row-height="false"/>
    </style:style>
    <style:style style:name="ro14" style:family="table-row">
      <style:table-row-properties style:row-height="0.20833333333333334in" fo:break-before="auto" style:use-optimal-row-height="false"/>
    </style:style>
    <style:style style:name="ro15" style:family="table-row">
      <style:table-row-properties style:row-height="0.20833333333333334in" fo:break-before="auto" style:use-optimal-row-height="false"/>
    </style:style>
    <style:style style:name="ta1" style:family="table" style:master-page-name="PageStyle_5f_Issues">
      <style:table-properties table:display="true" style:writing-mode="lr-tb"/>
    </style:style>
    <style:style style:name="ta2" style:family="table" style:master-page-name="PageStyle_5f_ADLP">
      <style:table-properties table:display="true" style:writing-mode="lr-tb"/>
    </style:style>
    <style:style style:name="ta3" style:family="table" style:master-page-name="PageStyle_5f_BLÜG">
      <style:table-properties table:display="true" style:writing-mode="lr-tb"/>
    </style:style>
    <style:style style:name="ta4" style:family="table" style:master-page-name="PageStyle_5f_BRÄE">
      <style:table-properties table:display="true" style:writing-mode="lr-tb"/>
    </style:style>
    <style:style style:name="ta5" style:family="table" style:master-page-name="PageStyle_5f_BRIS">
      <style:table-properties table:display="true" style:writing-mode="lr-tb"/>
    </style:style>
    <style:style style:name="ta6" style:family="table" style:master-page-name="PageStyle_5f_ERNA">
      <style:table-properties table:display="true" style:writing-mode="lr-tb"/>
    </style:style>
    <style:style style:name="ta7" style:family="table" style:master-page-name="PageStyle_5f_GOEM">
      <style:table-properties table:display="true" style:writing-mode="lr-tb"/>
    </style:style>
    <style:style style:name="ta8" style:family="table" style:master-page-name="PageStyle_5f_HOHN">
      <style:table-properties table:display="true" style:writing-mode="lr-tb"/>
    </style:style>
    <style:style style:name="ta9" style:family="table" style:master-page-name="PageStyle_5f_KARA">
      <style:table-properties table:display="true" style:writing-mode="lr-tb"/>
    </style:style>
    <style:style style:name="ta10" style:family="table" style:master-page-name="PageStyle_5f_KOPJ">
      <style:table-properties table:display="true" style:writing-mode="lr-tb"/>
    </style:style>
    <style:style style:name="ta11" style:family="table" style:master-page-name="PageStyle_5f_PERT">
      <style:table-properties table:display="true" style:writing-mode="lr-tb"/>
    </style:style>
    <style:style style:name="ta12" style:family="table" style:master-page-name="PageStyle_5f_REIM">
      <style:table-properties table:display="true" style:writing-mode="lr-tb"/>
    </style:style>
    <style:style style:name="ta13" style:family="table" style:master-page-name="PageStyle_5f_STE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D9D9D9" style:text-underline-style="none"/>
    </style:style>
    <style:style style:name="ce24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7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style:vertical-align="bottom" fo:background-color="#FF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left="1.0pt solid #000000" fo:border-right="1.0pt solid #000000" style:vertical-align="bottom" fo:background-color="#FF00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D9D9D9" style:text-underline-style="none"/>
    </style:style>
    <style:style style:name="ce3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D3D3D3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D3D3D3" style:text-underline-style="none"/>
    </style:style>
    <style:style style:name="ce35" style:family="table-cell" style:parent-style-name="Default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164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 style:data-style-name="N16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wrap-option="wrap"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46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46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165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fo:wrap-option="wrap"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164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wrap-option="wrap" style:vertical-align="bottom" fo:background-color="#EFEFE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 style:data-style-name="N166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 style:data-style-name="N165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 style:data-style-name="N166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 style:data-style-name="N165">
      <style:table-cell-properties fo:wrap-option="wrap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 style:data-style-name="N165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 style:data-style-name="N1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 style:data-style-name="N16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 style:data-style-name="N165">
      <style:table-cell-properties fo:wrap-option="wrap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 style:data-style-name="N168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>
      <style:table-cell-properties fo:wrap-option="wrap" style:vertical-align="bottom" fo:background-color="#EFEFE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 style:data-style-name="N169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 style:data-style-name="N169">
      <style:table-cell-properties fo:wrap-option="wrap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 style:data-style-name="N1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 style:data-style-name="N1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 style:data-style-name="N16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 style:data-style-name="N169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Default" style:data-style-name="N169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" style:family="table-cell" style:parent-style-name="Default" style:data-style-name="N170">
      <style:table-cell-properties fo:wrap-option="wrap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 style:data-style-name="N168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2" style:family="table-cell" style:parent-style-name="Default">
      <style:table-cell-properties style:border="none" fo:wrap-option="wrap" style:vertical-align="bottom" fo:background-color="#EFEFE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" style:family="table-cell" style:parent-style-name="Default" style:data-style-name="N165">
      <style:table-cell-properties style:border="none" fo:wrap-option="wrap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" style:family="table-cell" style:parent-style-name="Default">
      <style:table-cell-properties style:border="none" fo:wrap-option="wrap" style:vertical-align="bottom" fo:background-color="#EFEFE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 style:data-style-name="N165">
      <style:table-cell-properties style:border="none" fo:wrap-option="wrap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6" style:family="table-cell" style:parent-style-name="Default" style:data-style-name="N170">
      <style:table-cell-properties style:border="none" fo:wrap-option="wrap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8" style:family="table-cell" style:parent-style-name="Default" style:data-style-name="N171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9" style:family="table-cell" style:parent-style-name="Default" style:data-style-name="N171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0" style:family="table-cell" style:parent-style-name="Default" style:data-style-name="N171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1" style:family="table-cell" style:parent-style-name="Default" style:data-style-name="N164">
      <style:table-cell-properties style:border="none" fo:wrap-option="wrap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2" style:family="table-cell" style:parent-style-name="Default" style:data-style-name="N17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3" style:family="table-cell" style:parent-style-name="Default" style:data-style-name="N171">
      <style:table-cell-properties fo:wrap-option="wrap"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4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5" style:family="table-cell" style:parent-style-name="Default" style:data-style-name="N46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6" style:family="table-cell" style:parent-style-name="Default" style:data-style-name="N46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7" style:family="table-cell" style:parent-style-name="Default" style:data-style-name="N169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8" style:family="table-cell" style:parent-style-name="Default" style:data-style-name="N17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0" style:family="table-cell" style:parent-style-name="Default" style:data-style-name="N164">
      <style:table-cell-properties fo:wrap-option="wrap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1" style:family="table-cell" style:parent-style-name="Default">
      <style:table-cell-properties style:vertical-align="bottom" fo:background-color="#EFEFE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3" style:family="table-cell" style:parent-style-name="Default" style:data-style-name="N169">
      <style:table-cell-properties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4" style:family="table-cell" style:parent-style-name="Default">
      <style:table-cell-properties fo:wrap-option="wrap" style:vertical-align="bottom" fo:background-color="#EFEFE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5" style:family="table-cell" style:parent-style-name="Default" style:data-style-name="N168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D9D9D9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D9D9D9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D3D3D3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5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Issues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Assignee</text:p>
          </table:table-cell>
          <table:table-cell table:style-name="ce21" office:value-type="string">
            <text:p>Issue</text:p>
          </table:table-cell>
          <table:table-cell table:style-name="ce21" office:value-type="string">
            <text:p>Status</text:p>
            <office:annotation office:display="false" draw:text-style-name="" svg:width="1.3333in" svg:height="0.7708in" svg:x="2.1563in" svg:y="0.0104in">
              <text:p><text:span text:style-name="T0">new | workingOn | finished</text:span></text:p>
            </office:annotation>
          </table:table-cell>
        </table:table-row>
        <table:table-row table:style-name="ro2">
          <table:table-cell table:style-name="ce22" office:value-type="string">
            <text:p>BRIS/KOPJ</text:p>
          </table:table-cell>
          <table:table-cell table:style-name="ce23" office:value-type="string">
            <text:p>Page Design erstellen</text:p>
          </table:table-cell>
          <table:table-cell table:style-name="ce22" office:value-type="string">
            <text:p>finished</text:p>
          </table:table-cell>
          <table:table-cell table:style-name="ce24"/>
        </table:table-row>
        <table:table-row table:style-name="ro2">
          <table:table-cell table:style-name="ce22" office:value-type="string">
            <text:p>ALL</text:p>
          </table:table-cell>
          <table:table-cell table:style-name="ce25" office:value-type="string">
            <text:p>lack of knowledge JavaEE</text:p>
          </table:table-cell>
          <table:table-cell table:style-name="ce22" office:value-type="string">
            <text:p>workingOn</text:p>
          </table:table-cell>
          <table:table-cell table:style-name="ce24"/>
          <table:table-cell table:number-columns-repeated="2"/>
          <table:table-cell table:style-name="ce26" office:value-type="string">
            <text:p>Color + Status:</text:p>
          </table:table-cell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  <table:table-cell table:number-columns-repeated="2"/>
          <table:table-cell table:style-name="ce29" office:value-type="string">
            <text:p>new</text:p>
          </table:table-cell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  <table:table-cell table:number-columns-repeated="2"/>
          <table:table-cell table:style-name="ce30" office:value-type="string">
            <text:p>workingOn</text:p>
          </table:table-cell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  <table:table-cell table:number-columns-repeated="2"/>
          <table:table-cell table:style-name="ce31" office:value-type="string">
            <text:p>finished</text:p>
          </table:table-cell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24"/>
        </table:table-row>
        <table:table-row table:style-name="ro2">
          <table:table-cell table:style-name="ce27"/>
          <table:table-cell table:style-name="ce28"/>
          <table:table-cell table:style-name="ce27"/>
          <table:table-cell table:style-name="ce32"/>
        </table:table-row>
        <table:table-row table:style-name="ro2">
          <table:table-cell table:style-name="ce33"/>
          <table:table-cell table:style-name="ce34"/>
          <table:table-cell table:style-name="ce33"/>
        </table:table-row>
        <table:table-row table:style-name="ro2">
          <table:table-cell table:style-name="ce33"/>
          <table:table-cell table:style-name="ce34"/>
          <table:table-cell table:style-name="ce33"/>
        </table:table-row>
      </table:table>
      <table:table table:name="ADLP" table:style-name="ta2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6" table:number-columns-repeated="4" table:default-cell-style-name="ce15"/>
        <table:table-column table:style-name="co12" table:number-columns-repeated="7" table:default-cell-style-name="ce15"/>
        <table:table-column table:style-name="co3" table:default-cell-style-name="ce15" table:number-columns-repeated="236"/>
        <table:table-row table:style-name="ro4">
          <table:table-cell table:style-name="ce35" office:value-type="string">
            <text:p/>
          </table:table-cell>
          <table:table-cell table:style-name="ce36" office:value-type="string">
            <text:p/>
          </table:table-cell>
          <table:table-cell table:number-columns-repeated="2" table:style-name="ce37"/>
          <table:table-cell table:style-name="ce38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0" table:number-columns-spanned="4" table:number-rows-spanned="1" office:value-type="string">
            <text:p>SUM</text:p>
          </table:table-cell>
          <table:covered-table-cell table:number-columns-repeated="3"/>
          <table:table-cell table:style-name="ce41" table:formula="oooc:=[.E3]+[.E4]" office:value-type="string">
            <text:p>33:40:00</text:p>
          </table:table-cell>
          <table:table-cell table:style-name="ce36" table:number-columns-spanned="1" table:number-rows-spanned="3" office:value-type="string">
            <text:p>ADLER Philipp
eMail: padler@student.tgm.ac.at
Mobile: </text:p>
          </table:table-cell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lesson</text:p>
          </table:table-cell>
          <table:covered-table-cell table:number-columns-repeated="3"/>
          <table:table-cell table:style-name="ce43" table:formula="oooc:=SUMIF([.H7:.H71];[.H5];[.E7:.E71])" office:value-type="string">
            <text:p>24:05:00</text:p>
          </table:table-cell>
          <table:covered-table-cell/>
          <table:table-cell table:number-columns-repeated="3" table:style-name="ce44"/>
          <table:table-cell table:style-name="ce44" table:formula="oooc:=SUM([.J4:.M4])" table:number-columns-spanned="4" table:number-rows-spanned="1" office:value-type="string">
            <text:p>01:40</text:p>
          </table:table-cell>
          <table:covered-table-cell table:number-columns-repeated="3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home</text:p>
          </table:table-cell>
          <table:covered-table-cell table:number-columns-repeated="3"/>
          <table:table-cell table:style-name="ce43" table:formula="oooc:=SUMIF([.I7:.I71];[.I5];[.E7:.E71])" office:value-type="string">
            <text:p>9:35:00</text:p>
          </table:table-cell>
          <table:covered-table-cell/>
          <table:table-cell table:number-columns-repeated="3" table:style-name="ce44"/>
          <table:table-cell table:style-name="ce44" table:formula="oooc:=SUM([.J7:.J300])" office:value-type="string">
            <text:p>01:30</text:p>
          </table:table-cell>
          <table:table-cell table:style-name="ce44" table:formula="oooc:=SUM([.K7:.K300])" office:value-type="string">
            <text:p>00:10</text:p>
          </table:table-cell>
          <table:table-cell table:style-name="ce44" table:formula="oooc:=SUM([.L7:.L302])" office:value-type="string">
            <text:p>00:00</text:p>
          </table:table-cell>
          <table:table-cell table:style-name="ce44" table:formula="oooc:=SUM([.M7:.M302])" office:value-type="string">
            <text:p>00:00</text:p>
          </table:table-cell>
          <table:table-cell table:number-columns-repeated="7" table:style-name="ce37"/>
        </table:table-row>
        <table:table-row table:style-name="ro4">
          <table:table-cell table:style-name="ce35"/>
          <table:table-cell table:number-columns-repeated="3" table:style-name="ce37"/>
          <table:table-cell table:style-name="ce38"/>
          <table:table-cell table:style-name="ce37"/>
          <table:table-cell table:style-name="ce39"/>
          <table:table-cell table:style-name="ce45" office:value-type="string">
            <text:p>sc</text:p>
          </table:table-cell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40" office:value-type="string">
            <text:p>Day</text:p>
          </table:table-cell>
          <table:table-cell table:style-name="ce46" office:value-type="string">
            <text:p>Date</text:p>
          </table:table-cell>
          <table:table-cell table:style-name="ce46" office:value-type="string">
            <text:p>Begin</text:p>
          </table:table-cell>
          <table:table-cell table:style-name="ce46" office:value-type="string">
            <text:p>End</text:p>
          </table:table-cell>
          <table:table-cell table:style-name="ce47" office:value-type="string">
            <text:p>Hours</text:p>
          </table:table-cell>
          <table:table-cell table:style-name="ce48" office:value-type="string">
            <text:p>Task</text:p>
          </table:table-cell>
          <table:table-cell table:style-name="ce49" office:value-type="string">
            <text:p>Category</text:p>
          </table:table-cell>
          <table:table-cell table:style-name="ce49" table:number-columns-spanned="2" table:number-rows-spanned="1" office:value-type="string">
            <text:p>Timedef</text:p>
          </table:table-cell>
          <table:covered-table-cell/>
          <table:table-cell table:style-name="ce38" office:value-type="string">
            <text:p>Break1</text:p>
          </table:table-cell>
          <table:table-cell table:style-name="ce38" office:value-type="string">
            <text:p>Break2</text:p>
          </table:table-cell>
          <table:table-cell table:style-name="ce38" office:value-type="string">
            <text:p>Break3</text:p>
          </table:table-cell>
          <table:table-cell table:style-name="ce38" office:value-type="string">
            <text:p>Break4</text:p>
          </table:table-cell>
          <table:table-cell table:number-columns-repeated="7" table:style-name="ce37"/>
        </table:table-row>
        <table:table-row table:style-name="ro4">
          <table:table-cell table:style-name="ce50" table:formula="oooc:=IF([.B7];TEXT(WEEKDAY([.B7]);&quot;DDD&quot;);&quot;&quot;)" office:value-type="string">
            <text:p>Mo.</text:p>
          </table:table-cell>
          <table:table-cell table:style-name="ce53" office:value-type="date" office:date-value="2015-04-20T00:00:00">
            <text:p>20.04.2015</text:p>
          </table:table-cell>
          <table:table-cell table:style-name="ce55" office:value-type="time" office:time-value="PT11H30M00S">
            <text:p>11:30</text:p>
          </table:table-cell>
          <table:table-cell table:style-name="ce55" office:value-type="time" office:time-value="PT12H00M00S">
            <text:p>12:00</text:p>
          </table:table-cell>
          <table:table-cell table:style-name="ce54" table:formula="oooc:=IF([.D7];([.D7]-[.C7]);&quot;&quot;)" office:value-type="string">
            <text:p>00:30</text:p>
          </table:table-cell>
          <table:table-cell table:style-name="ce45" office:value-type="string">
            <text:p>Kick-Off Meeting, Abteilungsleiter Einteil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8];TEXT(WEEKDAY([.B8]);&quot;DDD&quot;);&quot;&quot;)" office:value-type="string">
            <text:p>Di.</text:p>
          </table:table-cell>
          <table:table-cell table:style-name="ce53" office:value-type="date" office:date-value="2015-04-21T00:00:00">
            <text:p>21.04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8];([.D8]-[.C8]);&quot;&quot;)" office:value-type="string">
            <text:p>01:40</text:p>
          </table:table-cell>
          <table:table-cell table:style-name="ce45" office:value-type="string">
            <text:p>Design-Überleg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9];TEXT(WEEKDAY([.B9]);&quot;DDD&quot;);&quot;&quot;)" office:value-type="string">
            <text:p>Do.</text:p>
          </table:table-cell>
          <table:table-cell table:style-name="ce53" office:value-type="date" office:date-value="2015-04-23T00:00:00">
            <text:p>23.04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00M00S">
            <text:p>11:00</text:p>
          </table:table-cell>
          <table:table-cell table:style-name="ce54" table:formula="oooc:=IF([.D9];([.D9]-[.C9]);&quot;&quot;)" office:value-type="string">
            <text:p>01:00</text:p>
          </table:table-cell>
          <table:table-cell table:style-name="ce45" office:value-type="string">
            <text:p>Design-Überlegung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0];TEXT(WEEKDAY([.B10]);&quot;DDD&quot;);&quot;&quot;)" office:value-type="string">
            <text:p>Di.</text:p>
          </table:table-cell>
          <table:table-cell table:style-name="ce53" office:value-type="date" office:date-value="2015-04-28T00:00:00">
            <text:p>28.04.2015</text:p>
          </table:table-cell>
          <table:table-cell table:style-name="ce55" office:value-type="time" office:time-value="PT10H09M59S">
            <text:p>10:10</text:p>
          </table:table-cell>
          <table:table-cell table:style-name="ce55" office:value-type="time" office:time-value="PT11H15M00S">
            <text:p>11:15</text:p>
          </table:table-cell>
          <table:table-cell table:style-name="ce54" table:formula="oooc:=IF([.D10];([.D10]-[.C10]);&quot;&quot;)" office:value-type="string">
            <text:p>01:05</text:p>
          </table:table-cell>
          <table:table-cell table:style-name="ce45" office:value-type="string">
            <text:p>Aufgabenverteilung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1];TEXT(WEEKDAY([.B11]);&quot;DDD&quot;);&quot;&quot;)" office:value-type="string">
            <text:p>Do.</text:p>
          </table:table-cell>
          <table:table-cell table:style-name="ce53" office:value-type="date" office:date-value="2015-04-30T00:00:00">
            <text:p>30.04.2015</text:p>
          </table:table-cell>
          <table:table-cell table:style-name="ce55" office:value-type="time" office:time-value="PT12H00M00S">
            <text:p>12:00</text:p>
          </table:table-cell>
          <table:table-cell table:style-name="ce55" office:value-type="time" office:time-value="PT13H10M00S">
            <text:p>13:10</text:p>
          </table:table-cell>
          <table:table-cell table:style-name="ce54" table:formula="oooc:=IF([.D11];([.D11]-[.C11]);&quot;&quot;)" office:value-type="string">
            <text:p>01:10</text:p>
          </table:table-cell>
          <table:table-cell table:style-name="ce45" office:value-type="string">
            <text:p>View-Überlegung</text:p>
          </table:table-cell>
          <table:table-cell table:style-name="ce45" office:value-type="string">
            <text:p>LF-10-070,LF-40-010</text:p>
          </table:table-cell>
          <table:table-cell table:style-name="ce45"/>
          <table:table-cell table:style-name="ce45" office:value-type="string">
            <text:p>fr</text:p>
          </table:table-cell>
          <table:table-cell table:style-name="ce59" office:value-type="time" office:time-value="PT00H10M00S">
            <text:p>00:10:0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60" office:value-type="string">
            <text:p>Di.</text:p>
          </table:table-cell>
          <table:table-cell table:style-name="ce53" office:value-type="date" office:date-value="2015-05-05T00:00:00">
            <text:p>05.05.2015</text:p>
          </table:table-cell>
          <table:table-cell table:style-name="ce55" office:value-type="time" office:time-value="PT08H50M00S">
            <text:p>08:50</text:p>
          </table:table-cell>
          <table:table-cell table:style-name="ce55" office:value-type="time" office:time-value="PT09H30M00S">
            <text:p>09:30</text:p>
          </table:table-cell>
          <table:table-cell table:style-name="ce58" office:value-type="time" office:time-value="PT00H40M00S">
            <text:p>00:40</text:p>
          </table:table-cell>
          <table:table-cell table:style-name="ce45" office:value-type="string">
            <text:p>Design-Überlegung</text:p>
          </table:table-cell>
          <table:table-cell table:style-name="ce39"/>
          <table:table-cell table:style-name="ce45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60" office:value-type="string">
            <text:p>Do.</text:p>
          </table:table-cell>
          <table:table-cell table:style-name="ce53" office:value-type="date" office:date-value="2015-05-07T00:00:00">
            <text:p>07.05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10M00S">
            <text:p>11:10</text:p>
          </table:table-cell>
          <table:table-cell table:style-name="ce58" office:value-type="time" office:time-value="PT01H10M00S">
            <text:p>01:10</text:p>
          </table:table-cell>
          <table:table-cell table:style-name="ce45" office:value-type="string">
            <text:p>Debugging-IntelliJ</text:p>
          </table:table-cell>
          <table:table-cell table:style-name="ce39"/>
          <table:table-cell table:style-name="ce45" office:value-type="string">
            <text:p>sc</text:p>
          </table:table-cell>
          <table:table-cell table:style-name="ce39"/>
          <table:table-cell table:style-name="ce59" office:value-type="time" office:time-value="PT00H10M00S">
            <text:p>00:10:0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60" office:value-type="string">
            <text:p>Fr.</text:p>
          </table:table-cell>
          <table:table-cell table:style-name="ce53" office:value-type="date" office:date-value="2015-05-08T00:00:00">
            <text:p>08.05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8" office:value-type="time" office:time-value="PT01H40M00S">
            <text:p>01:40</text:p>
          </table:table-cell>
          <table:table-cell table:style-name="ce61" office:value-type="string">
            <text:p>Netbeans konfigurieren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60" office:value-type="string">
            <text:p>Di.</text:p>
          </table:table-cell>
          <table:table-cell table:style-name="ce53" office:value-type="date" office:date-value="2015-05-12T00:00:00">
            <text:p>12.05.2015</text:p>
          </table:table-cell>
          <table:table-cell table:style-name="ce62" office:value-type="time" office:time-value="PT14H00M00S">
            <text:p>14:00</text:p>
          </table:table-cell>
          <table:table-cell table:style-name="ce62" office:value-type="time" office:time-value="PT15H00M00S">
            <text:p>15:00</text:p>
          </table:table-cell>
          <table:table-cell table:style-name="ce63" office:value-type="time" office:time-value="PT01H00M00S">
            <text:p>01:00</text:p>
          </table:table-cell>
          <table:table-cell table:style-name="ce45" office:value-type="string">
            <text:p>Netbeans UI</text:p>
          </table:table-cell>
          <table:table-cell table:style-name="ce45" office:value-type="string">
            <text:p>LF-10-070,LF-40-010</text:p>
          </table:table-cell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60" office:value-type="string">
            <text:p>Mi.</text:p>
          </table:table-cell>
          <table:table-cell table:style-name="ce53" office:value-type="date" office:date-value="2015-05-13T00:00:00">
            <text:p>13.05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00M00S">
            <text:p>11:00</text:p>
          </table:table-cell>
          <table:table-cell table:style-name="ce58" office:value-type="time" office:time-value="PT01H00M00S">
            <text:p>01:00</text:p>
          </table:table-cell>
          <table:table-cell table:style-name="ce45" office:value-type="string">
            <text:p>Netbeans Debu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7];TEXT(WEEKDAY([.B17]);&quot;DDD&quot;);&quot;&quot;)" office:value-type="string">
            <text:p>Fr.</text:p>
          </table:table-cell>
          <table:table-cell table:style-name="ce53" office:value-type="date" office:date-value="2015-05-15T00:00:00">
            <text:p>15.05.2015</text:p>
          </table:table-cell>
          <table:table-cell table:style-name="ce55" office:value-type="time" office:time-value="PT13H39M59S">
            <text:p>13:40</text:p>
          </table:table-cell>
          <table:table-cell table:style-name="ce62" office:value-type="time" office:time-value="PT15H00M00S">
            <text:p>15:00</text:p>
          </table:table-cell>
          <table:table-cell table:style-name="ce58" table:formula="oooc:=IF([.D17];([.D17]-[.C17]);&quot;&quot;)" office:value-type="string">
            <text:p>01:20</text:p>
          </table:table-cell>
          <table:table-cell table:style-name="ce45" office:value-type="string">
            <text:p>JEE Samples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8];TEXT(WEEKDAY([.B18]);&quot;DDD&quot;);&quot;&quot;)" office:value-type="string">
            <text:p>Mi.</text:p>
          </table:table-cell>
          <table:table-cell table:style-name="ce53" office:value-type="date" office:date-value="2015-05-27T00:00:00">
            <text:p>27.05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24M59S">
            <text:p>11:25</text:p>
          </table:table-cell>
          <table:table-cell table:style-name="ce54" table:formula="oooc:=IF([.D18];([.D18]-[.C18]);&quot;&quot;)" office:value-type="string">
            <text:p>01:25</text:p>
          </table:table-cell>
          <table:table-cell table:style-name="ce45" office:value-type="string">
            <text:p>Research(JEE Security Rechte)</text:p>
          </table:table-cell>
          <table:table-cell table:style-name="ce39"/>
          <table:table-cell table:style-name="ce45" office:value-type="string">
            <text:p>sc</text:p>
          </table:table-cell>
          <table:table-cell table:style-name="ce39"/>
          <table:table-cell table:style-name="ce59" office:value-type="time" office:time-value="PT00H10M00S">
            <text:p>00:10:00</text:p>
          </table:table-cell>
          <table:table-cell table:style-name="ce59" office:value-type="time" office:time-value="PT00H05M00S">
            <text:p>00:05:00</text:p>
          </table:table-cell>
          <table:table-cell table:number-columns-repeated="2" table:style-name="ce39"/>
          <table:table-cell table:number-columns-repeated="7" table:style-name="ce37"/>
        </table:table-row>
        <table:table-row table:style-name="ro4">
          <table:table-cell table:style-name="ce60" office:value-type="string">
            <text:p>Do.</text:p>
          </table:table-cell>
          <table:table-cell table:style-name="ce53" office:value-type="date" office:date-value="2015-05-28T00:00:00">
            <text:p>28.05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30M00S">
            <text:p>11:30</text:p>
          </table:table-cell>
          <table:table-cell table:style-name="ce58" office:value-type="time" office:time-value="PT01H30M00S">
            <text:p>01:30</text:p>
          </table:table-cell>
          <table:table-cell table:style-name="ce45" office:value-type="string">
            <text:p>Vagrant(DHCP &amp; MongoDB) Java EE 7 Essentials</text:p>
          </table:table-cell>
          <table:table-cell table:style-name="ce57"/>
          <table:table-cell table:style-name="ce45" office:value-type="string">
            <text:p>sc</text:p>
          </table:table-cell>
          <table:table-cell table:style-name="ce57"/>
          <table:table-cell table:style-name="ce66" office:value-type="time" office:time-value="PT00H10M00S">
            <text:p>00:10:0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0];TEXT(WEEKDAY([.B20]);&quot;DDD&quot;);&quot;&quot;)" office:value-type="string">
            <text:p>Fr.</text:p>
          </table:table-cell>
          <table:table-cell table:style-name="ce53" office:value-type="date" office:date-value="2015-05-29T00:00:00">
            <text:p>29.05.2015</text:p>
          </table:table-cell>
          <table:table-cell table:style-name="ce55" office:value-type="time" office:time-value="PT13H30M00S">
            <text:p>13:3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20];([.D20]-[.C20]);&quot;&quot;)" office:value-type="string">
            <text:p>01:30</text:p>
          </table:table-cell>
          <table:table-cell table:style-name="ce45" office:value-type="string">
            <text:p>Java EE 7 Essentials Kapitel 8</text:p>
          </table:table-cell>
          <table:table-cell table:style-name="ce45"/>
          <table:table-cell table:style-name="ce45" office:value-type="string">
            <text:p>sc</text:p>
          </table:table-cell>
          <table:table-cell table:style-name="ce39"/>
          <table:table-cell table:style-name="ce59" office:value-type="time" office:time-value="PT00H10M00S">
            <text:p>00:10:0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1];TEXT(WEEKDAY([.B21]);&quot;DDD&quot;);&quot;&quot;)" office:value-type="string">
            <text:p>Fr.</text:p>
          </table:table-cell>
          <table:table-cell table:style-name="ce53" office:value-type="date" office:date-value="2015-06-05T00:00:00">
            <text:p>05.06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4H40M00S">
            <text:p>14:40</text:p>
          </table:table-cell>
          <table:table-cell table:style-name="ce63" office:value-type="time" office:time-value="PT01H19M59S">
            <text:p>01:20</text:p>
          </table:table-cell>
          <table:table-cell table:style-name="ce45" office:value-type="string">
            <text:p>User-Verwaltung</text:p>
          </table:table-cell>
          <table:table-cell table:style-name="ce67" office:value-type="string">
            <text:p>LF-40-010</text:p>
          </table:table-cell>
          <table:table-cell table:style-name="ce45" office:value-type="string">
            <text:p>sc</text:p>
          </table:table-cell>
          <table:table-cell table:style-name="ce39"/>
          <table:table-cell table:style-name="ce59" office:value-type="time" office:time-value="PT00H10M00S">
            <text:p>00:10:0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60" office:value-type="string">
            <text:p>So.</text:p>
          </table:table-cell>
          <table:table-cell table:style-name="ce53" office:value-type="date" office:date-value="2015-06-07T00:00:00">
            <text:p>07.06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0H45M00S">
            <text:p>10:45</text:p>
          </table:table-cell>
          <table:table-cell table:style-name="ce58" office:value-type="time" office:time-value="PT00H45M00S">
            <text:p>00:45</text:p>
          </table:table-cell>
          <table:table-cell table:style-name="ce45" office:value-type="string">
            <text:p>User-Verwaltung Berechtigungen</text:p>
          </table:table-cell>
          <table:table-cell table:style-name="ce45" office:value-type="string">
            <text:p>LF-10-070</text:p>
          </table:table-cell>
          <table:table-cell table:style-name="ce45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60" office:value-type="string">
            <text:p>Mo.</text:p>
          </table:table-cell>
          <table:table-cell table:style-name="ce53" office:value-type="date" office:date-value="2015-06-08T00:00:00">
            <text:p>08.06.2015</text:p>
          </table:table-cell>
          <table:table-cell table:style-name="ce69" office:value-type="time" office:time-value="PT10H45M00S">
            <text:p>10:45</text:p>
          </table:table-cell>
          <table:table-cell table:style-name="ce69" office:value-type="time" office:time-value="PT11H24M59S">
            <text:p>11:25</text:p>
          </table:table-cell>
          <table:table-cell table:style-name="ce58" office:value-type="time" office:time-value="PT00H40M00S">
            <text:p>00:40</text:p>
          </table:table-cell>
          <table:table-cell table:style-name="ce61" office:value-type="string">
            <text:p>Debug durch Datenbank Änderung</text:p>
          </table:table-cell>
          <table:table-cell/>
          <table:table-cell table:style-name="ce61" office:value-type="string">
            <text:p>sc</text:p>
          </table:table-cell>
          <table:table-cell/>
          <table:table-cell table:style-name="ce59" office:value-type="time" office:time-value="PT00H05M00S">
            <text:p>00:05:0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4];TEXT(WEEKDAY([.B24]);&quot;DDD&quot;);&quot;&quot;)" office:value-type="string">
            <text:p>Mo.</text:p>
          </table:table-cell>
          <table:table-cell table:style-name="ce53" office:value-type="date" office:date-value="2015-06-08T00:00:00">
            <text:p>08.06.2015</text:p>
          </table:table-cell>
          <table:table-cell table:style-name="ce55" office:value-type="time" office:time-value="PT20H00M00S">
            <text:p>20:00</text:p>
          </table:table-cell>
          <table:table-cell table:style-name="ce55" office:value-type="time" office:time-value="PT21H30M00S">
            <text:p>21:30</text:p>
          </table:table-cell>
          <table:table-cell table:style-name="ce54" table:formula="oooc:=IF([.D24];([.D24]-[.C24]);&quot;&quot;)" office:value-type="string">
            <text:p>01:30</text:p>
          </table:table-cell>
          <table:table-cell table:style-name="ce45" office:value-type="string">
            <text:p>User-Verwaltung Benutzerstufen &amp; Speeren</text:p>
          </table:table-cell>
          <table:table-cell table:style-name="ce45" office:value-type="string">
            <text:p>LF-10-070, LF-40-010</text:p>
          </table:table-cell>
          <table:table-cell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25];TEXT(WEEKDAY([.B25]);&quot;DDD&quot;);&quot;&quot;)" office:value-type="string">
            <text:p>Di.</text:p>
          </table:table-cell>
          <table:table-cell table:style-name="ce53" office:value-type="date" office:date-value="2015-06-09T00:00:00">
            <text:p>09.06.2015</text:p>
          </table:table-cell>
          <table:table-cell table:style-name="ce55" office:value-type="time" office:time-value="PT12H40M00S">
            <text:p>12:40</text:p>
          </table:table-cell>
          <table:table-cell table:style-name="ce55" office:value-type="time" office:time-value="PT13H30M00S">
            <text:p>13:30</text:p>
          </table:table-cell>
          <table:table-cell table:style-name="ce54" table:formula="oooc:=IF([.D25];([.D25]-[.C25]);&quot;&quot;)" office:value-type="string">
            <text:p>00:50</text:p>
          </table:table-cell>
          <table:table-cell table:style-name="ce45" office:value-type="string">
            <text:p>Userdaten UPDATE in Datenbank</text:p>
          </table:table-cell>
          <table:table-cell table:style-name="ce67" office:value-type="string">
            <text:p>LF-40-010</text:p>
          </table:table-cell>
          <table:table-cell table:style-name="ce67" office:value-type="string">
            <text:p>sc</text:p>
          </table:table-cell>
          <table:table-cell table:number-columns-repeated="3" table:style-name="ce37"/>
          <table:table-cell table:number-columns-repeated="2" table:style-name="ce39"/>
          <table:table-cell table:number-columns-repeated="7" table:style-name="ce37"/>
        </table:table-row>
        <table:table-row table:style-name="ro4">
          <table:table-cell table:style-name="ce50" table:formula="oooc:=IF([.B26];TEXT(WEEKDAY([.B26]);&quot;DDD&quot;);&quot;&quot;)" office:value-type="string">
            <text:p>Di.</text:p>
          </table:table-cell>
          <table:table-cell table:style-name="ce53" office:value-type="date" office:date-value="2015-06-09T00:00:00">
            <text:p>09.06.2015</text:p>
          </table:table-cell>
          <table:table-cell table:style-name="ce55" office:value-type="time" office:time-value="PT18H19M59S">
            <text:p>18:20</text:p>
          </table:table-cell>
          <table:table-cell table:style-name="ce62" office:value-type="time" office:time-value="PT19H15M00S">
            <text:p>19:15</text:p>
          </table:table-cell>
          <table:table-cell table:style-name="ce54" table:formula="oooc:=IF([.D26];([.D26]-[.C26]);&quot;&quot;)" office:value-type="string">
            <text:p>00:55</text:p>
          </table:table-cell>
          <table:table-cell table:style-name="ce45" office:value-type="string">
            <text:p>UserGroupdaten UPDATE in Datenbank</text:p>
          </table:table-cell>
          <table:table-cell table:style-name="ce67" office:value-type="string">
            <text:p>LF-10-070</text:p>
          </table:table-cell>
          <table:table-cell table:style-name="ce67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27];TEXT(WEEKDAY([.B27]);&quot;DDD&quot;);&quot;&quot;)" office:value-type="string">
            <text:p>Mi.</text:p>
          </table:table-cell>
          <table:table-cell table:style-name="ce53" office:value-type="date" office:date-value="2015-06-10T00:00:00">
            <text:p>10.06.2015</text:p>
          </table:table-cell>
          <table:table-cell table:style-name="ce55" office:value-type="time" office:time-value="PT08H15M00S">
            <text:p>08:15</text:p>
          </table:table-cell>
          <table:table-cell table:style-name="ce55" office:value-type="time" office:time-value="PT08H55M00S">
            <text:p>08:55</text:p>
          </table:table-cell>
          <table:table-cell table:style-name="ce54" table:formula="oooc:=IF([.D27];([.D27]-[.C27]);&quot;&quot;)" office:value-type="string">
            <text:p>00:40</text:p>
          </table:table-cell>
          <table:table-cell table:style-name="ce45" office:value-type="string">
            <text:p>Upload CSV</text:p>
          </table:table-cell>
          <table:table-cell table:style-name="ce67" office:value-type="string">
            <text:p>LF-40-010</text:p>
          </table:table-cell>
          <table:table-cell table:style-name="ce67" office:value-type="string">
            <text:p>sc</text:p>
          </table:table-cell>
          <table:table-cell table:style-name="ce67"/>
          <table:table-cell table:style-name="ce3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8];TEXT(WEEKDAY([.B28]);&quot;DDD&quot;);&quot;&quot;)" office:value-type="string">
            <text:p>Mi.</text:p>
          </table:table-cell>
          <table:table-cell table:style-name="ce53" office:value-type="date" office:date-value="2015-06-10T00:00:00">
            <text:p>10.06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28];([.D28]-[.C28]);&quot;&quot;)" office:value-type="string">
            <text:p>01:30</text:p>
          </table:table-cell>
          <table:table-cell table:style-name="ce45" office:value-type="string">
            <text:p>Filterung von CSV  &amp; INSERT in DB</text:p>
          </table:table-cell>
          <table:table-cell table:style-name="ce67" office:value-type="string">
            <text:p>LF-40-010</text:p>
          </table:table-cell>
          <table:table-cell table:style-name="ce45" office:value-type="string">
            <text:p>sc</text:p>
          </table:table-cell>
          <table:table-cell table:style-name="ce39"/>
          <table:table-cell table:style-name="ce59" office:value-type="time" office:time-value="PT00H10M00S">
            <text:p>00:10:0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9];TEXT(WEEKDAY([.B29]);&quot;DDD&quot;);&quot;&quot;)" office:value-type="string">
            <text:p>Mi.</text:p>
          </table:table-cell>
          <table:table-cell table:style-name="ce53" office:value-type="date" office:date-value="2015-06-10T00:00:00">
            <text:p>10.06.2015</text:p>
          </table:table-cell>
          <table:table-cell table:style-name="ce55" office:value-type="time" office:time-value="PT13H00M00S">
            <text:p>13:00</text:p>
          </table:table-cell>
          <table:table-cell table:style-name="ce55" office:value-type="time" office:time-value="PT14H30M00S">
            <text:p>14:30</text:p>
          </table:table-cell>
          <table:table-cell table:style-name="ce54" table:formula="oooc:=IF([.D29];([.D29]-[.C29]);&quot;&quot;)" office:value-type="string">
            <text:p>01:30</text:p>
          </table:table-cell>
          <table:table-cell table:style-name="ce45" office:value-type="string">
            <text:p>DB geupdatet und Probleme mit Entities gelöst &amp; Automatischer Refresh after Uploading</text:p>
          </table:table-cell>
          <table:table-cell table:style-name="ce67" office:value-type="string">
            <text:p>LF-40-010</text:p>
          </table:table-cell>
          <table:table-cell table:style-name="ce45" office:value-type="string">
            <text:p>sc</text:p>
          </table:table-cell>
          <table:table-cell table:style-name="ce57"/>
          <table:table-cell table:style-name="ce59" office:value-type="time" office:time-value="PT00H05M00S">
            <text:p>00:05:0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30];TEXT(WEEKDAY([.B30]);&quot;DDD&quot;);&quot;&quot;)" office:value-type="string">
            <text:p>Mi.</text:p>
          </table:table-cell>
          <table:table-cell table:style-name="ce53" office:value-type="date" office:date-value="2015-06-10T00:00:00">
            <text:p>10.06.2015</text:p>
          </table:table-cell>
          <table:table-cell table:style-name="ce55" office:value-type="time" office:time-value="PT17H40M00S">
            <text:p>17:40</text:p>
          </table:table-cell>
          <table:table-cell table:style-name="ce55" office:value-type="time" office:time-value="PT18H19M59S">
            <text:p>18:20</text:p>
          </table:table-cell>
          <table:table-cell table:style-name="ce54" table:formula="oooc:=IF([.D30];([.D30]-[.C30]);&quot;&quot;)" office:value-type="string">
            <text:p>00:40</text:p>
          </table:table-cell>
          <table:table-cell table:style-name="ce45" office:value-type="string">
            <text:p>User löschen</text:p>
          </table:table-cell>
          <table:table-cell table:style-name="ce67" office:value-type="string">
            <text:p>LF-40-010</text:p>
          </table:table-cell>
          <table:table-cell table:style-name="ce45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31];TEXT(WEEKDAY([.B31]);&quot;DDD&quot;);&quot;&quot;)" office:value-type="string">
            <text:p>Mi.</text:p>
          </table:table-cell>
          <table:table-cell table:style-name="ce53" office:value-type="date" office:date-value="2015-06-10T00:00:00">
            <text:p>10.06.2015</text:p>
          </table:table-cell>
          <table:table-cell table:style-name="ce55" office:value-type="time" office:time-value="PT20H00M00S">
            <text:p>20:00</text:p>
          </table:table-cell>
          <table:table-cell table:style-name="ce55" office:value-type="time" office:time-value="PT20H19M59S">
            <text:p>20:20</text:p>
          </table:table-cell>
          <table:table-cell table:style-name="ce54" table:formula="oooc:=IF([.D31];([.D31]-[.C31]);&quot;&quot;)" office:value-type="string">
            <text:p>00:20</text:p>
          </table:table-cell>
          <table:table-cell table:style-name="ce45" office:value-type="string">
            <text:p>Emailvalidation &amp; Checkbox für die Sperre</text:p>
          </table:table-cell>
          <table:table-cell table:style-name="ce67" office:value-type="string">
            <text:p>LF-40-010</text:p>
          </table:table-cell>
          <table:table-cell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32];TEXT(WEEKDAY([.B32]);&quot;DDD&quot;);&quot;&quot;)" office:value-type="string">
            <text:p>Do.</text:p>
          </table:table-cell>
          <table:table-cell table:style-name="ce53" office:value-type="date" office:date-value="2015-06-11T00:00:00">
            <text:p>11.06.2015</text:p>
          </table:table-cell>
          <table:table-cell table:style-name="ce55" office:value-type="time" office:time-value="PT09H00M00S">
            <text:p>09:00</text:p>
          </table:table-cell>
          <table:table-cell table:style-name="ce55" office:value-type="time" office:time-value="PT11H00M00S">
            <text:p>11:00</text:p>
          </table:table-cell>
          <table:table-cell table:style-name="ce54" table:formula="oooc:=IF([.D32];([.D32]-[.C32]);&quot;&quot;)" office:value-type="string">
            <text:p>02:00</text:p>
          </table:table-cell>
          <table:table-cell table:style-name="ce45" office:value-type="string">
            <text:p>Userverwaltung GUI Verfeinert &amp; Dokumentation</text:p>
          </table:table-cell>
          <table:table-cell table:style-name="ce45"/>
          <table:table-cell table:style-name="ce45" office:value-type="string">
            <text:p>sc</text:p>
          </table:table-cell>
          <table:table-cell table:style-name="ce57"/>
          <table:table-cell table:style-name="ce59" office:value-type="time" office:time-value="PT00H10M00S">
            <text:p>00:10:00</text:p>
          </table:table-cell>
          <table:table-cell table:style-name="ce59" office:value-type="time" office:time-value="PT00H05M00S">
            <text:p>00:05:00</text:p>
          </table:table-cell>
          <table:table-cell table:number-columns-repeated="2" table:style-name="ce39"/>
          <table:table-cell table:number-columns-repeated="7" table:style-name="ce37"/>
        </table:table-row>
        <table:table-row table:style-name="ro4">
          <table:table-cell table:style-name="ce50" table:formula="oooc:=IF([.B33];TEXT(WEEKDAY([.B33]);&quot;DDD&quot;);&quot;&quot;)" office:value-type="string">
            <text:p>Do.</text:p>
          </table:table-cell>
          <table:table-cell table:style-name="ce53" office:value-type="date" office:date-value="2015-06-11T00:00:00">
            <text:p>11.06.2015</text:p>
          </table:table-cell>
          <table:table-cell table:style-name="ce55" office:value-type="time" office:time-value="PT16H00M00S">
            <text:p>16:00</text:p>
          </table:table-cell>
          <table:table-cell table:style-name="ce55" office:value-type="time" office:time-value="PT16H49M59S">
            <text:p>16:50</text:p>
          </table:table-cell>
          <table:table-cell table:style-name="ce54" table:formula="oooc:=IF([.D33];([.D33]-[.C33]);&quot;&quot;)" office:value-type="string">
            <text:p>00:50</text:p>
          </table:table-cell>
          <table:table-cell table:style-name="ce45" office:value-type="string">
            <text:p>Testing Logout &amp; Book Delete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34];TEXT(WEEKDAY([.B34]);&quot;DDD&quot;);&quot;&quot;)" office:value-type="string">
            <text:p>Fr.</text:p>
          </table:table-cell>
          <table:table-cell table:style-name="ce53" office:value-type="date" office:date-value="2015-06-12T00:00:00">
            <text:p>12.06.2015</text:p>
          </table:table-cell>
          <table:table-cell table:style-name="ce55" office:value-type="time" office:time-value="PT17H45M00S">
            <text:p>17:45</text:p>
          </table:table-cell>
          <table:table-cell table:style-name="ce55" office:value-type="time" office:time-value="PT18H49M59S">
            <text:p>18:50</text:p>
          </table:table-cell>
          <table:table-cell table:style-name="ce54" table:formula="oooc:=IF([.D34];([.D34]-[.C34]);&quot;&quot;)" office:value-type="string">
            <text:p>01:05</text:p>
          </table:table-cell>
          <table:table-cell table:style-name="ce45" office:value-type="string">
            <text:p>Design Userverwaltung überarbeitet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35];TEXT(WEEKDAY([.B35]);&quot;DDD&quot;);&quot;&quot;)" office:value-type="string">
            <text:p>Sa.</text:p>
          </table:table-cell>
          <table:table-cell table:style-name="ce53" office:value-type="date" office:date-value="2015-06-13T00:00:00">
            <text:p>13.06.2015</text:p>
          </table:table-cell>
          <table:table-cell table:style-name="ce55" office:value-type="time" office:time-value="PT10H45M00S">
            <text:p>10:45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35];([.D35]-[.C35]);&quot;&quot;)" office:value-type="string">
            <text:p>00:45</text:p>
          </table:table-cell>
          <table:table-cell table:style-name="ce45" office:value-type="string">
            <text:p>Sprache geändert &amp; Security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36];TEXT(WEEKDAY([.B36]);&quot;DDD&quot;);&quot;&quot;)" office:value-type="string">
            <text:p>So.</text:p>
          </table:table-cell>
          <table:table-cell table:style-name="ce53" office:value-type="date" office:date-value="2015-06-14T00:00:00">
            <text:p>14.06.2015</text:p>
          </table:table-cell>
          <table:table-cell table:style-name="ce55" office:value-type="time" office:time-value="PT16H34M59S">
            <text:p>16:35</text:p>
          </table:table-cell>
          <table:table-cell table:style-name="ce55" office:value-type="time" office:time-value="PT17H30M00S">
            <text:p>17:30</text:p>
          </table:table-cell>
          <table:table-cell table:style-name="ce54" table:formula="oooc:=IF([.D36];([.D36]-[.C36]);&quot;&quot;)" office:value-type="string">
            <text:p>00:55</text:p>
          </table:table-cell>
          <table:table-cell table:style-name="ce45" office:value-type="string">
            <text:p>Userupload Validation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37];TEXT(WEEKDAY([.B37]);&quot;DDD&quot;);&quot;&quot;)" office:value-type="string">
            <text:p>Mo.</text:p>
          </table:table-cell>
          <table:table-cell table:style-name="ce53" office:value-type="date" office:date-value="2015-06-15T00:00:00">
            <text:p>15.06.2015</text:p>
          </table:table-cell>
          <table:table-cell table:style-name="ce55" office:value-type="time" office:time-value="PT09H00M00S">
            <text:p>09:00</text:p>
          </table:table-cell>
          <table:table-cell table:style-name="ce55" office:value-type="time" office:time-value="PT09H45M00S">
            <text:p>09:45</text:p>
          </table:table-cell>
          <table:table-cell table:style-name="ce54" table:formula="oooc:=IF([.D37];([.D37]-[.C37]);&quot;&quot;)" office:value-type="string">
            <text:p>00:45</text:p>
          </table:table-cell>
          <table:table-cell table:style-name="ce45" office:value-type="string">
            <text:p>UserEdit Validation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4" table:style-name="ce71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 table:formula="oooc:=IF([.B61];TEXT(WEEKDAY([.B61]);&quot;DDD&quot;);&quot;&quot;)"/>
          <table:table-cell table:style-name="ce37"/>
          <table:table-cell table:number-columns-repeated="2" table:style-name="ce39"/>
          <table:table-cell table:style-name="ce76" table:formula="oooc:=IF([.D61];([.D61]-[.C61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2];TEXT(WEEKDAY([.B62]);&quot;DDD&quot;);&quot;&quot;)"/>
          <table:table-cell table:style-name="ce37"/>
          <table:table-cell table:number-columns-repeated="2" table:style-name="ce39"/>
          <table:table-cell table:style-name="ce76" table:formula="oooc:=IF([.D62];([.D62]-[.C62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3];TEXT(WEEKDAY([.B63]);&quot;DDD&quot;);&quot;&quot;)"/>
          <table:table-cell table:style-name="ce37"/>
          <table:table-cell table:number-columns-repeated="2" table:style-name="ce39"/>
          <table:table-cell table:style-name="ce81" table:formula="oooc:=IF([.D63];([.D63]-[.C63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4];TEXT(WEEKDAY([.B64]);&quot;DDD&quot;);&quot;&quot;)"/>
          <table:table-cell table:style-name="ce37"/>
          <table:table-cell table:number-columns-repeated="2" table:style-name="ce39"/>
          <table:table-cell table:style-name="ce81" table:formula="oooc:=IF([.D64];([.D64]-[.C64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5];TEXT(WEEKDAY([.B65]);&quot;DDD&quot;);&quot;&quot;)"/>
          <table:table-cell table:style-name="ce37"/>
          <table:table-cell table:number-columns-repeated="2" table:style-name="ce39"/>
          <table:table-cell table:style-name="ce81" table:formula="oooc:=IF([.D65];([.D65]-[.C65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6];TEXT(WEEKDAY([.B66]);&quot;DDD&quot;);&quot;&quot;)"/>
          <table:table-cell table:style-name="ce37"/>
          <table:table-cell table:number-columns-repeated="2" table:style-name="ce39"/>
          <table:table-cell table:style-name="ce81" table:formula="oooc:=IF([.D66];([.D66]-[.C66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7];TEXT(WEEKDAY([.B67]);&quot;DDD&quot;);&quot;&quot;)"/>
          <table:table-cell table:style-name="ce37"/>
          <table:table-cell table:number-columns-repeated="2" table:style-name="ce39"/>
          <table:table-cell table:style-name="ce81" table:formula="oooc:=IF([.D67];([.D67]-[.C67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8];TEXT(WEEKDAY([.B68]);&quot;DDD&quot;);&quot;&quot;)"/>
          <table:table-cell table:style-name="ce37"/>
          <table:table-cell table:number-columns-repeated="2" table:style-name="ce39"/>
          <table:table-cell table:style-name="ce81" table:formula="oooc:=IF([.D68];([.D68]-[.C68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9];TEXT(WEEKDAY([.B69]);&quot;DDD&quot;);&quot;&quot;)"/>
          <table:table-cell table:style-name="ce37"/>
          <table:table-cell table:number-columns-repeated="2" table:style-name="ce39"/>
          <table:table-cell table:style-name="ce81" table:formula="oooc:=IF([.D69];([.D69]-[.C69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0];TEXT(WEEKDAY([.B70]);&quot;DDD&quot;);&quot;&quot;)"/>
          <table:table-cell table:style-name="ce37"/>
          <table:table-cell table:number-columns-repeated="2" table:style-name="ce39"/>
          <table:table-cell table:style-name="ce81" table:formula="oooc:=IF([.D70];([.D70]-[.C70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1];TEXT(WEEKDAY([.B71]);&quot;DDD&quot;);&quot;&quot;)"/>
          <table:table-cell table:style-name="ce37"/>
          <table:table-cell table:number-columns-repeated="2" table:style-name="ce39"/>
          <table:table-cell table:style-name="ce81" table:formula="oooc:=IF([.D71];([.D71]-[.C71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</table:table>
      <table:table table:name="BLÜG" table:style-name="ta3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6" table:number-columns-repeated="7" table:default-cell-style-name="ce15"/>
        <table:table-column table:style-name="co12" table:number-columns-repeated="7" table:default-cell-style-name="ce15"/>
        <table:table-column table:style-name="co13" table:default-cell-style-name="ce15" table:number-columns-repeated="236"/>
        <table:table-row table:style-name="ro4">
          <table:table-cell table:style-name="ce35" office:value-type="string">
            <text:p/>
          </table:table-cell>
          <table:table-cell table:style-name="ce36" office:value-type="string">
            <text:p/>
          </table:table-cell>
          <table:table-cell table:number-columns-repeated="2" table:style-name="ce37"/>
          <table:table-cell table:style-name="ce38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SUM</text:p>
          </table:table-cell>
          <table:covered-table-cell table:number-columns-repeated="3"/>
          <table:table-cell table:style-name="ce43" table:formula="oooc:=[.E3]+[.E4]" office:value-type="string">
            <text:p>0:00:00</text:p>
          </table:table-cell>
          <table:table-cell table:style-name="ce36" table:number-columns-spanned="1" table:number-rows-spanned="3" office:value-type="string">
            <text:p>BLÜHBERGER Gerald
eMail: gbluehberger@student.tgm.ac.at
Mobile: </text:p>
          </table:table-cell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lesson</text:p>
          </table:table-cell>
          <table:covered-table-cell table:number-columns-repeated="3"/>
          <table:table-cell table:style-name="ce43" table:formula="oooc:=SUMIF([.H7:.H71];[.H5];[.E7:.E71])" office:value-type="string">
            <text:p>0:00:00</text:p>
          </table:table-cell>
          <table:covered-table-cell/>
          <table:table-cell table:number-columns-repeated="3" table:style-name="ce44"/>
          <table:table-cell table:style-name="ce44" table:formula="oooc:=SUM([.J4:.M4])" table:number-columns-spanned="4" table:number-rows-spanned="1" office:value-type="string">
            <text:p>00:00</text:p>
          </table:table-cell>
          <table:covered-table-cell table:number-columns-repeated="3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home</text:p>
          </table:table-cell>
          <table:covered-table-cell table:number-columns-repeated="3"/>
          <table:table-cell table:style-name="ce43" table:formula="oooc:=SUMIF([.I7:.I71];[.I5];[.E7:.E71])" office:value-type="string">
            <text:p>0:00:00</text:p>
          </table:table-cell>
          <table:covered-table-cell/>
          <table:table-cell table:number-columns-repeated="3" table:style-name="ce44"/>
          <table:table-cell table:style-name="ce44" table:formula="oooc:=SUM([.J7:.J300])" office:value-type="string">
            <text:p>00:00</text:p>
          </table:table-cell>
          <table:table-cell table:style-name="ce44" table:formula="oooc:=SUM([.K7:.K300])" office:value-type="string">
            <text:p>00:00</text:p>
          </table:table-cell>
          <table:table-cell table:style-name="ce44" table:formula="oooc:=SUM([.L7:.L302])" office:value-type="string">
            <text:p>00:00</text:p>
          </table:table-cell>
          <table:table-cell table:style-name="ce44" table:formula="oooc:=SUM([.M7:.M302])" office:value-type="string">
            <text:p>00:00</text:p>
          </table:table-cell>
          <table:table-cell table:number-columns-repeated="7" table:style-name="ce37"/>
        </table:table-row>
        <table:table-row table:style-name="ro4">
          <table:table-cell table:style-name="ce35"/>
          <table:table-cell table:number-columns-repeated="3" table:style-name="ce37"/>
          <table:table-cell table:style-name="ce38"/>
          <table:table-cell table:style-name="ce37"/>
          <table:table-cell table:style-name="ce39"/>
          <table:table-cell table:style-name="ce45" office:value-type="string">
            <text:p>sc</text:p>
          </table:table-cell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40" office:value-type="string">
            <text:p>Day</text:p>
          </table:table-cell>
          <table:table-cell table:style-name="ce46" office:value-type="string">
            <text:p>Date</text:p>
          </table:table-cell>
          <table:table-cell table:style-name="ce46" office:value-type="string">
            <text:p>Begin</text:p>
          </table:table-cell>
          <table:table-cell table:style-name="ce46" office:value-type="string">
            <text:p>End</text:p>
          </table:table-cell>
          <table:table-cell table:style-name="ce47" office:value-type="string">
            <text:p>Hours</text:p>
          </table:table-cell>
          <table:table-cell table:style-name="ce48" office:value-type="string">
            <text:p>Task</text:p>
          </table:table-cell>
          <table:table-cell table:style-name="ce49" office:value-type="string">
            <text:p>Category</text:p>
          </table:table-cell>
          <table:table-cell table:style-name="ce49" table:number-columns-spanned="2" table:number-rows-spanned="1" office:value-type="string">
            <text:p>Timedef</text:p>
          </table:table-cell>
          <table:covered-table-cell/>
          <table:table-cell table:style-name="ce38" office:value-type="string">
            <text:p>Break1</text:p>
          </table:table-cell>
          <table:table-cell table:style-name="ce38" office:value-type="string">
            <text:p>Break2</text:p>
          </table:table-cell>
          <table:table-cell table:style-name="ce38" office:value-type="string">
            <text:p>Break3</text:p>
          </table:table-cell>
          <table:table-cell table:style-name="ce38" office:value-type="string">
            <text:p>Break4</text:p>
          </table:table-cell>
          <table:table-cell table:number-columns-repeated="7" table:style-name="ce37"/>
        </table:table-row>
        <table:table-row table:style-name="ro4">
          <table:table-cell table:style-name="ce50" table:formula="oooc:=IF([.B7];TEXT(WEEKDAY([.B7]);&quot;DDD&quot;);&quot;&quot;)"/>
          <table:table-cell table:style-name="ce51"/>
          <table:table-cell table:number-columns-repeated="2" table:style-name="ce52"/>
          <table:table-cell table:style-name="ce54" table:formula="oooc:=IF([.D7];([.D7]-[.C7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8];TEXT(WEEKDAY([.B8]);&quot;DDD&quot;);&quot;&quot;)"/>
          <table:table-cell table:style-name="ce56"/>
          <table:table-cell table:number-columns-repeated="2" table:style-name="ce52"/>
          <table:table-cell table:style-name="ce54" table:formula="oooc:=IF([.D8];([.D8]-[.C8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9];TEXT(WEEKDAY([.B9]);&quot;DDD&quot;);&quot;&quot;)"/>
          <table:table-cell table:style-name="ce56"/>
          <table:table-cell table:number-columns-repeated="2" table:style-name="ce52"/>
          <table:table-cell table:style-name="ce54" table:formula="oooc:=IF([.D9];([.D9]-[.C9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0];TEXT(WEEKDAY([.B10]);&quot;DDD&quot;);&quot;&quot;)"/>
          <table:table-cell table:style-name="ce56"/>
          <table:table-cell table:number-columns-repeated="2" table:style-name="ce52"/>
          <table:table-cell table:style-name="ce54" table:formula="oooc:=IF([.D10];([.D10]-[.C10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1];TEXT(WEEKDAY([.B11]);&quot;DDD&quot;);&quot;&quot;)"/>
          <table:table-cell table:style-name="ce56"/>
          <table:table-cell table:number-columns-repeated="2" table:style-name="ce52"/>
          <table:table-cell table:style-name="ce54" table:formula="oooc:=IF([.D11];([.D11]-[.C11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12];TEXT(WEEKDAY([.B12]);&quot;DDD&quot;);&quot;&quot;)"/>
          <table:table-cell table:style-name="ce56"/>
          <table:table-cell table:number-columns-repeated="2" table:style-name="ce52"/>
          <table:table-cell table:style-name="ce54" table:formula="oooc:=IF([.D12];([.D12]-[.C12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13];TEXT(WEEKDAY([.B13]);&quot;DDD&quot;);&quot;&quot;)"/>
          <table:table-cell table:style-name="ce56"/>
          <table:table-cell table:number-columns-repeated="2" table:style-name="ce52"/>
          <table:table-cell table:style-name="ce54" table:formula="oooc:=IF([.D13];([.D13]-[.C13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14];TEXT(WEEKDAY([.B14]);&quot;DDD&quot;);&quot;&quot;)"/>
          <table:table-cell table:style-name="ce56"/>
          <table:table-cell table:number-columns-repeated="2" table:style-name="ce52"/>
          <table:table-cell table:style-name="ce54" table:formula="oooc:=IF([.D14];([.D14]-[.C14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15];TEXT(WEEKDAY([.B15]);&quot;DDD&quot;);&quot;&quot;)"/>
          <table:table-cell table:style-name="ce56"/>
          <table:table-cell table:number-columns-repeated="2" table:style-name="ce52"/>
          <table:table-cell table:style-name="ce54" table:formula="oooc:=IF([.D15];([.D15]-[.C15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16];TEXT(WEEKDAY([.B16]);&quot;DDD&quot;);&quot;&quot;)"/>
          <table:table-cell table:style-name="ce56"/>
          <table:table-cell table:number-columns-repeated="2" table:style-name="ce52"/>
          <table:table-cell table:style-name="ce54" table:formula="oooc:=IF([.D16];([.D16]-[.C16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17];TEXT(WEEKDAY([.B17]);&quot;DDD&quot;);&quot;&quot;)"/>
          <table:table-cell table:style-name="ce56"/>
          <table:table-cell table:number-columns-repeated="2" table:style-name="ce52"/>
          <table:table-cell table:style-name="ce54" table:formula="oooc:=IF([.D17];([.D17]-[.C17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8];TEXT(WEEKDAY([.B18]);&quot;DDD&quot;);&quot;&quot;)"/>
          <table:table-cell table:style-name="ce56"/>
          <table:table-cell table:number-columns-repeated="2" table:style-name="ce52"/>
          <table:table-cell table:style-name="ce54" table:formula="oooc:=IF([.D18];([.D18]-[.C18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19];TEXT(WEEKDAY([.B19]);&quot;DDD&quot;);&quot;&quot;)"/>
          <table:table-cell table:style-name="ce56"/>
          <table:table-cell table:number-columns-repeated="2" table:style-name="ce52"/>
          <table:table-cell table:style-name="ce54" table:formula="oooc:=IF([.D19];([.D19]-[.C19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0];TEXT(WEEKDAY([.B20]);&quot;DDD&quot;);&quot;&quot;)"/>
          <table:table-cell table:style-name="ce56"/>
          <table:table-cell table:number-columns-repeated="2" table:style-name="ce52"/>
          <table:table-cell table:style-name="ce54" table:formula="oooc:=IF([.D20];([.D20]-[.C20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1];TEXT(WEEKDAY([.B21]);&quot;DDD&quot;);&quot;&quot;)"/>
          <table:table-cell table:style-name="ce56"/>
          <table:table-cell table:number-columns-repeated="2" table:style-name="ce52"/>
          <table:table-cell table:style-name="ce54" table:formula="oooc:=IF([.D21];([.D21]-[.C21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2];TEXT(WEEKDAY([.B22]);&quot;DDD&quot;);&quot;&quot;)"/>
          <table:table-cell table:style-name="ce56"/>
          <table:table-cell table:number-columns-repeated="2" table:style-name="ce52"/>
          <table:table-cell table:style-name="ce54" table:formula="oooc:=IF([.D22];([.D22]-[.C22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3];TEXT(WEEKDAY([.B23]);&quot;DDD&quot;);&quot;&quot;)"/>
          <table:table-cell table:style-name="ce56"/>
          <table:table-cell table:number-columns-repeated="2" table:style-name="ce52"/>
          <table:table-cell table:style-name="ce54" table:formula="oooc:=IF([.D23];([.D23]-[.C23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4];TEXT(WEEKDAY([.B24]);&quot;DDD&quot;);&quot;&quot;)"/>
          <table:table-cell table:style-name="ce56"/>
          <table:table-cell table:number-columns-repeated="2" table:style-name="ce52"/>
          <table:table-cell table:style-name="ce54" table:formula="oooc:=IF([.D24];([.D24]-[.C24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5];TEXT(WEEKDAY([.B25]);&quot;DDD&quot;);&quot;&quot;)"/>
          <table:table-cell table:style-name="ce56"/>
          <table:table-cell table:number-columns-repeated="2" table:style-name="ce52"/>
          <table:table-cell table:style-name="ce54" table:formula="oooc:=IF([.D25];([.D25]-[.C25]);&quot;&quot;)"/>
          <table:table-cell table:style-name="ce36"/>
          <table:table-cell table:number-columns-repeated="5" table:style-name="ce37"/>
          <table:table-cell table:number-columns-repeated="2" table:style-name="ce39"/>
          <table:table-cell table:number-columns-repeated="7" table:style-name="ce37"/>
        </table:table-row>
        <table:table-row table:style-name="ro4">
          <table:table-cell table:style-name="ce50" table:formula="oooc:=IF([.B26];TEXT(WEEKDAY([.B26]);&quot;DDD&quot;);&quot;&quot;)"/>
          <table:table-cell table:style-name="ce56"/>
          <table:table-cell table:number-columns-repeated="2" table:style-name="ce52"/>
          <table:table-cell table:style-name="ce54" table:formula="oooc:=IF([.D26];([.D26]-[.C26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7];TEXT(WEEKDAY([.B27]);&quot;DDD&quot;);&quot;&quot;)"/>
          <table:table-cell table:style-name="ce56"/>
          <table:table-cell table:number-columns-repeated="2" table:style-name="ce52"/>
          <table:table-cell table:style-name="ce54" table:formula="oooc:=IF([.D27];([.D27]-[.C27]);&quot;&quot;)"/>
          <table:table-cell table:style-name="ce36"/>
          <table:table-cell table:number-columns-repeated="4" table:style-name="ce3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8];TEXT(WEEKDAY([.B28]);&quot;DDD&quot;);&quot;&quot;)"/>
          <table:table-cell table:style-name="ce56"/>
          <table:table-cell table:number-columns-repeated="2" table:style-name="ce52"/>
          <table:table-cell table:style-name="ce54" table:formula="oooc:=IF([.D28];([.D28]-[.C28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9];TEXT(WEEKDAY([.B29]);&quot;DDD&quot;);&quot;&quot;)"/>
          <table:table-cell table:style-name="ce56"/>
          <table:table-cell table:number-columns-repeated="2" table:style-name="ce52"/>
          <table:table-cell table:style-name="ce54" table:formula="oooc:=IF([.D29];([.D29]-[.C29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30];TEXT(WEEKDAY([.B30]);&quot;DDD&quot;);&quot;&quot;)"/>
          <table:table-cell table:style-name="ce56"/>
          <table:table-cell table:number-columns-repeated="2" table:style-name="ce52"/>
          <table:table-cell table:style-name="ce54" table:formula="oooc:=IF([.D30];([.D30]-[.C30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1];TEXT(WEEKDAY([.B31]);&quot;DDD&quot;);&quot;&quot;)"/>
          <table:table-cell table:style-name="ce56"/>
          <table:table-cell table:number-columns-repeated="2" table:style-name="ce52"/>
          <table:table-cell table:style-name="ce54" table:formula="oooc:=IF([.D31];([.D31]-[.C31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 table:formula="oooc:=IF([.D32];([.D32]-[.C32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1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68"/>
          <table:table-cell table:style-name="ce70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68"/>
          <table:table-cell table:style-name="ce70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68"/>
          <table:table-cell table:style-name="ce70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68"/>
          <table:table-cell table:style-name="ce70"/>
          <table:table-cell table:style-name="ce36"/>
          <table:table-cell table:number-columns-repeated="4" table:style-name="ce71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68"/>
          <table:table-cell table:style-name="ce70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50" table:formula="oooc:=IF([.B61];TEXT(WEEKDAY([.B61]);&quot;DDD&quot;);&quot;&quot;)"/>
          <table:table-cell table:style-name="ce37"/>
          <table:table-cell table:number-columns-repeated="2" table:style-name="ce39"/>
          <table:table-cell table:style-name="ce70" table:formula="oooc:=IF([.D61];([.D61]-[.C61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62];TEXT(WEEKDAY([.B62]);&quot;DDD&quot;);&quot;&quot;)"/>
          <table:table-cell table:style-name="ce37"/>
          <table:table-cell table:number-columns-repeated="2" table:style-name="ce39"/>
          <table:table-cell table:style-name="ce70" table:formula="oooc:=IF([.D62];([.D62]-[.C62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63];TEXT(WEEKDAY([.B63]);&quot;DDD&quot;);&quot;&quot;)"/>
          <table:table-cell table:style-name="ce37"/>
          <table:table-cell table:number-columns-repeated="2" table:style-name="ce39"/>
          <table:table-cell table:style-name="ce90" table:formula="oooc:=IF([.D63];([.D63]-[.C63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64];TEXT(WEEKDAY([.B64]);&quot;DDD&quot;);&quot;&quot;)"/>
          <table:table-cell table:style-name="ce37"/>
          <table:table-cell table:number-columns-repeated="2" table:style-name="ce39"/>
          <table:table-cell table:style-name="ce90" table:formula="oooc:=IF([.D64];([.D64]-[.C64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65];TEXT(WEEKDAY([.B65]);&quot;DDD&quot;);&quot;&quot;)"/>
          <table:table-cell table:style-name="ce37"/>
          <table:table-cell table:number-columns-repeated="2" table:style-name="ce39"/>
          <table:table-cell table:style-name="ce90" table:formula="oooc:=IF([.D65];([.D65]-[.C65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66];TEXT(WEEKDAY([.B66]);&quot;DDD&quot;);&quot;&quot;)"/>
          <table:table-cell table:style-name="ce37"/>
          <table:table-cell table:number-columns-repeated="2" table:style-name="ce39"/>
          <table:table-cell table:style-name="ce90" table:formula="oooc:=IF([.D66];([.D66]-[.C66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67];TEXT(WEEKDAY([.B67]);&quot;DDD&quot;);&quot;&quot;)"/>
          <table:table-cell table:style-name="ce37"/>
          <table:table-cell table:number-columns-repeated="2" table:style-name="ce39"/>
          <table:table-cell table:style-name="ce90" table:formula="oooc:=IF([.D67];([.D67]-[.C67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68];TEXT(WEEKDAY([.B68]);&quot;DDD&quot;);&quot;&quot;)"/>
          <table:table-cell table:style-name="ce37"/>
          <table:table-cell table:number-columns-repeated="2" table:style-name="ce39"/>
          <table:table-cell table:style-name="ce90" table:formula="oooc:=IF([.D68];([.D68]-[.C68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69];TEXT(WEEKDAY([.B69]);&quot;DDD&quot;);&quot;&quot;)"/>
          <table:table-cell table:style-name="ce37"/>
          <table:table-cell table:number-columns-repeated="2" table:style-name="ce39"/>
          <table:table-cell table:style-name="ce90" table:formula="oooc:=IF([.D69];([.D69]-[.C69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70];TEXT(WEEKDAY([.B70]);&quot;DDD&quot;);&quot;&quot;)"/>
          <table:table-cell table:style-name="ce37"/>
          <table:table-cell table:number-columns-repeated="2" table:style-name="ce39"/>
          <table:table-cell table:style-name="ce90" table:formula="oooc:=IF([.D70];([.D70]-[.C70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71];TEXT(WEEKDAY([.B71]);&quot;DDD&quot;);&quot;&quot;)"/>
          <table:table-cell table:style-name="ce37"/>
          <table:table-cell table:number-columns-repeated="2" table:style-name="ce39"/>
          <table:table-cell table:style-name="ce90" table:formula="oooc:=IF([.D71];([.D71]-[.C71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</table:table>
      <table:table table:name="BRÄE" table:style-name="ta4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6" table:number-columns-repeated="7" table:default-cell-style-name="ce15"/>
        <table:table-column table:style-name="co12" table:number-columns-repeated="7" table:default-cell-style-name="ce15"/>
        <table:table-column table:style-name="co14" table:default-cell-style-name="ce15" table:number-columns-repeated="236"/>
        <table:table-row table:style-name="ro4">
          <table:table-cell table:style-name="ce35" office:value-type="string">
            <text:p/>
          </table:table-cell>
          <table:table-cell table:style-name="ce36" office:value-type="string">
            <text:p/>
          </table:table-cell>
          <table:table-cell table:number-columns-repeated="2" table:style-name="ce37"/>
          <table:table-cell table:style-name="ce38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SUM</text:p>
          </table:table-cell>
          <table:covered-table-cell table:number-columns-repeated="3"/>
          <table:table-cell table:style-name="ce43" table:formula="oooc:=[.E3]+[.E4]" office:value-type="string">
            <text:p>16:12:00</text:p>
          </table:table-cell>
          <table:table-cell table:style-name="ce36" table:number-columns-spanned="1" table:number-rows-spanned="3" office:value-type="string">
            <text:p>BRÄNDLI Erik
eMail: elegenstein@student.tgm.ac.at
Mobile: </text:p>
          </table:table-cell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lesson</text:p>
          </table:table-cell>
          <table:covered-table-cell table:number-columns-repeated="3"/>
          <table:table-cell table:style-name="ce43" table:formula="oooc:=SUMIF([.H7:.H70];[.H5];[.E7:.E70])" office:value-type="string">
            <text:p>14:02:00</text:p>
          </table:table-cell>
          <table:covered-table-cell/>
          <table:table-cell table:number-columns-repeated="3" table:style-name="ce44"/>
          <table:table-cell table:style-name="ce44" table:formula="oooc:=SUM([.J4:.M4])" table:number-columns-spanned="4" table:number-rows-spanned="1" office:value-type="string">
            <text:p>00:00</text:p>
          </table:table-cell>
          <table:covered-table-cell table:number-columns-repeated="3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home</text:p>
          </table:table-cell>
          <table:covered-table-cell table:number-columns-repeated="3"/>
          <table:table-cell table:style-name="ce43" table:formula="oooc:=SUMIF([.I7:.I70];[.I5];[.E7:.E70])" office:value-type="string">
            <text:p>2:10:00</text:p>
          </table:table-cell>
          <table:covered-table-cell/>
          <table:table-cell table:number-columns-repeated="3" table:style-name="ce44"/>
          <table:table-cell table:style-name="ce44" table:formula="oooc:=SUM([.J7:.J299])" office:value-type="string">
            <text:p>00:00</text:p>
          </table:table-cell>
          <table:table-cell table:style-name="ce44" table:formula="oooc:=SUM([.K7:.K299])" office:value-type="string">
            <text:p>00:00</text:p>
          </table:table-cell>
          <table:table-cell table:style-name="ce44" table:formula="oooc:=SUM([.L7:.L301])" office:value-type="string">
            <text:p>00:00</text:p>
          </table:table-cell>
          <table:table-cell table:style-name="ce44" table:formula="oooc:=SUM([.M7:.M301])" office:value-type="string">
            <text:p>00:00</text:p>
          </table:table-cell>
          <table:table-cell table:number-columns-repeated="7" table:style-name="ce37"/>
        </table:table-row>
        <table:table-row table:style-name="ro4">
          <table:table-cell table:style-name="ce35"/>
          <table:table-cell table:number-columns-repeated="3" table:style-name="ce37"/>
          <table:table-cell table:style-name="ce38"/>
          <table:table-cell table:style-name="ce37"/>
          <table:table-cell table:style-name="ce39"/>
          <table:table-cell table:style-name="ce45" office:value-type="string">
            <text:p>sc</text:p>
          </table:table-cell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40" office:value-type="string">
            <text:p>Day</text:p>
          </table:table-cell>
          <table:table-cell table:style-name="ce46" office:value-type="string">
            <text:p>Date</text:p>
          </table:table-cell>
          <table:table-cell table:style-name="ce46" office:value-type="string">
            <text:p>Begin</text:p>
          </table:table-cell>
          <table:table-cell table:style-name="ce46" office:value-type="string">
            <text:p>End</text:p>
          </table:table-cell>
          <table:table-cell table:style-name="ce47" office:value-type="string">
            <text:p>Hours</text:p>
          </table:table-cell>
          <table:table-cell table:style-name="ce48" office:value-type="string">
            <text:p>Task</text:p>
          </table:table-cell>
          <table:table-cell table:style-name="ce49" office:value-type="string">
            <text:p>Category</text:p>
          </table:table-cell>
          <table:table-cell table:style-name="ce49" table:number-columns-spanned="2" table:number-rows-spanned="1" office:value-type="string">
            <text:p>Timedef</text:p>
          </table:table-cell>
          <table:covered-table-cell/>
          <table:table-cell table:style-name="ce38" office:value-type="string">
            <text:p>Break1</text:p>
          </table:table-cell>
          <table:table-cell table:style-name="ce38" office:value-type="string">
            <text:p>Break2</text:p>
          </table:table-cell>
          <table:table-cell table:style-name="ce38" office:value-type="string">
            <text:p>Break3</text:p>
          </table:table-cell>
          <table:table-cell table:style-name="ce38" office:value-type="string">
            <text:p>Break4</text:p>
          </table:table-cell>
          <table:table-cell table:number-columns-repeated="7" table:style-name="ce37"/>
        </table:table-row>
        <table:table-row table:style-name="ro4">
          <table:table-cell table:style-name="ce50" table:formula="oooc:=IF([.B7];TEXT(WEEKDAY([.B7]);&quot;DDD&quot;);&quot;&quot;)" office:value-type="string">
            <text:p>Mo.</text:p>
          </table:table-cell>
          <table:table-cell table:style-name="ce53" office:value-type="date" office:date-value="2015-04-20T00:00:00">
            <text:p>20.04.2015</text:p>
          </table:table-cell>
          <table:table-cell table:style-name="ce55" office:value-type="time" office:time-value="PT11H30M00S">
            <text:p>11:30</text:p>
          </table:table-cell>
          <table:table-cell table:style-name="ce55" office:value-type="time" office:time-value="PT12H00M00S">
            <text:p>12:00</text:p>
          </table:table-cell>
          <table:table-cell table:style-name="ce54" table:formula="oooc:=IF([.D7];([.D7]-[.C7]);&quot;&quot;)" office:value-type="string">
            <text:p>00:30</text:p>
          </table:table-cell>
          <table:table-cell table:style-name="ce45" office:value-type="string">
            <text:p>Kick-Off Meeting, Abteilungsleiter Einteil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8];TEXT(WEEKDAY([.B8]);&quot;DDD&quot;);&quot;&quot;)" office:value-type="string">
            <text:p>Di.</text:p>
          </table:table-cell>
          <table:table-cell table:style-name="ce53" office:value-type="date" office:date-value="2015-04-21T00:00:00">
            <text:p>21.04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8];([.D8]-[.C8]);&quot;&quot;)" office:value-type="string">
            <text:p>01:40</text:p>
          </table:table-cell>
          <table:table-cell table:style-name="ce45" office:value-type="string">
            <text:p>Design-Überleg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9];TEXT(WEEKDAY([.B9]);&quot;DDD&quot;);&quot;&quot;)" office:value-type="string">
            <text:p>Do.</text:p>
          </table:table-cell>
          <table:table-cell table:style-name="ce53" office:value-type="date" office:date-value="2015-04-23T00:00:00">
            <text:p>23.04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00M00S">
            <text:p>11:00</text:p>
          </table:table-cell>
          <table:table-cell table:style-name="ce54" table:formula="oooc:=IF([.D9];([.D9]-[.C9]);&quot;&quot;)" office:value-type="string">
            <text:p>01:00</text:p>
          </table:table-cell>
          <table:table-cell table:style-name="ce45" office:value-type="string">
            <text:p>Design-Überlegung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0];TEXT(WEEKDAY([.B10]);&quot;DDD&quot;);&quot;&quot;)" office:value-type="string">
            <text:p>Di.</text:p>
          </table:table-cell>
          <table:table-cell table:style-name="ce53" office:value-type="date" office:date-value="2015-05-05T00:00:00">
            <text:p>05.05.2015</text:p>
          </table:table-cell>
          <table:table-cell table:style-name="ce55" office:value-type="time" office:time-value="PT08H50M00S">
            <text:p>08:50</text:p>
          </table:table-cell>
          <table:table-cell table:style-name="ce55" office:value-type="time" office:time-value="PT09H30M00S">
            <text:p>09:30</text:p>
          </table:table-cell>
          <table:table-cell table:style-name="ce58" office:value-type="time" office:time-value="PT00H40M00S">
            <text:p>00:40</text:p>
          </table:table-cell>
          <table:table-cell table:style-name="ce45" office:value-type="string">
            <text:p>Design-Überlegung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1];TEXT(WEEKDAY([.B11]);&quot;DDD&quot;);&quot;&quot;)" office:value-type="string">
            <text:p>Do.</text:p>
          </table:table-cell>
          <table:table-cell table:style-name="ce53" office:value-type="date" office:date-value="2015-05-07T00:00:00">
            <text:p>07.05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10M00S">
            <text:p>11:10</text:p>
          </table:table-cell>
          <table:table-cell table:style-name="ce58" office:value-type="time" office:time-value="PT01H10M00S">
            <text:p>01:10</text:p>
          </table:table-cell>
          <table:table-cell table:style-name="ce45" office:value-type="string">
            <text:p>Debugging-IntelliJ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2];TEXT(WEEKDAY([.B12]);&quot;DDD&quot;);&quot;&quot;)" office:value-type="string">
            <text:p>Fr.</text:p>
          </table:table-cell>
          <table:table-cell table:style-name="ce53" office:value-type="date" office:date-value="2015-05-08T00:00:00">
            <text:p>08.05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8" office:value-type="time" office:time-value="PT01H40M00S">
            <text:p>01:40</text:p>
          </table:table-cell>
          <table:table-cell table:style-name="ce61" office:value-type="string">
            <text:p>Netbeans konfigurieren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3];TEXT(WEEKDAY([.B13]);&quot;DDD&quot;);&quot;&quot;)" office:value-type="string">
            <text:p>Mi.</text:p>
          </table:table-cell>
          <table:table-cell table:style-name="ce53" office:value-type="date" office:date-value="2015-05-13T00:00:00">
            <text:p>13.05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22M00S">
            <text:p>11:22</text:p>
          </table:table-cell>
          <table:table-cell table:style-name="ce54" table:formula="oooc:=IF([.D13];([.D13]-[.C13]);&quot;&quot;)" office:value-type="string">
            <text:p>01:22</text:p>
          </table:table-cell>
          <table:table-cell table:style-name="ce45" office:value-type="string">
            <text:p>DummyBean for book editi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4];TEXT(WEEKDAY([.B14]);&quot;DDD&quot;);&quot;&quot;)" office:value-type="string">
            <text:p>Mi.</text:p>
          </table:table-cell>
          <table:table-cell table:style-name="ce64" office:value-type="date" office:date-value="2015-05-27T00:00:00">
            <text:p>5/27/2015</text:p>
          </table:table-cell>
          <table:table-cell table:style-name="ce55" office:value-type="time" office:time-value="PT10H05M00S">
            <text:p>10:05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4];([.D14]-[.C14]);&quot;&quot;)" office:value-type="string">
            <text:p>01:25</text:p>
          </table:table-cell>
          <table:table-cell table:style-name="ce45" office:value-type="string">
            <text:p>Planung "Dienste verwalten"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5];TEXT(WEEKDAY([.B15]);&quot;DDD&quot;);&quot;&quot;)" office:value-type="string">
            <text:p>Mi.</text:p>
          </table:table-cell>
          <table:table-cell table:style-name="ce64" office:value-type="date" office:date-value="2015-05-27T00:00:00">
            <text:p>5/27/2015</text:p>
          </table:table-cell>
          <table:table-cell table:style-name="ce55" office:value-type="time" office:time-value="PT14H19M59S">
            <text:p>14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15];([.D15]-[.C15]);&quot;&quot;)" office:value-type="string">
            <text:p>00:40</text:p>
          </table:table-cell>
          <table:table-cell table:style-name="ce45" office:value-type="string">
            <text:p>Planung "Dienste verwalten"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6];TEXT(WEEKDAY([.B16]);&quot;DDD&quot;);&quot;&quot;)" office:value-type="string">
            <text:p>Mi.</text:p>
          </table:table-cell>
          <table:table-cell table:style-name="ce65" office:value-type="date" office:date-value="2015-05-27T00:00:00">
            <text:p>5/27/2015</text:p>
          </table:table-cell>
          <table:table-cell table:style-name="ce55" office:value-type="time" office:time-value="PT18H00M00S">
            <text:p>18:00</text:p>
          </table:table-cell>
          <table:table-cell table:style-name="ce55" office:value-type="time" office:time-value="PT20H10M00S">
            <text:p>20:10</text:p>
          </table:table-cell>
          <table:table-cell table:style-name="ce54" table:formula="oooc:=IF([.D16];([.D16]-[.C16]);&quot;&quot;)" office:value-type="string">
            <text:p>02:10</text:p>
          </table:table-cell>
          <table:table-cell table:style-name="ce45" office:value-type="string">
            <text:p>MySQL Clustering</text:p>
          </table:table-cell>
          <table:table-cell table:number-columns-repeated="2" table:style-name="ce57"/>
          <table:table-cell table:style-name="ce45" office:value-type="string">
            <text:p>fr</text:p>
          </table:table-cell>
          <table:table-cell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7];TEXT(WEEKDAY([.B17]);&quot;DDD&quot;);&quot;&quot;)" office:value-type="string">
            <text:p>Do.</text:p>
          </table:table-cell>
          <table:table-cell table:style-name="ce65" office:value-type="date" office:date-value="2015-05-28T00:00:00">
            <text:p>5/28/2015</text:p>
          </table:table-cell>
          <table:table-cell table:style-name="ce55" office:value-type="time" office:time-value="PT09H54M59S">
            <text:p>09:55</text:p>
          </table:table-cell>
          <table:table-cell table:style-name="ce55" office:value-type="time" office:time-value="PT12H09M59S">
            <text:p>12:10</text:p>
          </table:table-cell>
          <table:table-cell table:style-name="ce54" table:formula="oooc:=IF([.D17];([.D17]-[.C17]);&quot;&quot;)" office:value-type="string">
            <text:p>02:15</text:p>
          </table:table-cell>
          <table:table-cell table:style-name="ce45" office:value-type="string">
            <text:p>MySQL Clustering</text:p>
          </table:table-cell>
          <table:table-cell table:style-name="ce39"/>
          <table:table-cell table:style-name="ce45" office:value-type="string">
            <text:p>sc</text:p>
          </table:table-cell>
          <table:table-cell table:style-name="ce39"/>
          <table:table-cell table:style-name="ce62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8];TEXT(WEEKDAY([.B18]);&quot;DDD&quot;);&quot;&quot;)" office:value-type="string">
            <text:p>Fr.</text:p>
          </table:table-cell>
          <table:table-cell table:style-name="ce65" office:value-type="date" office:date-value="2015-05-29T00:00:00">
            <text:p>5/29/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18];([.D18]-[.C18]);&quot;&quot;)" office:value-type="string">
            <text:p>01:40</text:p>
          </table:table-cell>
          <table:table-cell table:style-name="ce45" office:value-type="string">
            <text:p>MySQL Clustering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9];TEXT(WEEKDAY([.B19]);&quot;DDD&quot;);&quot;&quot;)" office:value-type="string">
            <text:p>Fr.</text:p>
          </table:table-cell>
          <table:table-cell table:style-name="ce65" office:value-type="date" office:date-value="2015-06-05T00:00:00">
            <text:p>6/5/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19];([.D19]-[.C19]);&quot;&quot;)" office:value-type="string">
            <text:p>01:40</text:p>
          </table:table-cell>
          <table:table-cell table:style-name="ce45" office:value-type="string">
            <text:p>Bugfix Netbeans</text:p>
          </table:table-cell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0];TEXT(WEEKDAY([.B20]);&quot;DDD&quot;);&quot;&quot;)"/>
          <table:table-cell table:style-name="ce56"/>
          <table:table-cell table:number-columns-repeated="2" table:style-name="ce52"/>
          <table:table-cell table:style-name="ce54" table:formula="oooc:=IF([.D20];([.D20]-[.C20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1];TEXT(WEEKDAY([.B21]);&quot;DDD&quot;);&quot;&quot;)"/>
          <table:table-cell table:style-name="ce56"/>
          <table:table-cell table:number-columns-repeated="2" table:style-name="ce52"/>
          <table:table-cell table:style-name="ce54" table:formula="oooc:=IF([.D21];([.D21]-[.C21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2];TEXT(WEEKDAY([.B22]);&quot;DDD&quot;);&quot;&quot;)"/>
          <table:table-cell table:style-name="ce56"/>
          <table:table-cell table:number-columns-repeated="2" table:style-name="ce52"/>
          <table:table-cell table:style-name="ce54" table:formula="oooc:=IF([.D22];([.D22]-[.C22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3];TEXT(WEEKDAY([.B23]);&quot;DDD&quot;);&quot;&quot;)"/>
          <table:table-cell table:style-name="ce56"/>
          <table:table-cell table:number-columns-repeated="2" table:style-name="ce52"/>
          <table:table-cell table:style-name="ce54" table:formula="oooc:=IF([.D23];([.D23]-[.C23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4];TEXT(WEEKDAY([.B24]);&quot;DDD&quot;);&quot;&quot;)"/>
          <table:table-cell table:style-name="ce56"/>
          <table:table-cell table:number-columns-repeated="2" table:style-name="ce52"/>
          <table:table-cell table:style-name="ce54" table:formula="oooc:=IF([.D24];([.D24]-[.C24]);&quot;&quot;)"/>
          <table:table-cell table:style-name="ce36"/>
          <table:table-cell table:number-columns-repeated="5" table:style-name="ce37"/>
          <table:table-cell table:number-columns-repeated="2" table:style-name="ce39"/>
          <table:table-cell table:number-columns-repeated="7" table:style-name="ce37"/>
        </table:table-row>
        <table:table-row table:style-name="ro4">
          <table:table-cell table:style-name="ce50" table:formula="oooc:=IF([.B25];TEXT(WEEKDAY([.B25]);&quot;DDD&quot;);&quot;&quot;)"/>
          <table:table-cell table:style-name="ce56"/>
          <table:table-cell table:number-columns-repeated="2" table:style-name="ce52"/>
          <table:table-cell table:style-name="ce54" table:formula="oooc:=IF([.D25];([.D25]-[.C25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6];TEXT(WEEKDAY([.B26]);&quot;DDD&quot;);&quot;&quot;)"/>
          <table:table-cell table:style-name="ce56"/>
          <table:table-cell table:number-columns-repeated="2" table:style-name="ce52"/>
          <table:table-cell table:style-name="ce54" table:formula="oooc:=IF([.D26];([.D26]-[.C26]);&quot;&quot;)"/>
          <table:table-cell table:style-name="ce36"/>
          <table:table-cell table:number-columns-repeated="4" table:style-name="ce3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7];TEXT(WEEKDAY([.B27]);&quot;DDD&quot;);&quot;&quot;)"/>
          <table:table-cell table:style-name="ce56"/>
          <table:table-cell table:number-columns-repeated="2" table:style-name="ce52"/>
          <table:table-cell table:style-name="ce54" table:formula="oooc:=IF([.D27];([.D27]-[.C27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8];TEXT(WEEKDAY([.B28]);&quot;DDD&quot;);&quot;&quot;)"/>
          <table:table-cell table:style-name="ce56"/>
          <table:table-cell table:number-columns-repeated="2" table:style-name="ce52"/>
          <table:table-cell table:style-name="ce54" table:formula="oooc:=IF([.D28];([.D28]-[.C28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9];TEXT(WEEKDAY([.B29]);&quot;DDD&quot;);&quot;&quot;)"/>
          <table:table-cell table:style-name="ce56"/>
          <table:table-cell table:number-columns-repeated="2" table:style-name="ce52"/>
          <table:table-cell table:style-name="ce54" table:formula="oooc:=IF([.D29];([.D29]-[.C29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0];TEXT(WEEKDAY([.B30]);&quot;DDD&quot;);&quot;&quot;)"/>
          <table:table-cell table:style-name="ce56"/>
          <table:table-cell table:number-columns-repeated="2" table:style-name="ce52"/>
          <table:table-cell table:style-name="ce54" table:formula="oooc:=IF([.D30];([.D30]-[.C30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1];TEXT(WEEKDAY([.B31]);&quot;DDD&quot;);&quot;&quot;)"/>
          <table:table-cell table:style-name="ce56"/>
          <table:table-cell table:number-columns-repeated="2" table:style-name="ce52"/>
          <table:table-cell table:style-name="ce54" table:formula="oooc:=IF([.D31];([.D31]-[.C31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32];TEXT(WEEKDAY([.B32]);&quot;DDD&quot;);&quot;&quot;)"/>
          <table:table-cell table:style-name="ce56"/>
          <table:table-cell table:number-columns-repeated="2" table:style-name="ce52"/>
          <table:table-cell table:style-name="ce54" table:formula="oooc:=IF([.D32];([.D32]-[.C32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3];TEXT(WEEKDAY([.B33]);&quot;DDD&quot;);&quot;&quot;)"/>
          <table:table-cell table:style-name="ce51"/>
          <table:table-cell table:number-columns-repeated="2" table:style-name="ce52"/>
          <table:table-cell table:style-name="ce54" table:formula="oooc:=IF([.D33];([.D33]-[.C33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4];TEXT(WEEKDAY([.B34]);&quot;DDD&quot;);&quot;&quot;)"/>
          <table:table-cell table:style-name="ce56"/>
          <table:table-cell table:number-columns-repeated="2" table:style-name="ce52"/>
          <table:table-cell table:style-name="ce54" table:formula="oooc:=IF([.D34];([.D34]-[.C34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 table:formula="oooc:=IF([.D35];([.D35]-[.C35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 table:formula="oooc:=IF([.D36];([.D36]-[.C36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2"/>
          <table:table-cell table:style-name="ce56"/>
          <table:table-cell table:number-columns-repeated="2" table:style-name="ce52"/>
          <table:table-cell table:style-name="ce73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4" table:style-name="ce71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 table:formula="oooc:=IF([.B60];TEXT(WEEKDAY([.B60]);&quot;DDD&quot;);&quot;&quot;)"/>
          <table:table-cell table:style-name="ce37"/>
          <table:table-cell table:number-columns-repeated="2" table:style-name="ce39"/>
          <table:table-cell table:style-name="ce76" table:formula="oooc:=IF([.D60];([.D60]-[.C60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1];TEXT(WEEKDAY([.B61]);&quot;DDD&quot;);&quot;&quot;)"/>
          <table:table-cell table:style-name="ce37"/>
          <table:table-cell table:number-columns-repeated="2" table:style-name="ce39"/>
          <table:table-cell table:style-name="ce76" table:formula="oooc:=IF([.D61];([.D61]-[.C61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2];TEXT(WEEKDAY([.B62]);&quot;DDD&quot;);&quot;&quot;)"/>
          <table:table-cell table:style-name="ce37"/>
          <table:table-cell table:number-columns-repeated="2" table:style-name="ce39"/>
          <table:table-cell table:style-name="ce81" table:formula="oooc:=IF([.D62];([.D62]-[.C62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3];TEXT(WEEKDAY([.B63]);&quot;DDD&quot;);&quot;&quot;)"/>
          <table:table-cell table:style-name="ce37"/>
          <table:table-cell table:number-columns-repeated="2" table:style-name="ce39"/>
          <table:table-cell table:style-name="ce81" table:formula="oooc:=IF([.D63];([.D63]-[.C63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4];TEXT(WEEKDAY([.B64]);&quot;DDD&quot;);&quot;&quot;)"/>
          <table:table-cell table:style-name="ce37"/>
          <table:table-cell table:number-columns-repeated="2" table:style-name="ce39"/>
          <table:table-cell table:style-name="ce81" table:formula="oooc:=IF([.D64];([.D64]-[.C64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5];TEXT(WEEKDAY([.B65]);&quot;DDD&quot;);&quot;&quot;)"/>
          <table:table-cell table:style-name="ce37"/>
          <table:table-cell table:number-columns-repeated="2" table:style-name="ce39"/>
          <table:table-cell table:style-name="ce81" table:formula="oooc:=IF([.D65];([.D65]-[.C65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6];TEXT(WEEKDAY([.B66]);&quot;DDD&quot;);&quot;&quot;)"/>
          <table:table-cell table:style-name="ce37"/>
          <table:table-cell table:number-columns-repeated="2" table:style-name="ce39"/>
          <table:table-cell table:style-name="ce81" table:formula="oooc:=IF([.D66];([.D66]-[.C66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7];TEXT(WEEKDAY([.B67]);&quot;DDD&quot;);&quot;&quot;)"/>
          <table:table-cell table:style-name="ce37"/>
          <table:table-cell table:number-columns-repeated="2" table:style-name="ce39"/>
          <table:table-cell table:style-name="ce81" table:formula="oooc:=IF([.D67];([.D67]-[.C67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8];TEXT(WEEKDAY([.B68]);&quot;DDD&quot;);&quot;&quot;)"/>
          <table:table-cell table:style-name="ce37"/>
          <table:table-cell table:number-columns-repeated="2" table:style-name="ce39"/>
          <table:table-cell table:style-name="ce81" table:formula="oooc:=IF([.D68];([.D68]-[.C68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9];TEXT(WEEKDAY([.B69]);&quot;DDD&quot;);&quot;&quot;)"/>
          <table:table-cell table:style-name="ce37"/>
          <table:table-cell table:number-columns-repeated="2" table:style-name="ce39"/>
          <table:table-cell table:style-name="ce81" table:formula="oooc:=IF([.D69];([.D69]-[.C69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0];TEXT(WEEKDAY([.B70]);&quot;DDD&quot;);&quot;&quot;)"/>
          <table:table-cell table:style-name="ce37"/>
          <table:table-cell table:number-columns-repeated="2" table:style-name="ce39"/>
          <table:table-cell table:style-name="ce81" table:formula="oooc:=IF([.D70];([.D70]-[.C70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</table:table>
      <table:table table:name="BRIS" table:style-name="ta5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16" table:default-cell-style-name="ce15"/>
        <table:table-column table:style-name="co6" table:number-columns-repeated="6" table:default-cell-style-name="ce15"/>
        <table:table-column table:style-name="co12" table:number-columns-repeated="7" table:default-cell-style-name="ce15"/>
        <table:table-column table:style-name="co15" table:default-cell-style-name="ce15" table:number-columns-repeated="236"/>
        <table:table-row table:style-name="ro4">
          <table:table-cell table:style-name="ce35" office:value-type="string">
            <text:p/>
          </table:table-cell>
          <table:table-cell table:style-name="ce36" office:value-type="string">
            <text:p/>
          </table:table-cell>
          <table:table-cell table:number-columns-repeated="2" table:style-name="ce37"/>
          <table:table-cell table:style-name="ce38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0" table:number-columns-spanned="4" table:number-rows-spanned="1" office:value-type="string">
            <text:p>SUM</text:p>
          </table:table-cell>
          <table:covered-table-cell table:number-columns-repeated="3"/>
          <table:table-cell table:style-name="ce41" table:formula="oooc:=[.E3]+[.E4]" office:value-type="string">
            <text:p>43:55:00</text:p>
          </table:table-cell>
          <table:table-cell table:style-name="ce45" table:number-columns-spanned="1" table:number-rows-spanned="3" office:value-type="string">
            <text:p>BRINNICH Selina
eMail: sbrinnich@student.tgm.ac.at
Mobile: +43 680 3181983</text:p>
          </table:table-cell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lesson</text:p>
          </table:table-cell>
          <table:covered-table-cell table:number-columns-repeated="3"/>
          <table:table-cell table:style-name="ce43" table:formula="oooc:=SUMIF([.H7:.H72];[.H5];[.E7:.E72])" office:value-type="string">
            <text:p>25:40:00</text:p>
          </table:table-cell>
          <table:covered-table-cell/>
          <table:table-cell table:number-columns-repeated="3" table:style-name="ce44"/>
          <table:table-cell table:style-name="ce44" table:formula="oooc:=SUM([.J4:.M4])" table:number-columns-spanned="4" table:number-rows-spanned="1" office:value-type="string">
            <text:p>00:20</text:p>
          </table:table-cell>
          <table:covered-table-cell table:number-columns-repeated="3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home</text:p>
          </table:table-cell>
          <table:covered-table-cell table:number-columns-repeated="3"/>
          <table:table-cell table:style-name="ce43" table:formula="oooc:=SUMIF([.I7:.I72];[.I5];[.E7:.E72])" office:value-type="string">
            <text:p>18:15:00</text:p>
          </table:table-cell>
          <table:covered-table-cell/>
          <table:table-cell table:number-columns-repeated="3" table:style-name="ce44"/>
          <table:table-cell table:style-name="ce44" table:formula="oooc:=SUM([.J7:.J301])" office:value-type="string">
            <text:p>00:20</text:p>
          </table:table-cell>
          <table:table-cell table:style-name="ce44" table:formula="oooc:=SUM([.K7:.K301])" office:value-type="string">
            <text:p>00:00</text:p>
          </table:table-cell>
          <table:table-cell table:style-name="ce44" table:formula="oooc:=SUM([.L7:.L303])" office:value-type="string">
            <text:p>00:00</text:p>
          </table:table-cell>
          <table:table-cell table:style-name="ce44" table:formula="oooc:=SUM([.M7:.M303])" office:value-type="string">
            <text:p>00:00</text:p>
          </table:table-cell>
          <table:table-cell table:number-columns-repeated="7" table:style-name="ce37"/>
        </table:table-row>
        <table:table-row table:style-name="ro4">
          <table:table-cell table:style-name="ce35"/>
          <table:table-cell table:number-columns-repeated="3" table:style-name="ce37"/>
          <table:table-cell table:style-name="ce38"/>
          <table:table-cell table:style-name="ce37"/>
          <table:table-cell table:style-name="ce39"/>
          <table:table-cell table:style-name="ce45" office:value-type="string">
            <text:p>sc</text:p>
          </table:table-cell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40" office:value-type="string">
            <text:p>Day</text:p>
          </table:table-cell>
          <table:table-cell table:style-name="ce46" office:value-type="string">
            <text:p>Date</text:p>
          </table:table-cell>
          <table:table-cell table:style-name="ce46" office:value-type="string">
            <text:p>Begin</text:p>
          </table:table-cell>
          <table:table-cell table:style-name="ce46" office:value-type="string">
            <text:p>End</text:p>
          </table:table-cell>
          <table:table-cell table:style-name="ce47" office:value-type="string">
            <text:p>Hours</text:p>
          </table:table-cell>
          <table:table-cell table:style-name="ce48" office:value-type="string">
            <text:p>Task</text:p>
          </table:table-cell>
          <table:table-cell table:style-name="ce49" office:value-type="string">
            <text:p>Category</text:p>
          </table:table-cell>
          <table:table-cell table:style-name="ce49" table:number-columns-spanned="2" table:number-rows-spanned="1" office:value-type="string">
            <text:p>Timedef</text:p>
          </table:table-cell>
          <table:covered-table-cell/>
          <table:table-cell table:style-name="ce38" office:value-type="string">
            <text:p>Break1</text:p>
          </table:table-cell>
          <table:table-cell table:style-name="ce38" office:value-type="string">
            <text:p>Break2</text:p>
          </table:table-cell>
          <table:table-cell table:style-name="ce38" office:value-type="string">
            <text:p>Break3</text:p>
          </table:table-cell>
          <table:table-cell table:style-name="ce38" office:value-type="string">
            <text:p>Break4</text:p>
          </table:table-cell>
          <table:table-cell table:number-columns-repeated="7" table:style-name="ce37"/>
        </table:table-row>
        <table:table-row table:style-name="ro4">
          <table:table-cell table:style-name="ce50" table:formula="oooc:=IF([.B7];TEXT(WEEKDAY([.B7]);&quot;DDD&quot;);&quot;&quot;)" office:value-type="string">
            <text:p>Mo.</text:p>
          </table:table-cell>
          <table:table-cell table:style-name="ce53" office:value-type="date" office:date-value="2015-04-20T00:00:00">
            <text:p>20.04.2015</text:p>
          </table:table-cell>
          <table:table-cell table:style-name="ce55" office:value-type="time" office:time-value="PT11H30M00S">
            <text:p>11:30</text:p>
          </table:table-cell>
          <table:table-cell table:style-name="ce55" office:value-type="time" office:time-value="PT12H00M00S">
            <text:p>12:00</text:p>
          </table:table-cell>
          <table:table-cell table:style-name="ce54" table:formula="oooc:=IF([.D7];([.D7]-[.C7]);&quot;&quot;)" office:value-type="string">
            <text:p>00:30</text:p>
          </table:table-cell>
          <table:table-cell table:style-name="ce45" office:value-type="string">
            <text:p>Kick-Off Meeting, Abteilungsleiter Einteil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8];TEXT(WEEKDAY([.B8]);&quot;DDD&quot;);&quot;&quot;)" office:value-type="string">
            <text:p>Di.</text:p>
          </table:table-cell>
          <table:table-cell table:style-name="ce53" office:value-type="date" office:date-value="2015-04-21T00:00:00">
            <text:p>21.04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8];([.D8]-[.C8]);&quot;&quot;)" office:value-type="string">
            <text:p>01:40</text:p>
          </table:table-cell>
          <table:table-cell table:style-name="ce45" office:value-type="string">
            <text:p>Design-Überleg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9];TEXT(WEEKDAY([.B9]);&quot;DDD&quot;);&quot;&quot;)" office:value-type="string">
            <text:p>Do.</text:p>
          </table:table-cell>
          <table:table-cell table:style-name="ce53" office:value-type="date" office:date-value="2015-04-23T00:00:00">
            <text:p>23.04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00M00S">
            <text:p>11:00</text:p>
          </table:table-cell>
          <table:table-cell table:style-name="ce54" table:formula="oooc:=IF([.D9];([.D9]-[.C9]);&quot;&quot;)" office:value-type="string">
            <text:p>01:00</text:p>
          </table:table-cell>
          <table:table-cell table:style-name="ce45" office:value-type="string">
            <text:p>Design-Überlegung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0];TEXT(WEEKDAY([.B10]);&quot;DDD&quot;);&quot;&quot;)" office:value-type="string">
            <text:p>Fr.</text:p>
          </table:table-cell>
          <table:table-cell table:style-name="ce53" office:value-type="date" office:date-value="2015-04-24T00:00:00">
            <text:p>24.04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10];([.D10]-[.C10]);&quot;&quot;)" office:value-type="string">
            <text:p>01:40</text:p>
          </table:table-cell>
          <table:table-cell table:style-name="ce45" office:value-type="string">
            <text:p>Festlegen der Views, Ausprobieren von Forms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1];TEXT(WEEKDAY([.B11]);&quot;DDD&quot;);&quot;&quot;)" office:value-type="string">
            <text:p>Di.</text:p>
          </table:table-cell>
          <table:table-cell table:style-name="ce53" office:value-type="date" office:date-value="2015-04-28T00:00:00">
            <text:p>28.04.2015</text:p>
          </table:table-cell>
          <table:table-cell table:style-name="ce55" office:value-type="time" office:time-value="PT10H09M59S">
            <text:p>10:10</text:p>
          </table:table-cell>
          <table:table-cell table:style-name="ce55" office:value-type="time" office:time-value="PT11H15M00S">
            <text:p>11:15</text:p>
          </table:table-cell>
          <table:table-cell table:style-name="ce54" table:formula="oooc:=IF([.D11];([.D11]-[.C11]);&quot;&quot;)" office:value-type="string">
            <text:p>01:05</text:p>
          </table:table-cell>
          <table:table-cell table:style-name="ce45" office:value-type="string">
            <text:p>Aufgabenverteil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2];TEXT(WEEKDAY([.B12]);&quot;DDD&quot;);&quot;&quot;)" office:value-type="string">
            <text:p>Mi.</text:p>
          </table:table-cell>
          <table:table-cell table:style-name="ce53" office:value-type="date" office:date-value="2015-04-29T00:00:00">
            <text:p>29.04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19M59S">
            <text:p>11:20</text:p>
          </table:table-cell>
          <table:table-cell table:style-name="ce54" table:formula="oooc:=IF([.D12];([.D12]-[.C12]);&quot;&quot;)" office:value-type="string">
            <text:p>01:20</text:p>
          </table:table-cell>
          <table:table-cell table:style-name="ce45" office:value-type="string">
            <text:p>ERD-Überleg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3];TEXT(WEEKDAY([.B13]);&quot;DDD&quot;);&quot;&quot;)" office:value-type="string">
            <text:p>Do.</text:p>
          </table:table-cell>
          <table:table-cell table:style-name="ce53" office:value-type="date" office:date-value="2015-04-30T00:00:00">
            <text:p>30.04.2015</text:p>
          </table:table-cell>
          <table:table-cell table:style-name="ce55" office:value-type="time" office:time-value="PT12H00M00S">
            <text:p>12:00</text:p>
          </table:table-cell>
          <table:table-cell table:style-name="ce55" office:value-type="time" office:time-value="PT13H10M00S">
            <text:p>13:10</text:p>
          </table:table-cell>
          <table:table-cell table:style-name="ce54" table:formula="oooc:=IF([.D13];([.D13]-[.C13]);&quot;&quot;)" office:value-type="string">
            <text:p>01:10</text:p>
          </table:table-cell>
          <table:table-cell table:style-name="ce45" office:value-type="string">
            <text:p>View-Überleg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4];TEXT(WEEKDAY([.B14]);&quot;DDD&quot;);&quot;&quot;)" office:value-type="string">
            <text:p>Mi.</text:p>
          </table:table-cell>
          <table:table-cell table:style-name="ce53" office:value-type="date" office:date-value="2015-05-06T00:00:00">
            <text:p>06.05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4];([.D14]-[.C14]);&quot;&quot;)" office:value-type="string">
            <text:p>01:30</text:p>
          </table:table-cell>
          <table:table-cell table:style-name="ce45" office:value-type="string">
            <text:p>Design-Implementierung: Buch herunterladen</text:p>
          </table:table-cell>
          <table:table-cell table:style-name="ce45" office:value-type="string">
            <text:p>LF20.020</text:p>
          </table:table-cell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5];TEXT(WEEKDAY([.B15]);&quot;DDD&quot;);&quot;&quot;)" office:value-type="string">
            <text:p>Di.</text:p>
          </table:table-cell>
          <table:table-cell table:style-name="ce53" office:value-type="date" office:date-value="2015-05-12T00:00:00">
            <text:p>12.05.2015</text:p>
          </table:table-cell>
          <table:table-cell table:style-name="ce55" office:value-type="time" office:time-value="PT14H10M00S">
            <text:p>14:10</text:p>
          </table:table-cell>
          <table:table-cell table:style-name="ce55" office:value-type="time" office:time-value="PT14H50M00S">
            <text:p>14:50</text:p>
          </table:table-cell>
          <table:table-cell table:style-name="ce54" table:formula="oooc:=IF([.D15];([.D15]-[.C15]);&quot;&quot;)" office:value-type="string">
            <text:p>00:40</text:p>
          </table:table-cell>
          <table:table-cell table:style-name="ce45" office:value-type="string">
            <text:p>Nav-Bar fixi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6];TEXT(WEEKDAY([.B16]);&quot;DDD&quot;);&quot;&quot;)" office:value-type="string">
            <text:p>Mi.</text:p>
          </table:table-cell>
          <table:table-cell table:style-name="ce53" office:value-type="date" office:date-value="2015-05-13T00:00:00">
            <text:p>13.05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6];([.D16]-[.C16]);&quot;&quot;)" office:value-type="string">
            <text:p>01:30</text:p>
          </table:table-cell>
          <table:table-cell table:style-name="ce45" office:value-type="string">
            <text:p>Nav-Bar fixing, Time Recording anpassen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7];TEXT(WEEKDAY([.B17]);&quot;DDD&quot;);&quot;&quot;)" office:value-type="string">
            <text:p>Sa.</text:p>
          </table:table-cell>
          <table:table-cell table:style-name="ce53" office:value-type="date" office:date-value="2015-05-16T00:00:00">
            <text:p>16.05.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0H30M00S">
            <text:p>10:30</text:p>
          </table:table-cell>
          <table:table-cell table:style-name="ce54" table:formula="oooc:=IF([.D17];([.D17]-[.C17]);&quot;&quot;)" office:value-type="string">
            <text:p>00:40</text:p>
          </table:table-cell>
          <table:table-cell table:style-name="ce45" office:value-type="string">
            <text:p>Research: Verbindung JavaEE7 -&gt; MongoDB</text:p>
          </table:table-cell>
          <table:table-cell table:number-columns-repeated="2" table:style-name="ce57"/>
          <table:table-cell table:style-name="ce45" office:value-type="string">
            <text:p>fr</text:p>
          </table:table-cell>
          <table:table-cell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8];TEXT(WEEKDAY([.B18]);&quot;DDD&quot;);&quot;&quot;)" office:value-type="string">
            <text:p>Mi.</text:p>
          </table:table-cell>
          <table:table-cell table:style-name="ce53" office:value-type="date" office:date-value="2015-05-13T00:00:00">
            <text:p>13.05.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8];([.D18]-[.C18]);&quot;&quot;)" office:value-type="string">
            <text:p>01:40</text:p>
          </table:table-cell>
          <table:table-cell table:style-name="ce45" office:value-type="string">
            <text:p>View design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9];TEXT(WEEKDAY([.B19]);&quot;DDD&quot;);&quot;&quot;)" office:value-type="string">
            <text:p>Mi.</text:p>
          </table:table-cell>
          <table:table-cell table:style-name="ce53" office:value-type="date" office:date-value="2015-05-27T00:00:00">
            <text:p>27.05.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9];([.D19]-[.C19]);&quot;&quot;)" office:value-type="string">
            <text:p>01:40</text:p>
          </table:table-cell>
          <table:table-cell table:style-name="ce45" office:value-type="string">
            <text:p>Views zusammenfügen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20];TEXT(WEEKDAY([.B20]);&quot;DDD&quot;);&quot;&quot;)" office:value-type="string">
            <text:p>Do.</text:p>
          </table:table-cell>
          <table:table-cell table:style-name="ce53" office:value-type="date" office:date-value="2015-05-28T00:00:00">
            <text:p>28.05.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20];([.D20]-[.C20]);&quot;&quot;)" office:value-type="string">
            <text:p>01:40</text:p>
          </table:table-cell>
          <table:table-cell table:style-name="ce45" office:value-type="string">
            <text:p>Views zusammenfügen</text:p>
          </table:table-cell>
          <table:table-cell table:style-name="ce39"/>
          <table:table-cell table:style-name="ce45" office:value-type="string">
            <text:p>sc</text:p>
          </table:table-cell>
          <table:table-cell table:style-name="ce39"/>
          <table:table-cell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1];TEXT(WEEKDAY([.B21]);&quot;DDD&quot;);&quot;&quot;)" office:value-type="string">
            <text:p>Do.</text:p>
          </table:table-cell>
          <table:table-cell table:style-name="ce53" office:value-type="date" office:date-value="2015-05-28T00:00:00">
            <text:p>28.05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4H10M00S">
            <text:p>14:10</text:p>
          </table:table-cell>
          <table:table-cell table:style-name="ce54" table:formula="oooc:=IF([.D21];([.D21]-[.C21]);&quot;&quot;)" office:value-type="string">
            <text:p>00:50</text:p>
          </table:table-cell>
          <table:table-cell table:style-name="ce45" office:value-type="string">
            <text:p>Views an Design anpassen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22];TEXT(WEEKDAY([.B22]);&quot;DDD&quot;);&quot;&quot;)" office:value-type="string">
            <text:p>Do.</text:p>
          </table:table-cell>
          <table:table-cell table:style-name="ce53" office:value-type="date" office:date-value="2015-05-28T00:00:00">
            <text:p>28.05.2015</text:p>
          </table:table-cell>
          <table:table-cell table:style-name="ce55" office:value-type="time" office:time-value="PT16H00M00S">
            <text:p>16:00</text:p>
          </table:table-cell>
          <table:table-cell table:style-name="ce55" office:value-type="time" office:time-value="PT17H40M00S">
            <text:p>17:40</text:p>
          </table:table-cell>
          <table:table-cell table:style-name="ce54" table:formula="oooc:=IF([.D22];([.D22]-[.C22]);&quot;&quot;)" office:value-type="string">
            <text:p>01:40</text:p>
          </table:table-cell>
          <table:table-cell table:style-name="ce45" office:value-type="string">
            <text:p>Views an Design anpassen, View für Buch anzeigen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23];TEXT(WEEKDAY([.B23]);&quot;DDD&quot;);&quot;&quot;)" office:value-type="string">
            <text:p>Fr.</text:p>
          </table:table-cell>
          <table:table-cell table:style-name="ce53" office:value-type="date" office:date-value="2015-05-29T00:00:00">
            <text:p>29.05.2015</text:p>
          </table:table-cell>
          <table:table-cell table:style-name="ce55" office:value-type="time" office:time-value="PT08H30M00S">
            <text:p>08:30</text:p>
          </table:table-cell>
          <table:table-cell table:style-name="ce55" office:value-type="time" office:time-value="PT09H20M00S">
            <text:p>09:20</text:p>
          </table:table-cell>
          <table:table-cell table:style-name="ce54" table:formula="oooc:=IF([.D23];([.D23]-[.C23]);&quot;&quot;)" office:value-type="string">
            <text:p>00:50</text:p>
          </table:table-cell>
          <table:table-cell table:style-name="ce45" office:value-type="string">
            <text:p>View für Index-Seite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24];TEXT(WEEKDAY([.B24]);&quot;DDD&quot;);&quot;&quot;)" office:value-type="string">
            <text:p>Fr.</text:p>
          </table:table-cell>
          <table:table-cell table:style-name="ce53" office:value-type="date" office:date-value="2015-05-29T00:00:00">
            <text:p>29.05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24];([.D24]-[.C24]);&quot;&quot;)" office:value-type="string">
            <text:p>01:40</text:p>
          </table:table-cell>
          <table:table-cell table:style-name="ce45" office:value-type="string">
            <text:p>View für Buch melden anpassen</text:p>
          </table:table-cell>
          <table:table-cell table:style-name="ce39"/>
          <table:table-cell table:style-name="ce45" office:value-type="string">
            <text:p>sc</text:p>
          </table:table-cell>
          <table:table-cell table:style-name="ce45"/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25];TEXT(WEEKDAY([.B25]);&quot;DDD&quot;);&quot;&quot;)" office:value-type="string">
            <text:p>So.</text:p>
          </table:table-cell>
          <table:table-cell table:style-name="ce53" office:value-type="date" office:date-value="2015-05-31T00:00:00">
            <text:p>31.05.2015</text:p>
          </table:table-cell>
          <table:table-cell table:style-name="ce55" office:value-type="time" office:time-value="PT13H00M00S">
            <text:p>13:00</text:p>
          </table:table-cell>
          <table:table-cell table:style-name="ce55" office:value-type="time" office:time-value="PT15H30M00S">
            <text:p>15:30</text:p>
          </table:table-cell>
          <table:table-cell table:style-name="ce54" table:formula="oooc:=IF([.D25];([.D25]-[.C25]);&quot;&quot;)" office:value-type="string">
            <text:p>02:30</text:p>
          </table:table-cell>
          <table:table-cell table:style-name="ce45" office:value-type="string">
            <text:p>Bücher aus DB in View anzeigen, Research JEE Security (für Login,...)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26];TEXT(WEEKDAY([.B26]);&quot;DDD&quot;);&quot;&quot;)" office:value-type="string">
            <text:p>Mo.</text:p>
          </table:table-cell>
          <table:table-cell table:style-name="ce53" office:value-type="date" office:date-value="2015-06-01T00:00:00">
            <text:p>01.06.2015</text:p>
          </table:table-cell>
          <table:table-cell table:style-name="ce55" office:value-type="time" office:time-value="PT08H50M00S">
            <text:p>08:50</text:p>
          </table:table-cell>
          <table:table-cell table:style-name="ce55" office:value-type="time" office:time-value="PT09H49M59S">
            <text:p>09:50</text:p>
          </table:table-cell>
          <table:table-cell table:style-name="ce54" table:formula="oooc:=IF([.D26];([.D26]-[.C26]);&quot;&quot;)" office:value-type="string">
            <text:p>01:00</text:p>
          </table:table-cell>
          <table:table-cell table:style-name="ce45" office:value-type="string">
            <text:p>View über Servlet</text:p>
          </table:table-cell>
          <table:table-cell table:style-name="ce37"/>
          <table:table-cell table:style-name="ce67" office:value-type="string">
            <text:p>sc</text:p>
          </table:table-cell>
          <table:table-cell table:number-columns-repeated="3" table:style-name="ce37"/>
          <table:table-cell table:number-columns-repeated="2" table:style-name="ce39"/>
          <table:table-cell table:number-columns-repeated="7" table:style-name="ce37"/>
        </table:table-row>
        <table:table-row table:style-name="ro4">
          <table:table-cell table:style-name="ce50" table:formula="oooc:=IF([.B27];TEXT(WEEKDAY([.B27]);&quot;DDD&quot;);&quot;&quot;)" office:value-type="string">
            <text:p>Di.</text:p>
          </table:table-cell>
          <table:table-cell table:style-name="ce53" office:value-type="date" office:date-value="2015-06-02T00:00:00">
            <text:p>02.06.2015</text:p>
          </table:table-cell>
          <table:table-cell table:style-name="ce55" office:value-type="time" office:time-value="PT21H45M00S">
            <text:p>21:45</text:p>
          </table:table-cell>
          <table:table-cell table:style-name="ce55" office:value-type="time" office:time-value="PT23H50M00S">
            <text:p>23:50</text:p>
          </table:table-cell>
          <table:table-cell table:style-name="ce54" table:formula="oooc:=IF([.D27];([.D27]-[.C27]);&quot;&quot;)" office:value-type="string">
            <text:p>02:05</text:p>
          </table:table-cell>
          <table:table-cell table:style-name="ce45" office:value-type="string">
            <text:p>Passwort zurücksetzen (Erste View, Emails versenden)</text:p>
          </table:table-cell>
          <table:table-cell table:style-name="ce45" office:value-type="string">
            <text:p>LF10.050</text:p>
          </table:table-cell>
          <table:table-cell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28];TEXT(WEEKDAY([.B28]);&quot;DDD&quot;);&quot;&quot;)" office:value-type="string">
            <text:p>Mi.</text:p>
          </table:table-cell>
          <table:table-cell table:style-name="ce53" office:value-type="date" office:date-value="2015-06-03T00:00:00">
            <text:p>03.06.2015</text:p>
          </table:table-cell>
          <table:table-cell table:style-name="ce55" office:value-type="time" office:time-value="PT23H19M59S">
            <text:p>23:20</text:p>
          </table:table-cell>
          <table:table-cell table:style-name="ce55" office:value-type="time" office:time-value="PT24H00M00S">
            <text:p>00:00</text:p>
          </table:table-cell>
          <table:table-cell table:style-name="ce54" table:formula="oooc:=IF([.D28];([.D28]-[.C28]);&quot;&quot;)" office:value-type="string">
            <text:p>00:40</text:p>
          </table:table-cell>
          <table:table-cell table:style-name="ce45" office:value-type="string">
            <text:p>Research: JEE Security (für Login,...)</text:p>
          </table:table-cell>
          <table:table-cell table:number-columns-repeated="2" table:style-name="ce37"/>
          <table:table-cell table:style-name="ce67" office:value-type="string">
            <text:p>fr</text:p>
          </table:table-cell>
          <table:table-cell table:style-name="ce3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9];TEXT(WEEKDAY([.B29]);&quot;DDD&quot;);&quot;&quot;)" office:value-type="string">
            <text:p>Do.</text:p>
          </table:table-cell>
          <table:table-cell table:style-name="ce53" office:value-type="date" office:date-value="2015-06-04T00:00:00">
            <text:p>04.06.2015</text:p>
          </table:table-cell>
          <table:table-cell table:style-name="ce55" office:value-type="time" office:time-value="PT00H00M00S">
            <text:p>00:00</text:p>
          </table:table-cell>
          <table:table-cell table:style-name="ce55" office:value-type="time" office:time-value="PT02H39M59S">
            <text:p>02:40</text:p>
          </table:table-cell>
          <table:table-cell table:style-name="ce54" table:formula="oooc:=IF([.D29];([.D29]-[.C29]);&quot;&quot;)" office:value-type="string">
            <text:p>02:40</text:p>
          </table:table-cell>
          <table:table-cell table:style-name="ce45" office:value-type="string">
            <text:p>Research: JEE Security (für Login,...), Implementierung Login (teilweise)</text:p>
          </table:table-cell>
          <table:table-cell table:style-name="ce45" office:value-type="string">
            <text:p>LF10.030</text:p>
          </table:table-cell>
          <table:table-cell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30];TEXT(WEEKDAY([.B30]);&quot;DDD&quot;);&quot;&quot;)" office:value-type="string">
            <text:p>Do.</text:p>
          </table:table-cell>
          <table:table-cell table:style-name="ce53" office:value-type="date" office:date-value="2015-06-04T00:00:00">
            <text:p>04.06.2015</text:p>
          </table:table-cell>
          <table:table-cell table:style-name="ce55" office:value-type="time" office:time-value="PT18H30M00S">
            <text:p>18:30</text:p>
          </table:table-cell>
          <table:table-cell table:style-name="ce55" office:value-type="time" office:time-value="PT20H34M59S">
            <text:p>20:35</text:p>
          </table:table-cell>
          <table:table-cell table:style-name="ce54" table:formula="oooc:=IF([.D30];([.D30]-[.C30]);&quot;&quot;)" office:value-type="string">
            <text:p>02:05</text:p>
          </table:table-cell>
          <table:table-cell table:style-name="ce45" office:value-type="string">
            <text:p>Implementierung Login mit Rechtesystem</text:p>
          </table:table-cell>
          <table:table-cell table:style-name="ce45" office:value-type="string">
            <text:p>LF10.030</text:p>
          </table:table-cell>
          <table:table-cell table:style-name="ce57"/>
          <table:table-cell table:style-name="ce45" office:value-type="string">
            <text:p>fr</text:p>
          </table:table-cell>
          <table:table-cell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31];TEXT(WEEKDAY([.B31]);&quot;DDD&quot;);&quot;&quot;)" office:value-type="string">
            <text:p>Mo.</text:p>
          </table:table-cell>
          <table:table-cell table:style-name="ce53" office:value-type="date" office:date-value="2015-06-08T00:00:00">
            <text:p>08.06.2015</text:p>
          </table:table-cell>
          <table:table-cell table:style-name="ce55" office:value-type="time" office:time-value="PT08H50M00S">
            <text:p>08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31];([.D31]-[.C31]);&quot;&quot;)" office:value-type="string">
            <text:p>02:40</text:p>
          </table:table-cell>
          <table:table-cell table:style-name="ce45" office:value-type="string">
            <text:p>DDL-Script korrigiert, Entities neu generiert, Email-Client für Passwort zurücksetzen geändert</text:p>
          </table:table-cell>
          <table:table-cell table:style-name="ce45" office:value-type="string">
            <text:p>LF10.050</text:p>
          </table:table-cell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32];TEXT(WEEKDAY([.B32]);&quot;DDD&quot;);&quot;&quot;)" office:value-type="string">
            <text:p>Di.</text:p>
          </table:table-cell>
          <table:table-cell table:style-name="ce53" office:value-type="date" office:date-value="2015-06-09T00:00:00">
            <text:p>09.06.2015</text:p>
          </table:table-cell>
          <table:table-cell table:style-name="ce55" office:value-type="time" office:time-value="PT09H00M00S">
            <text:p>09:00</text:p>
          </table:table-cell>
          <table:table-cell table:style-name="ce55" office:value-type="time" office:time-value="PT11H00M00S">
            <text:p>11:00</text:p>
          </table:table-cell>
          <table:table-cell table:style-name="ce54" table:formula="oooc:=IF([.D32];([.D32]-[.C32]);&quot;&quot;)" office:value-type="string">
            <text:p>02:00</text:p>
          </table:table-cell>
          <table:table-cell table:style-name="ce45" office:value-type="string">
            <text:p>Passwort zurücksetzen (Zweite View, Funktionalität)</text:p>
          </table:table-cell>
          <table:table-cell table:style-name="ce45" office:value-type="string">
            <text:p>LF10.050</text:p>
          </table:table-cell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33];TEXT(WEEKDAY([.B33]);&quot;DDD&quot;);&quot;&quot;)" office:value-type="string">
            <text:p>Mi.</text:p>
          </table:table-cell>
          <table:table-cell table:style-name="ce53" office:value-type="date" office:date-value="2015-06-10T00:00:00">
            <text:p>10.06.2015</text:p>
          </table:table-cell>
          <table:table-cell table:style-name="ce55" office:value-type="time" office:time-value="PT20H30M00S">
            <text:p>20:30</text:p>
          </table:table-cell>
          <table:table-cell table:style-name="ce55" office:value-type="time" office:time-value="PT22H49M59S">
            <text:p>22:50</text:p>
          </table:table-cell>
          <table:table-cell table:style-name="ce54" table:formula="oooc:=IF([.D33];([.D33]-[.C33]);&quot;&quot;)" office:value-type="string">
            <text:p>02:20</text:p>
          </table:table-cell>
          <table:table-cell table:style-name="ce45" office:value-type="string">
            <text:p>Login/Logout an Seite anpassen, Funktionalität von Registrieren verbessern</text:p>
          </table:table-cell>
          <table:table-cell table:style-name="ce89" office:value-type="string">
            <text:p>LF10.010 LF10.030 LF10.040</text:p>
          </table:table-cell>
          <table:table-cell table:style-name="ce57"/>
          <table:table-cell table:style-name="ce45" office:value-type="string">
            <text:p>fr</text:p>
          </table:table-cell>
          <table:table-cell table:style-name="ce66" office:value-type="time" office:time-value="PT00H20M00S">
            <text:p>00:20:0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34];TEXT(WEEKDAY([.B34]);&quot;DDD&quot;);&quot;&quot;)" office:value-type="string">
            <text:p>Do.</text:p>
          </table:table-cell>
          <table:table-cell table:style-name="ce53" office:value-type="date" office:date-value="2015-06-11T00:00:00">
            <text:p>11.06.2015</text:p>
          </table:table-cell>
          <table:table-cell table:style-name="ce55" office:value-type="time" office:time-value="PT09H30M00S">
            <text:p>09:30</text:p>
          </table:table-cell>
          <table:table-cell table:style-name="ce55" office:value-type="time" office:time-value="PT10H45M00S">
            <text:p>10:45</text:p>
          </table:table-cell>
          <table:table-cell table:style-name="ce54" table:formula="oooc:=IF([.D34];([.D34]-[.C34]);&quot;&quot;)" office:value-type="string">
            <text:p>01:15</text:p>
          </table:table-cell>
          <table:table-cell table:style-name="ce45" office:value-type="string">
            <text:p>UAT-Projekt erstellen, UAT für Buch suchen und User einloggen</text:p>
          </table:table-cell>
          <table:table-cell table:style-name="ce45" office:value-type="string">
            <text:p>LF10.030 LF30.010</text:p>
          </table:table-cell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35];TEXT(WEEKDAY([.B35]);&quot;DDD&quot;);&quot;&quot;)" office:value-type="string">
            <text:p>Do.</text:p>
          </table:table-cell>
          <table:table-cell table:style-name="ce53" office:value-type="date" office:date-value="2015-06-11T00:00:00">
            <text:p>11.06.2015</text:p>
          </table:table-cell>
          <table:table-cell table:style-name="ce55" office:value-type="time" office:time-value="PT20H30M00S">
            <text:p>20:30</text:p>
          </table:table-cell>
          <table:table-cell table:style-name="ce55" office:value-type="time" office:time-value="PT21H15M00S">
            <text:p>21:15</text:p>
          </table:table-cell>
          <table:table-cell table:style-name="ce54" table:formula="oooc:=IF([.D35];([.D35]-[.C35]);&quot;&quot;)" office:value-type="string">
            <text:p>00:45</text:p>
          </table:table-cell>
          <table:table-cell table:style-name="ce45" office:value-type="string">
            <text:p>Buch-Detailseite an Design anpassen, Warning auf Detailseite fixen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36];TEXT(WEEKDAY([.B36]);&quot;DDD&quot;);&quot;&quot;)" office:value-type="string">
            <text:p>Do.</text:p>
          </table:table-cell>
          <table:table-cell table:style-name="ce65" office:value-type="date" office:date-value="2015-06-11T00:00:00">
            <text:p>6/11/2015</text:p>
          </table:table-cell>
          <table:table-cell table:style-name="ce55" office:value-type="time" office:time-value="PT21H30M00S">
            <text:p>21:30</text:p>
          </table:table-cell>
          <table:table-cell table:style-name="ce55" office:value-type="time" office:time-value="PT22H39M59S">
            <text:p>22:40</text:p>
          </table:table-cell>
          <table:table-cell table:style-name="ce54" table:formula="oooc:=IF([.D36];([.D36]-[.C36]);&quot;&quot;)" office:value-type="string">
            <text:p>01:10</text:p>
          </table:table-cell>
          <table:table-cell table:style-name="ce45" office:value-type="string">
            <text:p>Bean zum Buch herunterladen</text:p>
          </table:table-cell>
          <table:table-cell table:style-name="ce45" office:value-type="string">
            <text:p>LF20.020</text:p>
          </table:table-cell>
          <table:table-cell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37];TEXT(WEEKDAY([.B37]);&quot;DDD&quot;);&quot;&quot;)"/>
          <table:table-cell table:style-name="ce56"/>
          <table:table-cell table:number-columns-repeated="2" table:style-name="ce52"/>
          <table:table-cell table:style-name="ce54" table:formula="oooc:=IF([.D37];([.D37]-[.C37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8];TEXT(WEEKDAY([.B38]);&quot;DDD&quot;);&quot;&quot;)"/>
          <table:table-cell table:style-name="ce56"/>
          <table:table-cell table:number-columns-repeated="2" table:style-name="ce52"/>
          <table:table-cell table:style-name="ce54" table:formula="oooc:=IF([.D38];([.D38]-[.C38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9];TEXT(WEEKDAY([.B39]);&quot;DDD&quot;);&quot;&quot;)"/>
          <table:table-cell table:style-name="ce56"/>
          <table:table-cell table:number-columns-repeated="2" table:style-name="ce52"/>
          <table:table-cell table:style-name="ce54" table:formula="oooc:=IF([.D39];([.D39]-[.C39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40];TEXT(WEEKDAY([.B40]);&quot;DDD&quot;);&quot;&quot;)"/>
          <table:table-cell table:style-name="ce56"/>
          <table:table-cell table:number-columns-repeated="2" table:style-name="ce52"/>
          <table:table-cell table:style-name="ce54" table:formula="oooc:=IF([.D40];([.D40]-[.C40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41];TEXT(WEEKDAY([.B41]);&quot;DDD&quot;);&quot;&quot;)"/>
          <table:table-cell table:style-name="ce56"/>
          <table:table-cell table:number-columns-repeated="2" table:style-name="ce52"/>
          <table:table-cell table:style-name="ce54" table:formula="oooc:=IF([.D41];([.D41]-[.C41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42];TEXT(WEEKDAY([.B42]);&quot;DDD&quot;);&quot;&quot;)"/>
          <table:table-cell table:style-name="ce56"/>
          <table:table-cell table:number-columns-repeated="2" table:style-name="ce52"/>
          <table:table-cell table:style-name="ce54" table:formula="oooc:=IF([.D42];([.D42]-[.C42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43];TEXT(WEEKDAY([.B43]);&quot;DDD&quot;);&quot;&quot;)"/>
          <table:table-cell table:style-name="ce56"/>
          <table:table-cell table:number-columns-repeated="2" table:style-name="ce52"/>
          <table:table-cell table:style-name="ce54" table:formula="oooc:=IF([.D43];([.D43]-[.C43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44];TEXT(WEEKDAY([.B44]);&quot;DDD&quot;);&quot;&quot;)"/>
          <table:table-cell table:style-name="ce56"/>
          <table:table-cell table:number-columns-repeated="2" table:style-name="ce52"/>
          <table:table-cell table:style-name="ce54" table:formula="oooc:=IF([.D44];([.D44]-[.C44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45];TEXT(WEEKDAY([.B45]);&quot;DDD&quot;);&quot;&quot;)"/>
          <table:table-cell table:style-name="ce56"/>
          <table:table-cell table:number-columns-repeated="2" table:style-name="ce52"/>
          <table:table-cell table:style-name="ce54" table:formula="oooc:=IF([.D45];([.D45]-[.C45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46];TEXT(WEEKDAY([.B46]);&quot;DDD&quot;);&quot;&quot;)"/>
          <table:table-cell table:style-name="ce56"/>
          <table:table-cell table:number-columns-repeated="2" table:style-name="ce52"/>
          <table:table-cell table:style-name="ce54" table:formula="oooc:=IF([.D46];([.D46]-[.C46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47];TEXT(WEEKDAY([.B47]);&quot;DDD&quot;);&quot;&quot;)"/>
          <table:table-cell table:style-name="ce56"/>
          <table:table-cell table:number-columns-repeated="2" table:style-name="ce52"/>
          <table:table-cell table:style-name="ce54" table:formula="oooc:=IF([.D47];([.D47]-[.C47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48];TEXT(WEEKDAY([.B48]);&quot;DDD&quot;);&quot;&quot;)"/>
          <table:table-cell table:style-name="ce56"/>
          <table:table-cell table:number-columns-repeated="2" table:style-name="ce52"/>
          <table:table-cell table:style-name="ce54" table:formula="oooc:=IF([.D48];([.D48]-[.C48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49];TEXT(WEEKDAY([.B49]);&quot;DDD&quot;);&quot;&quot;)"/>
          <table:table-cell table:style-name="ce56"/>
          <table:table-cell table:number-columns-repeated="2" table:style-name="ce52"/>
          <table:table-cell table:style-name="ce54" table:formula="oooc:=IF([.D49];([.D49]-[.C49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4" table:style-name="ce71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 table:formula="oooc:=IF([.B62];TEXT(WEEKDAY([.B62]);&quot;DDD&quot;);&quot;&quot;)"/>
          <table:table-cell table:style-name="ce37"/>
          <table:table-cell table:number-columns-repeated="2" table:style-name="ce39"/>
          <table:table-cell table:style-name="ce76" table:formula="oooc:=IF([.D62];([.D62]-[.C62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3];TEXT(WEEKDAY([.B63]);&quot;DDD&quot;);&quot;&quot;)"/>
          <table:table-cell table:style-name="ce37"/>
          <table:table-cell table:number-columns-repeated="2" table:style-name="ce39"/>
          <table:table-cell table:style-name="ce76" table:formula="oooc:=IF([.D63];([.D63]-[.C63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4];TEXT(WEEKDAY([.B64]);&quot;DDD&quot;);&quot;&quot;)"/>
          <table:table-cell table:style-name="ce37"/>
          <table:table-cell table:number-columns-repeated="2" table:style-name="ce39"/>
          <table:table-cell table:style-name="ce81" table:formula="oooc:=IF([.D64];([.D64]-[.C64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5];TEXT(WEEKDAY([.B65]);&quot;DDD&quot;);&quot;&quot;)"/>
          <table:table-cell table:style-name="ce37"/>
          <table:table-cell table:number-columns-repeated="2" table:style-name="ce39"/>
          <table:table-cell table:style-name="ce81" table:formula="oooc:=IF([.D65];([.D65]-[.C65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6];TEXT(WEEKDAY([.B66]);&quot;DDD&quot;);&quot;&quot;)"/>
          <table:table-cell table:style-name="ce37"/>
          <table:table-cell table:number-columns-repeated="2" table:style-name="ce39"/>
          <table:table-cell table:style-name="ce81" table:formula="oooc:=IF([.D66];([.D66]-[.C66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7];TEXT(WEEKDAY([.B67]);&quot;DDD&quot;);&quot;&quot;)"/>
          <table:table-cell table:style-name="ce37"/>
          <table:table-cell table:number-columns-repeated="2" table:style-name="ce39"/>
          <table:table-cell table:style-name="ce81" table:formula="oooc:=IF([.D67];([.D67]-[.C67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8];TEXT(WEEKDAY([.B68]);&quot;DDD&quot;);&quot;&quot;)"/>
          <table:table-cell table:style-name="ce37"/>
          <table:table-cell table:number-columns-repeated="2" table:style-name="ce39"/>
          <table:table-cell table:style-name="ce81" table:formula="oooc:=IF([.D68];([.D68]-[.C68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9];TEXT(WEEKDAY([.B69]);&quot;DDD&quot;);&quot;&quot;)"/>
          <table:table-cell table:style-name="ce37"/>
          <table:table-cell table:number-columns-repeated="2" table:style-name="ce39"/>
          <table:table-cell table:style-name="ce81" table:formula="oooc:=IF([.D69];([.D69]-[.C69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0];TEXT(WEEKDAY([.B70]);&quot;DDD&quot;);&quot;&quot;)"/>
          <table:table-cell table:style-name="ce37"/>
          <table:table-cell table:number-columns-repeated="2" table:style-name="ce39"/>
          <table:table-cell table:style-name="ce81" table:formula="oooc:=IF([.D70];([.D70]-[.C70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1];TEXT(WEEKDAY([.B71]);&quot;DDD&quot;);&quot;&quot;)"/>
          <table:table-cell table:style-name="ce37"/>
          <table:table-cell table:number-columns-repeated="2" table:style-name="ce39"/>
          <table:table-cell table:style-name="ce81" table:formula="oooc:=IF([.D71];([.D71]-[.C71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2];TEXT(WEEKDAY([.B72]);&quot;DDD&quot;);&quot;&quot;)"/>
          <table:table-cell table:style-name="ce37"/>
          <table:table-cell table:number-columns-repeated="2" table:style-name="ce39"/>
          <table:table-cell table:style-name="ce81" table:formula="oooc:=IF([.D72];([.D72]-[.C72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</table:table>
      <table:table table:name="ERNA" table:style-name="ta6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18" table:default-cell-style-name="ce15"/>
        <table:table-column table:style-name="co6" table:number-columns-repeated="6" table:default-cell-style-name="ce15"/>
        <table:table-column table:style-name="co12" table:number-columns-repeated="7" table:default-cell-style-name="ce15"/>
        <table:table-column table:style-name="co17" table:default-cell-style-name="ce15" table:number-columns-repeated="236"/>
        <table:table-row table:style-name="ro4">
          <table:table-cell table:style-name="ce35" office:value-type="string">
            <text:p/>
          </table:table-cell>
          <table:table-cell table:style-name="ce36" office:value-type="string">
            <text:p/>
          </table:table-cell>
          <table:table-cell table:number-columns-repeated="2" table:style-name="ce37"/>
          <table:table-cell table:style-name="ce38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0" table:number-columns-spanned="4" table:number-rows-spanned="1" office:value-type="string">
            <text:p>SUM</text:p>
          </table:table-cell>
          <table:covered-table-cell table:number-columns-repeated="3"/>
          <table:table-cell table:style-name="ce41" table:formula="oooc:=[.E3]+[.E4]" office:value-type="string">
            <text:p>21:40:00</text:p>
          </table:table-cell>
          <table:table-cell table:style-name="ce36" table:number-columns-spanned="1" table:number-rows-spanned="3" office:value-type="string">
            <text:p>ERNHOFER Andreas
eMail: aernhofer@student.tgm.ac.at
Mobile: </text:p>
          </table:table-cell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lesson</text:p>
          </table:table-cell>
          <table:covered-table-cell table:number-columns-repeated="3"/>
          <table:table-cell table:style-name="ce43" table:formula="oooc:=SUMIF([.H7:.H74];[.H5];[.E7:.E74])" office:value-type="string">
            <text:p>12:20:00</text:p>
          </table:table-cell>
          <table:covered-table-cell/>
          <table:table-cell table:number-columns-repeated="3" table:style-name="ce44"/>
          <table:table-cell table:style-name="ce44" table:formula="oooc:=SUM([.J4:.M4])" table:number-columns-spanned="4" table:number-rows-spanned="1" office:value-type="string">
            <text:p>10:40</text:p>
          </table:table-cell>
          <table:covered-table-cell table:number-columns-repeated="3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home</text:p>
          </table:table-cell>
          <table:covered-table-cell table:number-columns-repeated="3"/>
          <table:table-cell table:style-name="ce43" table:formula="oooc:=SUMIF([.I7:.I74];[.I5];[.E7:.E74])" office:value-type="string">
            <text:p>9:20:00</text:p>
          </table:table-cell>
          <table:covered-table-cell/>
          <table:table-cell table:number-columns-repeated="3" table:style-name="ce44"/>
          <table:table-cell table:style-name="ce44" table:formula="oooc:=SUM([.J7:.J303])" office:value-type="string">
            <text:p>10:40</text:p>
          </table:table-cell>
          <table:table-cell table:style-name="ce44" table:formula="oooc:=SUM([.K7:.K303])" office:value-type="string">
            <text:p>00:00</text:p>
          </table:table-cell>
          <table:table-cell table:style-name="ce44" table:formula="oooc:=SUM([.L7:.L305])" office:value-type="string">
            <text:p>00:00</text:p>
          </table:table-cell>
          <table:table-cell table:style-name="ce44" table:formula="oooc:=SUM([.M7:.M305])" office:value-type="string">
            <text:p>00:00</text:p>
          </table:table-cell>
          <table:table-cell table:number-columns-repeated="7" table:style-name="ce37"/>
        </table:table-row>
        <table:table-row table:style-name="ro4">
          <table:table-cell table:style-name="ce35"/>
          <table:table-cell table:number-columns-repeated="3" table:style-name="ce37"/>
          <table:table-cell table:style-name="ce38"/>
          <table:table-cell table:style-name="ce37"/>
          <table:table-cell table:style-name="ce39"/>
          <table:table-cell table:style-name="ce45" office:value-type="string">
            <text:p>sc</text:p>
          </table:table-cell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40" office:value-type="string">
            <text:p>Day</text:p>
          </table:table-cell>
          <table:table-cell table:style-name="ce46" office:value-type="string">
            <text:p>Date</text:p>
          </table:table-cell>
          <table:table-cell table:style-name="ce46" office:value-type="string">
            <text:p>Begin</text:p>
          </table:table-cell>
          <table:table-cell table:style-name="ce46" office:value-type="string">
            <text:p>End</text:p>
          </table:table-cell>
          <table:table-cell table:style-name="ce47" office:value-type="string">
            <text:p>Hours</text:p>
          </table:table-cell>
          <table:table-cell table:style-name="ce48" office:value-type="string">
            <text:p>Task</text:p>
          </table:table-cell>
          <table:table-cell table:style-name="ce49" office:value-type="string">
            <text:p>Category</text:p>
          </table:table-cell>
          <table:table-cell table:style-name="ce49" table:number-columns-spanned="2" table:number-rows-spanned="1" office:value-type="string">
            <text:p>Timedef</text:p>
          </table:table-cell>
          <table:covered-table-cell/>
          <table:table-cell table:style-name="ce38" office:value-type="string">
            <text:p>Break1</text:p>
          </table:table-cell>
          <table:table-cell table:style-name="ce38" office:value-type="string">
            <text:p>Break2</text:p>
          </table:table-cell>
          <table:table-cell table:style-name="ce38" office:value-type="string">
            <text:p>Break3</text:p>
          </table:table-cell>
          <table:table-cell table:style-name="ce38" office:value-type="string">
            <text:p>Break4</text:p>
          </table:table-cell>
          <table:table-cell table:number-columns-repeated="7" table:style-name="ce37"/>
        </table:table-row>
        <table:table-row table:style-name="ro4">
          <table:table-cell table:style-name="ce50" table:formula="oooc:=IF([.B7];TEXT(WEEKDAY([.B7]);&quot;DDD&quot;);&quot;&quot;)" office:value-type="string">
            <text:p>Mo.</text:p>
          </table:table-cell>
          <table:table-cell table:style-name="ce53" office:value-type="date" office:date-value="2015-04-20T00:00:00">
            <text:p>20.04.2015</text:p>
          </table:table-cell>
          <table:table-cell table:style-name="ce55" office:value-type="time" office:time-value="PT11H30M00S">
            <text:p>11:30</text:p>
          </table:table-cell>
          <table:table-cell table:style-name="ce55" office:value-type="time" office:time-value="PT12H00M00S">
            <text:p>12:00</text:p>
          </table:table-cell>
          <table:table-cell table:style-name="ce54" table:formula="oooc:=IF([.D7];([.D7]-[.C7]);&quot;&quot;)" office:value-type="string">
            <text:p>00:30</text:p>
          </table:table-cell>
          <table:table-cell table:style-name="ce45" office:value-type="string">
            <text:p>Kick-Off Meeting, Abteilungsleiter Einteilung</text:p>
          </table:table-cell>
          <table:table-cell table:style-name="ce39"/>
          <table:table-cell table:style-name="ce45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8];TEXT(WEEKDAY([.B8]);&quot;DDD&quot;);&quot;&quot;)" office:value-type="string">
            <text:p>Di.</text:p>
          </table:table-cell>
          <table:table-cell table:style-name="ce53" office:value-type="date" office:date-value="2015-04-21T00:00:00">
            <text:p>21.04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8];([.D8]-[.C8]);&quot;&quot;)" office:value-type="string">
            <text:p>01:40</text:p>
          </table:table-cell>
          <table:table-cell table:style-name="ce45" office:value-type="string">
            <text:p>Design-Überleg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9];TEXT(WEEKDAY([.B9]);&quot;DDD&quot;);&quot;&quot;)" office:value-type="string">
            <text:p>Do.</text:p>
          </table:table-cell>
          <table:table-cell table:style-name="ce53" office:value-type="date" office:date-value="2015-04-23T00:00:00">
            <text:p>23.04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00M00S">
            <text:p>11:00</text:p>
          </table:table-cell>
          <table:table-cell table:style-name="ce54" table:formula="oooc:=IF([.D9];([.D9]-[.C9]);&quot;&quot;)" office:value-type="string">
            <text:p>01:00</text:p>
          </table:table-cell>
          <table:table-cell table:style-name="ce45" office:value-type="string">
            <text:p>Design-Überlegung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0];TEXT(WEEKDAY([.B10]);&quot;DDD&quot;);&quot;&quot;)" office:value-type="string">
            <text:p>Mi.</text:p>
          </table:table-cell>
          <table:table-cell table:style-name="ce53" office:value-type="date" office:date-value="2015-04-29T00:00:00">
            <text:p>29.04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19M59S">
            <text:p>11:20</text:p>
          </table:table-cell>
          <table:table-cell table:style-name="ce54" table:formula="oooc:=IF([.D10];([.D10]-[.C10]);&quot;&quot;)" office:value-type="string">
            <text:p>01:20</text:p>
          </table:table-cell>
          <table:table-cell table:style-name="ce45" office:value-type="string">
            <text:p>View-Überlegung</text:p>
          </table:table-cell>
          <table:table-cell table:style-name="ce45" office:value-type="string">
            <text:p>LF-30-040</text:p>
          </table:table-cell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1];TEXT(WEEKDAY([.B11]);&quot;DDD&quot;);&quot;&quot;)" office:value-type="string">
            <text:p>Do.</text:p>
          </table:table-cell>
          <table:table-cell table:style-name="ce53" office:value-type="date" office:date-value="2015-05-07T00:00:00">
            <text:p>07.05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10M00S">
            <text:p>11:10</text:p>
          </table:table-cell>
          <table:table-cell table:style-name="ce54" table:formula="oooc:=IF([.D11];([.D11]-[.C11]);&quot;&quot;)" office:value-type="string">
            <text:p>01:10</text:p>
          </table:table-cell>
          <table:table-cell table:style-name="ce45" office:value-type="string">
            <text:p>Debugging IntelliJ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2];TEXT(WEEKDAY([.B12]);&quot;DDD&quot;);&quot;&quot;)" office:value-type="string">
            <text:p>Fr.</text:p>
          </table:table-cell>
          <table:table-cell table:style-name="ce53" office:value-type="date" office:date-value="2015-05-08T00:00:00">
            <text:p>08.05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4H30M00S">
            <text:p>14:30</text:p>
          </table:table-cell>
          <table:table-cell table:style-name="ce54" table:formula="oooc:=IF([.D12];([.D12]-[.C12]);&quot;&quot;)" office:value-type="string">
            <text:p>01:10</text:p>
          </table:table-cell>
          <table:table-cell table:style-name="ce45" office:value-type="string">
            <text:p>Netbeans konfigurieren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3];TEXT(WEEKDAY([.B13]);&quot;DDD&quot;);&quot;&quot;)" office:value-type="string">
            <text:p>Di.</text:p>
          </table:table-cell>
          <table:table-cell table:style-name="ce53" office:value-type="date" office:date-value="2015-05-12T00:00:00">
            <text:p>12.05.2015</text:p>
          </table:table-cell>
          <table:table-cell table:style-name="ce55" office:value-type="time" office:time-value="PT14H00M00S">
            <text:p>14:0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13];([.D13]-[.C13]);&quot;&quot;)" office:value-type="string">
            <text:p>01:00</text:p>
          </table:table-cell>
          <table:table-cell table:style-name="ce45" office:value-type="string">
            <text:p>Netbeans UI</text:p>
          </table:table-cell>
          <table:table-cell table:style-name="ce45" office:value-type="string">
            <text:p>LF-30-040</text:p>
          </table:table-cell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4];TEXT(WEEKDAY([.B14]);&quot;DDD&quot;);&quot;&quot;)" office:value-type="string">
            <text:p>Fr.</text:p>
          </table:table-cell>
          <table:table-cell table:style-name="ce53" office:value-type="date" office:date-value="2015-05-15T00:00:00">
            <text:p>15.05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14];([.D14]-[.C14]);&quot;&quot;)" office:value-type="string">
            <text:p>01:40</text:p>
          </table:table-cell>
          <table:table-cell table:style-name="ce45" office:value-type="string">
            <text:p>Java EE Samples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5];TEXT(WEEKDAY([.B15]);&quot;DDD&quot;);&quot;&quot;)" office:value-type="string">
            <text:p>Mi.</text:p>
          </table:table-cell>
          <table:table-cell table:style-name="ce53" office:value-type="date" office:date-value="2015-05-27T00:00:00">
            <text:p>27.05.2015</text:p>
          </table:table-cell>
          <table:table-cell table:style-name="ce55" office:value-type="time" office:time-value="PT10H09M59S">
            <text:p>10:10</text:p>
          </table:table-cell>
          <table:table-cell table:style-name="ce55" office:value-type="time" office:time-value="PT11H10M00S">
            <text:p>11:10</text:p>
          </table:table-cell>
          <table:table-cell table:style-name="ce54" table:formula="oooc:=IF([.D15];([.D15]-[.C15]);&quot;&quot;)" office:value-type="string">
            <text:p>01:00</text:p>
          </table:table-cell>
          <table:table-cell table:style-name="ce45" office:value-type="string">
            <text:p>Systemstatus</text:p>
          </table:table-cell>
          <table:table-cell table:style-name="ce45" office:value-type="string">
            <text:p>LF-40-040</text:p>
          </table:table-cell>
          <table:table-cell table:style-name="ce45" office:value-type="string">
            <text:p>sc</text:p>
          </table:table-cell>
          <table:table-cell table:style-name="ce39"/>
          <table:table-cell table:style-name="ce62" office:value-type="time" office:time-value="PT00H10M00S">
            <text:p>00:1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6];TEXT(WEEKDAY([.B16]);&quot;DDD&quot;);&quot;&quot;)" office:value-type="string">
            <text:p>Do.</text:p>
          </table:table-cell>
          <table:table-cell table:style-name="ce53" office:value-type="date" office:date-value="2015-05-28T00:00:00">
            <text:p>28.05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6];([.D16]-[.C16]);&quot;&quot;)" office:value-type="string">
            <text:p>01:30</text:p>
          </table:table-cell>
          <table:table-cell table:style-name="ce45" office:value-type="string">
            <text:p>Java EE 7 Essentials</text:p>
          </table:table-cell>
          <table:table-cell table:style-name="ce39"/>
          <table:table-cell table:style-name="ce45" office:value-type="string">
            <text:p>sc</text:p>
          </table:table-cell>
          <table:table-cell table:style-name="ce39"/>
          <table:table-cell table:style-name="ce62" office:value-type="time" office:time-value="PT00H05M00S">
            <text:p>00:05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7];TEXT(WEEKDAY([.B17]);&quot;DDD&quot;);&quot;&quot;)" office:value-type="string">
            <text:p>Fr.</text:p>
          </table:table-cell>
          <table:table-cell table:style-name="ce53" office:value-type="date" office:date-value="2015-05-29T00:00:00">
            <text:p>29.05.2015</text:p>
          </table:table-cell>
          <table:table-cell table:style-name="ce55" office:value-type="time" office:time-value="PT13H30M00S">
            <text:p>13:30</text:p>
          </table:table-cell>
          <table:table-cell table:style-name="ce55" office:value-type="time" office:time-value="PT14H00M00S">
            <text:p>14:00</text:p>
          </table:table-cell>
          <table:table-cell table:style-name="ce54" table:formula="oooc:=IF([.D17];([.D17]-[.C17]);&quot;&quot;)" office:value-type="string">
            <text:p>00:30</text:p>
          </table:table-cell>
          <table:table-cell table:style-name="ce45" office:value-type="string">
            <text:p>Vagrant 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8];TEXT(WEEKDAY([.B18]);&quot;DDD&quot;);&quot;&quot;)" office:value-type="string">
            <text:p>Sa.</text:p>
          </table:table-cell>
          <table:table-cell table:style-name="ce53" office:value-type="date" office:date-value="2015-05-30T00:00:00">
            <text:p>30.05.2015</text:p>
          </table:table-cell>
          <table:table-cell table:style-name="ce55" office:value-type="time" office:time-value="PT09H00M00S">
            <text:p>09:00</text:p>
          </table:table-cell>
          <table:table-cell table:style-name="ce55" office:value-type="time" office:time-value="PT12H30M00S">
            <text:p>12:30</text:p>
          </table:table-cell>
          <table:table-cell table:style-name="ce54" table:formula="oooc:=IF([.D18];([.D18]-[.C18]);&quot;&quot;)" office:value-type="string">
            <text:p>03:30</text:p>
          </table:table-cell>
          <table:table-cell table:style-name="ce45" office:value-type="string">
            <text:p>Förderkurs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style-name="ce62" office:value-type="time" office:time-value="PT00H10M00S">
            <text:p>00:1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9];TEXT(WEEKDAY([.B19]);&quot;DDD&quot;);&quot;&quot;)" office:value-type="string">
            <text:p>Di.</text:p>
          </table:table-cell>
          <table:table-cell table:style-name="ce53" office:value-type="date" office:date-value="2015-06-02T00:00:00">
            <text:p>02.06.2015</text:p>
          </table:table-cell>
          <table:table-cell table:style-name="ce55" office:value-type="time" office:time-value="PT16H00M00S">
            <text:p>16:00</text:p>
          </table:table-cell>
          <table:table-cell table:style-name="ce62" office:value-type="time" office:time-value="PT18H30M00S">
            <text:p>18:30</text:p>
          </table:table-cell>
          <table:table-cell table:style-name="ce54" table:formula="oooc:=IF([.D19];([.D19]-[.C19]);&quot;&quot;)" office:value-type="string">
            <text:p>02:30</text:p>
          </table:table-cell>
          <table:table-cell table:style-name="ce45" office:value-type="string">
            <text:p>Förderkurs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style-name="ce62" office:value-type="time" office:time-value="PT00H15M00S">
            <text:p>00:15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0];TEXT(WEEKDAY([.B20]);&quot;DDD&quot;);&quot;&quot;)" office:value-type="string">
            <text:p>Fr.</text:p>
          </table:table-cell>
          <table:table-cell table:style-name="ce53" office:value-type="date" office:date-value="2015-06-05T00:00:00">
            <text:p>05.06.2015</text:p>
          </table:table-cell>
          <table:table-cell table:style-name="ce62" office:value-type="time" office:time-value="PT20H00M00S">
            <text:p>20:00</text:p>
          </table:table-cell>
          <table:table-cell table:style-name="ce55" office:value-type="time" office:time-value="PT20H30M00S">
            <text:p>20:30</text:p>
          </table:table-cell>
          <table:table-cell table:style-name="ce54" table:formula="oooc:=IF([.D20];([.D20]-[.C20]);&quot;&quot;)" office:value-type="string">
            <text:p>00:30</text:p>
          </table:table-cell>
          <table:table-cell table:style-name="ce45" office:value-type="string">
            <text:p>Dateiverknüpfung
</text:p>
          </table:table-cell>
          <table:table-cell table:style-name="ce45" office:value-type="string">
            <text:p>LF-30-040
</text:p>
          </table:table-cell>
          <table:table-cell table:style-name="ce57"/>
          <table:table-cell table:style-name="ce45" office:value-type="string">
            <text:p>fr</text:p>
          </table:table-cell>
          <table:table-cell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1];TEXT(WEEKDAY([.B21]);&quot;DDD&quot;);&quot;&quot;)" office:value-type="string">
            <text:p>Mi.</text:p>
          </table:table-cell>
          <table:table-cell table:style-name="ce53" office:value-type="date" office:date-value="2015-06-17T00:00:00">
            <text:p>17.06.2015</text:p>
          </table:table-cell>
          <table:table-cell table:style-name="ce55" office:value-type="time" office:time-value="PT12H00M00S">
            <text:p>12:00</text:p>
          </table:table-cell>
          <table:table-cell table:style-name="ce55" office:value-type="time" office:time-value="PT12H19M59S">
            <text:p>12:20</text:p>
          </table:table-cell>
          <table:table-cell table:style-name="ce54" table:formula="oooc:=IF([.D21];([.D21]-[.C21]);&quot;&quot;)" office:value-type="string">
            <text:p>00:20</text:p>
          </table:table-cell>
          <table:table-cell table:style-name="ce45" office:value-type="string">
            <text:p>Datenbank eintrag
</text:p>
          </table:table-cell>
          <table:table-cell table:style-name="ce45" office:value-type="string">
            <text:p>LF-30-040
</text:p>
          </table:table-cell>
          <table:table-cell table:style-name="ce45" office:value-type="string">
            <text:p>sc</text:p>
          </table:table-cell>
          <table:table-cell table:style-name="ce45" office:value-type="string">
            <text:p/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22];TEXT(WEEKDAY([.B22]);&quot;DDD&quot;);&quot;&quot;)" office:value-type="string">
            <text:p>Mi.</text:p>
          </table:table-cell>
          <table:table-cell table:style-name="ce53" office:value-type="date" office:date-value="2015-06-17T00:00:00">
            <text:p>17.06.2015</text:p>
          </table:table-cell>
          <table:table-cell table:style-name="ce55" office:value-type="time" office:time-value="PT17H00M00S">
            <text:p>17:00</text:p>
          </table:table-cell>
          <table:table-cell table:style-name="ce55" office:value-type="time" office:time-value="PT19H20M00S">
            <text:p>19:20</text:p>
          </table:table-cell>
          <table:table-cell table:style-name="ce54" table:formula="oooc:=IF([.D22];([.D22]-[.C22]);&quot;&quot;)" office:value-type="string">
            <text:p>02:20</text:p>
          </table:table-cell>
          <table:table-cell table:style-name="ce45" office:value-type="string">
            <text:p>Kommentare Anzeigen</text:p>
          </table:table-cell>
          <table:table-cell table:style-name="ce45" office:value-type="string">
            <text:p>LF-30-040
</text:p>
          </table:table-cell>
          <table:table-cell table:style-name="ce57"/>
          <table:table-cell table:style-name="ce45" office:value-type="string">
            <text:p>fr</text:p>
          </table:table-cell>
          <table:table-cell table:style-name="ce62" office:value-type="time" office:time-value="PT10H00M00S">
            <text:p>10:0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3];TEXT(WEEKDAY([.B23]);&quot;DDD&quot;);&quot;&quot;)"/>
          <table:table-cell table:style-name="ce53"/>
          <table:table-cell table:style-name="ce55"/>
          <table:table-cell table:style-name="ce52"/>
          <table:table-cell table:style-name="ce54" table:formula="oooc:=IF([.D23];([.D23]-[.C23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4];TEXT(WEEKDAY([.B24]);&quot;DDD&quot;);&quot;&quot;)"/>
          <table:table-cell table:style-name="ce53"/>
          <table:table-cell table:style-name="ce55"/>
          <table:table-cell table:style-name="ce52"/>
          <table:table-cell table:style-name="ce54" table:formula="oooc:=IF([.D24];([.D24]-[.C24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5];TEXT(WEEKDAY([.B25]);&quot;DDD&quot;);&quot;&quot;)"/>
          <table:table-cell table:style-name="ce53"/>
          <table:table-cell table:style-name="ce55"/>
          <table:table-cell table:style-name="ce52"/>
          <table:table-cell table:style-name="ce54" table:formula="oooc:=IF([.D25];([.D25]-[.C25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6];TEXT(WEEKDAY([.B26]);&quot;DDD&quot;);&quot;&quot;)"/>
          <table:table-cell table:style-name="ce53"/>
          <table:table-cell table:style-name="ce55"/>
          <table:table-cell table:style-name="ce52"/>
          <table:table-cell table:style-name="ce54" table:formula="oooc:=IF([.D26];([.D26]-[.C26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7];TEXT(WEEKDAY([.B27]);&quot;DDD&quot;);&quot;&quot;)"/>
          <table:table-cell table:style-name="ce53"/>
          <table:table-cell table:style-name="ce55"/>
          <table:table-cell table:style-name="ce52"/>
          <table:table-cell table:style-name="ce54" table:formula="oooc:=IF([.D27];([.D27]-[.C27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8];TEXT(WEEKDAY([.B28]);&quot;DDD&quot;);&quot;&quot;)"/>
          <table:table-cell table:style-name="ce53"/>
          <table:table-cell table:style-name="ce55"/>
          <table:table-cell table:style-name="ce52"/>
          <table:table-cell table:style-name="ce54" table:formula="oooc:=IF([.D28];([.D28]-[.C28]);&quot;&quot;)"/>
          <table:table-cell table:style-name="ce36"/>
          <table:table-cell table:number-columns-repeated="5" table:style-name="ce37"/>
          <table:table-cell table:number-columns-repeated="2" table:style-name="ce39"/>
          <table:table-cell table:number-columns-repeated="7" table:style-name="ce37"/>
        </table:table-row>
        <table:table-row table:style-name="ro4">
          <table:table-cell table:style-name="ce50" table:formula="oooc:=IF([.B29];TEXT(WEEKDAY([.B29]);&quot;DDD&quot;);&quot;&quot;)"/>
          <table:table-cell table:style-name="ce53"/>
          <table:table-cell table:style-name="ce55"/>
          <table:table-cell table:style-name="ce52"/>
          <table:table-cell table:style-name="ce54" table:formula="oooc:=IF([.D29];([.D29]-[.C29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0];TEXT(WEEKDAY([.B30]);&quot;DDD&quot;);&quot;&quot;)"/>
          <table:table-cell table:style-name="ce53"/>
          <table:table-cell table:style-name="ce55"/>
          <table:table-cell table:style-name="ce52"/>
          <table:table-cell table:style-name="ce54" table:formula="oooc:=IF([.D30];([.D30]-[.C30]);&quot;&quot;)"/>
          <table:table-cell table:style-name="ce36"/>
          <table:table-cell table:number-columns-repeated="4" table:style-name="ce3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31];TEXT(WEEKDAY([.B31]);&quot;DDD&quot;);&quot;&quot;)"/>
          <table:table-cell table:style-name="ce53"/>
          <table:table-cell table:style-name="ce55"/>
          <table:table-cell table:style-name="ce52"/>
          <table:table-cell table:style-name="ce54" table:formula="oooc:=IF([.D31];([.D31]-[.C31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2];TEXT(WEEKDAY([.B32]);&quot;DDD&quot;);&quot;&quot;)"/>
          <table:table-cell table:style-name="ce53"/>
          <table:table-cell table:style-name="ce55"/>
          <table:table-cell table:style-name="ce52"/>
          <table:table-cell table:style-name="ce54" table:formula="oooc:=IF([.D32];([.D32]-[.C32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33];TEXT(WEEKDAY([.B33]);&quot;DDD&quot;);&quot;&quot;)"/>
          <table:table-cell table:style-name="ce53"/>
          <table:table-cell table:number-columns-repeated="2" table:style-name="ce52"/>
          <table:table-cell table:style-name="ce54" table:formula="oooc:=IF([.D33];([.D33]-[.C33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4];TEXT(WEEKDAY([.B34]);&quot;DDD&quot;);&quot;&quot;)"/>
          <table:table-cell table:style-name="ce53"/>
          <table:table-cell table:number-columns-repeated="2" table:style-name="ce52"/>
          <table:table-cell table:style-name="ce54" table:formula="oooc:=IF([.D34];([.D34]-[.C34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5];TEXT(WEEKDAY([.B35]);&quot;DDD&quot;);&quot;&quot;)"/>
          <table:table-cell table:style-name="ce53"/>
          <table:table-cell table:number-columns-repeated="2" table:style-name="ce52"/>
          <table:table-cell table:style-name="ce54" table:formula="oooc:=IF([.D35];([.D35]-[.C35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36];TEXT(WEEKDAY([.B36]);&quot;DDD&quot;);&quot;&quot;)"/>
          <table:table-cell table:style-name="ce56"/>
          <table:table-cell table:number-columns-repeated="2" table:style-name="ce52"/>
          <table:table-cell table:style-name="ce54" table:formula="oooc:=IF([.D36];([.D36]-[.C36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7];TEXT(WEEKDAY([.B37]);&quot;DDD&quot;);&quot;&quot;)"/>
          <table:table-cell table:style-name="ce51"/>
          <table:table-cell table:number-columns-repeated="2" table:style-name="ce52"/>
          <table:table-cell table:style-name="ce54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2"/>
          <table:table-cell table:style-name="ce56"/>
          <table:table-cell table:number-columns-repeated="2" table:style-name="ce52"/>
          <table:table-cell table:style-name="ce73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4" table:style-name="ce71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 table:formula="oooc:=IF([.B64];TEXT(WEEKDAY([.B64]);&quot;DDD&quot;);&quot;&quot;)"/>
          <table:table-cell table:style-name="ce37"/>
          <table:table-cell table:number-columns-repeated="2" table:style-name="ce39"/>
          <table:table-cell table:style-name="ce76" table:formula="oooc:=IF([.D64];([.D64]-[.C64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5];TEXT(WEEKDAY([.B65]);&quot;DDD&quot;);&quot;&quot;)"/>
          <table:table-cell table:style-name="ce37"/>
          <table:table-cell table:number-columns-repeated="2" table:style-name="ce39"/>
          <table:table-cell table:style-name="ce76" table:formula="oooc:=IF([.D65];([.D65]-[.C65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6];TEXT(WEEKDAY([.B66]);&quot;DDD&quot;);&quot;&quot;)"/>
          <table:table-cell table:style-name="ce37"/>
          <table:table-cell table:number-columns-repeated="2" table:style-name="ce39"/>
          <table:table-cell table:style-name="ce81" table:formula="oooc:=IF([.D66];([.D66]-[.C66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7];TEXT(WEEKDAY([.B67]);&quot;DDD&quot;);&quot;&quot;)"/>
          <table:table-cell table:style-name="ce37"/>
          <table:table-cell table:number-columns-repeated="2" table:style-name="ce39"/>
          <table:table-cell table:style-name="ce81" table:formula="oooc:=IF([.D67];([.D67]-[.C67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8];TEXT(WEEKDAY([.B68]);&quot;DDD&quot;);&quot;&quot;)"/>
          <table:table-cell table:style-name="ce37"/>
          <table:table-cell table:number-columns-repeated="2" table:style-name="ce39"/>
          <table:table-cell table:style-name="ce81" table:formula="oooc:=IF([.D68];([.D68]-[.C68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9];TEXT(WEEKDAY([.B69]);&quot;DDD&quot;);&quot;&quot;)"/>
          <table:table-cell table:style-name="ce37"/>
          <table:table-cell table:number-columns-repeated="2" table:style-name="ce39"/>
          <table:table-cell table:style-name="ce81" table:formula="oooc:=IF([.D69];([.D69]-[.C69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0];TEXT(WEEKDAY([.B70]);&quot;DDD&quot;);&quot;&quot;)"/>
          <table:table-cell table:style-name="ce37"/>
          <table:table-cell table:number-columns-repeated="2" table:style-name="ce39"/>
          <table:table-cell table:style-name="ce81" table:formula="oooc:=IF([.D70];([.D70]-[.C70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1];TEXT(WEEKDAY([.B71]);&quot;DDD&quot;);&quot;&quot;)"/>
          <table:table-cell table:style-name="ce37"/>
          <table:table-cell table:number-columns-repeated="2" table:style-name="ce39"/>
          <table:table-cell table:style-name="ce81" table:formula="oooc:=IF([.D71];([.D71]-[.C71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2];TEXT(WEEKDAY([.B72]);&quot;DDD&quot;);&quot;&quot;)"/>
          <table:table-cell table:style-name="ce37"/>
          <table:table-cell table:number-columns-repeated="2" table:style-name="ce39"/>
          <table:table-cell table:style-name="ce81" table:formula="oooc:=IF([.D72];([.D72]-[.C72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3];TEXT(WEEKDAY([.B73]);&quot;DDD&quot;);&quot;&quot;)"/>
          <table:table-cell table:style-name="ce37"/>
          <table:table-cell table:number-columns-repeated="2" table:style-name="ce39"/>
          <table:table-cell table:style-name="ce81" table:formula="oooc:=IF([.D73];([.D73]-[.C73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4];TEXT(WEEKDAY([.B74]);&quot;DDD&quot;);&quot;&quot;)"/>
          <table:table-cell table:style-name="ce37"/>
          <table:table-cell table:number-columns-repeated="2" table:style-name="ce39"/>
          <table:table-cell table:style-name="ce81" table:formula="oooc:=IF([.D74];([.D74]-[.C74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</table:table>
      <table:table table:name="GOEM" table:style-name="ta7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6" table:number-columns-repeated="7" table:default-cell-style-name="ce15"/>
        <table:table-column table:style-name="co12" table:number-columns-repeated="7" table:default-cell-style-name="ce15"/>
        <table:table-column table:style-name="co19" table:default-cell-style-name="ce15" table:number-columns-repeated="236"/>
        <table:table-row table:style-name="ro4">
          <table:table-cell table:style-name="ce35" office:value-type="string">
            <text:p/>
          </table:table-cell>
          <table:table-cell table:style-name="ce36" office:value-type="string">
            <text:p/>
          </table:table-cell>
          <table:table-cell table:number-columns-repeated="2" table:style-name="ce37"/>
          <table:table-cell table:style-name="ce38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0" table:number-columns-spanned="4" table:number-rows-spanned="1" office:value-type="string">
            <text:p>SUM</text:p>
          </table:table-cell>
          <table:covered-table-cell table:number-columns-repeated="3"/>
          <table:table-cell table:style-name="ce41" table:formula="oooc:=[.E3]+[.E4]" office:value-type="string">
            <text:p>20:35:00</text:p>
          </table:table-cell>
          <table:table-cell table:style-name="ce45" table:number-columns-spanned="1" table:number-rows-spanned="3" office:value-type="string">
            <text:p>GÖBEL Melanie
eMail: mgoebel@student.tgm.ac.at
Mobile: +43 664 2175795</text:p>
          </table:table-cell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lesson</text:p>
          </table:table-cell>
          <table:covered-table-cell table:number-columns-repeated="3"/>
          <table:table-cell table:style-name="ce43" table:formula="oooc:=SUMIF([.H7:.H71];[.H5];[.E7:.E71])" office:value-type="string">
            <text:p>16:15:00</text:p>
          </table:table-cell>
          <table:covered-table-cell/>
          <table:table-cell table:number-columns-repeated="3" table:style-name="ce44"/>
          <table:table-cell table:style-name="ce44" table:formula="oooc:=SUM([.J4:.M4])" table:number-columns-spanned="4" table:number-rows-spanned="1" office:value-type="string">
            <text:p>00:10</text:p>
          </table:table-cell>
          <table:covered-table-cell table:number-columns-repeated="3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home</text:p>
          </table:table-cell>
          <table:covered-table-cell table:number-columns-repeated="3"/>
          <table:table-cell table:style-name="ce43" table:formula="oooc:=SUMIF([.I7:.I71];[.I5];[.E7:.E71])" office:value-type="string">
            <text:p>4:20:00</text:p>
          </table:table-cell>
          <table:covered-table-cell/>
          <table:table-cell table:number-columns-repeated="3" table:style-name="ce44"/>
          <table:table-cell table:style-name="ce44" table:formula="oooc:=SUM([.J7:.J300])" office:value-type="string">
            <text:p>00:10</text:p>
          </table:table-cell>
          <table:table-cell table:style-name="ce44" table:formula="oooc:=SUM([.K7:.K300])" office:value-type="string">
            <text:p>00:00</text:p>
          </table:table-cell>
          <table:table-cell table:style-name="ce44" table:formula="oooc:=SUM([.L7:.L302])" office:value-type="string">
            <text:p>00:00</text:p>
          </table:table-cell>
          <table:table-cell table:style-name="ce44" table:formula="oooc:=SUM([.M7:.M302])" office:value-type="string">
            <text:p>00:00</text:p>
          </table:table-cell>
          <table:table-cell table:number-columns-repeated="7" table:style-name="ce37"/>
        </table:table-row>
        <table:table-row table:style-name="ro4">
          <table:table-cell table:style-name="ce35"/>
          <table:table-cell table:number-columns-repeated="3" table:style-name="ce37"/>
          <table:table-cell table:style-name="ce38"/>
          <table:table-cell table:style-name="ce37"/>
          <table:table-cell table:style-name="ce39"/>
          <table:table-cell table:style-name="ce45" office:value-type="string">
            <text:p>sc</text:p>
          </table:table-cell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40" office:value-type="string">
            <text:p>Day</text:p>
          </table:table-cell>
          <table:table-cell table:style-name="ce46" office:value-type="string">
            <text:p>Date</text:p>
          </table:table-cell>
          <table:table-cell table:style-name="ce46" office:value-type="string">
            <text:p>Begin</text:p>
          </table:table-cell>
          <table:table-cell table:style-name="ce46" office:value-type="string">
            <text:p>End</text:p>
          </table:table-cell>
          <table:table-cell table:style-name="ce47" office:value-type="string">
            <text:p>Hours</text:p>
          </table:table-cell>
          <table:table-cell table:style-name="ce48" office:value-type="string">
            <text:p>Task</text:p>
          </table:table-cell>
          <table:table-cell table:style-name="ce49" office:value-type="string">
            <text:p>Category</text:p>
          </table:table-cell>
          <table:table-cell table:style-name="ce49" table:number-columns-spanned="2" table:number-rows-spanned="1" office:value-type="string">
            <text:p>Timedef</text:p>
          </table:table-cell>
          <table:covered-table-cell/>
          <table:table-cell table:style-name="ce38" office:value-type="string">
            <text:p>Break1</text:p>
          </table:table-cell>
          <table:table-cell table:style-name="ce38" office:value-type="string">
            <text:p>Break2</text:p>
          </table:table-cell>
          <table:table-cell table:style-name="ce38" office:value-type="string">
            <text:p>Break3</text:p>
          </table:table-cell>
          <table:table-cell table:style-name="ce38" office:value-type="string">
            <text:p>Break4</text:p>
          </table:table-cell>
          <table:table-cell table:number-columns-repeated="7" table:style-name="ce37"/>
        </table:table-row>
        <table:table-row table:style-name="ro4">
          <table:table-cell table:style-name="ce50" table:formula="oooc:=IF([.B7];TEXT(WEEKDAY([.B7]);&quot;DDD&quot;);&quot;&quot;)" office:value-type="string">
            <text:p>Mo.</text:p>
          </table:table-cell>
          <table:table-cell table:style-name="ce53" office:value-type="date" office:date-value="2015-04-20T00:00:00">
            <text:p>20.04.2015</text:p>
          </table:table-cell>
          <table:table-cell table:style-name="ce55" office:value-type="time" office:time-value="PT11H30M00S">
            <text:p>11:30</text:p>
          </table:table-cell>
          <table:table-cell table:style-name="ce55" office:value-type="time" office:time-value="PT12H00M00S">
            <text:p>12:00</text:p>
          </table:table-cell>
          <table:table-cell table:style-name="ce54" table:formula="oooc:=IF([.D7];([.D7]-[.C7]);&quot;&quot;)" office:value-type="string">
            <text:p>00:30</text:p>
          </table:table-cell>
          <table:table-cell table:style-name="ce45" office:value-type="string">
            <text:p>Kick-Off Meeting, Abteilungsleiter Einteil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8];TEXT(WEEKDAY([.B8]);&quot;DDD&quot;);&quot;&quot;)" office:value-type="string">
            <text:p>Di.</text:p>
          </table:table-cell>
          <table:table-cell table:style-name="ce53" office:value-type="date" office:date-value="2015-04-21T00:00:00">
            <text:p>21.04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8];([.D8]-[.C8]);&quot;&quot;)" office:value-type="string">
            <text:p>01:40</text:p>
          </table:table-cell>
          <table:table-cell table:style-name="ce45" office:value-type="string">
            <text:p>Design-Überleg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9];TEXT(WEEKDAY([.B9]);&quot;DDD&quot;);&quot;&quot;)" office:value-type="string">
            <text:p>Do.</text:p>
          </table:table-cell>
          <table:table-cell table:style-name="ce53" office:value-type="date" office:date-value="2015-04-23T00:00:00">
            <text:p>23.04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00M00S">
            <text:p>11:00</text:p>
          </table:table-cell>
          <table:table-cell table:style-name="ce54" table:formula="oooc:=IF([.D9];([.D9]-[.C9]);&quot;&quot;)" office:value-type="string">
            <text:p>01:00</text:p>
          </table:table-cell>
          <table:table-cell table:style-name="ce45" office:value-type="string">
            <text:p>Design-Überlegung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0];TEXT(WEEKDAY([.B10]);&quot;DDD&quot;);&quot;&quot;)" office:value-type="string">
            <text:p>Fr.</text:p>
          </table:table-cell>
          <table:table-cell table:style-name="ce79" office:value-type="date" office:date-value="2015-04-24T00:00:00">
            <text:p>24.04.2015</text:p>
          </table:table-cell>
          <table:table-cell table:style-name="ce55" office:value-type="time" office:time-value="PT14H10M00S">
            <text:p>14:1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10];([.D10]-[.C10]);&quot;&quot;)" office:value-type="string">
            <text:p>00:50</text:p>
          </table:table-cell>
          <table:table-cell table:style-name="ce45" office:value-type="string">
            <text:p>Primefaces ausprobieren (Bewertung, Textfeld und Auslesen)
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1];TEXT(WEEKDAY([.B11]);&quot;DDD&quot;);&quot;&quot;)" office:value-type="string">
            <text:p>Mo.</text:p>
          </table:table-cell>
          <table:table-cell table:style-name="ce80" office:value-type="date" office:date-value="2015-04-27T00:00:00">
            <text:p>27.04.2015</text:p>
          </table:table-cell>
          <table:table-cell table:style-name="ce55" office:value-type="time" office:time-value="PT08H50M00S">
            <text:p>08:50</text:p>
          </table:table-cell>
          <table:table-cell table:style-name="ce55" office:value-type="time" office:time-value="PT09H40M00S">
            <text:p>09:40</text:p>
          </table:table-cell>
          <table:table-cell table:style-name="ce54" table:formula="oooc:=IF([.D11];([.D11]-[.C11]);&quot;&quot;)" office:value-type="string">
            <text:p>00:50</text:p>
          </table:table-cell>
          <table:table-cell table:style-name="ce45" office:value-type="string">
            <text:p>Usecase-diagram erstellt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2];TEXT(WEEKDAY([.B12]);&quot;DDD&quot;);&quot;&quot;)" office:value-type="string">
            <text:p>Di.</text:p>
          </table:table-cell>
          <table:table-cell table:style-name="ce53" office:value-type="date" office:date-value="2015-04-28T00:00:00">
            <text:p>28.04.2015</text:p>
          </table:table-cell>
          <table:table-cell table:style-name="ce55" office:value-type="time" office:time-value="PT10H09M59S">
            <text:p>10:10</text:p>
          </table:table-cell>
          <table:table-cell table:style-name="ce55" office:value-type="time" office:time-value="PT11H15M00S">
            <text:p>11:15</text:p>
          </table:table-cell>
          <table:table-cell table:style-name="ce54" table:formula="oooc:=IF([.D12];([.D12]-[.C12]);&quot;&quot;)" office:value-type="string">
            <text:p>01:05</text:p>
          </table:table-cell>
          <table:table-cell table:style-name="ce45" office:value-type="string">
            <text:p>Aufgabenverteil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3];TEXT(WEEKDAY([.B13]);&quot;DDD&quot;);&quot;&quot;)" office:value-type="string">
            <text:p>Mi.</text:p>
          </table:table-cell>
          <table:table-cell table:style-name="ce80" office:value-type="date" office:date-value="2015-05-06T00:00:00">
            <text:p>06.05.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3];([.D13]-[.C13]);&quot;&quot;)" office:value-type="string">
            <text:p>01:40</text:p>
          </table:table-cell>
          <table:table-cell table:style-name="ce45" office:value-type="string">
            <text:p>View von Bewert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4];TEXT(WEEKDAY([.B14]);&quot;DDD&quot;);&quot;&quot;)" office:value-type="string">
            <text:p>Di.</text:p>
          </table:table-cell>
          <table:table-cell table:style-name="ce80" office:value-type="date" office:date-value="2015-05-12T00:00:00">
            <text:p>12.05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3H39M59S">
            <text:p>13:40</text:p>
          </table:table-cell>
          <table:table-cell table:style-name="ce54" table:formula="oooc:=IF([.D14];([.D14]-[.C14]);&quot;&quot;)" office:value-type="string">
            <text:p>00:20</text:p>
          </table:table-cell>
          <table:table-cell table:style-name="ce45" office:value-type="string">
            <text:p>Fehler ausbessern: Bewertung nicht ausgefüllt
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5];TEXT(WEEKDAY([.B15]);&quot;DDD&quot;);&quot;&quot;)" office:value-type="string">
            <text:p>Mi.</text:p>
          </table:table-cell>
          <table:table-cell table:style-name="ce80" office:value-type="date" office:date-value="2015-05-13T00:00:00">
            <text:p>13.05.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5];([.D15]-[.C15]);&quot;&quot;)" office:value-type="string">
            <text:p>01:40</text:p>
          </table:table-cell>
          <table:table-cell table:style-name="ce45" office:value-type="string">
            <text:p>View von Oauth (Facebook)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6];TEXT(WEEKDAY([.B16]);&quot;DDD&quot;);&quot;&quot;)" office:value-type="string">
            <text:p>Fr.</text:p>
          </table:table-cell>
          <table:table-cell table:style-name="ce80" office:value-type="date" office:date-value="2015-05-15T00:00:00">
            <text:p>15.05.2015</text:p>
          </table:table-cell>
          <table:table-cell table:style-name="ce55" office:value-type="time" office:time-value="PT13H30M00S">
            <text:p>13:3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16];([.D16]-[.C16]);&quot;&quot;)" office:value-type="string">
            <text:p>01:30</text:p>
          </table:table-cell>
          <table:table-cell table:style-name="ce61" office:value-type="string">
            <text:p>REST und Managedbean Anbind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7];TEXT(WEEKDAY([.B17]);&quot;DDD&quot;);&quot;&quot;)" office:value-type="string">
            <text:p>Fr.</text:p>
          </table:table-cell>
          <table:table-cell table:style-name="ce84" office:value-type="date" office:date-value="2015-05-29T00:00:00">
            <text:p>5/29/2015</text:p>
          </table:table-cell>
          <table:table-cell table:style-name="ce69" office:value-type="time" office:time-value="PT18H00M00S">
            <text:p>18:00</text:p>
          </table:table-cell>
          <table:table-cell table:style-name="ce55" office:value-type="time" office:time-value="PT20H00M00S">
            <text:p>20:00</text:p>
          </table:table-cell>
          <table:table-cell table:style-name="ce54" table:formula="oooc:=IF([.D17];([.D17]-[.C17]);&quot;&quot;)" office:value-type="string">
            <text:p>02:00</text:p>
          </table:table-cell>
          <table:table-cell table:style-name="ce45" office:value-type="string">
            <text:p>Java EE Kapitel 8,9, lesen</text:p>
          </table:table-cell>
          <table:table-cell table:style-name="ce57"/>
          <table:table-cell table:style-name="ce45"/>
          <table:table-cell table:style-name="ce45" office:value-type="string">
            <text:p>fr</text:p>
          </table:table-cell>
          <table:table-cell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8];TEXT(WEEKDAY([.B18]);&quot;DDD&quot;);&quot;&quot;)" office:value-type="string">
            <text:p>Sa.</text:p>
          </table:table-cell>
          <table:table-cell table:style-name="ce80" office:value-type="date" office:date-value="2015-05-30T00:00:00">
            <text:p>30.05.2015</text:p>
          </table:table-cell>
          <table:table-cell table:style-name="ce55" office:value-type="time" office:time-value="PT07H00M00S">
            <text:p>07:00</text:p>
          </table:table-cell>
          <table:table-cell table:style-name="ce55" office:value-type="time" office:time-value="PT08H19M59S">
            <text:p>08:20</text:p>
          </table:table-cell>
          <table:table-cell table:style-name="ce54" table:formula="oooc:=IF([.D18];([.D18]-[.C18]);&quot;&quot;)" office:value-type="string">
            <text:p>01:20</text:p>
          </table:table-cell>
          <table:table-cell table:style-name="ce45" office:value-type="string">
            <text:p>Vagrant-Vm zum laufen bringen, Java EE Kapitel 11 lesen</text:p>
          </table:table-cell>
          <table:table-cell table:style-name="ce39"/>
          <table:table-cell table:style-name="ce45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19];TEXT(WEEKDAY([.B19]);&quot;DDD&quot;);&quot;&quot;)" office:value-type="string">
            <text:p>Fr.</text:p>
          </table:table-cell>
          <table:table-cell table:style-name="ce80" office:value-type="date" office:date-value="2015-06-05T00:00:00">
            <text:p>05.06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4H50M00S">
            <text:p>14:50</text:p>
          </table:table-cell>
          <table:table-cell table:style-name="ce54" table:formula="oooc:=IF([.D19];([.D19]-[.C19]);&quot;&quot;)" office:value-type="string">
            <text:p>01:30</text:p>
          </table:table-cell>
          <table:table-cell table:style-name="ce45" office:value-type="string">
            <text:p>Bewertung implementieren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0];TEXT(WEEKDAY([.B20]);&quot;DDD&quot;);&quot;&quot;)" office:value-type="string">
            <text:p>Mo.</text:p>
          </table:table-cell>
          <table:table-cell table:style-name="ce80" office:value-type="date" office:date-value="2015-06-08T00:00:00">
            <text:p>08.06.2015</text:p>
          </table:table-cell>
          <table:table-cell table:style-name="ce55" office:value-type="time" office:time-value="PT08H50M00S">
            <text:p>08:50</text:p>
          </table:table-cell>
          <table:table-cell table:style-name="ce55" office:value-type="time" office:time-value="PT09H49M59S">
            <text:p>09:50</text:p>
          </table:table-cell>
          <table:table-cell table:style-name="ce54" table:formula="oooc:=IF([.D20];([.D20]-[.C20]);&quot;&quot;)" office:value-type="string">
            <text:p>01:00</text:p>
          </table:table-cell>
          <table:table-cell table:style-name="ce45" office:value-type="string">
            <text:p>Bewertung speichern</text:p>
          </table:table-cell>
          <table:table-cell table:style-name="ce39"/>
          <table:table-cell table:style-name="ce45"/>
          <table:table-cell table:style-name="ce45" office:value-type="string">
            <text:p>fr</text:p>
          </table:table-cell>
          <table:table-cell table:style-name="ce59" office:value-type="time" office:time-value="PT00H10M00S">
            <text:p>00:10:0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1];TEXT(WEEKDAY([.B21]);&quot;DDD&quot;);&quot;&quot;)" office:value-type="string">
            <text:p>Mo.</text:p>
          </table:table-cell>
          <table:table-cell table:style-name="ce80" office:value-type="date" office:date-value="2015-06-08T00:00:00">
            <text:p>08.06.2015</text:p>
          </table:table-cell>
          <table:table-cell table:style-name="ce55" office:value-type="time" office:time-value="PT11H30M00S">
            <text:p>11:30</text:p>
          </table:table-cell>
          <table:table-cell table:style-name="ce55" office:value-type="time" office:time-value="PT11H50M00S">
            <text:p>11:50</text:p>
          </table:table-cell>
          <table:table-cell table:style-name="ce54" table:formula="oooc:=IF([.D21];([.D21]-[.C21]);&quot;&quot;)" office:value-type="string">
            <text:p>00:20</text:p>
          </table:table-cell>
          <table:table-cell table:style-name="ce45" office:value-type="string">
            <text:p>Validation der Bewert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22];TEXT(WEEKDAY([.B22]);&quot;DDD&quot;);&quot;&quot;)" office:value-type="string">
            <text:p>Do.</text:p>
          </table:table-cell>
          <table:table-cell table:style-name="ce80" office:value-type="date" office:date-value="2015-06-11T00:00:00">
            <text:p>11.06.2015</text:p>
          </table:table-cell>
          <table:table-cell table:style-name="ce55" office:value-type="time" office:time-value="PT08H50M00S">
            <text:p>08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22];([.D22]-[.C22]);&quot;&quot;)" office:value-type="string">
            <text:p>02:40</text:p>
          </table:table-cell>
          <table:table-cell table:style-name="ce45" office:value-type="string">
            <text:p>Bewertung in Datenbank speichern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23];TEXT(WEEKDAY([.B23]);&quot;DDD&quot;);&quot;&quot;)" office:value-type="string">
            <text:p>Fr.</text:p>
          </table:table-cell>
          <table:table-cell table:style-name="ce80" office:value-type="date" office:date-value="2015-06-12T00:00:00">
            <text:p>12.06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4H00M00S">
            <text:p>14:00</text:p>
          </table:table-cell>
          <table:table-cell table:style-name="ce54" table:formula="oooc:=IF([.D23];([.D23]-[.C23]);&quot;&quot;)" office:value-type="string">
            <text:p>00:40</text:p>
          </table:table-cell>
          <table:table-cell table:style-name="ce45" office:value-type="string">
            <text:p>Auslesen der Bewertungen nach BookID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24];TEXT(WEEKDAY([.B24]);&quot;DDD&quot;);&quot;&quot;)"/>
          <table:table-cell table:style-name="ce56"/>
          <table:table-cell table:number-columns-repeated="2" table:style-name="ce52"/>
          <table:table-cell table:style-name="ce54" table:formula="oooc:=IF([.D24];([.D24]-[.C24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5];TEXT(WEEKDAY([.B25]);&quot;DDD&quot;);&quot;&quot;)"/>
          <table:table-cell table:style-name="ce56"/>
          <table:table-cell table:number-columns-repeated="2" table:style-name="ce52"/>
          <table:table-cell table:style-name="ce54" table:formula="oooc:=IF([.D25];([.D25]-[.C25]);&quot;&quot;)"/>
          <table:table-cell table:style-name="ce36"/>
          <table:table-cell table:number-columns-repeated="5" table:style-name="ce37"/>
          <table:table-cell table:number-columns-repeated="2" table:style-name="ce39"/>
          <table:table-cell table:number-columns-repeated="7" table:style-name="ce37"/>
        </table:table-row>
        <table:table-row table:style-name="ro4">
          <table:table-cell table:style-name="ce50" table:formula="oooc:=IF([.B26];TEXT(WEEKDAY([.B26]);&quot;DDD&quot;);&quot;&quot;)"/>
          <table:table-cell table:style-name="ce56"/>
          <table:table-cell table:number-columns-repeated="2" table:style-name="ce52"/>
          <table:table-cell table:style-name="ce54" table:formula="oooc:=IF([.D26];([.D26]-[.C26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7];TEXT(WEEKDAY([.B27]);&quot;DDD&quot;);&quot;&quot;)"/>
          <table:table-cell table:style-name="ce56"/>
          <table:table-cell table:number-columns-repeated="2" table:style-name="ce52"/>
          <table:table-cell table:style-name="ce54" table:formula="oooc:=IF([.D27];([.D27]-[.C27]);&quot;&quot;)"/>
          <table:table-cell table:style-name="ce36"/>
          <table:table-cell table:number-columns-repeated="4" table:style-name="ce3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8];TEXT(WEEKDAY([.B28]);&quot;DDD&quot;);&quot;&quot;)"/>
          <table:table-cell table:style-name="ce56"/>
          <table:table-cell table:number-columns-repeated="2" table:style-name="ce52"/>
          <table:table-cell table:style-name="ce54" table:formula="oooc:=IF([.D28];([.D28]-[.C28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9];TEXT(WEEKDAY([.B29]);&quot;DDD&quot;);&quot;&quot;)"/>
          <table:table-cell table:style-name="ce56"/>
          <table:table-cell table:number-columns-repeated="2" table:style-name="ce52"/>
          <table:table-cell table:style-name="ce54" table:formula="oooc:=IF([.D29];([.D29]-[.C29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30];TEXT(WEEKDAY([.B30]);&quot;DDD&quot;);&quot;&quot;)"/>
          <table:table-cell table:style-name="ce56"/>
          <table:table-cell table:number-columns-repeated="2" table:style-name="ce52"/>
          <table:table-cell table:style-name="ce54" table:formula="oooc:=IF([.D30];([.D30]-[.C30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1];TEXT(WEEKDAY([.B31]);&quot;DDD&quot;);&quot;&quot;)"/>
          <table:table-cell table:style-name="ce56"/>
          <table:table-cell table:number-columns-repeated="2" table:style-name="ce52"/>
          <table:table-cell table:style-name="ce54" table:formula="oooc:=IF([.D31];([.D31]-[.C31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2];TEXT(WEEKDAY([.B32]);&quot;DDD&quot;);&quot;&quot;)"/>
          <table:table-cell table:style-name="ce56"/>
          <table:table-cell table:number-columns-repeated="2" table:style-name="ce52"/>
          <table:table-cell table:style-name="ce54" table:formula="oooc:=IF([.D32];([.D32]-[.C32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33];TEXT(WEEKDAY([.B33]);&quot;DDD&quot;);&quot;&quot;)"/>
          <table:table-cell table:style-name="ce56"/>
          <table:table-cell table:number-columns-repeated="2" table:style-name="ce52"/>
          <table:table-cell table:style-name="ce54" table:formula="oooc:=IF([.D33];([.D33]-[.C33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1"/>
          <table:table-cell table:number-columns-repeated="2" table:style-name="ce52"/>
          <table:table-cell table:style-name="ce54" table:formula="oooc:=IF([.D34];([.D34]-[.C34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2"/>
          <table:table-cell table:style-name="ce56"/>
          <table:table-cell table:number-columns-repeated="2" table:style-name="ce52"/>
          <table:table-cell table:style-name="ce73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4" table:style-name="ce71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 table:formula="oooc:=IF([.B61];TEXT(WEEKDAY([.B61]);&quot;DDD&quot;);&quot;&quot;)"/>
          <table:table-cell table:style-name="ce37"/>
          <table:table-cell table:number-columns-repeated="2" table:style-name="ce39"/>
          <table:table-cell table:style-name="ce76" table:formula="oooc:=IF([.D61];([.D61]-[.C61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2];TEXT(WEEKDAY([.B62]);&quot;DDD&quot;);&quot;&quot;)"/>
          <table:table-cell table:style-name="ce37"/>
          <table:table-cell table:number-columns-repeated="2" table:style-name="ce39"/>
          <table:table-cell table:style-name="ce76" table:formula="oooc:=IF([.D62];([.D62]-[.C62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3];TEXT(WEEKDAY([.B63]);&quot;DDD&quot;);&quot;&quot;)"/>
          <table:table-cell table:style-name="ce37"/>
          <table:table-cell table:number-columns-repeated="2" table:style-name="ce39"/>
          <table:table-cell table:style-name="ce81" table:formula="oooc:=IF([.D63];([.D63]-[.C63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4];TEXT(WEEKDAY([.B64]);&quot;DDD&quot;);&quot;&quot;)"/>
          <table:table-cell table:style-name="ce37"/>
          <table:table-cell table:number-columns-repeated="2" table:style-name="ce39"/>
          <table:table-cell table:style-name="ce81" table:formula="oooc:=IF([.D64];([.D64]-[.C64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5];TEXT(WEEKDAY([.B65]);&quot;DDD&quot;);&quot;&quot;)"/>
          <table:table-cell table:style-name="ce37"/>
          <table:table-cell table:number-columns-repeated="2" table:style-name="ce39"/>
          <table:table-cell table:style-name="ce81" table:formula="oooc:=IF([.D65];([.D65]-[.C65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6];TEXT(WEEKDAY([.B66]);&quot;DDD&quot;);&quot;&quot;)"/>
          <table:table-cell table:style-name="ce37"/>
          <table:table-cell table:number-columns-repeated="2" table:style-name="ce39"/>
          <table:table-cell table:style-name="ce81" table:formula="oooc:=IF([.D66];([.D66]-[.C66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7];TEXT(WEEKDAY([.B67]);&quot;DDD&quot;);&quot;&quot;)"/>
          <table:table-cell table:style-name="ce37"/>
          <table:table-cell table:number-columns-repeated="2" table:style-name="ce39"/>
          <table:table-cell table:style-name="ce81" table:formula="oooc:=IF([.D67];([.D67]-[.C67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8];TEXT(WEEKDAY([.B68]);&quot;DDD&quot;);&quot;&quot;)"/>
          <table:table-cell table:style-name="ce37"/>
          <table:table-cell table:number-columns-repeated="2" table:style-name="ce39"/>
          <table:table-cell table:style-name="ce81" table:formula="oooc:=IF([.D68];([.D68]-[.C68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9];TEXT(WEEKDAY([.B69]);&quot;DDD&quot;);&quot;&quot;)"/>
          <table:table-cell table:style-name="ce37"/>
          <table:table-cell table:number-columns-repeated="2" table:style-name="ce39"/>
          <table:table-cell table:style-name="ce81" table:formula="oooc:=IF([.D69];([.D69]-[.C69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0];TEXT(WEEKDAY([.B70]);&quot;DDD&quot;);&quot;&quot;)"/>
          <table:table-cell table:style-name="ce37"/>
          <table:table-cell table:number-columns-repeated="2" table:style-name="ce39"/>
          <table:table-cell table:style-name="ce81" table:formula="oooc:=IF([.D70];([.D70]-[.C70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1];TEXT(WEEKDAY([.B71]);&quot;DDD&quot;);&quot;&quot;)"/>
          <table:table-cell table:style-name="ce37"/>
          <table:table-cell table:number-columns-repeated="2" table:style-name="ce39"/>
          <table:table-cell table:style-name="ce81" table:formula="oooc:=IF([.D71];([.D71]-[.C71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</table:table>
      <table:table table:name="HOHN" table:style-name="ta8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6" table:number-columns-repeated="7" table:default-cell-style-name="ce15"/>
        <table:table-column table:style-name="co12" table:number-columns-repeated="7" table:default-cell-style-name="ce15"/>
        <table:table-column table:style-name="co20" table:default-cell-style-name="ce15" table:number-columns-repeated="236"/>
        <table:table-row table:style-name="ro4">
          <table:table-cell table:style-name="ce35" office:value-type="string">
            <text:p/>
          </table:table-cell>
          <table:table-cell table:style-name="ce36" office:value-type="string">
            <text:p/>
          </table:table-cell>
          <table:table-cell table:number-columns-repeated="2" table:style-name="ce37"/>
          <table:table-cell table:style-name="ce38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0" table:number-columns-spanned="4" table:number-rows-spanned="1" office:value-type="string">
            <text:p>SUM</text:p>
          </table:table-cell>
          <table:covered-table-cell table:number-columns-repeated="3"/>
          <table:table-cell table:style-name="ce41" table:formula="oooc:=[.E3]+[.E4]" office:value-type="string">
            <text:p>26:35:00</text:p>
          </table:table-cell>
          <table:table-cell table:style-name="ce45" table:number-columns-spanned="1" table:number-rows-spanned="3" office:value-type="string">
            <text:p>HOHENWARTER Niklas
eMail: nhohenwarter@student.tgm.ac.at
Mobile: +43 660 4840017</text:p>
          </table:table-cell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lesson</text:p>
          </table:table-cell>
          <table:covered-table-cell table:number-columns-repeated="3"/>
          <table:table-cell table:style-name="ce43" table:formula="oooc:=SUMIF([.H7:.H73];[.H5];[.E7:.E73])" office:value-type="string">
            <text:p>14:15:00</text:p>
          </table:table-cell>
          <table:covered-table-cell/>
          <table:table-cell table:number-columns-repeated="3" table:style-name="ce44"/>
          <table:table-cell table:style-name="ce44" table:formula="oooc:=SUM([.J4:.M4])" table:number-columns-spanned="4" table:number-rows-spanned="1" office:value-type="string">
            <text:p>02:25</text:p>
          </table:table-cell>
          <table:covered-table-cell table:number-columns-repeated="3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home</text:p>
          </table:table-cell>
          <table:covered-table-cell table:number-columns-repeated="3"/>
          <table:table-cell table:style-name="ce43" table:formula="oooc:=SUMIF([.I7:.I73];[.I5];[.E7:.E73])" office:value-type="string">
            <text:p>12:20:00</text:p>
          </table:table-cell>
          <table:covered-table-cell/>
          <table:table-cell table:number-columns-repeated="3" table:style-name="ce44"/>
          <table:table-cell table:style-name="ce44" table:formula="oooc:=SUM([.J7:.J302])" office:value-type="string">
            <text:p>16:25</text:p>
          </table:table-cell>
          <table:table-cell table:style-name="ce44" table:formula="oooc:=SUM([.K7:.K302])" office:value-type="string">
            <text:p>10:00</text:p>
          </table:table-cell>
          <table:table-cell table:style-name="ce44" table:formula="oooc:=SUM([.L7:.L304])" office:value-type="string">
            <text:p>00:00</text:p>
          </table:table-cell>
          <table:table-cell table:style-name="ce44" table:formula="oooc:=SUM([.M7:.M304])" office:value-type="string">
            <text:p>00:00</text:p>
          </table:table-cell>
          <table:table-cell table:number-columns-repeated="7" table:style-name="ce37"/>
        </table:table-row>
        <table:table-row table:style-name="ro4">
          <table:table-cell table:style-name="ce35"/>
          <table:table-cell table:number-columns-repeated="3" table:style-name="ce37"/>
          <table:table-cell table:style-name="ce38"/>
          <table:table-cell table:style-name="ce37"/>
          <table:table-cell table:style-name="ce39"/>
          <table:table-cell table:style-name="ce45" office:value-type="string">
            <text:p>sc</text:p>
          </table:table-cell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40" office:value-type="string">
            <text:p>Day</text:p>
          </table:table-cell>
          <table:table-cell table:style-name="ce46" office:value-type="string">
            <text:p>Date</text:p>
          </table:table-cell>
          <table:table-cell table:style-name="ce46" office:value-type="string">
            <text:p>Begin</text:p>
          </table:table-cell>
          <table:table-cell table:style-name="ce46" office:value-type="string">
            <text:p>End</text:p>
          </table:table-cell>
          <table:table-cell table:style-name="ce47" office:value-type="string">
            <text:p>Hours</text:p>
          </table:table-cell>
          <table:table-cell table:style-name="ce48" office:value-type="string">
            <text:p>Task</text:p>
          </table:table-cell>
          <table:table-cell table:style-name="ce49" office:value-type="string">
            <text:p>Category</text:p>
          </table:table-cell>
          <table:table-cell table:style-name="ce49" table:number-columns-spanned="2" table:number-rows-spanned="1" office:value-type="string">
            <text:p>Timedef</text:p>
          </table:table-cell>
          <table:covered-table-cell/>
          <table:table-cell table:style-name="ce38" office:value-type="string">
            <text:p>Break1</text:p>
          </table:table-cell>
          <table:table-cell table:style-name="ce38" office:value-type="string">
            <text:p>Break2</text:p>
          </table:table-cell>
          <table:table-cell table:style-name="ce38" office:value-type="string">
            <text:p>Break3</text:p>
          </table:table-cell>
          <table:table-cell table:style-name="ce38" office:value-type="string">
            <text:p>Break4</text:p>
          </table:table-cell>
          <table:table-cell table:number-columns-repeated="7" table:style-name="ce37"/>
        </table:table-row>
        <table:table-row table:style-name="ro4">
          <table:table-cell table:style-name="ce50" table:formula="oooc:=IF([.B7];TEXT(WEEKDAY([.B7]);&quot;DDD&quot;);&quot;&quot;)" office:value-type="string">
            <text:p>Mo.</text:p>
          </table:table-cell>
          <table:table-cell table:style-name="ce53" office:value-type="date" office:date-value="2015-04-20T00:00:00">
            <text:p>20.04.2015</text:p>
          </table:table-cell>
          <table:table-cell table:style-name="ce55" office:value-type="time" office:time-value="PT11H30M00S">
            <text:p>11:30</text:p>
          </table:table-cell>
          <table:table-cell table:style-name="ce55" office:value-type="time" office:time-value="PT12H00M00S">
            <text:p>12:00</text:p>
          </table:table-cell>
          <table:table-cell table:style-name="ce54" table:formula="oooc:=IF([.D7];([.D7]-[.C7]);&quot;&quot;)" office:value-type="string">
            <text:p>00:30</text:p>
          </table:table-cell>
          <table:table-cell table:style-name="ce45" office:value-type="string">
            <text:p>Kick-Off Meeting, Abteilungsleiter Einteil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8];TEXT(WEEKDAY([.B8]);&quot;DDD&quot;);&quot;&quot;)" office:value-type="string">
            <text:p>Di.</text:p>
          </table:table-cell>
          <table:table-cell table:style-name="ce53" office:value-type="date" office:date-value="2015-04-21T00:00:00">
            <text:p>21.04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8];([.D8]-[.C8]);&quot;&quot;)" office:value-type="string">
            <text:p>01:40</text:p>
          </table:table-cell>
          <table:table-cell table:style-name="ce45" office:value-type="string">
            <text:p>Design-Überleg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9];TEXT(WEEKDAY([.B9]);&quot;DDD&quot;);&quot;&quot;)" office:value-type="string">
            <text:p>Do.</text:p>
          </table:table-cell>
          <table:table-cell table:style-name="ce53" office:value-type="date" office:date-value="2015-04-23T00:00:00">
            <text:p>23.04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00M00S">
            <text:p>11:00</text:p>
          </table:table-cell>
          <table:table-cell table:style-name="ce54" table:formula="oooc:=IF([.D9];([.D9]-[.C9]);&quot;&quot;)" office:value-type="string">
            <text:p>01:00</text:p>
          </table:table-cell>
          <table:table-cell table:style-name="ce45" office:value-type="string">
            <text:p>Design-Überlegung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0];TEXT(WEEKDAY([.B10]);&quot;DDD&quot;);&quot;&quot;)" office:value-type="string">
            <text:p>Di.</text:p>
          </table:table-cell>
          <table:table-cell table:style-name="ce53" office:value-type="date" office:date-value="2015-04-28T00:00:00">
            <text:p>28.04.2015</text:p>
          </table:table-cell>
          <table:table-cell table:style-name="ce55" office:value-type="time" office:time-value="PT10H09M59S">
            <text:p>10:10</text:p>
          </table:table-cell>
          <table:table-cell table:style-name="ce55" office:value-type="time" office:time-value="PT11H15M00S">
            <text:p>11:15</text:p>
          </table:table-cell>
          <table:table-cell table:style-name="ce54" table:formula="oooc:=IF([.D10];([.D10]-[.C10]);&quot;&quot;)" office:value-type="string">
            <text:p>01:05</text:p>
          </table:table-cell>
          <table:table-cell table:style-name="ce45" office:value-type="string">
            <text:p>Aufgabenverteilung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1];TEXT(WEEKDAY([.B11]);&quot;DDD&quot;);&quot;&quot;)" office:value-type="string">
            <text:p>Mi.</text:p>
          </table:table-cell>
          <table:table-cell table:style-name="ce53" office:value-type="date" office:date-value="2015-04-29T00:00:00">
            <text:p>29.04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19M59S">
            <text:p>11:20</text:p>
          </table:table-cell>
          <table:table-cell table:style-name="ce54" table:formula="oooc:=IF([.D11];([.D11]-[.C11]);&quot;&quot;)" office:value-type="string">
            <text:p>01:20</text:p>
          </table:table-cell>
          <table:table-cell table:style-name="ce45" office:value-type="string">
            <text:p>ERD-Überleg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2];TEXT(WEEKDAY([.B12]);&quot;DDD&quot;);&quot;&quot;)" office:value-type="string">
            <text:p>Do.</text:p>
          </table:table-cell>
          <table:table-cell table:style-name="ce53" office:value-type="date" office:date-value="2015-04-30T00:00:00">
            <text:p>30.04.2015</text:p>
          </table:table-cell>
          <table:table-cell table:style-name="ce55" office:value-type="time" office:time-value="PT12H00M00S">
            <text:p>12:00</text:p>
          </table:table-cell>
          <table:table-cell table:style-name="ce55" office:value-type="time" office:time-value="PT13H10M00S">
            <text:p>13:10</text:p>
          </table:table-cell>
          <table:table-cell table:style-name="ce54" table:formula="oooc:=IF([.D12];([.D12]-[.C12]);&quot;&quot;)" office:value-type="string">
            <text:p>01:10</text:p>
          </table:table-cell>
          <table:table-cell table:style-name="ce45" office:value-type="string">
            <text:p>View-Überleg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3];TEXT(WEEKDAY([.B13]);&quot;DDD&quot;);&quot;&quot;)" office:value-type="string">
            <text:p>Mi.</text:p>
          </table:table-cell>
          <table:table-cell table:style-name="ce53" office:value-type="date" office:date-value="2015-05-13T00:00:00">
            <text:p>13.05.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3];([.D13]-[.C13]);&quot;&quot;)" office:value-type="string">
            <text:p>01:40</text:p>
          </table:table-cell>
          <table:table-cell table:style-name="ce45" office:value-type="string">
            <text:p>Netbeans portierung</text:p>
          </table:table-cell>
          <table:table-cell table:style-name="ce45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4];TEXT(WEEKDAY([.B14]);&quot;DDD&quot;);&quot;&quot;)" office:value-type="string">
            <text:p>Sa.</text:p>
          </table:table-cell>
          <table:table-cell table:style-name="ce53" office:value-type="date" office:date-value="2015-05-16T00:00:00">
            <text:p>16.05.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0H30M00S">
            <text:p>10:30</text:p>
          </table:table-cell>
          <table:table-cell table:style-name="ce54" table:formula="oooc:=IF([.D14];([.D14]-[.C14]);&quot;&quot;)" office:value-type="string">
            <text:p>00:40</text:p>
          </table:table-cell>
          <table:table-cell table:style-name="ce45" office:value-type="string">
            <text:p>Research, Vagrant Box mit MongoDB erstellt</text:p>
          </table:table-cell>
          <table:table-cell table:number-columns-repeated="2" table:style-name="ce45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15];TEXT(WEEKDAY([.B15]);&quot;DDD&quot;);&quot;&quot;)" office:value-type="string">
            <text:p>Sa.</text:p>
          </table:table-cell>
          <table:table-cell table:style-name="ce53" office:value-type="date" office:date-value="2015-05-16T00:00:00">
            <text:p>16.05.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0H30M00S">
            <text:p>10:30</text:p>
          </table:table-cell>
          <table:table-cell table:style-name="ce54" table:formula="oooc:=IF([.D15];([.D15]-[.C15]);&quot;&quot;)" office:value-type="string">
            <text:p>00:40</text:p>
          </table:table-cell>
          <table:table-cell table:style-name="ce45" office:value-type="string">
            <text:p>Research NoSQL Example (github javaee7-samples)</text:p>
          </table:table-cell>
          <table:table-cell table:number-columns-repeated="2" table:style-name="ce45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16];TEXT(WEEKDAY([.B16]);&quot;DDD&quot;);&quot;&quot;)" office:value-type="string">
            <text:p>Mo.</text:p>
          </table:table-cell>
          <table:table-cell table:style-name="ce53" office:value-type="date" office:date-value="2015-05-18T00:00:00">
            <text:p>18.05.2015</text:p>
          </table:table-cell>
          <table:table-cell table:style-name="ce55" office:value-type="time" office:time-value="PT08H50M00S">
            <text:p>08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6];([.D16]-[.C16]);&quot;&quot;)" office:value-type="string">
            <text:p>02:40</text:p>
          </table:table-cell>
          <table:table-cell table:style-name="ce45" office:value-type="string">
            <text:p>Besprechung mit Prof. Raffeiner, CRUD</text:p>
          </table:table-cell>
          <table:table-cell table:number-columns-repeated="2" table:style-name="ce45"/>
          <table:table-cell table:style-name="ce45" office:value-type="string">
            <text:p>fr</text:p>
          </table:table-cell>
          <table:table-cell table:style-name="ce59" office:value-type="time" office:time-value="PT10H00M00S">
            <text:p>10:00:00</text:p>
          </table:table-cell>
          <table:table-cell table:style-name="ce59" office:value-type="time" office:time-value="PT10H00M00S">
            <text:p>10:00:00</text:p>
          </table:table-cell>
          <table:table-cell table:number-columns-repeated="2" table:style-name="ce39"/>
          <table:table-cell table:number-columns-repeated="7" table:style-name="ce37"/>
        </table:table-row>
        <table:table-row table:style-name="ro4">
          <table:table-cell table:style-name="ce50" table:formula="oooc:=IF([.B17];TEXT(WEEKDAY([.B17]);&quot;DDD&quot;);&quot;&quot;)" office:value-type="string">
            <text:p>Mo.</text:p>
          </table:table-cell>
          <table:table-cell table:style-name="ce53" office:value-type="date" office:date-value="2015-05-18T00:00:00">
            <text:p>18.05.2015</text:p>
          </table:table-cell>
          <table:table-cell table:style-name="ce55" office:value-type="time" office:time-value="PT12H49M59S">
            <text:p>12:50</text:p>
          </table:table-cell>
          <table:table-cell table:style-name="ce55" office:value-type="time" office:time-value="PT13H10M00S">
            <text:p>13:10</text:p>
          </table:table-cell>
          <table:table-cell table:style-name="ce54" table:formula="oooc:=IF([.D17];([.D17]-[.C17]);&quot;&quot;)" office:value-type="string">
            <text:p>00:20</text:p>
          </table:table-cell>
          <table:table-cell table:style-name="ce45" office:value-type="string">
            <text:p>Besprechung mit Prof. Borko bzgl. CRUD</text:p>
          </table:table-cell>
          <table:table-cell table:number-columns-repeated="2" table:style-name="ce45"/>
          <table:table-cell table:style-name="ce45" office:value-type="string">
            <text:p>fr</text:p>
          </table:table-cell>
          <table:table-cell table:number-columns-repeated="2" table:style-name="ce59"/>
          <table:table-cell table:number-columns-repeated="2" table:style-name="ce39"/>
          <table:table-cell table:number-columns-repeated="7" table:style-name="ce37"/>
        </table:table-row>
        <table:table-row table:style-name="ro4">
          <table:table-cell table:style-name="ce50" table:formula="oooc:=IF([.B18];TEXT(WEEKDAY([.B18]);&quot;DDD&quot;);&quot;&quot;)" office:value-type="string">
            <text:p>Mi.</text:p>
          </table:table-cell>
          <table:table-cell table:style-name="ce53" office:value-type="date" office:date-value="2015-05-27T00:00:00">
            <text:p>27.05.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8];([.D18]-[.C18]);&quot;&quot;)" office:value-type="string">
            <text:p>01:40</text:p>
          </table:table-cell>
          <table:table-cell table:style-name="ce45" office:value-type="string">
            <text:p>Besprechung, CRUD</text:p>
          </table:table-cell>
          <table:table-cell table:style-name="ce39"/>
          <table:table-cell table:style-name="ce45" office:value-type="string">
            <text:p>sc</text:p>
          </table:table-cell>
          <table:table-cell table:style-name="ce39"/>
          <table:table-cell table:style-name="ce62" office:value-type="time" office:time-value="PT10H00M00S">
            <text:p>10:0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9];TEXT(WEEKDAY([.B19]);&quot;DDD&quot;);&quot;&quot;)" office:value-type="string">
            <text:p>Do.</text:p>
          </table:table-cell>
          <table:table-cell table:style-name="ce53" office:value-type="date" office:date-value="2015-05-28T00:00:00">
            <text:p>28.05.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9];([.D19]-[.C19]);&quot;&quot;)" office:value-type="string">
            <text:p>01:40</text:p>
          </table:table-cell>
          <table:table-cell table:style-name="ce45" office:value-type="string">
            <text:p>Vagrant Provisioning für Förderkurs am Sa</text:p>
          </table:table-cell>
          <table:table-cell table:style-name="ce39"/>
          <table:table-cell table:style-name="ce45" office:value-type="string">
            <text:p>sc</text:p>
          </table:table-cell>
          <table:table-cell table:style-name="ce39"/>
          <table:table-cell table:style-name="ce62" office:value-type="time" office:time-value="PT10H00M00S">
            <text:p>10:0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0];TEXT(WEEKDAY([.B20]);&quot;DDD&quot;);&quot;&quot;)" office:value-type="string">
            <text:p>Fr.</text:p>
          </table:table-cell>
          <table:table-cell table:style-name="ce53" office:value-type="date" office:date-value="2015-05-29T00:00:00">
            <text:p>29.05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20];([.D20]-[.C20]);&quot;&quot;)" office:value-type="string">
            <text:p>01:40</text:p>
          </table:table-cell>
          <table:table-cell table:style-name="ce45" office:value-type="string">
            <text:p>Vagrant Provisioning für Förderkurs am Sa</text:p>
          </table:table-cell>
          <table:table-cell table:style-name="ce39"/>
          <table:table-cell table:style-name="ce45" office:value-type="string">
            <text:p>sc</text:p>
          </table:table-cell>
          <table:table-cell table:style-name="ce39"/>
          <table:table-cell table:style-name="ce62" office:value-type="time" office:time-value="PT10H00M00S">
            <text:p>10:0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1];TEXT(WEEKDAY([.B21]);&quot;DDD&quot;);&quot;&quot;)" office:value-type="string">
            <text:p>Sa.</text:p>
          </table:table-cell>
          <table:table-cell table:style-name="ce53" office:value-type="date" office:date-value="2015-05-30T00:00:00">
            <text:p>30.05.2015</text:p>
          </table:table-cell>
          <table:table-cell table:style-name="ce55" office:value-type="time" office:time-value="PT09H00M00S">
            <text:p>09:00</text:p>
          </table:table-cell>
          <table:table-cell table:style-name="ce55" office:value-type="time" office:time-value="PT12H30M00S">
            <text:p>12:30</text:p>
          </table:table-cell>
          <table:table-cell table:style-name="ce54" table:formula="oooc:=IF([.D21];([.D21]-[.C21]);&quot;&quot;)" office:value-type="string">
            <text:p>03:30</text:p>
          </table:table-cell>
          <table:table-cell table:style-name="ce45" office:value-type="string">
            <text:p>Förderkurs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style-name="ce62" office:value-type="time" office:time-value="PT00H10M00S">
            <text:p>00:1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2];TEXT(WEEKDAY([.B22]);&quot;DDD&quot;);&quot;&quot;)" office:value-type="string">
            <text:p>Di.</text:p>
          </table:table-cell>
          <table:table-cell table:style-name="ce53" office:value-type="date" office:date-value="2015-06-02T00:00:00">
            <text:p>02.06.2015</text:p>
          </table:table-cell>
          <table:table-cell table:style-name="ce55" office:value-type="time" office:time-value="PT16H00M00S">
            <text:p>16:00</text:p>
          </table:table-cell>
          <table:table-cell table:style-name="ce62" office:value-type="time" office:time-value="PT18H30M00S">
            <text:p>18:30</text:p>
          </table:table-cell>
          <table:table-cell table:style-name="ce54" table:formula="oooc:=IF([.D22];([.D22]-[.C22]);&quot;&quot;)" office:value-type="string">
            <text:p>02:30</text:p>
          </table:table-cell>
          <table:table-cell table:style-name="ce45" office:value-type="string">
            <text:p>Förderkurs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style-name="ce62" office:value-type="time" office:time-value="PT00H15M00S">
            <text:p>00:15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3];TEXT(WEEKDAY([.B23]);&quot;DDD&quot;);&quot;&quot;)" office:value-type="string">
            <text:p>Mo.</text:p>
          </table:table-cell>
          <table:table-cell table:style-name="ce53" office:value-type="date" office:date-value="2015-06-08T00:00:00">
            <text:p>08.06.2015</text:p>
          </table:table-cell>
          <table:table-cell table:style-name="ce55" office:value-type="time" office:time-value="PT08H50M00S">
            <text:p>08:50</text:p>
          </table:table-cell>
          <table:table-cell table:style-name="ce55" office:value-type="time" office:time-value="PT09H40M00S">
            <text:p>09:40</text:p>
          </table:table-cell>
          <table:table-cell table:style-name="ce54" table:formula="oooc:=IF([.D23];([.D23]-[.C23]);&quot;&quot;)" office:value-type="string">
            <text:p>00:50</text:p>
          </table:table-cell>
          <table:table-cell table:style-name="ce45" office:value-type="string">
            <text:p>Troubleshooti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24];TEXT(WEEKDAY([.B24]);&quot;DDD&quot;);&quot;&quot;)" office:value-type="string">
            <text:p>Mi.</text:p>
          </table:table-cell>
          <table:table-cell table:style-name="ce65" office:value-type="date" office:date-value="2015-06-10T00:00:00">
            <text:p>6/10/2015</text:p>
          </table:table-cell>
          <table:table-cell table:style-name="ce55" office:value-type="time" office:time-value="PT18H30M00S">
            <text:p>18:30</text:p>
          </table:table-cell>
          <table:table-cell table:style-name="ce55" office:value-type="time" office:time-value="PT20H30M00S">
            <text:p>20:30</text:p>
          </table:table-cell>
          <table:table-cell table:style-name="ce54" table:formula="oooc:=IF([.D24];([.D24]-[.C24]);&quot;&quot;)" office:value-type="string">
            <text:p>02:00</text:p>
          </table:table-cell>
          <table:table-cell table:style-name="ce45" office:value-type="string">
            <text:p>Buch suchen</text:p>
          </table:table-cell>
          <table:table-cell table:style-name="ce45" office:value-type="string">
            <text:p>LF30.010</text:p>
          </table:table-cell>
          <table:table-cell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25];TEXT(WEEKDAY([.B25]);&quot;DDD&quot;);&quot;&quot;)"/>
          <table:table-cell table:style-name="ce56"/>
          <table:table-cell table:number-columns-repeated="2" table:style-name="ce52"/>
          <table:table-cell table:style-name="ce54" table:formula="oooc:=IF([.D25];([.D25]-[.C25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6];TEXT(WEEKDAY([.B26]);&quot;DDD&quot;);&quot;&quot;)"/>
          <table:table-cell table:style-name="ce56"/>
          <table:table-cell table:number-columns-repeated="2" table:style-name="ce52"/>
          <table:table-cell table:style-name="ce54" table:formula="oooc:=IF([.D26];([.D26]-[.C26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7];TEXT(WEEKDAY([.B27]);&quot;DDD&quot;);&quot;&quot;)"/>
          <table:table-cell table:style-name="ce56"/>
          <table:table-cell table:number-columns-repeated="2" table:style-name="ce52"/>
          <table:table-cell table:style-name="ce54" table:formula="oooc:=IF([.D27];([.D27]-[.C27]);&quot;&quot;)"/>
          <table:table-cell table:style-name="ce36"/>
          <table:table-cell table:number-columns-repeated="5" table:style-name="ce37"/>
          <table:table-cell table:number-columns-repeated="2" table:style-name="ce39"/>
          <table:table-cell table:number-columns-repeated="7" table:style-name="ce37"/>
        </table:table-row>
        <table:table-row table:style-name="ro4">
          <table:table-cell table:style-name="ce50" table:formula="oooc:=IF([.B28];TEXT(WEEKDAY([.B28]);&quot;DDD&quot;);&quot;&quot;)"/>
          <table:table-cell table:style-name="ce56"/>
          <table:table-cell table:number-columns-repeated="2" table:style-name="ce52"/>
          <table:table-cell table:style-name="ce54" table:formula="oooc:=IF([.D28];([.D28]-[.C28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9];TEXT(WEEKDAY([.B29]);&quot;DDD&quot;);&quot;&quot;)"/>
          <table:table-cell table:style-name="ce56"/>
          <table:table-cell table:number-columns-repeated="2" table:style-name="ce52"/>
          <table:table-cell table:style-name="ce54" table:formula="oooc:=IF([.D29];([.D29]-[.C29]);&quot;&quot;)"/>
          <table:table-cell table:style-name="ce36"/>
          <table:table-cell table:number-columns-repeated="4" table:style-name="ce3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30];TEXT(WEEKDAY([.B30]);&quot;DDD&quot;);&quot;&quot;)"/>
          <table:table-cell table:style-name="ce56"/>
          <table:table-cell table:number-columns-repeated="2" table:style-name="ce52"/>
          <table:table-cell table:style-name="ce54" table:formula="oooc:=IF([.D30];([.D30]-[.C30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1];TEXT(WEEKDAY([.B31]);&quot;DDD&quot;);&quot;&quot;)"/>
          <table:table-cell table:style-name="ce56"/>
          <table:table-cell table:number-columns-repeated="2" table:style-name="ce52"/>
          <table:table-cell table:style-name="ce54" table:formula="oooc:=IF([.D31];([.D31]-[.C31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32];TEXT(WEEKDAY([.B32]);&quot;DDD&quot;);&quot;&quot;)"/>
          <table:table-cell table:style-name="ce56"/>
          <table:table-cell table:number-columns-repeated="2" table:style-name="ce52"/>
          <table:table-cell table:style-name="ce54" table:formula="oooc:=IF([.D32];([.D32]-[.C32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3];TEXT(WEEKDAY([.B33]);&quot;DDD&quot;);&quot;&quot;)"/>
          <table:table-cell table:style-name="ce56"/>
          <table:table-cell table:number-columns-repeated="2" table:style-name="ce52"/>
          <table:table-cell table:style-name="ce54" table:formula="oooc:=IF([.D33];([.D33]-[.C33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4];TEXT(WEEKDAY([.B34]);&quot;DDD&quot;);&quot;&quot;)"/>
          <table:table-cell table:style-name="ce56"/>
          <table:table-cell table:number-columns-repeated="2" table:style-name="ce52"/>
          <table:table-cell table:style-name="ce54" table:formula="oooc:=IF([.D34];([.D34]-[.C34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56"/>
          <table:table-cell table:number-columns-repeated="2" table:style-name="ce52"/>
          <table:table-cell table:style-name="ce54" table:formula="oooc:=IF([.D35];([.D35]-[.C35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2"/>
          <table:table-cell table:style-name="ce51"/>
          <table:table-cell table:number-columns-repeated="2" table:style-name="ce52"/>
          <table:table-cell table:style-name="ce73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4" table:style-name="ce71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 table:formula="oooc:=IF([.B63];TEXT(WEEKDAY([.B63]);&quot;DDD&quot;);&quot;&quot;)"/>
          <table:table-cell table:style-name="ce37"/>
          <table:table-cell table:number-columns-repeated="2" table:style-name="ce39"/>
          <table:table-cell table:style-name="ce76" table:formula="oooc:=IF([.D63];([.D63]-[.C63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4];TEXT(WEEKDAY([.B64]);&quot;DDD&quot;);&quot;&quot;)"/>
          <table:table-cell table:style-name="ce37"/>
          <table:table-cell table:number-columns-repeated="2" table:style-name="ce39"/>
          <table:table-cell table:style-name="ce76" table:formula="oooc:=IF([.D64];([.D64]-[.C64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5];TEXT(WEEKDAY([.B65]);&quot;DDD&quot;);&quot;&quot;)"/>
          <table:table-cell table:style-name="ce37"/>
          <table:table-cell table:number-columns-repeated="2" table:style-name="ce39"/>
          <table:table-cell table:style-name="ce81" table:formula="oooc:=IF([.D65];([.D65]-[.C65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6];TEXT(WEEKDAY([.B66]);&quot;DDD&quot;);&quot;&quot;)"/>
          <table:table-cell table:style-name="ce37"/>
          <table:table-cell table:number-columns-repeated="2" table:style-name="ce39"/>
          <table:table-cell table:style-name="ce81" table:formula="oooc:=IF([.D66];([.D66]-[.C66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7];TEXT(WEEKDAY([.B67]);&quot;DDD&quot;);&quot;&quot;)"/>
          <table:table-cell table:style-name="ce37"/>
          <table:table-cell table:number-columns-repeated="2" table:style-name="ce39"/>
          <table:table-cell table:style-name="ce81" table:formula="oooc:=IF([.D67];([.D67]-[.C67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8];TEXT(WEEKDAY([.B68]);&quot;DDD&quot;);&quot;&quot;)"/>
          <table:table-cell table:style-name="ce37"/>
          <table:table-cell table:number-columns-repeated="2" table:style-name="ce39"/>
          <table:table-cell table:style-name="ce81" table:formula="oooc:=IF([.D68];([.D68]-[.C68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9];TEXT(WEEKDAY([.B69]);&quot;DDD&quot;);&quot;&quot;)"/>
          <table:table-cell table:style-name="ce37"/>
          <table:table-cell table:number-columns-repeated="2" table:style-name="ce39"/>
          <table:table-cell table:style-name="ce81" table:formula="oooc:=IF([.D69];([.D69]-[.C69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0];TEXT(WEEKDAY([.B70]);&quot;DDD&quot;);&quot;&quot;)"/>
          <table:table-cell table:style-name="ce37"/>
          <table:table-cell table:number-columns-repeated="2" table:style-name="ce39"/>
          <table:table-cell table:style-name="ce81" table:formula="oooc:=IF([.D70];([.D70]-[.C70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1];TEXT(WEEKDAY([.B71]);&quot;DDD&quot;);&quot;&quot;)"/>
          <table:table-cell table:style-name="ce37"/>
          <table:table-cell table:number-columns-repeated="2" table:style-name="ce39"/>
          <table:table-cell table:style-name="ce81" table:formula="oooc:=IF([.D71];([.D71]-[.C71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2];TEXT(WEEKDAY([.B72]);&quot;DDD&quot;);&quot;&quot;)"/>
          <table:table-cell table:style-name="ce37"/>
          <table:table-cell table:number-columns-repeated="2" table:style-name="ce39"/>
          <table:table-cell table:style-name="ce81" table:formula="oooc:=IF([.D72];([.D72]-[.C72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3];TEXT(WEEKDAY([.B73]);&quot;DDD&quot;);&quot;&quot;)"/>
          <table:table-cell table:style-name="ce37"/>
          <table:table-cell table:number-columns-repeated="2" table:style-name="ce39"/>
          <table:table-cell table:style-name="ce81" table:formula="oooc:=IF([.D73];([.D73]-[.C73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</table:table>
      <table:table table:name="KARA" table:style-name="ta9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6" table:number-columns-repeated="7" table:default-cell-style-name="ce15"/>
        <table:table-column table:style-name="co12" table:number-columns-repeated="7" table:default-cell-style-name="ce15"/>
        <table:table-column table:style-name="co21" table:default-cell-style-name="ce15" table:number-columns-repeated="236"/>
        <table:table-row table:style-name="ro4">
          <table:table-cell table:style-name="ce35" office:value-type="string">
            <text:p/>
          </table:table-cell>
          <table:table-cell table:style-name="ce36" office:value-type="string">
            <text:p/>
          </table:table-cell>
          <table:table-cell table:number-columns-repeated="2" table:style-name="ce37"/>
          <table:table-cell table:style-name="ce38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0" table:number-columns-spanned="4" table:number-rows-spanned="1" office:value-type="string">
            <text:p>SUM</text:p>
          </table:table-cell>
          <table:covered-table-cell table:number-columns-repeated="3"/>
          <table:table-cell table:style-name="ce41" table:formula="oooc:=[.E3]+[.E4]" office:value-type="string">
            <text:p>29:13:00</text:p>
            <office:annotation office:display="false" draw:text-style-name="" svg:width="1.3333in" svg:height="0.7708in" svg:x="3.4896in" svg:y="0.0729in">
              <text:p><text:span text:style-name="T0">exklusive JavaEE Förderkurs  Sa/Di</text:span></text:p>
            </office:annotation>
          </table:table-cell>
          <table:table-cell table:style-name="ce45" table:number-columns-spanned="1" table:number-rows-spanned="3" office:value-type="string">
            <text:p>KARIC Adin
eMail: akaric@student.tgm.ac.at
Mobile: /</text:p>
          </table:table-cell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lesson</text:p>
          </table:table-cell>
          <table:covered-table-cell table:number-columns-repeated="3"/>
          <table:table-cell table:style-name="ce43" table:formula="oooc:=SUMIF([.H7:.H71];[.H5];[.E7:.E71])" office:value-type="string">
            <text:p>18:40:00</text:p>
          </table:table-cell>
          <table:covered-table-cell/>
          <table:table-cell table:number-columns-repeated="3" table:style-name="ce44"/>
          <table:table-cell table:style-name="ce44" table:formula="oooc:=SUM([.J4:.M4])" table:number-columns-spanned="4" table:number-rows-spanned="1" office:value-type="string">
            <text:p>01:14</text:p>
          </table:table-cell>
          <table:covered-table-cell table:number-columns-repeated="3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home</text:p>
          </table:table-cell>
          <table:covered-table-cell table:number-columns-repeated="3"/>
          <table:table-cell table:style-name="ce43" table:formula="oooc:=SUMIF([.I7:.I71];[.I5];[.E7:.E71])" office:value-type="string">
            <text:p>10:33:00</text:p>
          </table:table-cell>
          <table:covered-table-cell/>
          <table:table-cell table:number-columns-repeated="3" table:style-name="ce44"/>
          <table:table-cell table:style-name="ce44" table:formula="oooc:=SUM([.J7:.J300])" office:value-type="string">
            <text:p>01:14</text:p>
          </table:table-cell>
          <table:table-cell table:style-name="ce44" table:formula="oooc:=SUM([.K7:.K300])" office:value-type="string">
            <text:p>00:00</text:p>
          </table:table-cell>
          <table:table-cell table:style-name="ce44" table:formula="oooc:=SUM([.L7:.L302])" office:value-type="string">
            <text:p>00:00</text:p>
          </table:table-cell>
          <table:table-cell table:style-name="ce44" table:formula="oooc:=SUM([.M7:.M302])" office:value-type="string">
            <text:p>00:00</text:p>
          </table:table-cell>
          <table:table-cell table:number-columns-repeated="7" table:style-name="ce37"/>
        </table:table-row>
        <table:table-row table:style-name="ro4">
          <table:table-cell table:style-name="ce35"/>
          <table:table-cell table:number-columns-repeated="3" table:style-name="ce37"/>
          <table:table-cell table:style-name="ce38"/>
          <table:table-cell table:style-name="ce37"/>
          <table:table-cell table:style-name="ce39"/>
          <table:table-cell table:style-name="ce45" office:value-type="string">
            <text:p>sc</text:p>
          </table:table-cell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40" office:value-type="string">
            <text:p>Day</text:p>
          </table:table-cell>
          <table:table-cell table:style-name="ce46" office:value-type="string">
            <text:p>Date</text:p>
          </table:table-cell>
          <table:table-cell table:style-name="ce46" office:value-type="string">
            <text:p>Begin</text:p>
          </table:table-cell>
          <table:table-cell table:style-name="ce46" office:value-type="string">
            <text:p>End</text:p>
          </table:table-cell>
          <table:table-cell table:style-name="ce47" office:value-type="string">
            <text:p>Hours</text:p>
          </table:table-cell>
          <table:table-cell table:style-name="ce48" office:value-type="string">
            <text:p>Task</text:p>
          </table:table-cell>
          <table:table-cell table:style-name="ce49" office:value-type="string">
            <text:p>Category</text:p>
          </table:table-cell>
          <table:table-cell table:style-name="ce49" table:number-columns-spanned="2" table:number-rows-spanned="1" office:value-type="string">
            <text:p>Timedef</text:p>
          </table:table-cell>
          <table:covered-table-cell/>
          <table:table-cell table:style-name="ce38" office:value-type="string">
            <text:p>Break1</text:p>
          </table:table-cell>
          <table:table-cell table:style-name="ce38" office:value-type="string">
            <text:p>Break2</text:p>
          </table:table-cell>
          <table:table-cell table:style-name="ce38" office:value-type="string">
            <text:p>Break3</text:p>
          </table:table-cell>
          <table:table-cell table:style-name="ce38" office:value-type="string">
            <text:p>Break4</text:p>
          </table:table-cell>
          <table:table-cell table:number-columns-repeated="7" table:style-name="ce37"/>
        </table:table-row>
        <table:table-row table:style-name="ro4">
          <table:table-cell table:style-name="ce91" table:formula="oooc:=IF([.B7];TEXT(WEEKDAY([.B7]);&quot;DDD&quot;);&quot;&quot;)" office:value-type="string">
            <text:p>So.</text:p>
          </table:table-cell>
          <table:table-cell table:style-name="ce84" office:value-type="date" office:date-value="2015-04-19T00:00:00">
            <text:p>4/19/2015</text:p>
          </table:table-cell>
          <table:table-cell table:style-name="ce69" office:value-type="time" office:time-value="PT20H00M00S">
            <text:p>20:00</text:p>
          </table:table-cell>
          <table:table-cell table:style-name="ce69" office:value-type="time" office:time-value="PT21H30M00S">
            <text:p>21:30</text:p>
          </table:table-cell>
          <table:table-cell table:style-name="ce93" table:formula="oooc:=IF([.D7];([.D7]-[.C7]);&quot;&quot;)" office:value-type="string">
            <text:p>01:30</text:p>
          </table:table-cell>
          <table:table-cell table:style-name="ce61" office:value-type="string">
            <text:p>Kick-Off Präsentation, Vorbereitung</text:p>
          </table:table-cell>
          <table:table-cell table:style-name="ce39"/>
          <table:table-cell table:style-name="ce45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8];TEXT(WEEKDAY([.B8]);&quot;DDD&quot;);&quot;&quot;)" office:value-type="string">
            <text:p>Mo.</text:p>
          </table:table-cell>
          <table:table-cell table:style-name="ce53" office:value-type="date" office:date-value="2015-04-20T00:00:00">
            <text:p>20.04.2015</text:p>
          </table:table-cell>
          <table:table-cell table:style-name="ce55" office:value-type="time" office:time-value="PT11H30M00S">
            <text:p>11:30</text:p>
          </table:table-cell>
          <table:table-cell table:style-name="ce55" office:value-type="time" office:time-value="PT12H00M00S">
            <text:p>12:00</text:p>
          </table:table-cell>
          <table:table-cell table:style-name="ce54" table:formula="oooc:=IF([.D8];([.D8]-[.C8]);&quot;&quot;)" office:value-type="string">
            <text:p>00:30</text:p>
          </table:table-cell>
          <table:table-cell table:style-name="ce45" office:value-type="string">
            <text:p>Kick-Off Meeting, Abteilungsleiter Einteil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9];TEXT(WEEKDAY([.B9]);&quot;DDD&quot;);&quot;&quot;)" office:value-type="string">
            <text:p>Di.</text:p>
          </table:table-cell>
          <table:table-cell table:style-name="ce53" office:value-type="date" office:date-value="2015-04-21T00:00:00">
            <text:p>21.04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9];([.D9]-[.C9]);&quot;&quot;)" office:value-type="string">
            <text:p>01:40</text:p>
          </table:table-cell>
          <table:table-cell table:style-name="ce45" office:value-type="string">
            <text:p>Design-Überlegung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0];TEXT(WEEKDAY([.B10]);&quot;DDD&quot;);&quot;&quot;)" office:value-type="string">
            <text:p>Do.</text:p>
          </table:table-cell>
          <table:table-cell table:style-name="ce53" office:value-type="date" office:date-value="2015-04-23T00:00:00">
            <text:p>23.04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00M00S">
            <text:p>11:00</text:p>
          </table:table-cell>
          <table:table-cell table:style-name="ce54" table:formula="oooc:=IF([.D10];([.D10]-[.C10]);&quot;&quot;)" office:value-type="string">
            <text:p>01:00</text:p>
          </table:table-cell>
          <table:table-cell table:style-name="ce45" office:value-type="string">
            <text:p>Design-Überlegung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1];TEXT(WEEKDAY([.B11]);&quot;DDD&quot;);&quot;&quot;)" office:value-type="string">
            <text:p>Sa.</text:p>
          </table:table-cell>
          <table:table-cell table:style-name="ce53" office:value-type="date" office:date-value="2015-04-25T00:00:00">
            <text:p>25.04.2015</text:p>
          </table:table-cell>
          <table:table-cell table:style-name="ce55" office:value-type="time" office:time-value="PT21H00M00S">
            <text:p>21:00</text:p>
          </table:table-cell>
          <table:table-cell table:style-name="ce55" office:value-type="time" office:time-value="PT21H49M59S">
            <text:p>21:50</text:p>
          </table:table-cell>
          <table:table-cell table:style-name="ce54" table:formula="oooc:=IF([.D11];([.D11]-[.C11]);&quot;&quot;)" office:value-type="string">
            <text:p>00:50</text:p>
          </table:table-cell>
          <table:table-cell table:style-name="ce45" office:value-type="string">
            <text:p>Kompetenz-Aufgaben-Zuteilung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12];TEXT(WEEKDAY([.B12]);&quot;DDD&quot;);&quot;&quot;)" office:value-type="string">
            <text:p>Di.</text:p>
          </table:table-cell>
          <table:table-cell table:style-name="ce53" office:value-type="date" office:date-value="2015-04-28T00:00:00">
            <text:p>28.04.2015</text:p>
          </table:table-cell>
          <table:table-cell table:style-name="ce55" office:value-type="time" office:time-value="PT10H09M59S">
            <text:p>10:10</text:p>
          </table:table-cell>
          <table:table-cell table:style-name="ce55" office:value-type="time" office:time-value="PT11H15M00S">
            <text:p>11:15</text:p>
          </table:table-cell>
          <table:table-cell table:style-name="ce54" table:formula="oooc:=IF([.D12];([.D12]-[.C12]);&quot;&quot;)" office:value-type="string">
            <text:p>01:05</text:p>
          </table:table-cell>
          <table:table-cell table:style-name="ce45" office:value-type="string">
            <text:p>Aufgabenverteil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3];TEXT(WEEKDAY([.B13]);&quot;DDD&quot;);&quot;&quot;)" office:value-type="string">
            <text:p>Di.</text:p>
          </table:table-cell>
          <table:table-cell table:style-name="ce53" office:value-type="date" office:date-value="2015-05-05T00:00:00">
            <text:p>05.05.2015</text:p>
          </table:table-cell>
          <table:table-cell table:style-name="ce55" office:value-type="time" office:time-value="PT08H50M00S">
            <text:p>08:50</text:p>
          </table:table-cell>
          <table:table-cell table:style-name="ce55" office:value-type="time" office:time-value="PT09H30M00S">
            <text:p>09:30</text:p>
          </table:table-cell>
          <table:table-cell table:style-name="ce54" table:formula="oooc:=IF([.D13];([.D13]-[.C13]);&quot;&quot;)" office:value-type="string">
            <text:p>00:40</text:p>
          </table:table-cell>
          <table:table-cell table:style-name="ce45" office:value-type="string">
            <text:p>Design-Überleg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60" office:value-type="string">
            <text:p>Do.</text:p>
          </table:table-cell>
          <table:table-cell table:style-name="ce53" office:value-type="date" office:date-value="2015-05-07T00:00:00">
            <text:p>07.05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10M00S">
            <text:p>11:10</text:p>
          </table:table-cell>
          <table:table-cell table:style-name="ce54" table:formula="oooc:=IF([.D14];([.D14]-[.C14]);&quot;&quot;)" office:value-type="string">
            <text:p>01:10</text:p>
          </table:table-cell>
          <table:table-cell table:style-name="ce45" office:value-type="string">
            <text:p>Debugging-IntelliJ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5];TEXT(WEEKDAY([.B15]);&quot;DDD&quot;);&quot;&quot;)" office:value-type="string">
            <text:p>Di.</text:p>
          </table:table-cell>
          <table:table-cell table:style-name="ce53" office:value-type="date" office:date-value="2015-05-12T00:00:00">
            <text:p>12.05.2015</text:p>
          </table:table-cell>
          <table:table-cell table:style-name="ce55" office:value-type="time" office:time-value="PT08H50M00S">
            <text:p>08:50</text:p>
          </table:table-cell>
          <table:table-cell table:style-name="ce55" office:value-type="time" office:time-value="PT09H24M59S">
            <text:p>09:25</text:p>
          </table:table-cell>
          <table:table-cell table:style-name="ce54" table:formula="oooc:=IF([.D15];([.D15]-[.C15]);&quot;&quot;)" office:value-type="string">
            <text:p>00:35</text:p>
          </table:table-cell>
          <table:table-cell table:style-name="ce45" office:value-type="string">
            <text:p>Probieren auf Netbeans zu portieren</text:p>
          </table:table-cell>
          <table:table-cell table:style-name="ce39"/>
          <table:table-cell table:style-name="ce45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16];TEXT(WEEKDAY([.B16]);&quot;DDD&quot;);&quot;&quot;)" office:value-type="string">
            <text:p>Di.</text:p>
          </table:table-cell>
          <table:table-cell table:style-name="ce53" office:value-type="date" office:date-value="2015-05-12T00:00:00">
            <text:p>12.05.2015</text:p>
          </table:table-cell>
          <table:table-cell table:style-name="ce55" office:value-type="time" office:time-value="PT13H30M00S">
            <text:p>13:30</text:p>
          </table:table-cell>
          <table:table-cell table:style-name="ce55" office:value-type="time" office:time-value="PT14H45M00S">
            <text:p>14:45</text:p>
          </table:table-cell>
          <table:table-cell table:style-name="ce54" table:formula="oooc:=IF([.D16];([.D16]-[.C16]);&quot;&quot;)" office:value-type="string">
            <text:p>01:15</text:p>
          </table:table-cell>
          <table:table-cell table:style-name="ce45" office:value-type="string">
            <text:p>Netbeans portieren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7];TEXT(WEEKDAY([.B17]);&quot;DDD&quot;);&quot;&quot;)" office:value-type="string">
            <text:p>Mi.</text:p>
          </table:table-cell>
          <table:table-cell table:style-name="ce53" office:value-type="date" office:date-value="2015-05-13T00:00:00">
            <text:p>13.05.2015</text:p>
          </table:table-cell>
          <table:table-cell table:style-name="ce55" office:value-type="time" office:time-value="PT09H54M59S">
            <text:p>09:55</text:p>
          </table:table-cell>
          <table:table-cell table:style-name="ce55" office:value-type="time" office:time-value="PT11H27M00S">
            <text:p>11:27</text:p>
          </table:table-cell>
          <table:table-cell table:style-name="ce54" table:formula="oooc:=IF([.D17];([.D17]-[.C17]);&quot;&quot;)" office:value-type="string">
            <text:p>01:32</text:p>
          </table:table-cell>
          <table:table-cell table:style-name="ce45" office:value-type="string">
            <text:p>User-Interface</text:p>
          </table:table-cell>
          <table:table-cell table:style-name="ce57"/>
          <table:table-cell table:style-name="ce45" office:value-type="string">
            <text:p>sc</text:p>
          </table:table-cell>
          <table:table-cell table:style-name="ce57"/>
          <table:table-cell table:style-name="ce66" office:value-type="time" office:time-value="PT00H15M00S">
            <text:p>00:15:0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8];TEXT(WEEKDAY([.B18]);&quot;DDD&quot;);&quot;&quot;)" office:value-type="string">
            <text:p>So.</text:p>
          </table:table-cell>
          <table:table-cell table:style-name="ce53" office:value-type="date" office:date-value="2015-05-17T00:00:00">
            <text:p>17.05.2015</text:p>
          </table:table-cell>
          <table:table-cell table:style-name="ce55" office:value-type="time" office:time-value="PT15H41M59S">
            <text:p>15:42</text:p>
          </table:table-cell>
          <table:table-cell table:style-name="ce55" office:value-type="time" office:time-value="PT16H33M59S">
            <text:p>16:34</text:p>
          </table:table-cell>
          <table:table-cell table:style-name="ce54" table:formula="oooc:=IF([.D18];([.D18]-[.C18]);&quot;&quot;)" office:value-type="string">
            <text:p>00:52</text:p>
          </table:table-cell>
          <table:table-cell table:style-name="ce45" office:value-type="string">
            <text:p>User-Interface</text:p>
          </table:table-cell>
          <table:table-cell table:style-name="ce39"/>
          <table:table-cell table:style-name="ce45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19];TEXT(WEEKDAY([.B19]);&quot;DDD&quot;);&quot;&quot;)" office:value-type="string">
            <text:p>Mo.</text:p>
          </table:table-cell>
          <table:table-cell table:style-name="ce53" office:value-type="date" office:date-value="2015-05-18T00:00:00">
            <text:p>18.05.2015</text:p>
          </table:table-cell>
          <table:table-cell table:style-name="ce55" office:value-type="time" office:time-value="PT08H55M00S">
            <text:p>08:55</text:p>
          </table:table-cell>
          <table:table-cell table:style-name="ce55" office:value-type="time" office:time-value="PT09H36M00S">
            <text:p>09:36</text:p>
          </table:table-cell>
          <table:table-cell table:style-name="ce54" table:formula="oooc:=IF([.D19];([.D19]-[.C19]);&quot;&quot;)" office:value-type="string">
            <text:p>00:41</text:p>
          </table:table-cell>
          <table:table-cell table:style-name="ce45" office:value-type="string">
            <text:p>Aktivitätsdiagramm (Recherche)</text:p>
          </table:table-cell>
          <table:table-cell table:style-name="ce57"/>
          <table:table-cell table:style-name="ce45" office:value-type="string">
            <text:p>sc</text:p>
          </table:table-cell>
          <table:table-cell table:style-name="ce45"/>
          <table:table-cell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0];TEXT(WEEKDAY([.B20]);&quot;DDD&quot;);&quot;&quot;)" office:value-type="string">
            <text:p>Di.</text:p>
          </table:table-cell>
          <table:table-cell table:style-name="ce53" office:value-type="date" office:date-value="2015-05-19T00:00:00">
            <text:p>19.05.2015</text:p>
          </table:table-cell>
          <table:table-cell table:style-name="ce55" office:value-type="time" office:time-value="PT13H30M00S">
            <text:p>13:30</text:p>
          </table:table-cell>
          <table:table-cell table:style-name="ce55" office:value-type="time" office:time-value="PT14H56M59S">
            <text:p>14:57</text:p>
          </table:table-cell>
          <table:table-cell table:style-name="ce54" table:formula="oooc:=IF([.D20];([.D20]-[.C20]);&quot;&quot;)" office:value-type="string">
            <text:p>01:27</text:p>
          </table:table-cell>
          <table:table-cell table:style-name="ce45" office:value-type="string">
            <text:p>MongoDB Netbeans Integration (Versuch Arun Gupta)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21];TEXT(WEEKDAY([.B21]);&quot;DDD&quot;);&quot;&quot;)" office:value-type="string">
            <text:p>Mi.</text:p>
          </table:table-cell>
          <table:table-cell table:style-name="ce53" office:value-type="date" office:date-value="2015-05-27T00:00:00">
            <text:p>27.05.2015</text:p>
          </table:table-cell>
          <table:table-cell table:style-name="ce55" office:value-type="time" office:time-value="PT09H56M00S">
            <text:p>09:56</text:p>
          </table:table-cell>
          <table:table-cell table:style-name="ce55" office:value-type="time" office:time-value="PT11H10M00S">
            <text:p>11:10</text:p>
          </table:table-cell>
          <table:table-cell table:style-name="ce54" table:formula="oooc:=IF([.D21];([.D21]-[.C21]);&quot;&quot;)" office:value-type="string">
            <text:p>01:14</text:p>
          </table:table-cell>
          <table:table-cell table:style-name="ce45" office:value-type="string">
            <text:p>Aktivitätsdiagramm erstellen</text:p>
          </table:table-cell>
          <table:table-cell table:style-name="ce39"/>
          <table:table-cell table:style-name="ce45" office:value-type="string">
            <text:p>sc</text:p>
          </table:table-cell>
          <table:table-cell table:style-name="ce39"/>
          <table:table-cell table:style-name="ce59" office:value-type="time" office:time-value="PT00H25M00S">
            <text:p>00:25:00</text:p>
            <office:annotation office:display="false" draw:text-style-name="" svg:width="1.3333in" svg:height="0.7708in" svg:x="6.8229in" svg:y="3.4375in">
              <text:p><text:span text:style-name="T0">Besprechung Borko/List</text:span></text:p>
            </office:annotation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2];TEXT(WEEKDAY([.B22]);&quot;DDD&quot;);&quot;&quot;)" office:value-type="string">
            <text:p>Mi.</text:p>
          </table:table-cell>
          <table:table-cell table:style-name="ce53" office:value-type="date" office:date-value="2015-05-27T00:00:00">
            <text:p>27.05.2015</text:p>
          </table:table-cell>
          <table:table-cell table:style-name="ce55" office:value-type="time" office:time-value="PT15H56M59S">
            <text:p>15:57</text:p>
          </table:table-cell>
          <table:table-cell table:style-name="ce55" office:value-type="time" office:time-value="PT16H44M00S">
            <text:p>16:44</text:p>
          </table:table-cell>
          <table:table-cell table:style-name="ce54" table:formula="oooc:=IF([.D22];([.D22]-[.C22]);&quot;&quot;)" office:value-type="string">
            <text:p>00:47</text:p>
          </table:table-cell>
          <table:table-cell table:style-name="ce45" office:value-type="string">
            <text:p>Aktivitätsdiagramm fertigstellen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23];TEXT(WEEKDAY([.B23]);&quot;DDD&quot;);&quot;&quot;)" office:value-type="string">
            <text:p>Do.</text:p>
          </table:table-cell>
          <table:table-cell table:style-name="ce53" office:value-type="date" office:date-value="2015-05-28T00:00:00">
            <text:p>28.05.2015</text:p>
          </table:table-cell>
          <table:table-cell table:style-name="ce55" office:value-type="time" office:time-value="PT09H53M59S">
            <text:p>09:54</text:p>
          </table:table-cell>
          <table:table-cell table:style-name="ce55" office:value-type="time" office:time-value="PT11H33M00S">
            <text:p>11:33</text:p>
          </table:table-cell>
          <table:table-cell table:style-name="ce54" table:formula="oooc:=IF([.D23];([.D23]-[.C23]);&quot;&quot;)" office:value-type="string">
            <text:p>01:39</text:p>
          </table:table-cell>
          <table:table-cell table:style-name="ce45" office:value-type="string">
            <text:p>Java EE 7 Essentials Kapitel 8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24];TEXT(WEEKDAY([.B24]);&quot;DDD&quot;);&quot;&quot;)" office:value-type="string">
            <text:p>Fr.</text:p>
          </table:table-cell>
          <table:table-cell table:style-name="ce53" office:value-type="date" office:date-value="2015-05-29T00:00:00">
            <text:p>29.05.2015</text:p>
          </table:table-cell>
          <table:table-cell table:style-name="ce55" office:value-type="time" office:time-value="PT13H10M00S">
            <text:p>13:10</text:p>
          </table:table-cell>
          <table:table-cell table:style-name="ce55" office:value-type="time" office:time-value="PT14H52M59S">
            <text:p>14:53</text:p>
          </table:table-cell>
          <table:table-cell table:style-name="ce54" table:formula="oooc:=IF([.D24];([.D24]-[.C24]);&quot;&quot;)" office:value-type="string">
            <text:p>01:43</text:p>
          </table:table-cell>
          <table:table-cell table:style-name="ce45" office:value-type="string">
            <text:p>Java EE 7 Essentials Kapitel 8 &amp; Anforderungszeiten schätzen &amp; Vagrant VM zum Laufen bringen</text:p>
          </table:table-cell>
          <table:table-cell table:style-name="ce39"/>
          <table:table-cell table:style-name="ce45" office:value-type="string">
            <text:p>sc</text:p>
          </table:table-cell>
          <table:table-cell table:style-name="ce39"/>
          <table:table-cell table:style-name="ce59" office:value-type="time" office:time-value="PT00H08M00S">
            <text:p>00:08:00</text:p>
            <office:annotation office:display="false" draw:text-style-name="" svg:width="1.3333in" svg:height="0.7708in" svg:x="6.8229in" svg:y="3.9688in">
              <text:p><text:span text:style-name="T0">Gespräch mit Kraus wegen Exkursion (war Förderkurs im Weg)</text:span></text:p>
            </office:annotation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5];TEXT(WEEKDAY([.B25]);&quot;DDD&quot;);&quot;&quot;)" office:value-type="string">
            <text:p>Fr.</text:p>
          </table:table-cell>
          <table:table-cell table:style-name="ce53" office:value-type="date" office:date-value="2015-05-29T00:00:00">
            <text:p>29.05.2015</text:p>
          </table:table-cell>
          <table:table-cell table:style-name="ce55" office:value-type="time" office:time-value="PT22H52M00S">
            <text:p>22:52</text:p>
          </table:table-cell>
          <table:table-cell table:style-name="ce55" office:value-type="time" office:time-value="PT23H56M59S">
            <text:p>23:57</text:p>
          </table:table-cell>
          <table:table-cell table:style-name="ce54" table:formula="oooc:=IF([.D25];([.D25]-[.C25]);&quot;&quot;)" office:value-type="string">
            <text:p>01:05</text:p>
          </table:table-cell>
          <table:table-cell table:style-name="ce45" office:value-type="string">
            <text:p>Java EE 7 Kapitel 8</text:p>
          </table:table-cell>
          <table:table-cell table:number-columns-repeated="2" table:style-name="ce37"/>
          <table:table-cell table:style-name="ce67" office:value-type="string">
            <text:p>fr</text:p>
          </table:table-cell>
          <table:table-cell table:style-name="ce95" office:value-type="time" office:time-value="PT00H06M00S">
            <text:p>00:06:00</text:p>
            <office:annotation office:display="false" draw:text-style-name="" svg:width="1.3333in" svg:height="0.7708in" svg:x="6.8229in" svg:y="4.1458in">
              <text:p><text:span text:style-name="T0">Essen (Käsetoast &amp; Radler)</text:span></text:p>
            </office:annotation>
          </table:table-cell>
          <table:table-cell table:style-name="ce37"/>
          <table:table-cell table:number-columns-repeated="2" table:style-name="ce39"/>
          <table:table-cell table:number-columns-repeated="7" table:style-name="ce37"/>
        </table:table-row>
        <table:table-row table:style-name="ro4">
          <table:table-cell table:style-name="ce50" table:formula="oooc:=IF([.B26];TEXT(WEEKDAY([.B26]);&quot;DDD&quot;);&quot;&quot;)" office:value-type="string">
            <text:p>Sa.</text:p>
          </table:table-cell>
          <table:table-cell table:style-name="ce53" office:value-type="date" office:date-value="2015-05-30T00:00:00">
            <text:p>30.05.2015</text:p>
          </table:table-cell>
          <table:table-cell table:style-name="ce55" office:value-type="time" office:time-value="PT07H20M00S">
            <text:p>07:20</text:p>
          </table:table-cell>
          <table:table-cell table:style-name="ce55" office:value-type="time" office:time-value="PT07H54M59S">
            <text:p>07:55</text:p>
          </table:table-cell>
          <table:table-cell table:style-name="ce54" table:formula="oooc:=IF([.D26];([.D26]-[.C26]);&quot;&quot;)" office:value-type="string">
            <text:p>00:35</text:p>
          </table:table-cell>
          <table:table-cell table:style-name="ce45" office:value-type="string">
            <text:p>Java EE Kapitel 9 &amp; CRUD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27];TEXT(WEEKDAY([.B27]);&quot;DDD&quot;);&quot;&quot;)" office:value-type="string">
            <text:p>Mo.</text:p>
          </table:table-cell>
          <table:table-cell table:style-name="ce53" office:value-type="date" office:date-value="2015-06-01T00:00:00">
            <text:p>01.06.2015</text:p>
          </table:table-cell>
          <table:table-cell table:style-name="ce55" office:value-type="time" office:time-value="PT12H33M00S">
            <text:p>12:33</text:p>
          </table:table-cell>
          <table:table-cell table:style-name="ce55" office:value-type="time" office:time-value="PT13H12M00S">
            <text:p>13:12</text:p>
          </table:table-cell>
          <table:table-cell table:style-name="ce54" table:formula="oooc:=IF([.D27];([.D27]-[.C27]);&quot;&quot;)" office:value-type="string">
            <text:p>00:39</text:p>
          </table:table-cell>
          <table:table-cell table:style-name="ce45" office:value-type="string">
            <text:p>neues CRUD-Interface generieren lassen</text:p>
          </table:table-cell>
          <table:table-cell table:number-columns-repeated="2" table:style-name="ce37"/>
          <table:table-cell table:style-name="ce67" office:value-type="string">
            <text:p>fr</text:p>
            <office:annotation office:display="false" draw:text-style-name="" svg:width="1.3333in" svg:height="0.7708in" svg:x="6.1563in" svg:y="4.5in">
              <text:p><text:span text:style-name="T0">Freistunde</text:span></text:p>
            </office:annotation>
          </table:table-cell>
          <table:table-cell table:style-name="ce3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8];TEXT(WEEKDAY([.B28]);&quot;DDD&quot;);&quot;&quot;)" office:value-type="string">
            <text:p>Di.</text:p>
          </table:table-cell>
          <table:table-cell table:style-name="ce53" office:value-type="date" office:date-value="2015-06-02T00:00:00">
            <text:p>02.06.2015</text:p>
          </table:table-cell>
          <table:table-cell table:style-name="ce55" office:value-type="time" office:time-value="PT21H46M59S">
            <text:p>21:47</text:p>
          </table:table-cell>
          <table:table-cell table:style-name="ce55" office:value-type="time" office:time-value="PT22H22M59S">
            <text:p>22:23</text:p>
          </table:table-cell>
          <table:table-cell table:style-name="ce54" table:formula="oooc:=IF([.D28];([.D28]-[.C28]);&quot;&quot;)" office:value-type="string">
            <text:p>00:36</text:p>
          </table:table-cell>
          <table:table-cell table:style-name="ce45" office:value-type="string">
            <text:p>Impressum schreiben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29];TEXT(WEEKDAY([.B29]);&quot;DDD&quot;);&quot;&quot;)" office:value-type="string">
            <text:p>So.</text:p>
          </table:table-cell>
          <table:table-cell table:style-name="ce53" office:value-type="date" office:date-value="2015-06-07T00:00:00">
            <text:p>07.06.2015</text:p>
          </table:table-cell>
          <table:table-cell table:style-name="ce55" office:value-type="time" office:time-value="PT10H07M00S">
            <text:p>10:07</text:p>
          </table:table-cell>
          <table:table-cell table:style-name="ce55" office:value-type="time" office:time-value="PT10H28M00S">
            <text:p>10:28</text:p>
          </table:table-cell>
          <table:table-cell table:style-name="ce54" table:formula="oooc:=IF([.D29];([.D29]-[.C29]);&quot;&quot;)" office:value-type="string">
            <text:p>00:21</text:p>
          </table:table-cell>
          <table:table-cell table:style-name="ce45" office:value-type="string">
            <text:p>Neueinstellung Glassfish Server (Security) + CRUD research für eigene Funktionen</text:p>
          </table:table-cell>
          <table:table-cell table:number-columns-repeated="2" table:style-name="ce57"/>
          <table:table-cell table:style-name="ce45" office:value-type="string">
            <text:p>fr</text:p>
          </table:table-cell>
          <table:table-cell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30];TEXT(WEEKDAY([.B30]);&quot;DDD&quot;);&quot;&quot;)" office:value-type="string">
            <text:p>Mo.</text:p>
          </table:table-cell>
          <table:table-cell table:style-name="ce53" office:value-type="date" office:date-value="2015-06-08T00:00:00">
            <text:p>08.06.2015</text:p>
          </table:table-cell>
          <table:table-cell table:style-name="ce55" office:value-type="time" office:time-value="PT08H52M59S">
            <text:p>08:53</text:p>
          </table:table-cell>
          <table:table-cell table:style-name="ce55" office:value-type="time" office:time-value="PT10H26M59S">
            <text:p>10:27</text:p>
          </table:table-cell>
          <table:table-cell table:style-name="ce54" table:formula="oooc:=IF([.D30];([.D30]-[.C30]);&quot;&quot;)" office:value-type="string">
            <text:p>01:34</text:p>
          </table:table-cell>
          <table:table-cell table:style-name="ce45" office:value-type="string">
            <text:p>Bugfix + Buch löschen</text:p>
          </table:table-cell>
          <table:table-cell table:style-name="ce45" office:value-type="string">
            <text:p>LF-20-050</text:p>
          </table:table-cell>
          <table:table-cell table:style-name="ce45" office:value-type="string">
            <text:p>sc</text:p>
          </table:table-cell>
          <table:table-cell table:style-name="ce39"/>
          <table:table-cell table:style-name="ce59" office:value-type="time" office:time-value="PT00H10M00S">
            <text:p>00:10:00</text:p>
            <office:annotation office:display="false" draw:text-style-name="" svg:width="1.3333in" svg:height="0.7708in" svg:x="6.8229in" svg:y="5.0313in">
              <text:p><text:span text:style-name="T0">SEW-Wiederholung zu Bugtracking</text:span></text:p>
            </office:annotation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31];TEXT(WEEKDAY([.B31]);&quot;DDD&quot;);&quot;&quot;)" office:value-type="string">
            <text:p>Mo.</text:p>
          </table:table-cell>
          <table:table-cell table:style-name="ce53" office:value-type="date" office:date-value="2015-06-08T00:00:00">
            <text:p>08.06.2015</text:p>
          </table:table-cell>
          <table:table-cell table:style-name="ce55" office:value-type="time" office:time-value="PT11H09M00S">
            <text:p>11:09</text:p>
          </table:table-cell>
          <table:table-cell table:style-name="ce55" office:value-type="time" office:time-value="PT11H22M59S">
            <text:p>11:23</text:p>
          </table:table-cell>
          <table:table-cell table:style-name="ce54" table:formula="oooc:=IF([.D31];([.D31]-[.C31]);&quot;&quot;)" office:value-type="string">
            <text:p>00:14</text:p>
          </table:table-cell>
          <table:table-cell table:style-name="ce45" office:value-type="string">
            <text:p>Seitenbanner (Logo)</text:p>
          </table:table-cell>
          <table:table-cell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32];TEXT(WEEKDAY([.B32]);&quot;DDD&quot;);&quot;&quot;)" office:value-type="string">
            <text:p>Di.</text:p>
          </table:table-cell>
          <table:table-cell table:style-name="ce53" office:value-type="date" office:date-value="2015-06-09T00:00:00">
            <text:p>09.06.2015</text:p>
          </table:table-cell>
          <table:table-cell table:style-name="ce55" office:value-type="time" office:time-value="PT12H01M59S">
            <text:p>12:02</text:p>
          </table:table-cell>
          <table:table-cell table:style-name="ce55" office:value-type="time" office:time-value="PT13H18M00S">
            <text:p>13:18</text:p>
          </table:table-cell>
          <table:table-cell table:style-name="ce54" table:formula="oooc:=IF([.D32];([.D32]-[.C32]);&quot;&quot;)" office:value-type="string">
            <text:p>01:16</text:p>
          </table:table-cell>
          <table:table-cell table:style-name="ce45" office:value-type="string">
            <text:p>Buch löschen</text:p>
          </table:table-cell>
          <table:table-cell table:style-name="ce45" office:value-type="string">
            <text:p>LF-20-050</text:p>
          </table:table-cell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33];TEXT(WEEKDAY([.B33]);&quot;DDD&quot;);&quot;&quot;)" office:value-type="string">
            <text:p>Di.</text:p>
          </table:table-cell>
          <table:table-cell table:style-name="ce65" office:value-type="date" office:date-value="2015-06-09T00:00:00">
            <text:p>6/9/2015</text:p>
          </table:table-cell>
          <table:table-cell table:style-name="ce55" office:value-type="time" office:time-value="PT13H30M00S">
            <text:p>13:30</text:p>
          </table:table-cell>
          <table:table-cell table:style-name="ce62" office:value-type="time" office:time-value="PT14H27M59S">
            <text:p>14:28</text:p>
          </table:table-cell>
          <table:table-cell table:style-name="ce54" table:formula="oooc:=IF([.D33];([.D33]-[.C33]);&quot;&quot;)" office:value-type="string">
            <text:p>00:58</text:p>
          </table:table-cell>
          <table:table-cell table:style-name="ce45" office:value-type="string">
            <text:p>Benutzer löschen </text:p>
          </table:table-cell>
          <table:table-cell table:style-name="ce45" office:value-type="string">
            <text:p>LF-10-060</text:p>
          </table:table-cell>
          <table:table-cell table:style-name="ce45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34];TEXT(WEEKDAY([.B34]);&quot;DDD&quot;);&quot;&quot;)" office:value-type="string">
            <text:p>Mi.</text:p>
          </table:table-cell>
          <table:table-cell table:style-name="ce53" office:value-type="date" office:date-value="2015-06-17T00:00:00">
            <text:p>17.06.2015</text:p>
          </table:table-cell>
          <table:table-cell table:style-name="ce55" office:value-type="time" office:time-value="PT22H07M59S">
            <text:p>22:08</text:p>
          </table:table-cell>
          <table:table-cell table:style-name="ce55" office:value-type="time" office:time-value="PT23H52M59S">
            <text:p>23:53</text:p>
          </table:table-cell>
          <table:table-cell table:style-name="ce54" table:formula="oooc:=IF([.D34];([.D34]-[.C34]);&quot;&quot;)" office:value-type="string">
            <text:p>01:45</text:p>
          </table:table-cell>
          <table:table-cell table:style-name="ce45" office:value-type="string">
            <text:p>Benutzer löschen &amp; Projekt abnahmebereit machen</text:p>
          </table:table-cell>
          <table:table-cell table:style-name="ce45" office:value-type="string">
            <text:p>LF-10-060</text:p>
          </table:table-cell>
          <table:table-cell table:style-name="ce39"/>
          <table:table-cell table:style-name="ce45" office:value-type="string">
            <text:p>fr</text:p>
          </table:table-cell>
          <table:table-cell table:style-name="ce59" office:value-type="time" office:time-value="PT00H10M00S">
            <text:p>00:10:0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65"/>
          <table:table-cell table:style-name="ce55"/>
          <table:table-cell table:style-name="ce52"/>
          <table:table-cell table:style-name="ce73"/>
          <table:table-cell table:style-name="ce45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4" table:style-name="ce71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 table:formula="oooc:=IF([.B61];TEXT(WEEKDAY([.B61]);&quot;DDD&quot;);&quot;&quot;)"/>
          <table:table-cell table:style-name="ce37"/>
          <table:table-cell table:number-columns-repeated="2" table:style-name="ce39"/>
          <table:table-cell table:style-name="ce76" table:formula="oooc:=IF([.D61];([.D61]-[.C61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2];TEXT(WEEKDAY([.B62]);&quot;DDD&quot;);&quot;&quot;)"/>
          <table:table-cell table:style-name="ce37"/>
          <table:table-cell table:number-columns-repeated="2" table:style-name="ce39"/>
          <table:table-cell table:style-name="ce76" table:formula="oooc:=IF([.D62];([.D62]-[.C62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3];TEXT(WEEKDAY([.B63]);&quot;DDD&quot;);&quot;&quot;)"/>
          <table:table-cell table:style-name="ce37"/>
          <table:table-cell table:number-columns-repeated="2" table:style-name="ce39"/>
          <table:table-cell table:style-name="ce81" table:formula="oooc:=IF([.D63];([.D63]-[.C63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4];TEXT(WEEKDAY([.B64]);&quot;DDD&quot;);&quot;&quot;)"/>
          <table:table-cell table:style-name="ce37"/>
          <table:table-cell table:number-columns-repeated="2" table:style-name="ce39"/>
          <table:table-cell table:style-name="ce81" table:formula="oooc:=IF([.D64];([.D64]-[.C64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5];TEXT(WEEKDAY([.B65]);&quot;DDD&quot;);&quot;&quot;)"/>
          <table:table-cell table:style-name="ce37"/>
          <table:table-cell table:number-columns-repeated="2" table:style-name="ce39"/>
          <table:table-cell table:style-name="ce81" table:formula="oooc:=IF([.D65];([.D65]-[.C65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6];TEXT(WEEKDAY([.B66]);&quot;DDD&quot;);&quot;&quot;)"/>
          <table:table-cell table:style-name="ce37"/>
          <table:table-cell table:number-columns-repeated="2" table:style-name="ce39"/>
          <table:table-cell table:style-name="ce81" table:formula="oooc:=IF([.D66];([.D66]-[.C66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7];TEXT(WEEKDAY([.B67]);&quot;DDD&quot;);&quot;&quot;)"/>
          <table:table-cell table:style-name="ce37"/>
          <table:table-cell table:number-columns-repeated="2" table:style-name="ce39"/>
          <table:table-cell table:style-name="ce81" table:formula="oooc:=IF([.D67];([.D67]-[.C67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8];TEXT(WEEKDAY([.B68]);&quot;DDD&quot;);&quot;&quot;)"/>
          <table:table-cell table:style-name="ce37"/>
          <table:table-cell table:number-columns-repeated="2" table:style-name="ce39"/>
          <table:table-cell table:style-name="ce81" table:formula="oooc:=IF([.D68];([.D68]-[.C68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9];TEXT(WEEKDAY([.B69]);&quot;DDD&quot;);&quot;&quot;)"/>
          <table:table-cell table:style-name="ce37"/>
          <table:table-cell table:number-columns-repeated="2" table:style-name="ce39"/>
          <table:table-cell table:style-name="ce81" table:formula="oooc:=IF([.D69];([.D69]-[.C69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0];TEXT(WEEKDAY([.B70]);&quot;DDD&quot;);&quot;&quot;)"/>
          <table:table-cell table:style-name="ce37"/>
          <table:table-cell table:number-columns-repeated="2" table:style-name="ce39"/>
          <table:table-cell table:style-name="ce81" table:formula="oooc:=IF([.D70];([.D70]-[.C70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1];TEXT(WEEKDAY([.B71]);&quot;DDD&quot;);&quot;&quot;)"/>
          <table:table-cell table:style-name="ce37"/>
          <table:table-cell table:number-columns-repeated="2" table:style-name="ce39"/>
          <table:table-cell table:style-name="ce81" table:formula="oooc:=IF([.D71];([.D71]-[.C71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</table:table>
      <table:table table:name="KOPJ" table:style-name="ta10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6" table:number-columns-repeated="7" table:default-cell-style-name="ce15"/>
        <table:table-column table:style-name="co12" table:number-columns-repeated="7" table:default-cell-style-name="ce15"/>
        <table:table-column table:style-name="co22" table:default-cell-style-name="ce15" table:number-columns-repeated="236"/>
        <table:table-row table:style-name="ro4">
          <table:table-cell table:style-name="ce35"/>
          <table:table-cell table:style-name="ce36" office:value-type="string">
            <text:p/>
          </table:table-cell>
          <table:table-cell table:number-columns-repeated="2" table:style-name="ce37"/>
          <table:table-cell table:style-name="ce38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0" table:number-columns-spanned="4" table:number-rows-spanned="1" office:value-type="string">
            <text:p>SUM</text:p>
          </table:table-cell>
          <table:covered-table-cell table:number-columns-repeated="3"/>
          <table:table-cell table:style-name="ce41" table:formula="oooc:=[.E3]+[.E4]" office:value-type="string">
            <text:p>34:05:00</text:p>
          </table:table-cell>
          <table:table-cell table:style-name="ce36" table:number-columns-spanned="1" table:number-rows-spanned="3" office:value-type="string">
            <text:p>KOPEC Jakub
eMail: jkopec@student.tgm.ac.at
Mobile: </text:p>
          </table:table-cell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lesson</text:p>
          </table:table-cell>
          <table:covered-table-cell table:number-columns-repeated="3"/>
          <table:table-cell table:style-name="ce43" table:formula="oooc:=SUMIF([.H7:.H71];[.H5];[.E7:.E71])" office:value-type="string">
            <text:p>16:05:00</text:p>
          </table:table-cell>
          <table:covered-table-cell/>
          <table:table-cell table:number-columns-repeated="3" table:style-name="ce44"/>
          <table:table-cell table:style-name="ce44" table:formula="oooc:=SUM([.J4:.M4])" table:number-columns-spanned="4" table:number-rows-spanned="1" office:value-type="string">
            <text:p>01:05</text:p>
          </table:table-cell>
          <table:covered-table-cell table:number-columns-repeated="3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home</text:p>
          </table:table-cell>
          <table:covered-table-cell table:number-columns-repeated="3"/>
          <table:table-cell table:style-name="ce43" table:formula="oooc:=SUMIF([.I7:.I71];[.I5];[.E7:.E71])" office:value-type="string">
            <text:p>18:00:00</text:p>
          </table:table-cell>
          <table:covered-table-cell/>
          <table:table-cell table:number-columns-repeated="3" table:style-name="ce44"/>
          <table:table-cell table:style-name="ce44" table:formula="oooc:=SUM([.J7:.J300])" office:value-type="string">
            <text:p>01:05</text:p>
          </table:table-cell>
          <table:table-cell table:style-name="ce44" table:formula="oooc:=SUM([.K7:.K300])" office:value-type="string">
            <text:p>00:00</text:p>
          </table:table-cell>
          <table:table-cell table:style-name="ce44" table:formula="oooc:=SUM([.L7:.L302])" office:value-type="string">
            <text:p>00:00</text:p>
          </table:table-cell>
          <table:table-cell table:style-name="ce44" table:formula="oooc:=SUM([.M7:.M302])" office:value-type="string">
            <text:p>00:00</text:p>
          </table:table-cell>
          <table:table-cell table:number-columns-repeated="7" table:style-name="ce37"/>
        </table:table-row>
        <table:table-row table:style-name="ro4">
          <table:table-cell table:style-name="ce35"/>
          <table:table-cell table:number-columns-repeated="3" table:style-name="ce37"/>
          <table:table-cell table:style-name="ce38"/>
          <table:table-cell table:style-name="ce37"/>
          <table:table-cell table:style-name="ce39"/>
          <table:table-cell table:style-name="ce45" office:value-type="string">
            <text:p>sc</text:p>
          </table:table-cell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40" office:value-type="string">
            <text:p>Day</text:p>
          </table:table-cell>
          <table:table-cell table:style-name="ce46" office:value-type="string">
            <text:p>Date</text:p>
          </table:table-cell>
          <table:table-cell table:style-name="ce46" office:value-type="string">
            <text:p>Begin</text:p>
          </table:table-cell>
          <table:table-cell table:style-name="ce46" office:value-type="string">
            <text:p>End</text:p>
          </table:table-cell>
          <table:table-cell table:style-name="ce47" office:value-type="string">
            <text:p>Hours</text:p>
          </table:table-cell>
          <table:table-cell table:style-name="ce48" office:value-type="string">
            <text:p>Task</text:p>
          </table:table-cell>
          <table:table-cell table:style-name="ce49" office:value-type="string">
            <text:p>Category</text:p>
          </table:table-cell>
          <table:table-cell table:style-name="ce77" table:number-columns-spanned="2" table:number-rows-spanned="1" office:value-type="string">
            <text:p>Timedef</text:p>
          </table:table-cell>
          <table:covered-table-cell/>
          <table:table-cell table:style-name="ce38" office:value-type="string">
            <text:p>Break1</text:p>
          </table:table-cell>
          <table:table-cell table:style-name="ce38" office:value-type="string">
            <text:p>Break2</text:p>
          </table:table-cell>
          <table:table-cell table:style-name="ce38" office:value-type="string">
            <text:p>Break3</text:p>
          </table:table-cell>
          <table:table-cell table:style-name="ce38" office:value-type="string">
            <text:p>Break4</text:p>
          </table:table-cell>
          <table:table-cell table:number-columns-repeated="7" table:style-name="ce37"/>
        </table:table-row>
        <table:table-row table:style-name="ro4">
          <table:table-cell table:style-name="ce50" table:formula="oooc:=IF([.B7];TEXT(WEEKDAY([.B7]);&quot;DDD&quot;);&quot;&quot;)" office:value-type="string">
            <text:p>Mo.</text:p>
          </table:table-cell>
          <table:table-cell table:style-name="ce53" office:value-type="date" office:date-value="2015-04-20T00:00:00">
            <text:p>20.04.2015</text:p>
          </table:table-cell>
          <table:table-cell table:style-name="ce55" office:value-type="time" office:time-value="PT11H30M00S">
            <text:p>11:30</text:p>
          </table:table-cell>
          <table:table-cell table:style-name="ce55" office:value-type="time" office:time-value="PT12H00M00S">
            <text:p>12:00</text:p>
          </table:table-cell>
          <table:table-cell table:style-name="ce54" table:formula="oooc:=IF([.D7];([.D7]-[.C7]);&quot;&quot;)" office:value-type="string">
            <text:p>00:30</text:p>
          </table:table-cell>
          <table:table-cell table:style-name="ce45" office:value-type="string">
            <text:p>Kick-Off Meeting, Abteilungsleiter Einteil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8];TEXT(WEEKDAY([.B8]);&quot;DDD&quot;);&quot;&quot;)" office:value-type="string">
            <text:p>Do.</text:p>
          </table:table-cell>
          <table:table-cell table:style-name="ce53" office:value-type="date" office:date-value="2015-04-23T00:00:00">
            <text:p>23.04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00M00S">
            <text:p>11:00</text:p>
          </table:table-cell>
          <table:table-cell table:style-name="ce54" table:formula="oooc:=IF([.D8];([.D8]-[.C8]);&quot;&quot;)" office:value-type="string">
            <text:p>01:00</text:p>
          </table:table-cell>
          <table:table-cell table:style-name="ce45" office:value-type="string">
            <text:p>Design-Überleg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9];TEXT(WEEKDAY([.B9]);&quot;DDD&quot;);&quot;&quot;)" office:value-type="string">
            <text:p>Fr.</text:p>
          </table:table-cell>
          <table:table-cell table:style-name="ce53" office:value-type="date" office:date-value="2015-04-24T00:00:00">
            <text:p>24.04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9];([.D9]-[.C9]);&quot;&quot;)" office:value-type="string">
            <text:p>01:40</text:p>
          </table:table-cell>
          <table:table-cell table:style-name="ce45" office:value-type="string">
            <text:p>Festlegen der Views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0];TEXT(WEEKDAY([.B10]);&quot;DDD&quot;);&quot;&quot;)" office:value-type="string">
            <text:p>Di.</text:p>
          </table:table-cell>
          <table:table-cell table:style-name="ce53" office:value-type="date" office:date-value="2015-04-28T00:00:00">
            <text:p>28.04.2015</text:p>
          </table:table-cell>
          <table:table-cell table:style-name="ce55" office:value-type="time" office:time-value="PT10H09M59S">
            <text:p>10:10</text:p>
          </table:table-cell>
          <table:table-cell table:style-name="ce55" office:value-type="time" office:time-value="PT11H15M00S">
            <text:p>11:15</text:p>
          </table:table-cell>
          <table:table-cell table:style-name="ce54" table:formula="oooc:=IF([.D10];([.D10]-[.C10]);&quot;&quot;)" office:value-type="string">
            <text:p>01:05</text:p>
          </table:table-cell>
          <table:table-cell table:style-name="ce45" office:value-type="string">
            <text:p>Aufgabenverteilung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1];TEXT(WEEKDAY([.B11]);&quot;DDD&quot;);&quot;&quot;)" office:value-type="string">
            <text:p>Mi.</text:p>
          </table:table-cell>
          <table:table-cell table:style-name="ce53" office:value-type="date" office:date-value="2015-04-29T00:00:00">
            <text:p>29.04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19M59S">
            <text:p>11:20</text:p>
          </table:table-cell>
          <table:table-cell table:style-name="ce54" table:formula="oooc:=IF([.D11];([.D11]-[.C11]);&quot;&quot;)" office:value-type="string">
            <text:p>01:20</text:p>
          </table:table-cell>
          <table:table-cell table:style-name="ce45" office:value-type="string">
            <text:p>ERD-Überleg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2];TEXT(WEEKDAY([.B12]);&quot;DDD&quot;);&quot;&quot;)" office:value-type="string">
            <text:p>Do.</text:p>
          </table:table-cell>
          <table:table-cell table:style-name="ce53" office:value-type="date" office:date-value="2015-04-30T00:00:00">
            <text:p>30.04.2015</text:p>
          </table:table-cell>
          <table:table-cell table:style-name="ce55" office:value-type="time" office:time-value="PT12H00M00S">
            <text:p>12:00</text:p>
          </table:table-cell>
          <table:table-cell table:style-name="ce55" office:value-type="time" office:time-value="PT13H10M00S">
            <text:p>13:10</text:p>
          </table:table-cell>
          <table:table-cell table:style-name="ce54" table:formula="oooc:=IF([.D12];([.D12]-[.C12]);&quot;&quot;)" office:value-type="string">
            <text:p>01:10</text:p>
          </table:table-cell>
          <table:table-cell table:style-name="ce45" office:value-type="string">
            <text:p>View-Überleg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3];TEXT(WEEKDAY([.B13]);&quot;DDD&quot;);&quot;&quot;)" office:value-type="string">
            <text:p>Mo.</text:p>
          </table:table-cell>
          <table:table-cell table:style-name="ce53" office:value-type="date" office:date-value="2015-01-05T00:00:00">
            <text:p>05.01.2015</text:p>
          </table:table-cell>
          <table:table-cell table:style-name="ce55" office:value-type="time" office:time-value="PT08H00M00S">
            <text:p>08:00</text:p>
          </table:table-cell>
          <table:table-cell table:style-name="ce55" office:value-type="time" office:time-value="PT11H00M00S">
            <text:p>11:00</text:p>
          </table:table-cell>
          <table:table-cell table:style-name="ce54" table:formula="oooc:=IF([.D13];([.D13]-[.C13]);&quot;&quot;)" office:value-type="string">
            <text:p>03:00</text:p>
          </table:table-cell>
          <table:table-cell table:style-name="ce45" office:value-type="string">
            <text:p>Research: Bootstrap</text:p>
          </table:table-cell>
          <table:table-cell table:style-name="ce39"/>
          <table:table-cell table:style-name="ce45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14];TEXT(WEEKDAY([.B14]);&quot;DDD&quot;);&quot;&quot;)" office:value-type="string">
            <text:p>Mo.</text:p>
          </table:table-cell>
          <table:table-cell table:style-name="ce53" office:value-type="date" office:date-value="2015-01-05T00:00:00">
            <text:p>05.01.2015</text:p>
          </table:table-cell>
          <table:table-cell table:style-name="ce55" office:value-type="time" office:time-value="PT11H00M00S">
            <text:p>11:00</text:p>
          </table:table-cell>
          <table:table-cell table:style-name="ce55" office:value-type="time" office:time-value="PT12H00M00S">
            <text:p>12:00</text:p>
          </table:table-cell>
          <table:table-cell table:style-name="ce54" table:formula="oooc:=IF([.D14];([.D14]-[.C14]);&quot;&quot;)" office:value-type="string">
            <text:p>01:00</text:p>
          </table:table-cell>
          <table:table-cell table:style-name="ce45" office:value-type="string">
            <text:p>Erste grobe Designvorlage</text:p>
          </table:table-cell>
          <table:table-cell table:style-name="ce39"/>
          <table:table-cell table:style-name="ce45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15];TEXT(WEEKDAY([.B15]);&quot;DDD&quot;);&quot;&quot;)" office:value-type="string">
            <text:p>Mo.</text:p>
          </table:table-cell>
          <table:table-cell table:style-name="ce53" office:value-type="date" office:date-value="2015-05-18T00:00:00">
            <text:p>18.05.2015</text:p>
          </table:table-cell>
          <table:table-cell table:style-name="ce55" office:value-type="time" office:time-value="PT08H50M00S">
            <text:p>08:50</text:p>
          </table:table-cell>
          <table:table-cell table:style-name="ce55" office:value-type="time" office:time-value="PT09H40M00S">
            <text:p>09:40</text:p>
          </table:table-cell>
          <table:table-cell table:style-name="ce54" table:formula="oooc:=IF([.D15];([.D15]-[.C15]);&quot;&quot;)" office:value-type="string">
            <text:p>00:50</text:p>
          </table:table-cell>
          <table:table-cell table:style-name="ce45" office:value-type="string">
            <text:p>Versuch die Designvorlage in XHTML umzusetzen</text:p>
          </table:table-cell>
          <table:table-cell/>
          <table:table-cell table:style-name="ce61" office:value-type="string">
            <text:p>sc</text:p>
          </table:table-cell>
          <table:table-cell/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16];TEXT(WEEKDAY([.B16]);&quot;DDD&quot;);&quot;&quot;)" office:value-type="string">
            <text:p>Di.</text:p>
          </table:table-cell>
          <table:table-cell table:style-name="ce84" office:value-type="date" office:date-value="2015-05-19T00:00:00">
            <text:p>5/19/2015</text:p>
          </table:table-cell>
          <table:table-cell table:style-name="ce69" office:value-type="time" office:time-value="PT13H20M00S">
            <text:p>13:20</text:p>
          </table:table-cell>
          <table:table-cell table:style-name="ce69" office:value-type="time" office:time-value="PT15H00M00S">
            <text:p>15:00</text:p>
          </table:table-cell>
          <table:table-cell table:style-name="ce54" table:formula="oooc:=IF([.D16];([.D16]-[.C16]);&quot;&quot;)" office:value-type="string">
            <text:p>01:40</text:p>
          </table:table-cell>
          <table:table-cell table:style-name="ce45" office:value-type="string">
            <text:p>Research zu Bootstrap in Verbindung mit Primefaces und XHTML</text:p>
          </table:table-cell>
          <table:table-cell/>
          <table:table-cell table:style-name="ce61" office:value-type="string">
            <text:p>sc</text:p>
          </table:table-cell>
          <table:table-cell/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17];TEXT(WEEKDAY([.B17]);&quot;DDD&quot;);&quot;&quot;)" office:value-type="string">
            <text:p>Di.</text:p>
          </table:table-cell>
          <table:table-cell table:style-name="ce64" office:value-type="date" office:date-value="2015-05-26T00:00:00">
            <text:p>5/26/2015</text:p>
          </table:table-cell>
          <table:table-cell table:style-name="ce55" office:value-type="time" office:time-value="PT20H00M00S">
            <text:p>20:00</text:p>
          </table:table-cell>
          <table:table-cell table:style-name="ce55" office:value-type="time" office:time-value="PT22H00M00S">
            <text:p>22:00</text:p>
          </table:table-cell>
          <table:table-cell table:style-name="ce54" table:formula="oooc:=IF([.D17];([.D17]-[.C17]);&quot;&quot;)" office:value-type="string">
            <text:p>02:00</text:p>
          </table:table-cell>
          <table:table-cell table:style-name="ce45" office:value-type="string">
            <text:p>Research Primefaces Themes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8];TEXT(WEEKDAY([.B18]);&quot;DDD&quot;);&quot;&quot;)" office:value-type="string">
            <text:p>Mi.</text:p>
          </table:table-cell>
          <table:table-cell table:style-name="ce53" office:value-type="date" office:date-value="2015-05-27T00:00:00">
            <text:p>27.05.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8];([.D18]-[.C18]);&quot;&quot;)" office:value-type="string">
            <text:p>01:40</text:p>
          </table:table-cell>
          <table:table-cell table:style-name="ce45" office:value-type="string">
            <text:p>Design Vorlage auf Primefaces ändern und das Puzzle zusammensetzen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9];TEXT(WEEKDAY([.B19]);&quot;DDD&quot;);&quot;&quot;)" office:value-type="string">
            <text:p>Do.</text:p>
          </table:table-cell>
          <table:table-cell table:style-name="ce53" office:value-type="date" office:date-value="2015-05-28T00:00:00">
            <text:p>28.05.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9];([.D19]-[.C19]);&quot;&quot;)" office:value-type="string">
            <text:p>01:40</text:p>
          </table:table-cell>
          <table:table-cell table:style-name="ce45" office:value-type="string">
            <text:p>Designvorlage auf Primefaces umwandeln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0];TEXT(WEEKDAY([.B20]);&quot;DDD&quot;);&quot;&quot;)" office:value-type="string">
            <text:p>Do.</text:p>
          </table:table-cell>
          <table:table-cell table:style-name="ce53" office:value-type="date" office:date-value="2015-05-28T00:00:00">
            <text:p>28.05.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20];([.D20]-[.C20]);&quot;&quot;)" office:value-type="string">
            <text:p>01:40</text:p>
          </table:table-cell>
          <table:table-cell table:style-name="ce45" office:value-type="string">
            <text:p>Selina beim Design helfen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21];TEXT(WEEKDAY([.B21]);&quot;DDD&quot;);&quot;&quot;)" office:value-type="string">
            <text:p>Fr.</text:p>
          </table:table-cell>
          <table:table-cell table:style-name="ce53" office:value-type="date" office:date-value="2015-05-29T00:00:00">
            <text:p>29.05.2015</text:p>
          </table:table-cell>
          <table:table-cell table:style-name="ce55" office:value-type="time" office:time-value="PT13H10M00S">
            <text:p>13:1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21];([.D21]-[.C21]);&quot;&quot;)" office:value-type="string">
            <text:p>01:50</text:p>
          </table:table-cell>
          <table:table-cell table:style-name="ce45" office:value-type="string">
            <text:p>VMs + Netbeans Projekt zum laufen bringen</text:p>
          </table:table-cell>
          <table:table-cell table:style-name="ce39"/>
          <table:table-cell table:style-name="ce45" office:value-type="string">
            <text:p>sc</text:p>
          </table:table-cell>
          <table:table-cell table:style-name="ce39"/>
          <table:table-cell table:style-name="ce59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2];TEXT(WEEKDAY([.B22]);&quot;DDD&quot;);&quot;&quot;)" office:value-type="string">
            <text:p>Fr.</text:p>
          </table:table-cell>
          <table:table-cell table:style-name="ce53" office:value-type="date" office:date-value="2015-05-29T00:00:00">
            <text:p>29.05.2015</text:p>
          </table:table-cell>
          <table:table-cell table:style-name="ce55" office:value-type="time" office:time-value="PT22H00M00S">
            <text:p>22:00</text:p>
          </table:table-cell>
          <table:table-cell table:style-name="ce55" office:value-type="time" office:time-value="PT23H30M00S">
            <text:p>23:30</text:p>
          </table:table-cell>
          <table:table-cell table:style-name="ce54" table:formula="oooc:=IF([.D22];([.D22]-[.C22]);&quot;&quot;)" office:value-type="string">
            <text:p>01:30</text:p>
          </table:table-cell>
          <table:table-cell table:style-name="ce45" office:value-type="string">
            <text:p>Java EE 7 Kapitel 8</text:p>
          </table:table-cell>
          <table:table-cell table:number-columns-repeated="2" table:style-name="ce37"/>
          <table:table-cell table:style-name="ce67" office:value-type="string">
            <text:p>fr</text:p>
          </table:table-cell>
          <table:table-cell table:style-name="ce87" office:value-type="time" office:time-value="PT00H45M00S">
            <text:p>00:45</text:p>
            <office:annotation office:display="false" draw:text-style-name="" svg:width="1.3333in" svg:height="0.7708in" svg:x="6.8229in" svg:y="3.6146in">
              <text:p><text:span text:style-name="T0">Eingepennt beim lesen...</text:span></text:p>
            </office:annotation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3];TEXT(WEEKDAY([.B23]);&quot;DDD&quot;);&quot;&quot;)" office:value-type="string">
            <text:p>Sa.</text:p>
          </table:table-cell>
          <table:table-cell table:style-name="ce53" office:value-type="date" office:date-value="2015-05-30T00:00:00">
            <text:p>30.05.2015</text:p>
          </table:table-cell>
          <table:table-cell table:style-name="ce55" office:value-type="time" office:time-value="PT09H00M00S">
            <text:p>09:00</text:p>
          </table:table-cell>
          <table:table-cell table:style-name="ce55" office:value-type="time" office:time-value="PT12H30M00S">
            <text:p>12:30</text:p>
          </table:table-cell>
          <table:table-cell table:style-name="ce54" table:formula="oooc:=IF([.D23];([.D23]-[.C23]);&quot;&quot;)" office:value-type="string">
            <text:p>03:30</text:p>
          </table:table-cell>
          <table:table-cell table:style-name="ce45" office:value-type="string">
            <text:p>Förderkurs Java EE allgemein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style-name="ce62" office:value-type="time" office:time-value="PT00H10M00S">
            <text:p>00:1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4];TEXT(WEEKDAY([.B24]);&quot;DDD&quot;);&quot;&quot;)" office:value-type="string">
            <text:p>Di.</text:p>
          </table:table-cell>
          <table:table-cell table:style-name="ce53" office:value-type="date" office:date-value="2015-06-02T00:00:00">
            <text:p>02.06.2015</text:p>
          </table:table-cell>
          <table:table-cell table:style-name="ce55" office:value-type="time" office:time-value="PT16H00M00S">
            <text:p>16:00</text:p>
          </table:table-cell>
          <table:table-cell table:style-name="ce62" office:value-type="time" office:time-value="PT19H00M00S">
            <text:p>19:00</text:p>
          </table:table-cell>
          <table:table-cell table:style-name="ce54" table:formula="oooc:=IF([.D24];([.D24]-[.C24]);&quot;&quot;)" office:value-type="string">
            <text:p>03:00</text:p>
          </table:table-cell>
          <table:table-cell table:style-name="ce45" office:value-type="string">
            <text:p>Förderkurs Java EE allgemein + Apfelproblem mit Hilfe vom Herrn Professor gelöst 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style-name="ce62" office:value-type="time" office:time-value="PT00H10M00S">
            <text:p>00:1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5];TEXT(WEEKDAY([.B25]);&quot;DDD&quot;);&quot;&quot;)" office:value-type="string">
            <text:p>Fr.</text:p>
          </table:table-cell>
          <table:table-cell table:style-name="ce53" office:value-type="date" office:date-value="2015-06-05T00:00:00">
            <text:p>05.06.2015</text:p>
          </table:table-cell>
          <table:table-cell table:style-name="ce55" office:value-type="time" office:time-value="PT19H00M00S">
            <text:p>19:00</text:p>
          </table:table-cell>
          <table:table-cell table:style-name="ce55" office:value-type="time" office:time-value="PT22H00M00S">
            <text:p>22:00</text:p>
          </table:table-cell>
          <table:table-cell table:style-name="ce54" table:formula="oooc:=IF([.D25];([.D25]-[.C25]);&quot;&quot;)" office:value-type="string">
            <text:p>03:00</text:p>
          </table:table-cell>
          <table:table-cell table:style-name="ce45" office:value-type="string">
            <text:p>Research zum Login in Java EE (jsecurity...)</text:p>
          </table:table-cell>
          <table:table-cell table:number-columns-repeated="2" table:style-name="ce37"/>
          <table:table-cell table:style-name="ce67" office:value-type="string">
            <text:p>fr</text:p>
          </table:table-cell>
          <table:table-cell table:number-columns-repeated="2" table:style-name="ce37"/>
          <table:table-cell table:number-columns-repeated="2" table:style-name="ce39"/>
          <table:table-cell table:number-columns-repeated="7" table:style-name="ce37"/>
        </table:table-row>
        <table:table-row table:style-name="ro4">
          <table:table-cell table:style-name="ce50" table:formula="oooc:=IF([.B26];TEXT(WEEKDAY([.B26]);&quot;DDD&quot;);&quot;&quot;)" office:value-type="string">
            <text:p>Sa.</text:p>
          </table:table-cell>
          <table:table-cell table:style-name="ce53" office:value-type="date" office:date-value="2015-06-06T00:00:00">
            <text:p>06.06.2015</text:p>
          </table:table-cell>
          <table:table-cell table:style-name="ce55" office:value-type="time" office:time-value="PT15H00M00S">
            <text:p>15:00</text:p>
          </table:table-cell>
          <table:table-cell table:style-name="ce55" office:value-type="time" office:time-value="PT16H00M00S">
            <text:p>16:00</text:p>
          </table:table-cell>
          <table:table-cell table:style-name="ce54" table:formula="oooc:=IF([.D26];([.D26]-[.C26]);&quot;&quot;)" office:value-type="string">
            <text:p>01:00</text:p>
          </table:table-cell>
          <table:table-cell table:style-name="ce45" office:value-type="string">
            <text:p>Status zum Login hinzugefügt &amp; Registrieren implementiert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27];TEXT(WEEKDAY([.B27]);&quot;DDD&quot;);&quot;&quot;)"/>
          <table:table-cell table:style-name="ce53"/>
          <table:table-cell table:number-columns-repeated="2" table:style-name="ce52"/>
          <table:table-cell table:style-name="ce54" table:formula="oooc:=IF([.D27];([.D27]-[.C27]);&quot;&quot;)"/>
          <table:table-cell table:style-name="ce36"/>
          <table:table-cell table:number-columns-repeated="4" table:style-name="ce3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8];TEXT(WEEKDAY([.B28]);&quot;DDD&quot;);&quot;&quot;)"/>
          <table:table-cell table:style-name="ce53"/>
          <table:table-cell table:number-columns-repeated="2" table:style-name="ce52"/>
          <table:table-cell table:style-name="ce54" table:formula="oooc:=IF([.D28];([.D28]-[.C28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9];TEXT(WEEKDAY([.B29]);&quot;DDD&quot;);&quot;&quot;)"/>
          <table:table-cell table:style-name="ce53"/>
          <table:table-cell table:number-columns-repeated="2" table:style-name="ce52"/>
          <table:table-cell table:style-name="ce54" table:formula="oooc:=IF([.D29];([.D29]-[.C29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30];TEXT(WEEKDAY([.B30]);&quot;DDD&quot;);&quot;&quot;)"/>
          <table:table-cell table:style-name="ce53"/>
          <table:table-cell table:number-columns-repeated="2" table:style-name="ce52"/>
          <table:table-cell table:style-name="ce54" table:formula="oooc:=IF([.D30];([.D30]-[.C30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1];TEXT(WEEKDAY([.B31]);&quot;DDD&quot;);&quot;&quot;)"/>
          <table:table-cell table:style-name="ce53"/>
          <table:table-cell table:number-columns-repeated="2" table:style-name="ce52"/>
          <table:table-cell table:style-name="ce54" table:formula="oooc:=IF([.D31];([.D31]-[.C31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2];TEXT(WEEKDAY([.B32]);&quot;DDD&quot;);&quot;&quot;)"/>
          <table:table-cell table:style-name="ce53"/>
          <table:table-cell table:number-columns-repeated="2" table:style-name="ce52"/>
          <table:table-cell table:style-name="ce54" table:formula="oooc:=IF([.D32];([.D32]-[.C32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33];TEXT(WEEKDAY([.B33]);&quot;DDD&quot;);&quot;&quot;)"/>
          <table:table-cell table:style-name="ce53"/>
          <table:table-cell table:number-columns-repeated="2" table:style-name="ce52"/>
          <table:table-cell table:style-name="ce54" table:formula="oooc:=IF([.D33];([.D33]-[.C33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2"/>
          <table:table-cell table:style-name="ce51"/>
          <table:table-cell table:number-columns-repeated="2" table:style-name="ce52"/>
          <table:table-cell table:style-name="ce54" table:formula="oooc:=IF([.D34];([.D34]-[.C34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54" table:formula="oooc:=IF([.D35];([.D35]-[.C35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54" table:formula="oooc:=IF([.D36];([.D36]-[.C36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54" table:formula="oooc:=IF([.D37];([.D37]-[.C37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54" table:formula="oooc:=IF([.D38];([.D38]-[.C38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54" table:formula="oooc:=IF([.D39];([.D39]-[.C39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54" table:formula="oooc:=IF([.D40];([.D40]-[.C40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54" table:formula="oooc:=IF([.D41];([.D41]-[.C41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54" table:formula="oooc:=IF([.D42];([.D42]-[.C42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54" table:formula="oooc:=IF([.D43];([.D43]-[.C43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54" table:formula="oooc:=IF([.D44];([.D44]-[.C44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54" table:formula="oooc:=IF([.D45];([.D45]-[.C45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54" table:formula="oooc:=IF([.D46];([.D46]-[.C46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54" table:formula="oooc:=IF([.D47];([.D47]-[.C47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54" table:formula="oooc:=IF([.D48];([.D48]-[.C48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54" table:formula="oooc:=IF([.D49];([.D49]-[.C49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54" table:formula="oooc:=IF([.D50];([.D50]-[.C50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54" table:formula="oooc:=IF([.D51];([.D51]-[.C51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54" table:formula="oooc:=IF([.D52];([.D52]-[.C52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54" table:formula="oooc:=IF([.D53];([.D53]-[.C53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54" table:formula="oooc:=IF([.D54];([.D54]-[.C54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54" table:formula="oooc:=IF([.D55];([.D55]-[.C55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4" table:style-name="ce71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 table:formula="oooc:=IF([.B61];TEXT(WEEKDAY([.B61]);&quot;DDD&quot;);&quot;&quot;)"/>
          <table:table-cell table:style-name="ce37"/>
          <table:table-cell table:number-columns-repeated="2" table:style-name="ce39"/>
          <table:table-cell table:style-name="ce76" table:formula="oooc:=IF([.D61];([.D61]-[.C61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2];TEXT(WEEKDAY([.B62]);&quot;DDD&quot;);&quot;&quot;)"/>
          <table:table-cell table:style-name="ce37"/>
          <table:table-cell table:number-columns-repeated="2" table:style-name="ce39"/>
          <table:table-cell table:style-name="ce76" table:formula="oooc:=IF([.D62];([.D62]-[.C62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3];TEXT(WEEKDAY([.B63]);&quot;DDD&quot;);&quot;&quot;)"/>
          <table:table-cell table:style-name="ce37"/>
          <table:table-cell table:number-columns-repeated="2" table:style-name="ce39"/>
          <table:table-cell table:style-name="ce81" table:formula="oooc:=IF([.D63];([.D63]-[.C63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4];TEXT(WEEKDAY([.B64]);&quot;DDD&quot;);&quot;&quot;)"/>
          <table:table-cell table:style-name="ce37"/>
          <table:table-cell table:number-columns-repeated="2" table:style-name="ce39"/>
          <table:table-cell table:style-name="ce81" table:formula="oooc:=IF([.D64];([.D64]-[.C64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5];TEXT(WEEKDAY([.B65]);&quot;DDD&quot;);&quot;&quot;)"/>
          <table:table-cell table:style-name="ce37"/>
          <table:table-cell table:number-columns-repeated="2" table:style-name="ce39"/>
          <table:table-cell table:style-name="ce81" table:formula="oooc:=IF([.D65];([.D65]-[.C65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6];TEXT(WEEKDAY([.B66]);&quot;DDD&quot;);&quot;&quot;)"/>
          <table:table-cell table:style-name="ce37"/>
          <table:table-cell table:number-columns-repeated="2" table:style-name="ce39"/>
          <table:table-cell table:style-name="ce81" table:formula="oooc:=IF([.D66];([.D66]-[.C66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7];TEXT(WEEKDAY([.B67]);&quot;DDD&quot;);&quot;&quot;)"/>
          <table:table-cell table:style-name="ce37"/>
          <table:table-cell table:number-columns-repeated="2" table:style-name="ce39"/>
          <table:table-cell table:style-name="ce81" table:formula="oooc:=IF([.D67];([.D67]-[.C67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8];TEXT(WEEKDAY([.B68]);&quot;DDD&quot;);&quot;&quot;)"/>
          <table:table-cell table:style-name="ce37"/>
          <table:table-cell table:number-columns-repeated="2" table:style-name="ce39"/>
          <table:table-cell table:style-name="ce81" table:formula="oooc:=IF([.D68];([.D68]-[.C68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9];TEXT(WEEKDAY([.B69]);&quot;DDD&quot;);&quot;&quot;)"/>
          <table:table-cell table:style-name="ce37"/>
          <table:table-cell table:number-columns-repeated="2" table:style-name="ce39"/>
          <table:table-cell table:style-name="ce81" table:formula="oooc:=IF([.D69];([.D69]-[.C69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0];TEXT(WEEKDAY([.B70]);&quot;DDD&quot;);&quot;&quot;)"/>
          <table:table-cell table:style-name="ce37"/>
          <table:table-cell table:number-columns-repeated="2" table:style-name="ce39"/>
          <table:table-cell table:style-name="ce81" table:formula="oooc:=IF([.D70];([.D70]-[.C70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1];TEXT(WEEKDAY([.B71]);&quot;DDD&quot;);&quot;&quot;)"/>
          <table:table-cell table:style-name="ce37"/>
          <table:table-cell table:number-columns-repeated="2" table:style-name="ce39"/>
          <table:table-cell table:style-name="ce81" table:formula="oooc:=IF([.D71];([.D71]-[.C71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</table:table>
      <table:table table:name="PERT" table:style-name="ta11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6" table:number-columns-repeated="7" table:default-cell-style-name="ce15"/>
        <table:table-column table:style-name="co12" table:number-columns-repeated="7" table:default-cell-style-name="ce15"/>
        <table:table-column table:style-name="co23" table:default-cell-style-name="ce15" table:number-columns-repeated="236"/>
        <table:table-row table:style-name="ro4">
          <table:table-cell table:style-name="ce35" office:value-type="string">
            <text:p/>
          </table:table-cell>
          <table:table-cell table:style-name="ce36" office:value-type="string">
            <text:p/>
          </table:table-cell>
          <table:table-cell table:number-columns-repeated="2" table:style-name="ce37"/>
          <table:table-cell table:style-name="ce38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0" table:number-columns-spanned="4" table:number-rows-spanned="1" office:value-type="string">
            <text:p>SUM</text:p>
          </table:table-cell>
          <table:covered-table-cell table:number-columns-repeated="3"/>
          <table:table-cell table:style-name="ce41" table:formula="oooc:=[.E3]+[.E4]" office:value-type="string">
            <text:p>14:54:00</text:p>
          </table:table-cell>
          <table:table-cell table:style-name="ce45" table:number-columns-spanned="1" table:number-rows-spanned="3" office:value-type="string">
            <text:p>PERNY Tobias
eMail: tperny@student.tgm.ac.at
Mobile: +43 664 1811205</text:p>
          </table:table-cell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lesson</text:p>
          </table:table-cell>
          <table:covered-table-cell table:number-columns-repeated="3"/>
          <table:table-cell table:style-name="ce43" table:formula="oooc:=SUMIF([.H7:.H71];[.H5];[.E7:.E71])" office:value-type="string">
            <text:p>12:25:00</text:p>
          </table:table-cell>
          <table:covered-table-cell/>
          <table:table-cell table:number-columns-repeated="3" table:style-name="ce44"/>
          <table:table-cell table:style-name="ce44" table:formula="oooc:=SUM([.J4:.M4])" table:number-columns-spanned="4" table:number-rows-spanned="1" office:value-type="string">
            <text:p>00:00</text:p>
          </table:table-cell>
          <table:covered-table-cell table:number-columns-repeated="3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home</text:p>
          </table:table-cell>
          <table:covered-table-cell table:number-columns-repeated="3"/>
          <table:table-cell table:style-name="ce43" table:formula="oooc:=SUMIF([.I7:.I71];[.I5];[.E7:.E71])" office:value-type="string">
            <text:p>2:29:00</text:p>
          </table:table-cell>
          <table:covered-table-cell/>
          <table:table-cell table:number-columns-repeated="3" table:style-name="ce44"/>
          <table:table-cell table:style-name="ce44" table:formula="oooc:=SUM([.J7:.J300])" office:value-type="string">
            <text:p>00:00</text:p>
          </table:table-cell>
          <table:table-cell table:style-name="ce44" table:formula="oooc:=SUM([.K7:.K300])" office:value-type="string">
            <text:p>00:00</text:p>
          </table:table-cell>
          <table:table-cell table:style-name="ce44" table:formula="oooc:=SUM([.L7:.L302])" office:value-type="string">
            <text:p>00:00</text:p>
          </table:table-cell>
          <table:table-cell table:style-name="ce44" table:formula="oooc:=SUM([.M7:.M302])" office:value-type="string">
            <text:p>00:00</text:p>
          </table:table-cell>
          <table:table-cell table:number-columns-repeated="7" table:style-name="ce37"/>
        </table:table-row>
        <table:table-row table:style-name="ro4">
          <table:table-cell table:style-name="ce35"/>
          <table:table-cell table:number-columns-repeated="3" table:style-name="ce37"/>
          <table:table-cell table:style-name="ce38"/>
          <table:table-cell table:style-name="ce37"/>
          <table:table-cell table:style-name="ce39"/>
          <table:table-cell table:style-name="ce45" office:value-type="string">
            <text:p>sc</text:p>
          </table:table-cell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40" office:value-type="string">
            <text:p>Day</text:p>
          </table:table-cell>
          <table:table-cell table:style-name="ce46" office:value-type="string">
            <text:p>Date</text:p>
          </table:table-cell>
          <table:table-cell table:style-name="ce46" office:value-type="string">
            <text:p>Begin</text:p>
          </table:table-cell>
          <table:table-cell table:style-name="ce46" office:value-type="string">
            <text:p>End</text:p>
          </table:table-cell>
          <table:table-cell table:style-name="ce47" office:value-type="string">
            <text:p>Hours</text:p>
          </table:table-cell>
          <table:table-cell table:style-name="ce48" office:value-type="string">
            <text:p>Task</text:p>
          </table:table-cell>
          <table:table-cell table:style-name="ce49" office:value-type="string">
            <text:p>Category</text:p>
          </table:table-cell>
          <table:table-cell table:style-name="ce49" table:number-columns-spanned="2" table:number-rows-spanned="1" office:value-type="string">
            <text:p>Timedef</text:p>
          </table:table-cell>
          <table:covered-table-cell/>
          <table:table-cell table:style-name="ce38" office:value-type="string">
            <text:p>Break1</text:p>
          </table:table-cell>
          <table:table-cell table:style-name="ce38" office:value-type="string">
            <text:p>Break2</text:p>
          </table:table-cell>
          <table:table-cell table:style-name="ce38" office:value-type="string">
            <text:p>Break3</text:p>
          </table:table-cell>
          <table:table-cell table:style-name="ce38" office:value-type="string">
            <text:p>Break4</text:p>
          </table:table-cell>
          <table:table-cell table:number-columns-repeated="7" table:style-name="ce37"/>
        </table:table-row>
        <table:table-row table:style-name="ro4">
          <table:table-cell table:style-name="ce50" table:formula="oooc:=IF([.B7];TEXT(WEEKDAY([.B7]);&quot;DDD&quot;);&quot;&quot;)" office:value-type="string">
            <text:p>Mo.</text:p>
          </table:table-cell>
          <table:table-cell table:style-name="ce53" office:value-type="date" office:date-value="2015-04-20T00:00:00">
            <text:p>20.04.2015</text:p>
          </table:table-cell>
          <table:table-cell table:style-name="ce55" office:value-type="time" office:time-value="PT11H30M00S">
            <text:p>11:30</text:p>
          </table:table-cell>
          <table:table-cell table:style-name="ce55" office:value-type="time" office:time-value="PT12H00M00S">
            <text:p>12:00</text:p>
          </table:table-cell>
          <table:table-cell table:style-name="ce54" table:formula="oooc:=IF([.D7];([.D7]-[.C7]);&quot;&quot;)" office:value-type="string">
            <text:p>00:30</text:p>
          </table:table-cell>
          <table:table-cell table:style-name="ce45" office:value-type="string">
            <text:p>Kick-Off Meeting, Abteilungsleiter Einteil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8];TEXT(WEEKDAY([.B8]);&quot;DDD&quot;);&quot;&quot;)" office:value-type="string">
            <text:p>Di.</text:p>
          </table:table-cell>
          <table:table-cell table:style-name="ce53" office:value-type="date" office:date-value="2015-04-21T00:00:00">
            <text:p>21.04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8];([.D8]-[.C8]);&quot;&quot;)" office:value-type="string">
            <text:p>01:40</text:p>
          </table:table-cell>
          <table:table-cell table:style-name="ce45" office:value-type="string">
            <text:p>Design-Überleg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9];TEXT(WEEKDAY([.B9]);&quot;DDD&quot;);&quot;&quot;)" office:value-type="string">
            <text:p>Do.</text:p>
          </table:table-cell>
          <table:table-cell table:style-name="ce53" office:value-type="date" office:date-value="2015-04-23T00:00:00">
            <text:p>23.04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00M00S">
            <text:p>11:00</text:p>
          </table:table-cell>
          <table:table-cell table:style-name="ce54" table:formula="oooc:=IF([.D9];([.D9]-[.C9]);&quot;&quot;)" office:value-type="string">
            <text:p>01:00</text:p>
          </table:table-cell>
          <table:table-cell table:style-name="ce45" office:value-type="string">
            <text:p>Design-Überlegung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0];TEXT(WEEKDAY([.B10]);&quot;DDD&quot;);&quot;&quot;)" office:value-type="string">
            <text:p>Di.</text:p>
          </table:table-cell>
          <table:table-cell table:style-name="ce53" office:value-type="date" office:date-value="2015-04-28T00:00:00">
            <text:p>28.04.2015</text:p>
          </table:table-cell>
          <table:table-cell table:style-name="ce55" office:value-type="time" office:time-value="PT10H09M59S">
            <text:p>10:10</text:p>
          </table:table-cell>
          <table:table-cell table:style-name="ce55" office:value-type="time" office:time-value="PT11H15M00S">
            <text:p>11:15</text:p>
          </table:table-cell>
          <table:table-cell table:style-name="ce54" table:formula="oooc:=IF([.D10];([.D10]-[.C10]);&quot;&quot;)" office:value-type="string">
            <text:p>01:05</text:p>
          </table:table-cell>
          <table:table-cell table:style-name="ce45" office:value-type="string">
            <text:p>Aufgabenverteilung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1];TEXT(WEEKDAY([.B11]);&quot;DDD&quot;);&quot;&quot;)" office:value-type="string">
            <text:p>Mi.</text:p>
          </table:table-cell>
          <table:table-cell table:style-name="ce80" office:value-type="date" office:date-value="2015-05-06T00:00:00">
            <text:p>06.05.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1];([.D11]-[.C11]);&quot;&quot;)" office:value-type="string">
            <text:p>01:40</text:p>
          </table:table-cell>
          <table:table-cell table:style-name="ce45" office:value-type="string">
            <text:p>View von Benutzer ausloggen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2];TEXT(WEEKDAY([.B12]);&quot;DDD&quot;);&quot;&quot;)" office:value-type="string">
            <text:p>Di.</text:p>
          </table:table-cell>
          <table:table-cell table:style-name="ce80" office:value-type="date" office:date-value="2015-05-12T00:00:00">
            <text:p>12.05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3H39M59S">
            <text:p>13:40</text:p>
          </table:table-cell>
          <table:table-cell table:style-name="ce54" table:formula="oooc:=IF([.D12];([.D12]-[.C12]);&quot;&quot;)" office:value-type="string">
            <text:p>00:20</text:p>
          </table:table-cell>
          <table:table-cell table:style-name="ce45" office:value-type="string">
            <text:p>Weiterarbeiten an Benutzer ausloggen</text:p>
          </table:table-cell>
          <table:table-cell table:style-name="ce45" office:value-type="string">
            <text:p/>
          </table:table-cell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3];TEXT(WEEKDAY([.B13]);&quot;DDD&quot;);&quot;&quot;)" office:value-type="string">
            <text:p>Mi.</text:p>
          </table:table-cell>
          <table:table-cell table:style-name="ce80" office:value-type="date" office:date-value="2015-05-13T00:00:00">
            <text:p>13.05.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4];([.D14]-[.C14]);&quot;&quot;)" office:value-type="string">
            <text:p>01:30</text:p>
          </table:table-cell>
          <table:table-cell table:style-name="ce45" office:value-type="string">
            <text:p>Fehlerbehebung von Benutzer ausloggen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4];TEXT(WEEKDAY([.B14]);&quot;DDD&quot;);&quot;&quot;)" office:value-type="string">
            <text:p>Fr.</text:p>
          </table:table-cell>
          <table:table-cell table:style-name="ce80" office:value-type="date" office:date-value="2015-05-15T00:00:00">
            <text:p>15.05.2015</text:p>
          </table:table-cell>
          <table:table-cell table:style-name="ce55" office:value-type="time" office:time-value="PT13H30M00S">
            <text:p>13:3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14];([.D14]-[.C14]);&quot;&quot;)" office:value-type="string">
            <text:p>01:30</text:p>
          </table:table-cell>
          <table:table-cell table:style-name="ce61" office:value-type="string">
            <text:p>REST und Managedbean Anbind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5];TEXT(WEEKDAY([.B15]);&quot;DDD&quot;);&quot;&quot;)" office:value-type="string">
            <text:p>Mi.</text:p>
          </table:table-cell>
          <table:table-cell table:style-name="ce80" office:value-type="date" office:date-value="2015-05-27T00:00:00">
            <text:p>27.05.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5];([.D15]-[.C15]);&quot;&quot;)" office:value-type="string">
            <text:p>01:40</text:p>
          </table:table-cell>
          <table:table-cell table:style-name="ce45" office:value-type="string">
            <text:p>Installation, Konfiguration und Umstieg auf Netbeans IDE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6];TEXT(WEEKDAY([.B16]);&quot;DDD&quot;);&quot;&quot;)" office:value-type="string">
            <text:p>Di.</text:p>
          </table:table-cell>
          <table:table-cell table:style-name="ce80" office:value-type="date" office:date-value="2015-06-09T00:00:00">
            <text:p>09.06.2015</text:p>
          </table:table-cell>
          <table:table-cell table:style-name="ce69" office:value-type="time" office:time-value="PT23H00M00S">
            <text:p>23:00</text:p>
          </table:table-cell>
          <table:table-cell table:style-name="ce69" office:value-type="time" office:time-value="PT23H59M00S">
            <text:p>23:59</text:p>
          </table:table-cell>
          <table:table-cell table:style-name="ce54" table:formula="oooc:=IF([.D16];([.D16]-[.C16]);&quot;&quot;)" office:value-type="string">
            <text:p>00:59</text:p>
          </table:table-cell>
          <table:table-cell table:style-name="ce45" office:value-type="string">
            <text:p>Fertigstellung des Logouts, beginn der buch melden Funktion
</text:p>
          </table:table-cell>
          <table:table-cell table:style-name="ce39"/>
          <table:table-cell table:style-name="ce45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17];TEXT(WEEKDAY([.B17]);&quot;DDD&quot;);&quot;&quot;)" office:value-type="string">
            <text:p>Mi.</text:p>
          </table:table-cell>
          <table:table-cell table:style-name="ce80" office:value-type="date" office:date-value="2015-06-10T00:00:00">
            <text:p>10.06.2015</text:p>
          </table:table-cell>
          <table:table-cell table:style-name="ce69" office:value-type="time" office:time-value="PT00H00M00S">
            <text:p>00:00</text:p>
          </table:table-cell>
          <table:table-cell table:style-name="ce69" office:value-type="time" office:time-value="PT01H30M00S">
            <text:p>01:30</text:p>
          </table:table-cell>
          <table:table-cell table:style-name="ce54" table:formula="oooc:=IF([.D17];([.D17]-[.C17]);&quot;&quot;)" office:value-type="string">
            <text:p>01:30</text:p>
          </table:table-cell>
          <table:table-cell table:style-name="ce45" office:value-type="string">
            <text:p>Arbeiten an der Buch melden Funktion</text:p>
          </table:table-cell>
          <table:table-cell table:style-name="ce39"/>
          <table:table-cell table:style-name="ce45"/>
          <table:table-cell table:style-name="ce45" office:value-type="string">
            <text:p>fr</text:p>
          </table:table-cell>
          <table:table-cell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8];TEXT(WEEKDAY([.B18]);&quot;DDD&quot;);&quot;&quot;)" office:value-type="string">
            <text:p>Do.</text:p>
          </table:table-cell>
          <table:table-cell table:style-name="ce80" office:value-type="date" office:date-value="2015-06-11T00:00:00">
            <text:p>11.06.2015</text:p>
          </table:table-cell>
          <table:table-cell table:style-name="ce55" office:value-type="time" office:time-value="PT08H30M00S">
            <text:p>08:30</text:p>
          </table:table-cell>
          <table:table-cell table:style-name="ce55" office:value-type="time" office:time-value="PT10H00M00S">
            <text:p>10:00</text:p>
          </table:table-cell>
          <table:table-cell table:style-name="ce54" table:formula="oooc:=IF([.D18];([.D18]-[.C18]);&quot;&quot;)" office:value-type="string">
            <text:p>01:30</text:p>
          </table:table-cell>
          <table:table-cell table:style-name="ce45" office:value-type="string">
            <text:p>Weiterarbeiten an der Buch melden Funktion
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9];TEXT(WEEKDAY([.B19]);&quot;DDD&quot;);&quot;&quot;)"/>
          <table:table-cell table:style-name="ce56"/>
          <table:table-cell table:number-columns-repeated="2" table:style-name="ce52"/>
          <table:table-cell table:style-name="ce54" table:formula="oooc:=IF([.D19];([.D19]-[.C19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0];TEXT(WEEKDAY([.B20]);&quot;DDD&quot;);&quot;&quot;)"/>
          <table:table-cell table:style-name="ce56"/>
          <table:table-cell table:number-columns-repeated="2" table:style-name="ce52"/>
          <table:table-cell table:style-name="ce54" table:formula="oooc:=IF([.D20];([.D20]-[.C20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1];TEXT(WEEKDAY([.B21]);&quot;DDD&quot;);&quot;&quot;)"/>
          <table:table-cell table:style-name="ce56"/>
          <table:table-cell table:number-columns-repeated="2" table:style-name="ce52"/>
          <table:table-cell table:style-name="ce54" table:formula="oooc:=IF([.D21];([.D21]-[.C21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2];TEXT(WEEKDAY([.B22]);&quot;DDD&quot;);&quot;&quot;)"/>
          <table:table-cell table:style-name="ce56"/>
          <table:table-cell table:number-columns-repeated="2" table:style-name="ce52"/>
          <table:table-cell table:style-name="ce54" table:formula="oooc:=IF([.D22];([.D22]-[.C22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3];TEXT(WEEKDAY([.B23]);&quot;DDD&quot;);&quot;&quot;)"/>
          <table:table-cell table:style-name="ce56"/>
          <table:table-cell table:number-columns-repeated="2" table:style-name="ce52"/>
          <table:table-cell table:style-name="ce54" table:formula="oooc:=IF([.D23];([.D23]-[.C23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4];TEXT(WEEKDAY([.B24]);&quot;DDD&quot;);&quot;&quot;)"/>
          <table:table-cell table:style-name="ce56"/>
          <table:table-cell table:number-columns-repeated="2" table:style-name="ce52"/>
          <table:table-cell table:style-name="ce54" table:formula="oooc:=IF([.D24];([.D24]-[.C24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5];TEXT(WEEKDAY([.B25]);&quot;DDD&quot;);&quot;&quot;)"/>
          <table:table-cell table:style-name="ce56"/>
          <table:table-cell table:number-columns-repeated="2" table:style-name="ce52"/>
          <table:table-cell table:style-name="ce54" table:formula="oooc:=IF([.D25];([.D25]-[.C25]);&quot;&quot;)"/>
          <table:table-cell table:style-name="ce36"/>
          <table:table-cell table:number-columns-repeated="5" table:style-name="ce37"/>
          <table:table-cell table:number-columns-repeated="2" table:style-name="ce39"/>
          <table:table-cell table:number-columns-repeated="7" table:style-name="ce37"/>
        </table:table-row>
        <table:table-row table:style-name="ro4">
          <table:table-cell table:style-name="ce50" table:formula="oooc:=IF([.B26];TEXT(WEEKDAY([.B26]);&quot;DDD&quot;);&quot;&quot;)"/>
          <table:table-cell table:style-name="ce56"/>
          <table:table-cell table:number-columns-repeated="2" table:style-name="ce52"/>
          <table:table-cell table:style-name="ce54" table:formula="oooc:=IF([.D26];([.D26]-[.C26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7];TEXT(WEEKDAY([.B27]);&quot;DDD&quot;);&quot;&quot;)"/>
          <table:table-cell table:style-name="ce56"/>
          <table:table-cell table:number-columns-repeated="2" table:style-name="ce52"/>
          <table:table-cell table:style-name="ce54" table:formula="oooc:=IF([.D27];([.D27]-[.C27]);&quot;&quot;)"/>
          <table:table-cell table:style-name="ce36"/>
          <table:table-cell table:number-columns-repeated="4" table:style-name="ce3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8];TEXT(WEEKDAY([.B28]);&quot;DDD&quot;);&quot;&quot;)"/>
          <table:table-cell table:style-name="ce56"/>
          <table:table-cell table:number-columns-repeated="2" table:style-name="ce52"/>
          <table:table-cell table:style-name="ce54" table:formula="oooc:=IF([.D28];([.D28]-[.C28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9];TEXT(WEEKDAY([.B29]);&quot;DDD&quot;);&quot;&quot;)"/>
          <table:table-cell table:style-name="ce56"/>
          <table:table-cell table:number-columns-repeated="2" table:style-name="ce52"/>
          <table:table-cell table:style-name="ce54" table:formula="oooc:=IF([.D29];([.D29]-[.C29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30];TEXT(WEEKDAY([.B30]);&quot;DDD&quot;);&quot;&quot;)"/>
          <table:table-cell table:style-name="ce56"/>
          <table:table-cell table:number-columns-repeated="2" table:style-name="ce52"/>
          <table:table-cell table:style-name="ce54" table:formula="oooc:=IF([.D30];([.D30]-[.C30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1];TEXT(WEEKDAY([.B31]);&quot;DDD&quot;);&quot;&quot;)"/>
          <table:table-cell table:style-name="ce56"/>
          <table:table-cell table:number-columns-repeated="2" table:style-name="ce52"/>
          <table:table-cell table:style-name="ce54" table:formula="oooc:=IF([.D31];([.D31]-[.C31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2];TEXT(WEEKDAY([.B32]);&quot;DDD&quot;);&quot;&quot;)"/>
          <table:table-cell table:style-name="ce56"/>
          <table:table-cell table:number-columns-repeated="2" table:style-name="ce52"/>
          <table:table-cell table:style-name="ce54" table:formula="oooc:=IF([.D32];([.D32]-[.C32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33];TEXT(WEEKDAY([.B33]);&quot;DDD&quot;);&quot;&quot;)"/>
          <table:table-cell table:style-name="ce56"/>
          <table:table-cell table:number-columns-repeated="2" table:style-name="ce52"/>
          <table:table-cell table:style-name="ce54" table:formula="oooc:=IF([.D33];([.D33]-[.C33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2"/>
          <table:table-cell table:style-name="ce51"/>
          <table:table-cell table:number-columns-repeated="2" table:style-name="ce52"/>
          <table:table-cell table:style-name="ce73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4" table:style-name="ce71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 table:formula="oooc:=IF([.B61];TEXT(WEEKDAY([.B61]);&quot;DDD&quot;);&quot;&quot;)"/>
          <table:table-cell table:style-name="ce37"/>
          <table:table-cell table:number-columns-repeated="2" table:style-name="ce39"/>
          <table:table-cell table:style-name="ce76" table:formula="oooc:=IF([.D61];([.D61]-[.C61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2];TEXT(WEEKDAY([.B62]);&quot;DDD&quot;);&quot;&quot;)"/>
          <table:table-cell table:style-name="ce37"/>
          <table:table-cell table:number-columns-repeated="2" table:style-name="ce39"/>
          <table:table-cell table:style-name="ce76" table:formula="oooc:=IF([.D62];([.D62]-[.C62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3];TEXT(WEEKDAY([.B63]);&quot;DDD&quot;);&quot;&quot;)"/>
          <table:table-cell table:style-name="ce37"/>
          <table:table-cell table:number-columns-repeated="2" table:style-name="ce39"/>
          <table:table-cell table:style-name="ce81" table:formula="oooc:=IF([.D63];([.D63]-[.C63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4];TEXT(WEEKDAY([.B64]);&quot;DDD&quot;);&quot;&quot;)"/>
          <table:table-cell table:style-name="ce37"/>
          <table:table-cell table:number-columns-repeated="2" table:style-name="ce39"/>
          <table:table-cell table:style-name="ce81" table:formula="oooc:=IF([.D64];([.D64]-[.C64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5];TEXT(WEEKDAY([.B65]);&quot;DDD&quot;);&quot;&quot;)"/>
          <table:table-cell table:style-name="ce37"/>
          <table:table-cell table:number-columns-repeated="2" table:style-name="ce39"/>
          <table:table-cell table:style-name="ce81" table:formula="oooc:=IF([.D65];([.D65]-[.C65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6];TEXT(WEEKDAY([.B66]);&quot;DDD&quot;);&quot;&quot;)"/>
          <table:table-cell table:style-name="ce37"/>
          <table:table-cell table:number-columns-repeated="2" table:style-name="ce39"/>
          <table:table-cell table:style-name="ce81" table:formula="oooc:=IF([.D66];([.D66]-[.C66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7];TEXT(WEEKDAY([.B67]);&quot;DDD&quot;);&quot;&quot;)"/>
          <table:table-cell table:style-name="ce37"/>
          <table:table-cell table:number-columns-repeated="2" table:style-name="ce39"/>
          <table:table-cell table:style-name="ce81" table:formula="oooc:=IF([.D67];([.D67]-[.C67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8];TEXT(WEEKDAY([.B68]);&quot;DDD&quot;);&quot;&quot;)"/>
          <table:table-cell table:style-name="ce37"/>
          <table:table-cell table:number-columns-repeated="2" table:style-name="ce39"/>
          <table:table-cell table:style-name="ce81" table:formula="oooc:=IF([.D68];([.D68]-[.C68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9];TEXT(WEEKDAY([.B69]);&quot;DDD&quot;);&quot;&quot;)"/>
          <table:table-cell table:style-name="ce37"/>
          <table:table-cell table:number-columns-repeated="2" table:style-name="ce39"/>
          <table:table-cell table:style-name="ce81" table:formula="oooc:=IF([.D69];([.D69]-[.C69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0];TEXT(WEEKDAY([.B70]);&quot;DDD&quot;);&quot;&quot;)"/>
          <table:table-cell table:style-name="ce37"/>
          <table:table-cell table:number-columns-repeated="2" table:style-name="ce39"/>
          <table:table-cell table:style-name="ce81" table:formula="oooc:=IF([.D70];([.D70]-[.C70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1];TEXT(WEEKDAY([.B71]);&quot;DDD&quot;);&quot;&quot;)"/>
          <table:table-cell table:style-name="ce37"/>
          <table:table-cell table:number-columns-repeated="2" table:style-name="ce39"/>
          <table:table-cell table:style-name="ce81" table:formula="oooc:=IF([.D71];([.D71]-[.C71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</table:table>
      <table:table table:name="REIM" table:style-name="ta12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6" table:number-columns-repeated="7" table:default-cell-style-name="ce15"/>
        <table:table-column table:style-name="co12" table:number-columns-repeated="7" table:default-cell-style-name="ce15"/>
        <table:table-column table:style-name="co24" table:default-cell-style-name="ce15" table:number-columns-repeated="236"/>
        <table:table-row table:style-name="ro4">
          <table:table-cell table:style-name="ce35" office:value-type="string">
            <text:p/>
          </table:table-cell>
          <table:table-cell table:style-name="ce36" office:value-type="string">
            <text:p/>
          </table:table-cell>
          <table:table-cell table:number-columns-repeated="2" table:style-name="ce37"/>
          <table:table-cell table:style-name="ce38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0" table:number-columns-spanned="4" table:number-rows-spanned="1" office:value-type="string">
            <text:p>SUM</text:p>
          </table:table-cell>
          <table:covered-table-cell table:number-columns-repeated="3"/>
          <table:table-cell table:style-name="ce41" table:formula="oooc:=[.E3]+[.E4]" office:value-type="string">
            <text:p>30:30:00</text:p>
          </table:table-cell>
          <table:table-cell table:style-name="ce36" table:number-columns-spanned="1" table:number-rows-spanned="3" office:value-type="string">
            <text:p>REILÄNDER Manuel
eMail: mreilaender@student.tgm.ac.at
Mobile: </text:p>
          </table:table-cell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lesson</text:p>
          </table:table-cell>
          <table:covered-table-cell table:number-columns-repeated="3"/>
          <table:table-cell table:style-name="ce43" table:formula="oooc:=SUMIF([.H7:.H71];[.H5];[.E7:.E71])" office:value-type="string">
            <text:p>13:25:00</text:p>
          </table:table-cell>
          <table:covered-table-cell/>
          <table:table-cell table:number-columns-repeated="3" table:style-name="ce44"/>
          <table:table-cell table:style-name="ce44" table:formula="oooc:=SUM([.J4:.M4])" table:number-columns-spanned="4" table:number-rows-spanned="1" office:value-type="string">
            <text:p>03:35</text:p>
          </table:table-cell>
          <table:covered-table-cell table:number-columns-repeated="3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home</text:p>
          </table:table-cell>
          <table:covered-table-cell table:number-columns-repeated="3"/>
          <table:table-cell table:style-name="ce43" table:formula="oooc:=SUMIF([.I7:.I71];[.I5];[.E7:.E71])" office:value-type="string">
            <text:p>17:05:00</text:p>
          </table:table-cell>
          <table:covered-table-cell/>
          <table:table-cell table:number-columns-repeated="3" table:style-name="ce44"/>
          <table:table-cell table:style-name="ce44" table:formula="oooc:=SUM([.J7:.J300])" office:value-type="string">
            <text:p>02:20</text:p>
          </table:table-cell>
          <table:table-cell table:style-name="ce44" table:formula="oooc:=SUM([.K7:.K300])" office:value-type="string">
            <text:p>00:40</text:p>
          </table:table-cell>
          <table:table-cell table:style-name="ce44" table:formula="oooc:=SUM([.L7:.L302])" office:value-type="string">
            <text:p>00:35</text:p>
          </table:table-cell>
          <table:table-cell table:style-name="ce44" table:formula="oooc:=SUM([.M7:.M302])" office:value-type="string">
            <text:p>00:00</text:p>
          </table:table-cell>
          <table:table-cell table:number-columns-repeated="7" table:style-name="ce37"/>
        </table:table-row>
        <table:table-row table:style-name="ro4">
          <table:table-cell table:style-name="ce35"/>
          <table:table-cell table:number-columns-repeated="3" table:style-name="ce37"/>
          <table:table-cell table:style-name="ce38"/>
          <table:table-cell table:style-name="ce37"/>
          <table:table-cell table:style-name="ce39"/>
          <table:table-cell table:style-name="ce45" office:value-type="string">
            <text:p>sc</text:p>
          </table:table-cell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40" office:value-type="string">
            <text:p>Day</text:p>
          </table:table-cell>
          <table:table-cell table:style-name="ce46" office:value-type="string">
            <text:p>Date</text:p>
          </table:table-cell>
          <table:table-cell table:style-name="ce46" office:value-type="string">
            <text:p>Begin</text:p>
          </table:table-cell>
          <table:table-cell table:style-name="ce46" office:value-type="string">
            <text:p>End</text:p>
          </table:table-cell>
          <table:table-cell table:style-name="ce47" office:value-type="string">
            <text:p>Hours</text:p>
          </table:table-cell>
          <table:table-cell table:style-name="ce48" office:value-type="string">
            <text:p>Task</text:p>
          </table:table-cell>
          <table:table-cell table:style-name="ce49" office:value-type="string">
            <text:p>Category</text:p>
          </table:table-cell>
          <table:table-cell table:style-name="ce49" table:number-columns-spanned="2" table:number-rows-spanned="1" office:value-type="string">
            <text:p>Timedef</text:p>
          </table:table-cell>
          <table:covered-table-cell/>
          <table:table-cell table:style-name="ce38" office:value-type="string">
            <text:p>Break1</text:p>
          </table:table-cell>
          <table:table-cell table:style-name="ce38" office:value-type="string">
            <text:p>Break2</text:p>
          </table:table-cell>
          <table:table-cell table:style-name="ce38" office:value-type="string">
            <text:p>Break3</text:p>
          </table:table-cell>
          <table:table-cell table:style-name="ce38" office:value-type="string">
            <text:p>Break4</text:p>
          </table:table-cell>
          <table:table-cell table:number-columns-repeated="7" table:style-name="ce37"/>
        </table:table-row>
        <table:table-row table:style-name="ro4">
          <table:table-cell table:style-name="ce50" table:formula="oooc:=IF([.B7];TEXT(WEEKDAY([.B7]);&quot;DDD&quot;);&quot;&quot;)" office:value-type="string">
            <text:p>Mo.</text:p>
          </table:table-cell>
          <table:table-cell table:style-name="ce53" office:value-type="date" office:date-value="2015-04-20T00:00:00">
            <text:p>20.04.2015</text:p>
          </table:table-cell>
          <table:table-cell table:style-name="ce55" office:value-type="time" office:time-value="PT11H30M00S">
            <text:p>11:30</text:p>
          </table:table-cell>
          <table:table-cell table:style-name="ce55" office:value-type="time" office:time-value="PT12H00M00S">
            <text:p>12:00</text:p>
          </table:table-cell>
          <table:table-cell table:style-name="ce54" table:formula="oooc:=IF([.D7];([.D7]-[.C7]);&quot;&quot;)" office:value-type="string">
            <text:p>00:30</text:p>
          </table:table-cell>
          <table:table-cell table:style-name="ce45" office:value-type="string">
            <text:p>Kick-Off Meeting, Abteilungsleiter Einteil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8];TEXT(WEEKDAY([.B8]);&quot;DDD&quot;);&quot;&quot;)" office:value-type="string">
            <text:p>Do.</text:p>
          </table:table-cell>
          <table:table-cell table:style-name="ce53" office:value-type="date" office:date-value="2015-04-23T00:00:00">
            <text:p>23.04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00M00S">
            <text:p>11:00</text:p>
          </table:table-cell>
          <table:table-cell table:style-name="ce54" table:formula="oooc:=IF([.D8];([.D8]-[.C8]);&quot;&quot;)" office:value-type="string">
            <text:p>01:00</text:p>
          </table:table-cell>
          <table:table-cell table:style-name="ce45" office:value-type="string">
            <text:p>Design-Überlegung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9];TEXT(WEEKDAY([.B9]);&quot;DDD&quot;);&quot;&quot;)" office:value-type="string">
            <text:p>Di.</text:p>
          </table:table-cell>
          <table:table-cell table:style-name="ce53" office:value-type="date" office:date-value="2015-04-28T00:00:00">
            <text:p>28.04.2015</text:p>
          </table:table-cell>
          <table:table-cell table:style-name="ce55" office:value-type="time" office:time-value="PT10H09M59S">
            <text:p>10:10</text:p>
          </table:table-cell>
          <table:table-cell table:style-name="ce55" office:value-type="time" office:time-value="PT11H15M00S">
            <text:p>11:15</text:p>
          </table:table-cell>
          <table:table-cell table:style-name="ce54" table:formula="oooc:=IF([.D9];([.D9]-[.C9]);&quot;&quot;)" office:value-type="string">
            <text:p>01:05</text:p>
          </table:table-cell>
          <table:table-cell table:style-name="ce45" office:value-type="string">
            <text:p>Aufgabenverteilung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0];TEXT(WEEKDAY([.B10]);&quot;DDD&quot;);&quot;&quot;)" office:value-type="string">
            <text:p>Mi.</text:p>
          </table:table-cell>
          <table:table-cell table:style-name="ce53" office:value-type="date" office:date-value="2015-04-29T00:00:00">
            <text:p>29.04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19M59S">
            <text:p>11:20</text:p>
          </table:table-cell>
          <table:table-cell table:style-name="ce54" table:formula="oooc:=IF([.D10];([.D10]-[.C10]);&quot;&quot;)" office:value-type="string">
            <text:p>01:20</text:p>
          </table:table-cell>
          <table:table-cell table:style-name="ce45" office:value-type="string">
            <text:p>ERD-Überlegung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94" table:formula="oooc:=IF([.B11];TEXT(WEEKDAY([.B11]);&quot;DDD&quot;);&quot;&quot;)" office:value-type="string">
            <text:p>Mi.</text:p>
          </table:table-cell>
          <table:table-cell table:style-name="ce65" office:value-type="date" office:date-value="2015-05-13T00:00:00">
            <text:p>5/13/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1];([.D11]-[.C11]);&quot;&quot;)" office:value-type="string">
            <text:p>01:30</text:p>
          </table:table-cell>
          <table:table-cell table:style-name="ce45" office:value-type="string">
            <text:p>Konzept überlegen, besprechen mit Brändli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94" table:formula="oooc:=IF([.B12];TEXT(WEEKDAY([.B12]);&quot;DDD&quot;);&quot;&quot;)" office:value-type="string">
            <text:p>Fr.</text:p>
          </table:table-cell>
          <table:table-cell table:style-name="ce65" office:value-type="date" office:date-value="2015-05-15T00:00:00">
            <text:p>5/15/2015</text:p>
          </table:table-cell>
          <table:table-cell table:style-name="ce55" office:value-type="time" office:time-value="PT13H39M59S">
            <text:p>13:4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12];([.D12]-[.C12]);&quot;&quot;)" office:value-type="string">
            <text:p>01:20</text:p>
          </table:table-cell>
          <table:table-cell table:style-name="ce45" office:value-type="string">
            <text:p>Java EE Samples, Anbindung an REST, Managed Beans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94" table:formula="oooc:=IF([.B13];TEXT(WEEKDAY([.B13]);&quot;DDD&quot;);&quot;&quot;)" office:value-type="string">
            <text:p>Mi.</text:p>
          </table:table-cell>
          <table:table-cell table:style-name="ce64" office:value-type="date" office:date-value="2015-05-27T00:00:00">
            <text:p>5/27/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3];([.D13]-[.C13]);&quot;&quot;)" office:value-type="string">
            <text:p>01:40</text:p>
          </table:table-cell>
          <table:table-cell table:style-name="ce45" office:value-type="string">
            <text:p>Research Mysqldump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94" table:formula="oooc:=IF([.B14];TEXT(WEEKDAY([.B14]);&quot;DDD&quot;);&quot;&quot;)" office:value-type="string">
            <text:p>Do.</text:p>
          </table:table-cell>
          <table:table-cell table:style-name="ce65" office:value-type="date" office:date-value="2015-05-28T00:00:00">
            <text:p>5/28/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4];([.D14]-[.C14]);&quot;&quot;)" office:value-type="string">
            <text:p>01:40</text:p>
          </table:table-cell>
          <table:table-cell table:style-name="ce45" office:value-type="string">
            <text:p>Research Mysqldump, Mit JavaEE verbinden versuchen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94" table:formula="oooc:=IF([.B15];TEXT(WEEKDAY([.B15]);&quot;DDD&quot;);&quot;&quot;)" office:value-type="string">
            <text:p>Fr.</text:p>
          </table:table-cell>
          <table:table-cell table:style-name="ce65" office:value-type="date" office:date-value="2015-05-29T00:00:00">
            <text:p>5/29/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15];([.D15]-[.C15]);&quot;&quot;)" office:value-type="string">
            <text:p>01:40</text:p>
          </table:table-cell>
          <table:table-cell table:style-name="ce45" office:value-type="string">
            <text:p>Vagrant  Maschinen zum Laufen bekommen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94" table:formula="oooc:=IF([.B16];TEXT(WEEKDAY([.B16]);&quot;DDD&quot;);&quot;&quot;)" office:value-type="string">
            <text:p>Sa.</text:p>
          </table:table-cell>
          <table:table-cell table:style-name="ce65" office:value-type="date" office:date-value="2015-05-30T00:00:00">
            <text:p>5/30/2015</text:p>
          </table:table-cell>
          <table:table-cell table:style-name="ce55" office:value-type="time" office:time-value="PT09H00M00S">
            <text:p>09:00</text:p>
          </table:table-cell>
          <table:table-cell table:style-name="ce55" office:value-type="time" office:time-value="PT12H00M00S">
            <text:p>12:00</text:p>
          </table:table-cell>
          <table:table-cell table:style-name="ce54" table:formula="oooc:=IF([.D16];([.D16]-[.C16]);&quot;&quot;)" office:value-type="string">
            <text:p>03:00</text:p>
          </table:table-cell>
          <table:table-cell table:style-name="ce45" office:value-type="string">
            <text:p>Java EE Nachhilfe, Förderkurs borko</text:p>
          </table:table-cell>
          <table:table-cell table:style-name="ce39"/>
          <table:table-cell table:style-name="ce45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94" table:formula="oooc:=IF([.B17];TEXT(WEEKDAY([.B17]);&quot;DDD&quot;);&quot;&quot;)" office:value-type="string">
            <text:p>Fr.</text:p>
          </table:table-cell>
          <table:table-cell table:style-name="ce64" office:value-type="date" office:date-value="2015-06-05T00:00:00">
            <text:p>6/5/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17];([.D17]-[.C17]);&quot;&quot;)" office:value-type="string">
            <text:p>01:40</text:p>
          </table:table-cell>
          <table:table-cell table:style-name="ce45" office:value-type="string">
            <text:p>Backup Interface überlegen</text:p>
          </table:table-cell>
          <table:table-cell table:style-name="ce57"/>
          <table:table-cell table:style-name="ce45" office:value-type="string">
            <text:p>sc</text:p>
          </table:table-cell>
          <table:table-cell table:style-name="ce57"/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94" table:formula="oooc:=IF([.B18];TEXT(WEEKDAY([.B18]);&quot;DDD&quot;);&quot;&quot;)" office:value-type="string">
            <text:p>So.</text:p>
          </table:table-cell>
          <table:table-cell table:style-name="ce65" office:value-type="date" office:date-value="2015-06-07T00:00:00">
            <text:p>6/7/2015</text:p>
          </table:table-cell>
          <table:table-cell table:style-name="ce55" office:value-type="time" office:time-value="PT11H00M00S">
            <text:p>11:00</text:p>
          </table:table-cell>
          <table:table-cell table:style-name="ce62" office:value-type="time" office:time-value="PT13H49M59S">
            <text:p>13:50</text:p>
          </table:table-cell>
          <table:table-cell table:style-name="ce54" table:formula="oooc:=IF([.D18];([.D18]-[.C18]);&quot;&quot;)" office:value-type="string">
            <text:p>02:50</text:p>
          </table:table-cell>
          <table:table-cell table:style-name="ce45" office:value-type="string">
            <text:p>Backup Interface umsetzen, mysql_dump in Verbindung mit JavaEE Research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style-name="ce62" office:value-type="time" office:time-value="PT00H20M00S">
            <text:p>00:20</text:p>
          </table:table-cell>
          <table:table-cell table:style-name="ce62" office:value-type="time" office:time-value="PT00H10M00S">
            <text:p>00:10</text:p>
          </table:table-cell>
          <table:table-cell table:number-columns-repeated="2" table:style-name="ce39"/>
          <table:table-cell table:number-columns-repeated="7" table:style-name="ce37"/>
        </table:table-row>
        <table:table-row table:style-name="ro4">
          <table:table-cell table:style-name="ce94" table:formula="oooc:=IF([.B19];TEXT(WEEKDAY([.B19]);&quot;DDD&quot;);&quot;&quot;)" office:value-type="string">
            <text:p>So.</text:p>
          </table:table-cell>
          <table:table-cell table:style-name="ce65" office:value-type="date" office:date-value="2015-06-07T00:00:00">
            <text:p>6/7/2015</text:p>
          </table:table-cell>
          <table:table-cell table:style-name="ce55" office:value-type="time" office:time-value="PT15H15M00S">
            <text:p>15:15</text:p>
          </table:table-cell>
          <table:table-cell table:style-name="ce55" office:value-type="time" office:time-value="PT18H30M00S">
            <text:p>18:30</text:p>
          </table:table-cell>
          <table:table-cell table:style-name="ce54" table:formula="oooc:=IF([.D19];([.D19]-[.C19]);&quot;&quot;)" office:value-type="string">
            <text:p>03:15</text:p>
          </table:table-cell>
          <table:table-cell table:style-name="ce45" office:value-type="string">
            <text:p>JPA (Eclipse Link) Replication Research</text:p>
          </table:table-cell>
          <table:table-cell table:number-columns-repeated="2" table:style-name="ce57"/>
          <table:table-cell table:style-name="ce45" office:value-type="string">
            <text:p>fr</text:p>
          </table:table-cell>
          <table:table-cell table:style-name="ce62" office:value-type="time" office:time-value="PT00H30M00S">
            <text:p>00:3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94" table:formula="oooc:=IF([.B20];TEXT(WEEKDAY([.B20]);&quot;DDD&quot;);&quot;&quot;)" office:value-type="string">
            <text:p>Mi.</text:p>
          </table:table-cell>
          <table:table-cell table:style-name="ce65" office:value-type="date" office:date-value="2015-06-17T00:00:00">
            <text:p>6/17/2015</text:p>
          </table:table-cell>
          <table:table-cell table:style-name="ce55" office:value-type="time" office:time-value="PT12H00M00S">
            <text:p>12:00</text:p>
          </table:table-cell>
          <table:table-cell table:style-name="ce55" office:value-type="time" office:time-value="PT20H00M00S">
            <text:p>20:00</text:p>
          </table:table-cell>
          <table:table-cell table:style-name="ce54" table:formula="oooc:=IF([.D20];([.D20]-[.C20]);&quot;&quot;)" office:value-type="string">
            <text:p>08:00</text:p>
          </table:table-cell>
          <table:table-cell table:style-name="ce45" office:value-type="string">
            <text:p>Backup Funktion, alle Inhalte auslesen -&gt; in File speichern, Troubleshooting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style-name="ce62" office:value-type="time" office:time-value="PT01H30M00S">
            <text:p>01:30</text:p>
          </table:table-cell>
          <table:table-cell table:style-name="ce62" office:value-type="time" office:time-value="PT00H30M00S">
            <text:p>00:30</text:p>
          </table:table-cell>
          <table:table-cell table:style-name="ce62" office:value-type="time" office:time-value="PT00H35M00S">
            <text:p>00:35</text:p>
          </table:table-cell>
          <table:table-cell table:style-name="ce39"/>
          <table:table-cell table:number-columns-repeated="7" table:style-name="ce37"/>
        </table:table-row>
        <table:table-row table:style-name="ro4">
          <table:table-cell table:style-name="ce94" table:formula="oooc:=IF([.B21];TEXT(WEEKDAY([.B21]);&quot;DDD&quot;);&quot;&quot;)"/>
          <table:table-cell table:style-name="ce56"/>
          <table:table-cell table:number-columns-repeated="2" table:style-name="ce52"/>
          <table:table-cell table:style-name="ce54" table:formula="oooc:=IF([.D21];([.D21]-[.C21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94" table:formula="oooc:=IF([.B22];TEXT(WEEKDAY([.B22]);&quot;DDD&quot;);&quot;&quot;)"/>
          <table:table-cell table:style-name="ce56"/>
          <table:table-cell table:number-columns-repeated="2" table:style-name="ce52"/>
          <table:table-cell table:style-name="ce54" table:formula="oooc:=IF([.D22];([.D22]-[.C22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94" table:formula="oooc:=IF([.B23];TEXT(WEEKDAY([.B23]);&quot;DDD&quot;);&quot;&quot;)"/>
          <table:table-cell table:style-name="ce56"/>
          <table:table-cell table:number-columns-repeated="2" table:style-name="ce52"/>
          <table:table-cell table:style-name="ce54" table:formula="oooc:=IF([.D23];([.D23]-[.C23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94" table:formula="oooc:=IF([.B24];TEXT(WEEKDAY([.B24]);&quot;DDD&quot;);&quot;&quot;)"/>
          <table:table-cell table:style-name="ce56"/>
          <table:table-cell table:number-columns-repeated="2" table:style-name="ce52"/>
          <table:table-cell table:style-name="ce54" table:formula="oooc:=IF([.D24];([.D24]-[.C24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94" table:formula="oooc:=IF([.B25];TEXT(WEEKDAY([.B25]);&quot;DDD&quot;);&quot;&quot;)"/>
          <table:table-cell table:style-name="ce56"/>
          <table:table-cell table:number-columns-repeated="2" table:style-name="ce52"/>
          <table:table-cell table:style-name="ce54" table:formula="oooc:=IF([.D25];([.D25]-[.C25]);&quot;&quot;)"/>
          <table:table-cell table:style-name="ce36"/>
          <table:table-cell table:number-columns-repeated="3" table:style-name="ce37"/>
          <table:table-cell table:style-name="ce39"/>
          <table:table-cell table:style-name="ce37"/>
          <table:table-cell table:number-columns-repeated="2" table:style-name="ce39"/>
          <table:table-cell table:number-columns-repeated="7" table:style-name="ce37"/>
        </table:table-row>
        <table:table-row table:style-name="ro4">
          <table:table-cell table:style-name="ce94" table:formula="oooc:=IF([.B26];TEXT(WEEKDAY([.B26]);&quot;DDD&quot;);&quot;&quot;)"/>
          <table:table-cell table:style-name="ce56"/>
          <table:table-cell table:number-columns-repeated="2" table:style-name="ce52"/>
          <table:table-cell table:style-name="ce54" table:formula="oooc:=IF([.D26];([.D26]-[.C26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94" table:formula="oooc:=IF([.B27];TEXT(WEEKDAY([.B27]);&quot;DDD&quot;);&quot;&quot;)"/>
          <table:table-cell table:style-name="ce56"/>
          <table:table-cell table:number-columns-repeated="2" table:style-name="ce52"/>
          <table:table-cell table:style-name="ce54" table:formula="oooc:=IF([.D27];([.D27]-[.C27]);&quot;&quot;)"/>
          <table:table-cell table:style-name="ce36"/>
          <table:table-cell table:number-columns-repeated="3" table:style-name="ce37"/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94" table:formula="oooc:=IF([.B28];TEXT(WEEKDAY([.B28]);&quot;DDD&quot;);&quot;&quot;)"/>
          <table:table-cell table:style-name="ce56"/>
          <table:table-cell table:number-columns-repeated="2" table:style-name="ce52"/>
          <table:table-cell table:style-name="ce54" table:formula="oooc:=IF([.D28];([.D28]-[.C28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94" table:formula="oooc:=IF([.B29];TEXT(WEEKDAY([.B29]);&quot;DDD&quot;);&quot;&quot;)"/>
          <table:table-cell table:style-name="ce56"/>
          <table:table-cell table:number-columns-repeated="2" table:style-name="ce52"/>
          <table:table-cell table:style-name="ce54" table:formula="oooc:=IF([.D29];([.D29]-[.C29]);&quot;&quot;)"/>
          <table:table-cell table:style-name="ce36"/>
          <table:table-cell table:number-columns-repeated="3" table:style-name="ce57"/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94" table:formula="oooc:=IF([.B30];TEXT(WEEKDAY([.B30]);&quot;DDD&quot;);&quot;&quot;)"/>
          <table:table-cell table:style-name="ce56"/>
          <table:table-cell table:number-columns-repeated="2" table:style-name="ce52"/>
          <table:table-cell table:style-name="ce54" table:formula="oooc:=IF([.D30];([.D30]-[.C30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94" table:formula="oooc:=IF([.B31];TEXT(WEEKDAY([.B31]);&quot;DDD&quot;);&quot;&quot;)"/>
          <table:table-cell table:style-name="ce56"/>
          <table:table-cell table:number-columns-repeated="2" table:style-name="ce52"/>
          <table:table-cell table:style-name="ce54" table:formula="oooc:=IF([.D31];([.D31]-[.C31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94" table:formula="oooc:=IF([.B32];TEXT(WEEKDAY([.B32]);&quot;DDD&quot;);&quot;&quot;)"/>
          <table:table-cell table:style-name="ce56"/>
          <table:table-cell table:number-columns-repeated="2" table:style-name="ce52"/>
          <table:table-cell table:style-name="ce54" table:formula="oooc:=IF([.D32];([.D32]-[.C32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94" table:formula="oooc:=IF([.B33];TEXT(WEEKDAY([.B33]);&quot;DDD&quot;);&quot;&quot;)"/>
          <table:table-cell table:style-name="ce56"/>
          <table:table-cell table:number-columns-repeated="2" table:style-name="ce52"/>
          <table:table-cell table:style-name="ce54" table:formula="oooc:=IF([.D33];([.D33]-[.C33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94" table:formula="oooc:=IF([.B34];TEXT(WEEKDAY([.B34]);&quot;DDD&quot;);&quot;&quot;)"/>
          <table:table-cell table:style-name="ce51"/>
          <table:table-cell table:number-columns-repeated="2" table:style-name="ce52"/>
          <table:table-cell table:style-name="ce73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94" table:formula="oooc:=IF([.B35];TEXT(WEEKDAY([.B35]);&quot;DDD&quot;);&quot;&quot;)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4" table:style-name="ce71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56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 table:formula="oooc:=IF([.B61];TEXT(WEEKDAY([.B61]);&quot;DDD&quot;);&quot;&quot;)"/>
          <table:table-cell table:style-name="ce37"/>
          <table:table-cell table:number-columns-repeated="2" table:style-name="ce39"/>
          <table:table-cell table:style-name="ce76" table:formula="oooc:=IF([.D61];([.D61]-[.C61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2];TEXT(WEEKDAY([.B62]);&quot;DDD&quot;);&quot;&quot;)"/>
          <table:table-cell table:style-name="ce37"/>
          <table:table-cell table:number-columns-repeated="2" table:style-name="ce39"/>
          <table:table-cell table:style-name="ce76" table:formula="oooc:=IF([.D62];([.D62]-[.C62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3];TEXT(WEEKDAY([.B63]);&quot;DDD&quot;);&quot;&quot;)"/>
          <table:table-cell table:style-name="ce37"/>
          <table:table-cell table:number-columns-repeated="2" table:style-name="ce39"/>
          <table:table-cell table:style-name="ce81" table:formula="oooc:=IF([.D63];([.D63]-[.C63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4];TEXT(WEEKDAY([.B64]);&quot;DDD&quot;);&quot;&quot;)"/>
          <table:table-cell table:style-name="ce37"/>
          <table:table-cell table:number-columns-repeated="2" table:style-name="ce39"/>
          <table:table-cell table:style-name="ce81" table:formula="oooc:=IF([.D64];([.D64]-[.C64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5];TEXT(WEEKDAY([.B65]);&quot;DDD&quot;);&quot;&quot;)"/>
          <table:table-cell table:style-name="ce37"/>
          <table:table-cell table:number-columns-repeated="2" table:style-name="ce39"/>
          <table:table-cell table:style-name="ce81" table:formula="oooc:=IF([.D65];([.D65]-[.C65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6];TEXT(WEEKDAY([.B66]);&quot;DDD&quot;);&quot;&quot;)"/>
          <table:table-cell table:style-name="ce37"/>
          <table:table-cell table:number-columns-repeated="2" table:style-name="ce39"/>
          <table:table-cell table:style-name="ce81" table:formula="oooc:=IF([.D66];([.D66]-[.C66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7];TEXT(WEEKDAY([.B67]);&quot;DDD&quot;);&quot;&quot;)"/>
          <table:table-cell table:style-name="ce37"/>
          <table:table-cell table:number-columns-repeated="2" table:style-name="ce39"/>
          <table:table-cell table:style-name="ce81" table:formula="oooc:=IF([.D67];([.D67]-[.C67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8];TEXT(WEEKDAY([.B68]);&quot;DDD&quot;);&quot;&quot;)"/>
          <table:table-cell table:style-name="ce37"/>
          <table:table-cell table:number-columns-repeated="2" table:style-name="ce39"/>
          <table:table-cell table:style-name="ce81" table:formula="oooc:=IF([.D68];([.D68]-[.C68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9];TEXT(WEEKDAY([.B69]);&quot;DDD&quot;);&quot;&quot;)"/>
          <table:table-cell table:style-name="ce37"/>
          <table:table-cell table:number-columns-repeated="2" table:style-name="ce39"/>
          <table:table-cell table:style-name="ce81" table:formula="oooc:=IF([.D69];([.D69]-[.C69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0];TEXT(WEEKDAY([.B70]);&quot;DDD&quot;);&quot;&quot;)"/>
          <table:table-cell table:style-name="ce37"/>
          <table:table-cell table:number-columns-repeated="2" table:style-name="ce39"/>
          <table:table-cell table:style-name="ce81" table:formula="oooc:=IF([.D70];([.D70]-[.C70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1];TEXT(WEEKDAY([.B71]);&quot;DDD&quot;);&quot;&quot;)"/>
          <table:table-cell table:style-name="ce37"/>
          <table:table-cell table:number-columns-repeated="2" table:style-name="ce39"/>
          <table:table-cell table:style-name="ce81" table:formula="oooc:=IF([.D71];([.D71]-[.C71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</table:table>
      <table:table table:name="STET" table:style-name="ta13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6" table:number-columns-repeated="7" table:default-cell-style-name="ce15"/>
        <table:table-column table:style-name="co12" table:number-columns-repeated="7" table:default-cell-style-name="ce15"/>
        <table:table-column table:style-name="co25" table:default-cell-style-name="ce15" table:number-columns-repeated="236"/>
        <table:table-row table:style-name="ro4">
          <table:table-cell table:style-name="ce35" office:value-type="string">
            <text:p/>
          </table:table-cell>
          <table:table-cell table:style-name="ce78" office:value-type="string">
            <text:p/>
          </table:table-cell>
          <table:table-cell table:number-columns-repeated="2" table:style-name="ce37"/>
          <table:table-cell table:style-name="ce38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0" table:number-columns-spanned="4" table:number-rows-spanned="1" office:value-type="string">
            <text:p>SUM</text:p>
          </table:table-cell>
          <table:covered-table-cell table:number-columns-repeated="3"/>
          <table:table-cell table:style-name="ce41" table:formula="oooc:=[.E3]+[.E4]" office:value-type="string">
            <text:p>23:10:00</text:p>
          </table:table-cell>
          <table:table-cell table:style-name="ce45" table:number-columns-spanned="1" table:number-rows-spanned="3" office:value-type="string">
            <text:p>STEDRONSKY Thomas
eMail: tstedronsky@student.tgm.ac.at
Mobile: +43 69912669492 </text:p>
          </table:table-cell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lesson</text:p>
          </table:table-cell>
          <table:covered-table-cell table:number-columns-repeated="3"/>
          <table:table-cell table:style-name="ce43" table:formula="oooc:=SUMIF([.H7:.H71];[.H5];[.E7:.E71])" office:value-type="string">
            <text:p>20:10:00</text:p>
          </table:table-cell>
          <table:covered-table-cell/>
          <table:table-cell table:number-columns-repeated="3" table:style-name="ce44"/>
          <table:table-cell table:style-name="ce44" table:formula="oooc:=SUM([.J4:.M4])" table:number-columns-spanned="4" table:number-rows-spanned="1" office:value-type="string">
            <text:p>00:45</text:p>
          </table:table-cell>
          <table:covered-table-cell table:number-columns-repeated="3"/>
          <table:table-cell table:number-columns-repeated="7" table:style-name="ce37"/>
        </table:table-row>
        <table:table-row table:style-name="ro4">
          <table:table-cell table:style-name="ce42" table:number-columns-spanned="4" table:number-rows-spanned="1" office:value-type="string">
            <text:p>time @home</text:p>
          </table:table-cell>
          <table:covered-table-cell table:number-columns-repeated="3"/>
          <table:table-cell table:style-name="ce43" table:formula="oooc:=SUMIF([.I7:.I71];[.I5];[.E7:.E71])" office:value-type="string">
            <text:p>3:00:00</text:p>
          </table:table-cell>
          <table:covered-table-cell/>
          <table:table-cell table:number-columns-repeated="3" table:style-name="ce44"/>
          <table:table-cell table:style-name="ce44" table:formula="oooc:=SUM([.J7:.J300])" office:value-type="string">
            <text:p>00:45</text:p>
          </table:table-cell>
          <table:table-cell table:style-name="ce44" table:formula="oooc:=SUM([.K7:.K300])" office:value-type="string">
            <text:p>00:00</text:p>
          </table:table-cell>
          <table:table-cell table:style-name="ce44" table:formula="oooc:=SUM([.L7:.L302])" office:value-type="string">
            <text:p>00:00</text:p>
          </table:table-cell>
          <table:table-cell table:style-name="ce44" table:formula="oooc:=SUM([.M7:.M302])" office:value-type="string">
            <text:p>00:00</text:p>
          </table:table-cell>
          <table:table-cell table:number-columns-repeated="7" table:style-name="ce37"/>
        </table:table-row>
        <table:table-row table:style-name="ro4">
          <table:table-cell table:style-name="ce35"/>
          <table:table-cell table:style-name="ce82"/>
          <table:table-cell table:number-columns-repeated="2" table:style-name="ce37"/>
          <table:table-cell table:style-name="ce38"/>
          <table:table-cell table:style-name="ce37"/>
          <table:table-cell table:style-name="ce39"/>
          <table:table-cell table:style-name="ce45" office:value-type="string">
            <text:p>sc</text:p>
          </table:table-cell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40" office:value-type="string">
            <text:p>Day</text:p>
          </table:table-cell>
          <table:table-cell table:style-name="ce83" office:value-type="string">
            <text:p>Date</text:p>
          </table:table-cell>
          <table:table-cell table:style-name="ce46" office:value-type="string">
            <text:p>Begin</text:p>
          </table:table-cell>
          <table:table-cell table:style-name="ce46" office:value-type="string">
            <text:p>End</text:p>
          </table:table-cell>
          <table:table-cell table:style-name="ce47" office:value-type="string">
            <text:p>Hours</text:p>
          </table:table-cell>
          <table:table-cell table:style-name="ce48" office:value-type="string">
            <text:p>Task</text:p>
          </table:table-cell>
          <table:table-cell table:style-name="ce49" office:value-type="string">
            <text:p>Category</text:p>
          </table:table-cell>
          <table:table-cell table:style-name="ce49" table:number-columns-spanned="2" table:number-rows-spanned="1" office:value-type="string">
            <text:p>Timedef</text:p>
          </table:table-cell>
          <table:covered-table-cell/>
          <table:table-cell table:style-name="ce38" office:value-type="string">
            <text:p>Break1</text:p>
          </table:table-cell>
          <table:table-cell table:style-name="ce38" office:value-type="string">
            <text:p>Break2</text:p>
          </table:table-cell>
          <table:table-cell table:style-name="ce38" office:value-type="string">
            <text:p>Break3</text:p>
          </table:table-cell>
          <table:table-cell table:style-name="ce38" office:value-type="string">
            <text:p>Break4</text:p>
          </table:table-cell>
          <table:table-cell table:number-columns-repeated="7" table:style-name="ce37"/>
        </table:table-row>
        <table:table-row table:style-name="ro4">
          <table:table-cell table:style-name="ce50" table:formula="oooc:=IF([.B7];TEXT(WEEKDAY([.B7]);&quot;DDD&quot;);&quot;&quot;)" office:value-type="string">
            <text:p>Mo.</text:p>
          </table:table-cell>
          <table:table-cell table:style-name="ce79" office:value-type="date" office:date-value="2015-04-20T00:00:00">
            <text:p>20.04.2015</text:p>
          </table:table-cell>
          <table:table-cell table:style-name="ce55" office:value-type="time" office:time-value="PT11H30M00S">
            <text:p>11:30</text:p>
          </table:table-cell>
          <table:table-cell table:style-name="ce55" office:value-type="time" office:time-value="PT12H00M00S">
            <text:p>12:00</text:p>
          </table:table-cell>
          <table:table-cell table:style-name="ce54" table:formula="oooc:=IF([.D7];([.D7]-[.C7]);&quot;&quot;)" office:value-type="string">
            <text:p>00:30</text:p>
          </table:table-cell>
          <table:table-cell table:style-name="ce45" office:value-type="string">
            <text:p>Kick-Off Meeting, Abteilungsleiter Einteilung</text:p>
          </table:table-cell>
          <table:table-cell table:style-name="ce39"/>
          <table:table-cell table:style-name="ce45" office:value-type="string">
            <text:p>sc</text:p>
          </table:table-cell>
          <table:table-cell table:style-name="ce39"/>
          <table:table-cell table:style-name="ce85"/>
          <table:table-cell table:number-columns-repeated="3" table:style-name="ce86"/>
          <table:table-cell table:number-columns-repeated="7" table:style-name="ce37"/>
        </table:table-row>
        <table:table-row table:style-name="ro4">
          <table:table-cell table:style-name="ce50" table:formula="oooc:=IF([.B8];TEXT(WEEKDAY([.B8]);&quot;DDD&quot;);&quot;&quot;)" office:value-type="string">
            <text:p>Di.</text:p>
          </table:table-cell>
          <table:table-cell table:style-name="ce79" office:value-type="date" office:date-value="2015-04-21T00:00:00">
            <text:p>21.04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8];([.D8]-[.C8]);&quot;&quot;)" office:value-type="string">
            <text:p>01:40</text:p>
          </table:table-cell>
          <table:table-cell table:style-name="ce45" office:value-type="string">
            <text:p>Design-Überlegung</text:p>
          </table:table-cell>
          <table:table-cell table:style-name="ce39"/>
          <table:table-cell table:style-name="ce45" office:value-type="string">
            <text:p>sc</text:p>
          </table:table-cell>
          <table:table-cell table:style-name="ce39"/>
          <table:table-cell table:style-name="ce85" office:value-type="time" office:time-value="PT00H05M00S">
            <text:p>0:05:00</text:p>
          </table:table-cell>
          <table:table-cell table:number-columns-repeated="3" table:style-name="ce86"/>
          <table:table-cell table:number-columns-repeated="7" table:style-name="ce37"/>
        </table:table-row>
        <table:table-row table:style-name="ro4">
          <table:table-cell table:style-name="ce50" table:formula="oooc:=IF([.B9];TEXT(WEEKDAY([.B9]);&quot;DDD&quot;);&quot;&quot;)" office:value-type="string">
            <text:p>Do.</text:p>
          </table:table-cell>
          <table:table-cell table:style-name="ce79" office:value-type="date" office:date-value="2015-04-23T00:00:00">
            <text:p>23.04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00M00S">
            <text:p>11:00</text:p>
          </table:table-cell>
          <table:table-cell table:style-name="ce54" table:formula="oooc:=IF([.D9];([.D9]-[.C9]);&quot;&quot;)" office:value-type="string">
            <text:p>01:00</text:p>
          </table:table-cell>
          <table:table-cell table:style-name="ce45" office:value-type="string">
            <text:p>Design-Überlegung</text:p>
          </table:table-cell>
          <table:table-cell table:style-name="ce57"/>
          <table:table-cell table:style-name="ce45" office:value-type="string">
            <text:p>sc</text:p>
          </table:table-cell>
          <table:table-cell table:style-name="ce57"/>
          <table:table-cell table:style-name="ce85"/>
          <table:table-cell table:number-columns-repeated="3" table:style-name="ce86"/>
          <table:table-cell table:number-columns-repeated="7" table:style-name="ce37"/>
        </table:table-row>
        <table:table-row table:style-name="ro4">
          <table:table-cell table:style-name="ce50" table:formula="oooc:=IF([.B10];TEXT(WEEKDAY([.B10]);&quot;DDD&quot;);&quot;&quot;)" office:value-type="string">
            <text:p>Mi.</text:p>
          </table:table-cell>
          <table:table-cell table:style-name="ce79" office:value-type="date" office:date-value="2015-04-29T00:00:00">
            <text:p>29.04.2015</text:p>
          </table:table-cell>
          <table:table-cell table:style-name="ce55" office:value-type="time" office:time-value="PT10H00M00S">
            <text:p>10:00</text:p>
          </table:table-cell>
          <table:table-cell table:style-name="ce55" office:value-type="time" office:time-value="PT11H19M59S">
            <text:p>11:20</text:p>
          </table:table-cell>
          <table:table-cell table:style-name="ce54" table:formula="oooc:=IF([.D10];([.D10]-[.C10]);&quot;&quot;)" office:value-type="string">
            <text:p>01:20</text:p>
          </table:table-cell>
          <table:table-cell table:style-name="ce45" office:value-type="string">
            <text:p>ERD-Überlegung</text:p>
          </table:table-cell>
          <table:table-cell table:style-name="ce57"/>
          <table:table-cell table:style-name="ce45" office:value-type="string">
            <text:p>sc</text:p>
          </table:table-cell>
          <table:table-cell table:style-name="ce57"/>
          <table:table-cell table:style-name="ce85"/>
          <table:table-cell table:number-columns-repeated="3" table:style-name="ce86"/>
          <table:table-cell table:number-columns-repeated="7" table:style-name="ce37"/>
        </table:table-row>
        <table:table-row table:style-name="ro4">
          <table:table-cell table:style-name="ce50" table:formula="oooc:=IF([.B11];TEXT(WEEKDAY([.B11]);&quot;DDD&quot;);&quot;&quot;)" office:value-type="string">
            <text:p>Fr.</text:p>
          </table:table-cell>
          <table:table-cell table:style-name="ce79" office:value-type="date" office:date-value="2015-05-08T00:00:00">
            <text:p>08.05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11];([.D11]-[.C11]);&quot;&quot;)" office:value-type="string">
            <text:p>01:40</text:p>
          </table:table-cell>
          <table:table-cell table:style-name="ce45" office:value-type="string">
            <text:p>Net Beans portierung
</text:p>
          </table:table-cell>
          <table:table-cell table:style-name="ce39"/>
          <table:table-cell table:style-name="ce45" office:value-type="string">
            <text:p>sc</text:p>
          </table:table-cell>
          <table:table-cell table:style-name="ce45"/>
          <table:table-cell table:number-columns-repeated="4" table:style-name="ce86"/>
          <table:table-cell table:number-columns-repeated="7" table:style-name="ce37"/>
        </table:table-row>
        <table:table-row table:style-name="ro4">
          <table:table-cell table:style-name="ce50" table:formula="oooc:=IF([.B12];TEXT(WEEKDAY([.B12]);&quot;DDD&quot;);&quot;&quot;)" office:value-type="string">
            <text:p>Fr.</text:p>
          </table:table-cell>
          <table:table-cell table:style-name="ce88" office:value-type="date" office:date-value="2015-05-08T00:00:00">
            <text:p>08.05.2015</text:p>
          </table:table-cell>
          <table:table-cell table:style-name="ce69" office:value-type="time" office:time-value="PT17H30M00S">
            <text:p>17:30</text:p>
          </table:table-cell>
          <table:table-cell table:style-name="ce69" office:value-type="time" office:time-value="PT18H30M00S">
            <text:p>18:30</text:p>
          </table:table-cell>
          <table:table-cell table:style-name="ce54" table:formula="oooc:=IF([.D12];([.D12]-[.C12]);&quot;&quot;)" office:value-type="string">
            <text:p>01:00</text:p>
          </table:table-cell>
          <table:table-cell table:style-name="ce92" office:value-type="string">
            <text:p>Views (Buch melden), Research EPUB Anzeige im Browser</text:p>
          </table:table-cell>
          <table:table-cell table:number-columns-repeated="2"/>
          <table:table-cell table:style-name="ce61" office:value-type="string">
            <text:p>fr</text:p>
          </table:table-cell>
          <table:table-cell table:style-name="ce85" office:value-type="time" office:time-value="PT00H10M00S">
            <text:p>0:10:00</text:p>
          </table:table-cell>
          <table:table-cell table:number-columns-repeated="3" table:style-name="ce86"/>
          <table:table-cell table:number-columns-repeated="7" table:style-name="ce37"/>
        </table:table-row>
        <table:table-row table:style-name="ro4">
          <table:table-cell table:style-name="ce50" table:formula="oooc:=IF([.B13];TEXT(WEEKDAY([.B13]);&quot;DDD&quot;);&quot;&quot;)" office:value-type="string">
            <text:p>Mi.</text:p>
          </table:table-cell>
          <table:table-cell table:style-name="ce79" office:value-type="date" office:date-value="2015-05-13T00:00:00">
            <text:p>13.05.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3];([.D13]-[.C13]);&quot;&quot;)" office:value-type="string">
            <text:p>01:40</text:p>
          </table:table-cell>
          <table:table-cell table:style-name="ce45" office:value-type="string">
            <text:p>Forms</text:p>
          </table:table-cell>
          <table:table-cell table:style-name="ce39"/>
          <table:table-cell table:style-name="ce45" office:value-type="string">
            <text:p>sc</text:p>
          </table:table-cell>
          <table:table-cell table:style-name="ce45"/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14];TEXT(WEEKDAY([.B14]);&quot;DDD&quot;);&quot;&quot;)" office:value-type="string">
            <text:p>Fr.</text:p>
          </table:table-cell>
          <table:table-cell table:style-name="ce79" office:value-type="date" office:date-value="2015-05-15T00:00:00">
            <text:p>15.05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14];([.D14]-[.C14]);&quot;&quot;)" office:value-type="string">
            <text:p>01:40</text:p>
          </table:table-cell>
          <table:table-cell table:style-name="ce45" office:value-type="string">
            <text:p>Java EE Samples, Anbindung mit REST
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5];TEXT(WEEKDAY([.B15]);&quot;DDD&quot;);&quot;&quot;)" office:value-type="string">
            <text:p>Mi.</text:p>
          </table:table-cell>
          <table:table-cell table:style-name="ce79" office:value-type="date" office:date-value="2015-05-27T00:00:00">
            <text:p>27.05.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5];([.D15]-[.C15]);&quot;&quot;)" office:value-type="string">
            <text:p>01:40</text:p>
          </table:table-cell>
          <table:table-cell table:style-name="ce45" office:value-type="string">
            <text:p>Research EPUB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6];TEXT(WEEKDAY([.B16]);&quot;DDD&quot;);&quot;&quot;)" office:value-type="string">
            <text:p>Do.</text:p>
          </table:table-cell>
          <table:table-cell table:style-name="ce79" office:value-type="date" office:date-value="2015-05-28T00:00:00">
            <text:p>28.05.2015</text:p>
          </table:table-cell>
          <table:table-cell table:style-name="ce55" office:value-type="time" office:time-value="PT09H49M59S">
            <text:p>09:50</text:p>
          </table:table-cell>
          <table:table-cell table:style-name="ce55" office:value-type="time" office:time-value="PT11H30M00S">
            <text:p>11:30</text:p>
          </table:table-cell>
          <table:table-cell table:style-name="ce54" table:formula="oooc:=IF([.D16];([.D16]-[.C16]);&quot;&quot;)" office:value-type="string">
            <text:p>01:40</text:p>
          </table:table-cell>
          <table:table-cell table:style-name="ce45" office:value-type="string">
            <text:p>EPUB, JAVA EE Essentials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17];TEXT(WEEKDAY([.B17]);&quot;DDD&quot;);&quot;&quot;)" office:value-type="string">
            <text:p>Fr.</text:p>
          </table:table-cell>
          <table:table-cell table:style-name="ce79" office:value-type="date" office:date-value="2015-05-29T00:00:00">
            <text:p>29.05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17];([.D17]-[.C17]);&quot;&quot;)" office:value-type="string">
            <text:p>01:40</text:p>
          </table:table-cell>
          <table:table-cell table:style-name="ce45" office:value-type="string">
            <text:p>Java EE 7 Essentials
</text:p>
          </table:table-cell>
          <table:table-cell table:style-name="ce57"/>
          <table:table-cell table:style-name="ce45" office:value-type="string">
            <text:p>sc</text:p>
          </table:table-cell>
          <table:table-cell table:number-columns-repeated="2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8];TEXT(WEEKDAY([.B18]);&quot;DDD&quot;);&quot;&quot;)" office:value-type="string">
            <text:p>Sa.</text:p>
          </table:table-cell>
          <table:table-cell table:style-name="ce79" office:value-type="date" office:date-value="2015-05-30T00:00:00">
            <text:p>30.05.2015</text:p>
          </table:table-cell>
          <table:table-cell table:style-name="ce55" office:value-type="time" office:time-value="PT08H50M00S">
            <text:p>08:50</text:p>
          </table:table-cell>
          <table:table-cell table:style-name="ce55" office:value-type="time" office:time-value="PT12H19M59S">
            <text:p>12:20</text:p>
          </table:table-cell>
          <table:table-cell table:style-name="ce54" table:formula="oooc:=IF([.D18];([.D18]-[.C18]);&quot;&quot;)" office:value-type="string">
            <text:p>03:30</text:p>
          </table:table-cell>
          <table:table-cell table:style-name="ce45" office:value-type="string">
            <text:p>Förderkurs</text:p>
          </table:table-cell>
          <table:table-cell table:style-name="ce39"/>
          <table:table-cell table:style-name="ce45" office:value-type="string">
            <text:p>sc</text:p>
          </table:table-cell>
          <table:table-cell table:style-name="ce39"/>
          <table:table-cell table:style-name="ce62" office:value-type="time" office:time-value="PT00H20M00S">
            <text:p>00:2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19];TEXT(WEEKDAY([.B19]);&quot;DDD&quot;);&quot;&quot;)" office:value-type="string">
            <text:p>Fr.</text:p>
          </table:table-cell>
          <table:table-cell table:style-name="ce79" office:value-type="date" office:date-value="2015-06-05T00:00:00">
            <text:p>05.06.2015</text:p>
          </table:table-cell>
          <table:table-cell table:style-name="ce55" office:value-type="time" office:time-value="PT13H20M00S">
            <text:p>13:20</text:p>
          </table:table-cell>
          <table:table-cell table:style-name="ce55" office:value-type="time" office:time-value="PT14H50M00S">
            <text:p>14:50</text:p>
          </table:table-cell>
          <table:table-cell table:style-name="ce54" table:formula="oooc:=IF([.D19];([.D19]-[.C19]);&quot;&quot;)" office:value-type="string">
            <text:p>01:30</text:p>
          </table:table-cell>
          <table:table-cell table:style-name="ce45" office:value-type="string">
            <text:p>Buch anzeigen</text:p>
          </table:table-cell>
          <table:table-cell table:style-name="ce57"/>
          <table:table-cell table:style-name="ce45" office:value-type="string">
            <text:p>sc</text:p>
          </table:table-cell>
          <table:table-cell table:style-name="ce57"/>
          <table:table-cell table:style-name="ce62" office:value-type="time" office:time-value="PT00H10M00S">
            <text:p>00:10</text:p>
          </table:table-cell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0];TEXT(WEEKDAY([.B20]);&quot;DDD&quot;);&quot;&quot;)" office:value-type="string">
            <text:p>So.</text:p>
          </table:table-cell>
          <table:table-cell table:style-name="ce79" office:value-type="date" office:date-value="2015-06-07T00:00:00">
            <text:p>07.06.2015</text:p>
          </table:table-cell>
          <table:table-cell table:style-name="ce55" office:value-type="time" office:time-value="PT20H00M00S">
            <text:p>20:00</text:p>
          </table:table-cell>
          <table:table-cell table:style-name="ce55" office:value-type="time" office:time-value="PT21H00M00S">
            <text:p>21:00</text:p>
          </table:table-cell>
          <table:table-cell table:style-name="ce54" table:formula="oooc:=IF([.D20];([.D20]-[.C20]);&quot;&quot;)" office:value-type="string">
            <text:p>01:00</text:p>
          </table:table-cell>
          <table:table-cell table:style-name="ce45" office:value-type="string">
            <text:p>URL auslesen ohne Servlets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21];TEXT(WEEKDAY([.B21]);&quot;DDD&quot;);&quot;&quot;)" office:value-type="string">
            <text:p>Mo.</text:p>
          </table:table-cell>
          <table:table-cell table:style-name="ce79" office:value-type="date" office:date-value="2015-06-08T00:00:00">
            <text:p>08.06.2015</text:p>
          </table:table-cell>
          <table:table-cell table:style-name="ce55" office:value-type="time" office:time-value="PT08H50M00S">
            <text:p>08:50</text:p>
          </table:table-cell>
          <table:table-cell table:style-name="ce55" office:value-type="time" office:time-value="PT09H30M00S">
            <text:p>09:30</text:p>
          </table:table-cell>
          <table:table-cell table:style-name="ce54" table:formula="oooc:=IF([.D21];([.D21]-[.C21]);&quot;&quot;)" office:value-type="string">
            <text:p>00:40</text:p>
          </table:table-cell>
          <table:table-cell table:style-name="ce45" office:value-type="string">
            <text:p>URL auslesen ohne Servlets</text:p>
          </table:table-cell>
          <table:table-cell table:style-name="ce39"/>
          <table:table-cell table:style-name="ce45" office:value-type="string">
            <text:p>sc</text:p>
          </table:table-cell>
          <table:table-cell table:number-columns-repeated="5" table:style-name="ce39"/>
          <table:table-cell table:number-columns-repeated="7" table:style-name="ce37"/>
        </table:table-row>
        <table:table-row table:style-name="ro4">
          <table:table-cell table:style-name="ce50" table:formula="oooc:=IF([.B22];TEXT(WEEKDAY([.B22]);&quot;DDD&quot;);&quot;&quot;)" office:value-type="string">
            <text:p>Mo.</text:p>
          </table:table-cell>
          <table:table-cell table:style-name="ce79" office:value-type="date" office:date-value="2015-06-08T00:00:00">
            <text:p>08.06.2015</text:p>
          </table:table-cell>
          <table:table-cell table:style-name="ce55" office:value-type="time" office:time-value="PT14H00M00S">
            <text:p>14:00</text:p>
          </table:table-cell>
          <table:table-cell table:style-name="ce55" office:value-type="time" office:time-value="PT15H00M00S">
            <text:p>15:00</text:p>
          </table:table-cell>
          <table:table-cell table:style-name="ce54" table:formula="oooc:=IF([.D22];([.D22]-[.C22]);&quot;&quot;)" office:value-type="string">
            <text:p>01:00</text:p>
          </table:table-cell>
          <table:table-cell table:style-name="ce45" office:value-type="string">
            <text:p>REST Schnittstelle
</text:p>
          </table:table-cell>
          <table:table-cell table:number-columns-repeated="2" table:style-name="ce39"/>
          <table:table-cell table:style-name="ce45" office:value-type="string">
            <text:p>fr</text:p>
          </table:table-cell>
          <table:table-cell table:number-columns-repeated="4" table:style-name="ce39"/>
          <table:table-cell table:number-columns-repeated="7" table:style-name="ce37"/>
        </table:table-row>
        <table:table-row table:style-name="ro4">
          <table:table-cell table:style-name="ce50" table:formula="oooc:=IF([.B23];TEXT(WEEKDAY([.B23]);&quot;DDD&quot;);&quot;&quot;)"/>
          <table:table-cell table:style-name="ce78"/>
          <table:table-cell table:number-columns-repeated="2" table:style-name="ce52"/>
          <table:table-cell table:style-name="ce54" table:formula="oooc:=IF([.D23];([.D23]-[.C23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4];TEXT(WEEKDAY([.B24]);&quot;DDD&quot;);&quot;&quot;)"/>
          <table:table-cell table:style-name="ce78"/>
          <table:table-cell table:number-columns-repeated="2" table:style-name="ce52"/>
          <table:table-cell table:style-name="ce54" table:formula="oooc:=IF([.D24];([.D24]-[.C24]);&quot;&quot;)"/>
          <table:table-cell table:style-name="ce45" office:value-type="string">
            <text:p/>
          </table:table-cell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5];TEXT(WEEKDAY([.B25]);&quot;DDD&quot;);&quot;&quot;)"/>
          <table:table-cell table:style-name="ce78"/>
          <table:table-cell table:number-columns-repeated="2" table:style-name="ce52"/>
          <table:table-cell table:style-name="ce54" table:formula="oooc:=IF([.D25];([.D25]-[.C25]);&quot;&quot;)"/>
          <table:table-cell table:style-name="ce36"/>
          <table:table-cell table:number-columns-repeated="5" table:style-name="ce37"/>
          <table:table-cell table:number-columns-repeated="2" table:style-name="ce39"/>
          <table:table-cell table:number-columns-repeated="7" table:style-name="ce37"/>
        </table:table-row>
        <table:table-row table:style-name="ro4">
          <table:table-cell table:style-name="ce50" table:formula="oooc:=IF([.B26];TEXT(WEEKDAY([.B26]);&quot;DDD&quot;);&quot;&quot;)"/>
          <table:table-cell table:style-name="ce78"/>
          <table:table-cell table:number-columns-repeated="2" table:style-name="ce52"/>
          <table:table-cell table:style-name="ce54" table:formula="oooc:=IF([.D26];([.D26]-[.C26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7];TEXT(WEEKDAY([.B27]);&quot;DDD&quot;);&quot;&quot;)"/>
          <table:table-cell table:style-name="ce78"/>
          <table:table-cell table:number-columns-repeated="2" table:style-name="ce52"/>
          <table:table-cell table:style-name="ce54" table:formula="oooc:=IF([.D27];([.D27]-[.C27]);&quot;&quot;)"/>
          <table:table-cell table:style-name="ce45"/>
          <table:table-cell table:number-columns-repeated="4" table:style-name="ce3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28];TEXT(WEEKDAY([.B28]);&quot;DDD&quot;);&quot;&quot;)"/>
          <table:table-cell table:style-name="ce78"/>
          <table:table-cell table:number-columns-repeated="2" table:style-name="ce52"/>
          <table:table-cell table:style-name="ce54" table:formula="oooc:=IF([.D28];([.D28]-[.C28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29];TEXT(WEEKDAY([.B29]);&quot;DDD&quot;);&quot;&quot;)"/>
          <table:table-cell table:style-name="ce78"/>
          <table:table-cell table:number-columns-repeated="2" table:style-name="ce52"/>
          <table:table-cell table:style-name="ce54" table:formula="oooc:=IF([.D29];([.D29]-[.C29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 table:formula="oooc:=IF([.B30];TEXT(WEEKDAY([.B30]);&quot;DDD&quot;);&quot;&quot;)"/>
          <table:table-cell table:style-name="ce78"/>
          <table:table-cell table:number-columns-repeated="2" table:style-name="ce52"/>
          <table:table-cell table:style-name="ce54" table:formula="oooc:=IF([.D30];([.D30]-[.C30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1];TEXT(WEEKDAY([.B31]);&quot;DDD&quot;);&quot;&quot;)"/>
          <table:table-cell table:style-name="ce78"/>
          <table:table-cell table:number-columns-repeated="2" table:style-name="ce52"/>
          <table:table-cell table:style-name="ce54" table:formula="oooc:=IF([.D31];([.D31]-[.C31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50" table:formula="oooc:=IF([.B32];TEXT(WEEKDAY([.B32]);&quot;DDD&quot;);&quot;&quot;)"/>
          <table:table-cell table:style-name="ce78"/>
          <table:table-cell table:number-columns-repeated="2" table:style-name="ce52"/>
          <table:table-cell table:style-name="ce54" table:formula="oooc:=IF([.D32];([.D32]-[.C32]);&quot;&quot;)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50"/>
          <table:table-cell table:style-name="ce78"/>
          <table:table-cell table:number-columns-repeated="2" table:style-name="ce52"/>
          <table:table-cell table:style-name="ce54" table:formula="oooc:=IF([.D33];([.D33]-[.C33]);&quot;&quot;)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2"/>
          <table:table-cell table:style-name="ce78"/>
          <table:table-cell table:number-columns-repeated="2" table:style-name="ce52"/>
          <table:table-cell table:style-name="ce73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52"/>
          <table:table-cell table:style-name="ce75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52"/>
          <table:table-cell table:style-name="ce75"/>
          <table:table-cell table:style-name="ce36"/>
          <table:table-cell table:number-columns-repeated="4" table:style-name="ce57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52"/>
          <table:table-cell table:style-name="ce75"/>
          <table:table-cell table:style-name="ce36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68"/>
          <table:table-cell table:style-name="ce76"/>
          <table:table-cell table:style-name="ce36"/>
          <table:table-cell table:number-columns-repeated="4" table:style-name="ce71"/>
          <table:table-cell table:number-columns-repeated="3" table:style-name="ce39"/>
          <table:table-cell table:number-columns-repeated="7" table:style-name="ce37"/>
        </table:table-row>
        <table:table-row table:style-name="ro4">
          <table:table-cell table:style-name="ce74"/>
          <table:table-cell table:style-name="ce78"/>
          <table:table-cell table:number-columns-repeated="2" table:style-name="ce68"/>
          <table:table-cell table:style-name="ce76"/>
          <table:table-cell table:style-name="ce36"/>
          <table:table-cell table:number-columns-repeated="7" table:style-name="ce71"/>
          <table:table-cell table:number-columns-repeated="7" table:style-name="ce37"/>
        </table:table-row>
        <table:table-row table:style-name="ro4">
          <table:table-cell table:style-name="ce74" table:formula="oooc:=IF([.B61];TEXT(WEEKDAY([.B61]);&quot;DDD&quot;);&quot;&quot;)"/>
          <table:table-cell table:style-name="ce82"/>
          <table:table-cell table:number-columns-repeated="2" table:style-name="ce39"/>
          <table:table-cell table:style-name="ce76" table:formula="oooc:=IF([.D61];([.D61]-[.C61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2];TEXT(WEEKDAY([.B62]);&quot;DDD&quot;);&quot;&quot;)"/>
          <table:table-cell table:style-name="ce82"/>
          <table:table-cell table:number-columns-repeated="2" table:style-name="ce39"/>
          <table:table-cell table:style-name="ce76" table:formula="oooc:=IF([.D62];([.D62]-[.C62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3];TEXT(WEEKDAY([.B63]);&quot;DDD&quot;);&quot;&quot;)"/>
          <table:table-cell table:style-name="ce82"/>
          <table:table-cell table:number-columns-repeated="2" table:style-name="ce39"/>
          <table:table-cell table:style-name="ce81" table:formula="oooc:=IF([.D63];([.D63]-[.C63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4];TEXT(WEEKDAY([.B64]);&quot;DDD&quot;);&quot;&quot;)"/>
          <table:table-cell table:style-name="ce82"/>
          <table:table-cell table:number-columns-repeated="2" table:style-name="ce39"/>
          <table:table-cell table:style-name="ce81" table:formula="oooc:=IF([.D64];([.D64]-[.C64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5];TEXT(WEEKDAY([.B65]);&quot;DDD&quot;);&quot;&quot;)"/>
          <table:table-cell table:style-name="ce82"/>
          <table:table-cell table:number-columns-repeated="2" table:style-name="ce39"/>
          <table:table-cell table:style-name="ce81" table:formula="oooc:=IF([.D65];([.D65]-[.C65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6];TEXT(WEEKDAY([.B66]);&quot;DDD&quot;);&quot;&quot;)"/>
          <table:table-cell table:style-name="ce82"/>
          <table:table-cell table:number-columns-repeated="2" table:style-name="ce39"/>
          <table:table-cell table:style-name="ce81" table:formula="oooc:=IF([.D66];([.D66]-[.C66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7];TEXT(WEEKDAY([.B67]);&quot;DDD&quot;);&quot;&quot;)"/>
          <table:table-cell table:style-name="ce82"/>
          <table:table-cell table:number-columns-repeated="2" table:style-name="ce39"/>
          <table:table-cell table:style-name="ce81" table:formula="oooc:=IF([.D67];([.D67]-[.C67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8];TEXT(WEEKDAY([.B68]);&quot;DDD&quot;);&quot;&quot;)"/>
          <table:table-cell table:style-name="ce82"/>
          <table:table-cell table:number-columns-repeated="2" table:style-name="ce39"/>
          <table:table-cell table:style-name="ce81" table:formula="oooc:=IF([.D68];([.D68]-[.C68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69];TEXT(WEEKDAY([.B69]);&quot;DDD&quot;);&quot;&quot;)"/>
          <table:table-cell table:style-name="ce82"/>
          <table:table-cell table:number-columns-repeated="2" table:style-name="ce39"/>
          <table:table-cell table:style-name="ce81" table:formula="oooc:=IF([.D69];([.D69]-[.C69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0];TEXT(WEEKDAY([.B70]);&quot;DDD&quot;);&quot;&quot;)"/>
          <table:table-cell table:style-name="ce82"/>
          <table:table-cell table:number-columns-repeated="2" table:style-name="ce39"/>
          <table:table-cell table:style-name="ce81" table:formula="oooc:=IF([.D70];([.D70]-[.C70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  <table:table-row table:style-name="ro4">
          <table:table-cell table:style-name="ce74" table:formula="oooc:=IF([.B71];TEXT(WEEKDAY([.B71]);&quot;DDD&quot;);&quot;&quot;)"/>
          <table:table-cell table:style-name="ce82"/>
          <table:table-cell table:number-columns-repeated="2" table:style-name="ce39"/>
          <table:table-cell table:style-name="ce81" table:formula="oooc:=IF([.D71];([.D71]-[.C71]);&quot;&quot;)"/>
          <table:table-cell table:style-name="ce37"/>
          <table:table-cell table:number-columns-repeated="7" table:style-name="ce39"/>
          <table:table-cell table:number-columns-repeated="7" table:style-name="ce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ime-style style:name="N46" number:truncate-on-overflow="false">
      <number:hours/>
      <number:text>:</number:text>
      <number:minutes number:style="long"/>
      <number:text>:</number:text>
    </number:time-style>
    <number:date-style style:name="N16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65">
      <number:hours number:style="long"/>
      <number:text>:</number:text>
      <number:minutes number:style="long"/>
    </number:time-style>
    <number:date-style style:name="N166">
      <number:day number:style="long"/>
      <number:text>.</number:text>
      <number:month number:style="long"/>
      <number:text>.</number:text>
      <number:year number:style="long"/>
    </number:date-style>
    <number:time-style style:name="N167">
      <number:hours number:style="long"/>
      <number:text>:</number:text>
      <number:minutes number:style="long"/>
      <number:text>:</number:text>
      <number:seconds number:style="long"/>
    </number:time-style>
    <number:time-style style:name="N168">
      <number:hours number:style="long"/>
      <number:text>:</number:text>
      <number:minutes number:style="long"/>
      <number:text>:</number:text>
      <number:seconds number:style="long"/>
    </number:time-style>
    <number:time-style style:name="N169">
      <number:hours number:style="long"/>
      <number:text>:</number:text>
      <number:minutes number:style="long"/>
    </number:time-style>
    <number:time-style style:name="N170">
      <number:hours number:style="long"/>
      <number:text>:</number:text>
      <number:minutes number:style="long"/>
    </number:time-style>
    <number:date-style style:name="N17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9" xlink:show="embed" xlink:actuate="onLoad"/>
    <draw:fill-image draw:name="D10" xlink:show="embed" xlink:actuate="onLoad"/>
    <draw:fill-image draw:name="D11" xlink:show="embed" xlink:actuate="onLoad"/>
    <draw:fill-image draw:name="D12" xlink:show="embed" xlink:actuate="onLoad"/>
    <draw:fill-image draw:name="D13" xlink:show="embed" xlink:actuate="onLoad"/>
    <draw:fill-image draw:name="D14" xlink:show="embed" xlink:actuate="onLoad"/>
    <draw:fill-image draw:name="D10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Issues" style:display-name="PageStyle_Issu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DLP" style:display-name="PageStyle_ADLP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BLÜG" style:display-name="PageStyle_BLÜG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RÄE" style:display-name="PageStyle_BRÄ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BRIS" style:display-name="PageStyle_BRI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RNA" style:display-name="PageStyle_ERNA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OEM" style:display-name="PageStyle_GOEM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HOHN" style:display-name="PageStyle_HOHN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KARA" style:display-name="PageStyle_KARA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KOPJ" style:display-name="PageStyle_KOPJ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PERT" style:display-name="PageStyle_PERT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REIM" style:display-name="PageStyle_REIM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STET" style:display-name="PageStyle_STET" style:page-layout-name="pm13">
      <style:header style:display="false"/>
      <style:header-left style:display="false"/>
      <style:footer style:display="false"/>
      <style:footer-left style:display="false"/>
    </style:master-page>
  </office:master-styles>
</office:document-styles>
</file>